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10000168000001D36CD1AB946.svm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'Times New Roman'" style:font-family-generic="roman"/>
    <style:font-face style:name="Arial1" svg:font-family="Arial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8mm"/>
    </style:style>
    <style:style style:name="co2" style:family="table-column">
      <style:table-column-properties fo:break-before="auto" style:column-width="33.02mm"/>
    </style:style>
    <style:style style:name="co3" style:family="table-column">
      <style:table-column-properties fo:break-before="auto" style:column-width="27.18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29.12mm"/>
    </style:style>
    <style:style style:name="co6" style:family="table-column">
      <style:table-column-properties fo:break-before="auto" style:column-width="23.58mm"/>
    </style:style>
    <style:style style:name="co7" style:family="table-column">
      <style:table-column-properties fo:break-before="auto" style:column-width="24.13mm"/>
    </style:style>
    <style:style style:name="co8" style:family="table-column">
      <style:table-column-properties fo:break-before="auto" style:column-width="25.52mm"/>
    </style:style>
    <style:style style:name="co9" style:family="table-column">
      <style:table-column-properties fo:break-before="auto" style:column-width="9.15mm"/>
    </style:style>
    <style:style style:name="co10" style:family="table-column">
      <style:table-column-properties fo:break-before="auto" style:column-width="31.91mm"/>
    </style:style>
    <style:style style:name="co11" style:family="table-column">
      <style:table-column-properties fo:break-before="auto" style:column-width="17.11mm"/>
    </style:style>
    <style:style style:name="co12" style:family="table-column">
      <style:table-column-properties fo:break-before="auto" style:column-width="18.03mm"/>
    </style:style>
    <style:style style:name="co13" style:family="table-column">
      <style:table-column-properties fo:break-before="auto" style:column-width="16.63mm"/>
    </style:style>
    <style:style style:name="co14" style:family="table-column">
      <style:table-column-properties fo:break-before="auto" style:column-width="23.85mm"/>
    </style:style>
    <style:style style:name="co15" style:family="table-column">
      <style:table-column-properties fo:break-before="auto" style:column-width="18.1mm"/>
    </style:style>
    <style:style style:name="co16" style:family="table-column">
      <style:table-column-properties fo:break-before="auto" style:column-width="19.69mm"/>
    </style:style>
    <style:style style:name="co17" style:family="table-column">
      <style:table-column-properties fo:break-before="auto" style:column-width="30.23mm"/>
    </style:style>
    <style:style style:name="co18" style:family="table-column">
      <style:table-column-properties fo:break-before="auto" style:column-width="21.08mm"/>
    </style:style>
    <style:style style:name="co19" style:family="table-column">
      <style:table-column-properties fo:break-before="auto" style:column-width="21.91mm"/>
    </style:style>
    <style:style style:name="co20" style:family="table-column">
      <style:table-column-properties fo:break-before="auto" style:column-width="15.54mm"/>
    </style:style>
    <style:style style:name="co21" style:family="table-column">
      <style:table-column-properties fo:break-before="auto" style:column-width="32.9mm"/>
    </style:style>
    <style:style style:name="co22" style:family="table-column">
      <style:table-column-properties fo:break-before="auto" style:column-width="28.19mm"/>
    </style:style>
    <style:style style:name="co23" style:family="table-column">
      <style:table-column-properties fo:break-before="auto" style:column-width="19.42mm"/>
    </style:style>
    <style:style style:name="co24" style:family="table-column">
      <style:table-column-properties fo:break-before="auto" style:column-width="74.37mm"/>
    </style:style>
    <style:style style:name="co25" style:family="table-column">
      <style:table-column-properties fo:break-before="auto" style:column-width="41.17mm"/>
    </style:style>
    <style:style style:name="co26" style:family="table-column">
      <style:table-column-properties fo:break-before="auto" style:column-width="108.21mm"/>
    </style:style>
    <style:style style:name="co27" style:family="table-column">
      <style:table-column-properties fo:break-before="auto" style:column-width="7mm"/>
    </style:style>
    <style:style style:name="co28" style:family="table-column">
      <style:table-column-properties fo:break-before="auto" style:column-width="19.56mm"/>
    </style:style>
    <style:style style:name="co29" style:family="table-column">
      <style:table-column-properties fo:break-before="auto" style:column-width="7.3mm"/>
    </style:style>
    <style:style style:name="co30" style:family="table-column">
      <style:table-column-properties fo:break-before="auto" style:column-width="11.09mm"/>
    </style:style>
    <style:style style:name="co31" style:family="table-column">
      <style:table-column-properties fo:break-before="auto" style:column-width="18.4mm"/>
    </style:style>
    <style:style style:name="co32" style:family="table-column">
      <style:table-column-properties fo:break-before="auto" style:column-width="21.31mm"/>
    </style:style>
    <style:style style:name="co33" style:family="table-column">
      <style:table-column-properties fo:break-before="auto" style:column-width="20.14mm"/>
    </style:style>
    <style:style style:name="co34" style:family="table-column">
      <style:table-column-properties fo:break-before="auto" style:column-width="20.44mm"/>
    </style:style>
    <style:style style:name="co35" style:family="table-column">
      <style:table-column-properties fo:break-before="auto" style:column-width="18.68mm"/>
    </style:style>
    <style:style style:name="co36" style:family="table-column">
      <style:table-column-properties fo:break-before="auto" style:column-width="20.73mm"/>
    </style:style>
    <style:style style:name="co37" style:family="table-column">
      <style:table-column-properties fo:break-before="auto" style:column-width="19.26mm"/>
    </style:style>
    <style:style style:name="co38" style:family="table-column">
      <style:table-column-properties fo:break-before="auto" style:column-width="25.44mm"/>
    </style:style>
    <style:style style:name="co39" style:family="table-column">
      <style:table-column-properties fo:break-before="auto" style:column-width="55.79mm"/>
    </style:style>
    <style:style style:name="co40" style:family="table-column">
      <style:table-column-properties fo:break-before="auto" style:column-width="54.33mm"/>
    </style:style>
    <style:style style:name="co41" style:family="table-column">
      <style:table-column-properties fo:break-before="auto" style:column-width="7.21mm"/>
    </style:style>
    <style:style style:name="co42" style:family="table-column">
      <style:table-column-properties fo:break-before="auto" style:column-width="18.98mm"/>
    </style:style>
    <style:style style:name="co43" style:family="table-column">
      <style:table-column-properties fo:break-before="auto" style:column-width="21.03mm"/>
    </style:style>
    <style:style style:name="co44" style:family="table-column">
      <style:table-column-properties fo:break-before="auto" style:column-width="26.56mm"/>
    </style:style>
    <style:style style:name="co45" style:family="table-column">
      <style:table-column-properties fo:break-before="auto" style:column-width="38.29mm"/>
    </style:style>
    <style:style style:name="co46" style:family="table-column">
      <style:table-column-properties fo:break-before="auto" style:column-width="25.12mm"/>
    </style:style>
    <style:style style:name="co47" style:family="table-column">
      <style:table-column-properties fo:break-before="auto" style:column-width="79.36mm"/>
    </style:style>
    <style:style style:name="co48" style:family="table-column">
      <style:table-column-properties fo:break-before="auto" style:column-width="4.66mm"/>
    </style:style>
    <style:style style:name="co49" style:family="table-column">
      <style:table-column-properties fo:break-before="auto" style:column-width="22.58mm"/>
    </style:style>
    <style:style style:name="ro1" style:family="table-row">
      <style:table-row-properties style:row-height="12.63mm" fo:break-before="auto" style:use-optimal-row-height="false"/>
    </style:style>
    <style:style style:name="ro2" style:family="table-row">
      <style:table-row-properties style:row-height="17.37mm" fo:break-before="auto" style:use-optimal-row-height="true"/>
    </style:style>
    <style:style style:name="ro3" style:family="table-row">
      <style:table-row-properties style:row-height="9.51mm" fo:break-before="auto" style:use-optimal-row-height="false"/>
    </style:style>
    <style:style style:name="ro4" style:family="table-row">
      <style:table-row-properties style:row-height="4.78mm" fo:break-before="auto" style:use-optimal-row-height="true"/>
    </style:style>
    <style:style style:name="ro5" style:family="table-row">
      <style:table-row-properties style:row-height="6.4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17.97mm" fo:break-before="auto" style:use-optimal-row-height="false"/>
    </style:style>
    <style:style style:name="ro8" style:family="table-row">
      <style:table-row-properties style:row-height="9.21mm" fo:break-before="auto" style:use-optimal-row-height="false"/>
    </style:style>
    <style:style style:name="ro9" style:family="table-row">
      <style:table-row-properties style:row-height="4.37mm" fo:break-before="auto" style:use-optimal-row-height="false"/>
    </style:style>
    <style:style style:name="ro10" style:family="table-row">
      <style:table-row-properties style:row-height="6.58mm" fo:break-before="auto" style:use-optimal-row-height="false"/>
    </style:style>
    <style:style style:name="ro11" style:family="table-row">
      <style:table-row-properties style:row-height="10.53mm" fo:break-before="auto" style:use-optimal-row-height="false"/>
    </style:style>
    <style:style style:name="ro12" style:family="table-row">
      <style:table-row-properties style:row-height="6.84mm" fo:break-before="auto" style:use-optimal-row-height="false"/>
    </style:style>
    <style:style style:name="ro13" style:family="table-row">
      <style:table-row-properties style:row-height="7.62mm" fo:break-before="auto" style:use-optimal-row-height="false"/>
    </style:style>
    <style:style style:name="ro14" style:family="table-row">
      <style:table-row-properties style:row-height="8.01mm" fo:break-before="auto" style:use-optimal-row-height="false"/>
    </style:style>
    <style:style style:name="ro15" style:family="table-row">
      <style:table-row-properties style:row-height="8.68mm" fo:break-before="auto" style:use-optimal-row-height="false"/>
    </style:style>
    <style:style style:name="ro16" style:family="table-row">
      <style:table-row-properties style:row-height="7.36mm" fo:break-before="auto" style:use-optimal-row-height="false"/>
    </style:style>
    <style:style style:name="ro17" style:family="table-row">
      <style:table-row-properties style:row-height="9.47mm" fo:break-before="auto" style:use-optimal-row-height="false"/>
    </style:style>
    <style:style style:name="ro18" style:family="table-row">
      <style:table-row-properties style:row-height="8.94mm" fo:break-before="auto" style:use-optimal-row-height="false"/>
    </style:style>
    <style:style style:name="ro19" style:family="table-row">
      <style:table-row-properties style:row-height="13.16mm" fo:break-before="auto" style:use-optimal-row-height="false"/>
    </style:style>
    <style:style style:name="ro20" style:family="table-row">
      <style:table-row-properties style:row-height="12.89mm" fo:break-before="auto" style:use-optimal-row-height="false"/>
    </style:style>
    <style:style style:name="ro21" style:family="table-row">
      <style:table-row-properties style:row-height="13.42mm" fo:break-before="auto" style:use-optimal-row-height="false"/>
    </style:style>
    <style:style style:name="ro22" style:family="table-row">
      <style:table-row-properties style:row-height="3.16mm" fo:break-before="auto" style:use-optimal-row-height="false"/>
    </style:style>
    <style:style style:name="ro23" style:family="table-row">
      <style:table-row-properties style:row-height="7.88mm" fo:break-before="auto" style:use-optimal-row-height="false"/>
    </style:style>
    <style:style style:name="ro24" style:family="table-row">
      <style:table-row-properties style:row-height="2.63mm" fo:break-before="auto" style:use-optimal-row-height="false"/>
    </style:style>
    <style:style style:name="ro25" style:family="table-row">
      <style:table-row-properties style:row-height="4.53mm" fo:break-before="auto" style:use-optimal-row-height="true"/>
    </style:style>
    <style:style style:name="ro26" style:family="table-row">
      <style:table-row-properties style:row-height="8.03mm" fo:break-before="auto" style:use-optimal-row-height="false"/>
    </style:style>
    <style:style style:name="ro27" style:family="table-row">
      <style:table-row-properties style:row-height="6.09mm" fo:break-before="auto" style:use-optimal-row-height="false"/>
    </style:style>
    <style:style style:name="ro28" style:family="table-row">
      <style:table-row-properties style:row-height="4.2mm" fo:break-before="auto" style:use-optimal-row-height="false"/>
    </style:style>
    <style:style style:name="ro29" style:family="table-row">
      <style:table-row-properties style:row-height="5.8mm" fo:break-before="auto" style:use-optimal-row-height="false"/>
    </style:style>
    <style:style style:name="ro30" style:family="table-row">
      <style:table-row-properties style:row-height="15.24mm" fo:break-before="auto" style:use-optimal-row-height="false"/>
    </style:style>
    <style:style style:name="ro31" style:family="table-row">
      <style:table-row-properties style:row-height="9.74mm" fo:break-before="page" style:use-optimal-row-height="false"/>
    </style:style>
    <style:style style:name="ro32" style:family="table-row">
      <style:table-row-properties style:row-height="6.23mm" fo:break-before="auto" style:use-optimal-row-height="true"/>
    </style:style>
    <style:style style:name="ro33" style:family="table-row">
      <style:table-row-properties style:row-height="10.09mm" fo:break-before="auto" style:use-optimal-row-height="false"/>
    </style:style>
    <style:style style:name="ro34" style:family="table-row">
      <style:table-row-properties style:row-height="11.31mm" fo:break-before="auto" style:use-optimal-row-height="false"/>
    </style:style>
    <style:style style:name="ro35" style:family="table-row">
      <style:table-row-properties style:row-height="10.8mm" fo:break-before="auto" style:use-optimal-row-height="false"/>
    </style:style>
    <style:style style:name="ro36" style:family="table-row">
      <style:table-row-properties style:row-height="12.36mm" fo:break-before="auto" style:use-optimal-row-height="false"/>
    </style:style>
    <style:style style:name="ro37" style:family="table-row">
      <style:table-row-properties style:row-height="6.37mm" fo:break-before="auto" style:use-optimal-row-height="false"/>
    </style:style>
    <style:style style:name="ro38" style:family="table-row">
      <style:table-row-properties style:row-height="5.38mm" fo:break-before="auto" style:use-optimal-row-height="true"/>
    </style:style>
    <style:style style:name="ro39" style:family="table-row">
      <style:table-row-properties style:row-height="5.54mm" fo:break-before="auto" style:use-optimal-row-height="false"/>
    </style:style>
    <style:style style:name="ro40" style:family="table-row">
      <style:table-row-properties style:row-height="6.91mm" fo:break-before="auto" style:use-optimal-row-height="false"/>
    </style:style>
    <style:style style:name="ro41" style:family="table-row">
      <style:table-row-properties style:row-height="3.03mm" fo:break-before="auto" style:use-optimal-row-height="false"/>
    </style:style>
    <style:style style:name="ro42" style:family="table-row">
      <style:table-row-properties style:row-height="2.89mm" fo:break-before="auto" style:use-optimal-row-height="false"/>
    </style:style>
    <style:style style:name="ro43" style:family="table-row">
      <style:table-row-properties style:row-height="14.68mm" fo:break-before="auto" style:use-optimal-row-height="false"/>
    </style:style>
    <style:style style:name="ro44" style:family="table-row">
      <style:table-row-properties style:row-height="3.67mm" fo:break-before="auto" style:use-optimal-row-height="false"/>
    </style:style>
    <style:style style:name="ro45" style:family="table-row">
      <style:table-row-properties style:row-height="14.73mm" fo:break-before="auto" style:use-optimal-row-height="false"/>
    </style:style>
    <style:style style:name="ro46" style:family="table-row">
      <style:table-row-properties style:row-height="11.08mm" fo:break-before="auto" style:use-optimal-row-height="false"/>
    </style:style>
    <style:style style:name="ro47" style:family="table-row">
      <style:table-row-properties style:row-height="4.73mm" fo:break-before="auto" style:use-optimal-row-height="false"/>
    </style:style>
    <style:style style:name="ro48" style:family="table-row">
      <style:table-row-properties style:row-height="3.93mm" fo:break-before="auto" style:use-optimal-row-height="false"/>
    </style:style>
    <style:style style:name="ro49" style:family="table-row">
      <style:table-row-properties style:row-height="7.74mm" fo:break-before="auto" style:use-optimal-row-height="false"/>
    </style:style>
    <style:style style:name="ro50" style:family="table-row">
      <style:table-row-properties style:row-height="17.62mm" fo:break-before="auto" style:use-optimal-row-height="false"/>
    </style:style>
    <style:style style:name="ro51" style:family="table-row">
      <style:table-row-properties style:row-height="11.04mm" fo:break-before="auto" style:use-optimal-row-height="false"/>
    </style:style>
    <style:style style:name="ro52" style:family="table-row">
      <style:table-row-properties style:row-height="14.99mm" fo:break-before="auto" style:use-optimal-row-height="false"/>
    </style:style>
    <style:style style:name="ro53" style:family="table-row">
      <style:table-row-properties style:row-height="9.21mm" fo:break-before="page" style:use-optimal-row-height="false"/>
    </style:style>
    <style:style style:name="ro54" style:family="table-row">
      <style:table-row-properties style:row-height="6.05mm" fo:break-before="auto" style:use-optimal-row-height="false"/>
    </style:style>
    <style:style style:name="ro55" style:family="table-row">
      <style:table-row-properties style:row-height="6mm" fo:break-before="auto" style:use-optimal-row-height="false"/>
    </style:style>
    <style:style style:name="ro56" style:family="table-row">
      <style:table-row-properties style:row-height="12.1mm" fo:break-before="auto" style:use-optimal-row-height="false"/>
    </style:style>
    <style:style style:name="ro57" style:family="table-row">
      <style:table-row-properties style:row-height="5.26mm" fo:break-before="auto" style:use-optimal-row-height="false"/>
    </style:style>
    <style:style style:name="ro58" style:family="table-row">
      <style:table-row-properties style:row-height="5.52mm" fo:break-before="auto" style:use-optimal-row-height="false"/>
    </style:style>
    <style:style style:name="ro59" style:family="table-row">
      <style:table-row-properties style:row-height="11.84mm" fo:break-before="auto" style:use-optimal-row-height="false"/>
    </style:style>
    <style:style style:name="ro60" style:family="table-row">
      <style:table-row-properties style:row-height="6.31mm" fo:break-before="auto" style:use-optimal-row-height="false"/>
    </style:style>
    <style:style style:name="ro61" style:family="table-row">
      <style:table-row-properties style:row-height="8.31mm" fo:break-before="auto" style:use-optimal-row-height="false"/>
    </style:style>
    <style:style style:name="ro62" style:family="table-row">
      <style:table-row-properties style:row-height="7.48mm" fo:break-before="auto" style:use-optimal-row-height="false"/>
    </style:style>
    <style:style style:name="ro63" style:family="table-row">
      <style:table-row-properties style:row-height="5.79mm" fo:break-before="auto" style:use-optimal-row-height="false"/>
    </style:style>
    <style:style style:name="ro64" style:family="table-row">
      <style:table-row-properties style:row-height="6.65mm" fo:break-before="auto" style:use-optimal-row-height="false"/>
    </style:style>
    <style:style style:name="ro65" style:family="table-row">
      <style:table-row-properties style:row-height="8.15mm" fo:break-before="auto" style:use-optimal-row-height="false"/>
    </style:style>
    <style:style style:name="ro66" style:family="table-row">
      <style:table-row-properties style:row-height="7.2mm" fo:break-before="auto" style:use-optimal-row-height="false"/>
    </style:style>
    <style:style style:name="ro67" style:family="table-row">
      <style:table-row-properties style:row-height="11.62mm" fo:break-before="auto" style:use-optimal-row-height="false"/>
    </style:style>
    <style:style style:name="ro68" style:family="table-row">
      <style:table-row-properties style:row-height="6.31mm" fo:break-before="page" style:use-optimal-row-height="false"/>
    </style:style>
    <style:style style:name="ro69" style:family="table-row">
      <style:table-row-properties style:row-height="5.7mm" fo:break-before="auto" style:use-optimal-row-height="false"/>
    </style:style>
    <style:style style:name="ro70" style:family="table-row">
      <style:table-row-properties style:row-height="11.57mm" fo:break-before="auto" style:use-optimal-row-height="false"/>
    </style:style>
    <style:style style:name="ro71" style:family="table-row">
      <style:table-row-properties style:row-height="7.09mm" fo:break-before="auto" style:use-optimal-row-height="false"/>
    </style:style>
    <style:style style:name="ro72" style:family="table-row">
      <style:table-row-properties style:row-height="11.04mm" fo:break-before="page" style:use-optimal-row-height="false"/>
    </style:style>
    <style:style style:name="ro73" style:family="table-row">
      <style:table-row-properties style:row-height="4.99mm" fo:break-before="auto" style:use-optimal-row-height="false"/>
    </style:style>
    <style:style style:name="ro74" style:family="table-row">
      <style:table-row-properties style:row-height="10.78mm" fo:break-before="auto" style:use-optimal-row-height="false"/>
    </style:style>
    <style:style style:name="ro75" style:family="table-row">
      <style:table-row-properties style:row-height="12.72mm" fo:break-before="auto" style:use-optimal-row-height="false"/>
    </style:style>
    <style:style style:name="ro76" style:family="table-row">
      <style:table-row-properties style:row-height="10.25mm" fo:break-before="auto" style:use-optimal-row-height="false"/>
    </style:style>
    <style:style style:name="ro77" style:family="table-row">
      <style:table-row-properties style:row-height="14.2mm" fo:break-before="page" style:use-optimal-row-height="false"/>
    </style:style>
    <style:style style:name="ro78" style:family="table-row">
      <style:table-row-properties style:row-height="8.85mm" fo:break-before="auto" style:use-optimal-row-height="false"/>
    </style:style>
    <style:style style:name="ro79" style:family="table-row">
      <style:table-row-properties style:row-height="3.42mm" fo:break-before="auto" style:use-optimal-row-height="false"/>
    </style:style>
    <style:style style:name="ro80" style:family="table-row">
      <style:table-row-properties style:row-height="4.78mm" fo:break-before="auto" style:use-optimal-row-height="false"/>
    </style:style>
    <style:style style:name="ro81" style:family="table-row">
      <style:table-row-properties style:row-height="23.42mm" fo:break-before="auto" style:use-optimal-row-height="false"/>
    </style:style>
    <style:style style:name="ro82" style:family="table-row">
      <style:table-row-properties style:row-height="2.77mm" fo:break-before="auto" style:use-optimal-row-height="false"/>
    </style:style>
    <style:style style:name="ro83" style:family="table-row">
      <style:table-row-properties style:row-height="6.4mm" fo:break-before="auto" style:use-optimal-row-height="false"/>
    </style:style>
    <style:style style:name="ro84" style:family="table-row">
      <style:table-row-properties style:row-height="3.6mm" fo:break-before="auto" style:use-optimal-row-height="false"/>
    </style:style>
    <style:style style:name="ro85" style:family="table-row">
      <style:table-row-properties style:row-height="3.32mm" fo:break-before="auto" style:use-optimal-row-height="false"/>
    </style:style>
    <style:style style:name="ro86" style:family="table-row">
      <style:table-row-properties style:row-height="8.41mm" fo:break-before="auto" style:use-optimal-row-height="false"/>
    </style:style>
    <style:style style:name="ro87" style:family="table-row">
      <style:table-row-properties style:row-height="9.42mm" fo:break-before="auto" style:use-optimal-row-height="false"/>
    </style:style>
    <style:style style:name="ro88" style:family="table-row">
      <style:table-row-properties style:row-height="14.13mm" fo:break-before="auto" style:use-optimal-row-height="false"/>
    </style:style>
    <style:style style:name="ro89" style:family="table-row">
      <style:table-row-properties style:row-height="4.82mm" fo:break-before="auto" style:use-optimal-row-height="false"/>
    </style:style>
    <style:style style:name="ro90" style:family="table-row">
      <style:table-row-properties style:row-height="4.73mm" fo:break-before="auto" style:use-optimal-row-height="true"/>
    </style:style>
    <style:style style:name="ro91" style:family="table-row">
      <style:table-row-properties style:row-height="5.17mm" fo:break-before="auto" style:use-optimal-row-height="true"/>
    </style:style>
    <style:style style:name="ro92" style:family="table-row">
      <style:table-row-properties style:row-height="23.27mm" fo:break-before="auto" style:use-optimal-row-height="false"/>
    </style:style>
    <style:style style:name="ro93" style:family="table-row">
      <style:table-row-properties style:row-height="8.59mm" fo:break-before="auto" style:use-optimal-row-height="false"/>
    </style:style>
    <style:style style:name="ro94" style:family="table-row">
      <style:table-row-properties style:row-height="9.14mm" fo:break-before="auto" style:use-optimal-row-height="false"/>
    </style:style>
    <style:style style:name="ro95" style:family="table-row">
      <style:table-row-properties style:row-height="6.31mm" fo:break-before="auto" style:use-optimal-row-height="true"/>
    </style:style>
    <style:style style:name="ro96" style:family="table-row">
      <style:table-row-properties style:row-height="7.02mm" fo:break-before="auto" style:use-optimal-row-height="false"/>
    </style:style>
    <style:style style:name="ro97" style:family="table-row">
      <style:table-row-properties style:row-height="6.14mm" fo:break-before="auto" style:use-optimal-row-height="false"/>
    </style:style>
    <style:style style:name="ro98" style:family="table-row">
      <style:table-row-properties style:row-height="8.41mm" fo:break-before="auto" style:use-optimal-row-height="true"/>
    </style:style>
    <style:style style:name="ro99" style:family="table-row">
      <style:table-row-properties style:row-height="9.97mm" fo:break-before="auto" style:use-optimal-row-height="false"/>
    </style:style>
    <style:style style:name="ro100" style:family="table-row">
      <style:table-row-properties style:row-height="8.94mm" fo:break-before="auto" style:use-optimal-row-height="true"/>
    </style:style>
    <style:style style:name="ro101" style:family="table-row">
      <style:table-row-properties style:row-height="13.16mm" fo:break-before="auto" style:use-optimal-row-height="true"/>
    </style:style>
    <style:style style:name="ro102" style:family="table-row">
      <style:table-row-properties style:row-height="10.53mm" fo:break-before="auto" style:use-optimal-row-height="true"/>
    </style:style>
    <style:style style:name="ro103" style:family="table-row">
      <style:table-row-properties style:row-height="8.94mm" fo:break-before="page" style:use-optimal-row-height="false"/>
    </style:style>
    <style:style style:name="ro104" style:family="table-row">
      <style:table-row-properties style:row-height="4.9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time-style style:name="N10041" number:language="pt" number:country="BR">
      <number:hours number:style="long"/>
      <number:text>:</number:text>
      <number:minutes number:style="long"/>
      <number:text>:</number:text>
      <number:seconds number:style="long"/>
    </number:time-style>
    <number:boolean-style style:name="N10099" number:language="pt" number:country="BR">
      <number:boolean/>
    </number:boolean-style>
    <style:style style:name="ce1" style:family="table-cell" style:parent-style-name="Default">
      <style:table-cell-properties fo:background-color="#83caff"/>
    </style:style>
    <style:style style:name="ce2" style:family="table-cell" style:parent-style-name="Default">
      <style:table-cell-properties fo:background-color="#83caff" fo:wrap-option="wrap"/>
    </style:style>
    <style:style style:name="ce3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mm"/>
      <style:text-properties fo:color="#ff0000" fo:font-weight="bold" style:font-weight-asian="bold" style:font-weight-complex="bold"/>
    </style:style>
    <style:style style:name="ce4" style:family="table-cell" style:parent-style-name="Default">
      <style:table-cell-properties fo:background-color="#83ca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cell-protect="none" style:print-content="true" fo:wrap-option="wrap" fo:border="0.06pt solid #000000"/>
      <style:text-properties fo:color="#0000ff"/>
    </style:style>
    <style:style style:name="ce7" style:family="table-cell" style:parent-style-name="Default">
      <style:text-properties fo:color="#ff0000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 style:data-style-name="N100">
      <style:table-cell-properties fo:background-color="#83caff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 style:data-style-name="N100"/>
    <style:style style:name="ce12" style:family="table-cell" style:parent-style-name="Default">
      <style:table-cell-properties fo:background-color="#ffcc99" style:text-align-source="fix" style:repeat-content="false" fo:border="0.06pt solid #000000" style:rotation-angle="90" style:vertical-align="middle"/>
      <style:paragraph-properties fo:text-align="center" fo:margin-left="0mm"/>
      <style:text-properties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 fo:margin-left="0mm"/>
      <style:text-properties fo:color="#000000" fo:font-size="14pt" style:font-size-asian="14pt" style:font-size-complex="14pt"/>
    </style:style>
    <style:style style:name="ce18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c0c0c0"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cccccc" style:text-align-source="fix" style:repeat-content="false" style:vertical-align="top"/>
      <style:paragraph-properties fo:text-align="center" fo:margin-left="0mm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color="#cccccc" fo:font-size="14pt" style:font-size-asian="14pt" style:font-size-complex="14pt"/>
    </style:style>
    <style:style style:name="ce2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style:use-window-font-color="true" fo:font-size="14pt" style:font-size-asian="14pt" style:font-size-complex="14pt"/>
    </style:style>
    <style:style style:name="ce2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>
      <style:table-cell-properties fo:background-color="#ffffcc" fo:border="0.06pt solid #000000" style:vertical-align="middle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cccccc" style:vertical-align="middle"/>
    </style:style>
    <style:style style:name="ce27" style:family="table-cell" style:parent-style-name="Default">
      <style:table-cell-properties fo:border-bottom="0.06pt solid #000000" fo:background-color="#ffffcc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fcc" style:text-align-source="value-type" style:repeat-content="false" fo:wrap-option="wrap" fo:border="0.06pt solid #000000" style:vertical-align="middle"/>
      <style:paragraph-properties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ffcc" style:text-align-source="value-type" style:repeat-content="false" fo:wrap-option="wrap" fo:border="0.06pt solid #000000" style:vertical-align="middle"/>
      <style:paragraph-properties fo:margin-left="0mm"/>
      <style:text-properties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32" style:family="table-cell" style:parent-style-name="Default">
      <style:table-cell-properties fo:background-color="#cccccc" style:cell-protect="protected" style:print-content="true" fo:border="none" style:vertical-align="middle"/>
      <style:text-properties fo:font-weight="bold" style:font-weight-asian="bold" style:font-weight-complex="bold"/>
    </style:style>
    <style:style style:name="ce33" style:family="table-cell" style:parent-style-name="Default">
      <style:table-cell-properties style:glyph-orientation-vertical="0" fo:background-color="#ffffcc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6pt solid #000000" fo:background-color="#ffff00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7" style:family="table-cell" style:parent-style-name="Default">
      <style:table-cell-properties fo:background-color="#ffff00" fo:border="0.06pt solid #000000" style:vertical-align="middle"/>
      <style:text-properties style:use-window-font-color="true" fo:font-weight="bold" style:font-weight-asian="bold" style:font-weight-complex="bold"/>
    </style:style>
    <style:style style:name="ce38" style:family="table-cell" style:parent-style-name="Default" style:data-style-name="N100">
      <style:table-cell-properties style:cell-protect="none" style:print-content="true" fo:border="0.06pt solid #000000" style:vertical-align="middle"/>
      <style:text-properties fo:color="#0000ff"/>
    </style:style>
    <style:style style:name="ce39" style:family="table-cell" style:parent-style-name="Default">
      <style:table-cell-properties fo:background-color="#ffffcc" fo:border="0.06pt solid #000000" style:vertical-align="middle"/>
      <style:text-properties style:use-window-font-color="true" fo:font-weight="bold" style:font-weight-asian="bold" style:font-weight-complex="bold"/>
    </style:style>
    <style:style style:name="ce40" style:family="table-cell" style:parent-style-name="Default" style:data-style-name="N10099">
      <style:table-cell-properties fo:border-bottom="0.06pt solid #000000" fo:background-color="#ffffcc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  <style:text-properties fo:color="#ff0000"/>
    </style:style>
    <style:style style:name="ce41" style:family="table-cell" style:parent-style-name="Default">
      <style:table-cell-properties fo:border-bottom="0.06pt solid #000000" fo:background-color="#cccccc" style:text-align-source="fix" style:repeat-content="false" fo:wrap-option="wrap" fo:border-left="none" fo:border-right="none" fo:border-top="none" style:vertical-align="top"/>
      <style:paragraph-properties fo:text-align="start" fo:margin-left="0mm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f00" fo:border="0.06pt solid #000000" style:vertical-align="middle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ccffff" style:text-align-source="fix" style:repeat-content="false" fo:wrap-option="wrap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ackground-color="#cccccc" style:vertical-align="middle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ccffff" style:text-align-source="fix" style:repeat-content="false" fo:wrap-option="wrap" fo:border="0.06pt solid #000000" style:vertical-align="middle"/>
      <style:paragraph-properties fo:text-align="center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0000ff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ackground-color="#cccccc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fo:border-bottom="0.06pt solid #000000" fo:background-color="#cccccc" fo:border-left="0.06pt solid #000000" fo:border-right="none" fo:border-top="0.06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ackground-color="#cccccc" fo:border="none" style:vertical-align="middle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06pt solid #000000" fo:background-color="#ffff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cffff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cccccc" fo:border="none" style:vertical-align="middle"/>
      <style:text-properties fo:color="#ff0000" fo:font-weight="bold" style:font-weight-asian="bold" style:font-weight-complex="bold"/>
    </style:style>
    <style:style style:name="ce57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able-cell-properties fo:background-color="transparent" fo:border="none" style:vertical-align="middle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cccccc" style:text-align-source="fix" style:repeat-content="false" fo:border="none" style:vertical-align="top"/>
      <style:paragraph-properties fo:text-align="start" fo:margin-left="0mm"/>
      <style:text-properties fo:color="#000000" fo:font-weight="bold" style:font-weight-asian="bold" style:font-weight-complex="bold"/>
    </style:style>
    <style:style style:name="ce62" style:family="table-cell" style:parent-style-name="Default">
      <style:table-cell-properties fo:border-bottom="none" fo:background-color="#e6e6ff" fo:border-left="0.06pt solid #000000" fo:border-right="none" fo:border-top="0.06pt solid #000000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fo:background-color="#e6e6ff" fo:border-left="0.06pt solid #000000" fo:border-right="none" fo:border-top="none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order-bottom="0.06pt solid #000000" fo:background-color="#ccffff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0.06pt solid #000000" fo:background-color="#ffff00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06pt solid #000000" fo:background-color="#ccffff" fo:border-left="0.06pt solid #000000" fo:border-right="none" fo:border-top="0.06pt solid #000000" style:vertical-align="middle"/>
      <style:text-properties style:use-window-font-color="true" fo:font-weight="bold" style:font-weight-asian="bold" style:font-weight-complex="bold"/>
    </style:style>
    <style:style style:name="ce67" style:family="table-cell" style:parent-style-name="Default">
      <style:table-cell-properties fo:border-bottom="0.06pt solid #000000" fo:background-color="#ffff00" fo:border-left="0.06pt solid #000000" fo:border-right="none" fo:border-top="0.06pt solid #000000" style:vertical-align="middle"/>
      <style:text-properties style:use-window-font-color="true" fo:font-weight="bold" style:font-weight-asian="bold" style:font-weight-complex="bold"/>
    </style:style>
    <style:style style:name="ce68" style:family="table-cell" style:parent-style-name="Default">
      <style:table-cell-properties fo:border-bottom="0.06pt solid #000000" fo:background-color="#ffff00" fo:border-left="0.06pt solid #000000" fo:border-right="none" fo:border-top="0.06pt solid #000000" style:vertical-align="middle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ackground-color="#cccccc" style:vertical-align="bottom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cccccc" style:text-align-source="fix" style:repeat-content="false" style:vertical-align="top"/>
      <style:paragraph-properties fo:text-align="start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fo:background-color="#ccffff" fo:border-left="0.06pt solid #000000" fo:border-right="none" fo:border-top="0.06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0.06pt solid #000000" fo:background-color="#ffff00" fo:border-left="0.06pt solid #000000" fo:border-right="none" fo:border-top="0.06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>
      <style:table-cell-properties fo:background-color="#cccccc" style:vertical-align="top"/>
      <style:text-properties fo:color="#000000" fo:font-weight="bold" style:font-weight-asian="bold" style:font-weight-complex="bold"/>
    </style:style>
    <style:style style:name="ce74" style:family="table-cell" style:parent-style-name="Default">
      <style:table-cell-properties fo:background-color="#cccccc" style:vertical-align="top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cccccc" style:vertical-align="bottom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fo:border-bottom="none" fo:background-color="#e6e6e6" fo:border-left="0.06pt solid #000000" fo:border-right="none" fo:border-top="0.06pt solid #000000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order-bottom="none" fo:background-color="#e6e6e6" fo:border-left="0.06pt solid #000000" fo:border-right="none" fo:border-top="none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fo:border-bottom="none" fo:background-color="#e6e6ff" style:text-align-source="fix" style:repeat-content="false" fo:wrap-option="no-wrap" fo:border-left="0.06pt solid #000000" fo:border-right="none" fo:border-top="0.06pt solid #000000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79" style:family="table-cell" style:parent-style-name="Default">
      <style:table-cell-properties fo:border-bottom="0.06pt solid #000000" fo:background-color="#ffff00" fo:border-left="0.06pt solid #000000" fo:border-right="none" fo:border-top="0.06pt solid #000000" style:vertical-align="middle"/>
      <style:text-properties fo:font-size="9pt" fo:font-weight="bold" style:font-size-asian="9pt" style:font-weight-asian="bold" style:font-size-complex="9pt" style:font-weight-complex="bold"/>
    </style:style>
    <style:style style:name="ce80" style:family="table-cell" style:parent-style-name="Default">
      <style:table-cell-properties fo:border-bottom="0.06pt solid #000000" fo:background-color="#e6ff00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0.06pt solid #000000" fo:background-color="#ccffff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>
      <style:table-cell-properties fo:border-bottom="0.06pt solid #000000" fo:background-color="#ccffff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6" style:family="table-cell" style:parent-style-name="Default">
      <style:table-cell-properties fo:border-bottom="none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88" style:family="table-cell" style:parent-style-name="Default">
      <style:table-cell-properties style:vertical-align="middle"/>
    </style:style>
    <style:style style:name="ce89" style:family="table-cell" style:parent-style-name="Default">
      <style:table-cell-properties fo:background-color="#cccccc"/>
    </style:style>
    <style:style style:name="ce90" style:family="table-cell" style:parent-style-name="Default" style:data-style-name="N30">
      <style:table-cell-properties fo:border-bottom="0.06pt solid #000000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ff" fo:font-weight="bold" style:font-weight-asian="bold" style:font-weight-complex="bold"/>
    </style:style>
    <style:style style:name="ce91" style:family="table-cell" style:parent-style-name="Default">
      <style:table-cell-properties fo:border-bottom="0.06pt solid #000000" fo:background-color="#ffffcc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0.06pt solid #000000" fo:background-color="#ffff00" fo:border-left="none" fo:border-right="0.06pt solid #000000" fo:border-top="0.06pt solid #000000" style:vertical-align="middle"/>
      <style:text-properties fo:color="#0000ff" fo:font-weight="bold" style:font-weight-asian="bold" style:font-weight-complex="bold"/>
    </style:style>
    <style:style style:name="ce9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4" style:family="table-cell" style:parent-style-name="Default" style:data-style-name="N30">
      <style:table-cell-properties style:cell-protect="none" style:print-content="true" fo:border="0.06pt solid #000000"/>
      <style:text-properties fo:color="#0000ff" fo:font-weight="bold" style:font-weight-asian="bold" style:font-weight-complex="bold"/>
    </style:style>
    <style:style style:name="ce95" style:family="table-cell" style:parent-style-name="Default" style:data-style-name="N37">
      <style:table-cell-properties fo:background-color="#ffffcc" fo:border="0.06pt solid #000000"/>
    </style:style>
    <style:style style:name="ce96" style:family="table-cell" style:parent-style-name="Default">
      <style:table-cell-properties fo:background-color="#ffffcc" fo:border="0.06pt solid #000000"/>
    </style:style>
    <style:style style:name="ce97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98" style:family="table-cell" style:parent-style-name="Default">
      <style:table-cell-properties fo:border-bottom="0.06pt solid #000000" fo:border-left="none" fo:border-right="none" fo:border-top="none"/>
    </style:style>
    <style:style style:name="ce99" style:family="table-cell" style:parent-style-name="Default">
      <style:table-cell-properties fo:border-bottom="0.06pt solid #000000" fo:background-color="#cccccc" fo:border-left="none" fo:border-right="none" fo:border-top="none" style:vertical-align="top"/>
      <style:text-properties fo:color="#000000" fo:font-weight="bold" style:font-weight-asian="bold" style:font-weight-complex="bold"/>
    </style:style>
    <style:style style:name="ce100" style:family="table-cell" style:parent-style-name="Default" style:data-style-name="N30">
      <style:table-cell-properties style:cell-protect="none" style:print-content="true" fo:background-color="transparent" fo:border="0.06pt solid #000000" style:vertical-align="middle"/>
      <style:text-properties fo:color="#0000ff" fo:font-weight="bold" style:font-weight-asian="bold" style:font-weight-complex="bold"/>
    </style:style>
    <style:style style:name="ce101" style:family="table-cell" style:parent-style-name="Default">
      <style:table-cell-properties fo:border="0.06pt solid #000000"/>
    </style:style>
    <style:style style:name="ce102" style:family="table-cell" style:parent-style-name="Default">
      <style:table-cell-properties fo:border-bottom="0.06pt solid #000000" fo:background-color="#cccccc" fo:border-left="none" fo:border-right="0.06pt solid #000000" fo:border-top="0.06pt solid #000000" style:vertical-align="middle"/>
    </style:style>
    <style:style style:name="ce103" style:family="table-cell" style:parent-style-name="Default">
      <style:table-cell-properties fo:background-color="#cccccc" style:cell-protect="protected" style:print-content="true"/>
    </style:style>
    <style:style style:name="ce104" style:family="table-cell" style:parent-style-name="Default">
      <style:table-cell-properties style:cell-protect="protected" style:print-content="true" fo:background-color="transparent" fo:border="none" style:vertical-align="middle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cccccc" style:cell-protect="protected" style:print-content="true"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6" style:family="table-cell" style:parent-style-name="Default" style:data-style-name="N37">
      <style:table-cell-properties fo:border-bottom="0.06pt solid #000000" style:cell-protect="protected" style:print-content="true" fo:background-color="transparent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107" style:family="table-cell" style:parent-style-name="Default" style:data-style-name="N37">
      <style:table-cell-properties fo:background-color="#cccccc" style:cell-protect="protected" style:print-content="true" fo:border="none" style:vertical-align="middle"/>
      <style:text-properties fo:font-weight="bold" style:font-weight-asian="bold" style:font-weight-complex="bold"/>
    </style:style>
    <style:style style:name="ce108" style:family="table-cell" style:parent-style-name="Default" style:data-style-name="N37">
      <style:table-cell-properties style:cell-protect="protected" style:print-content="true" fo:background-color="transparent" fo:border="none" style:vertical-align="middle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cccccc" style:cell-protect="protected" style:print-content="true" fo:border="none" style:vertical-align="top"/>
      <style:text-properties fo:color="#000000" fo:font-weight="bold" style:font-weight-asian="bold" style:font-weight-complex="bold"/>
    </style:style>
    <style:style style:name="ce110" style:family="table-cell" style:parent-style-name="Default">
      <style:table-cell-properties fo:border-bottom="none" fo:background-color="#e6e6ff" fo:border-left="none" fo:border-right="none" fo:border-top="0.06pt solid #000000"/>
    </style:style>
    <style:style style:name="ce111" style:family="table-cell" style:parent-style-name="Default">
      <style:table-cell-properties fo:background-color="#e6e6ff"/>
    </style:style>
    <style:style style:name="ce112" style:family="table-cell" style:parent-style-name="Default">
      <style:table-cell-properties fo:border-bottom="0.06pt solid #000000" fo:background-color="#ccffff" fo:border-left="none" fo:border-right="none" fo:border-top="0.06pt solid #000000"/>
    </style:style>
    <style:style style:name="ce113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fo:color="#0000ff" fo:font-weight="bold" style:font-weight-asian="bold" style:font-weight-complex="bold"/>
    </style:style>
    <style:style style:name="ce114" style:family="table-cell" style:parent-style-name="Default">
      <style:table-cell-properties fo:border-bottom="0.06pt solid #000000" fo:background-color="#ccffff" fo:border-left="none" fo:border-right="none" fo:border-top="0.06pt solid #000000"/>
      <style:text-properties style:use-window-font-color="true"/>
    </style:style>
    <style:style style:name="ce115" style:family="table-cell" style:parent-style-name="Default">
      <style:table-cell-properties fo:border-bottom="0.06pt solid #000000" fo:background-color="#ccffff" fo:border-left="none" fo:border-right="none" fo:border-top="0.06pt solid #000000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style:use-window-font-color="true" fo:font-weight="bold" style:font-weight-asian="bold" style:font-weight-complex="bold"/>
    </style:style>
    <style:style style:name="ce117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style:use-window-font-color="true"/>
    </style:style>
    <style:style style:name="ce119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#cccccc"/>
      <style:text-properties fo:color="#000000" fo:font-weight="bold" style:font-weight-asian="bold" style:font-weight-complex="bold"/>
    </style:style>
    <style:style style:name="ce121" style:family="table-cell" style:parent-style-name="Default">
      <style:table-cell-properties fo:border-bottom="none" fo:background-color="#e6e6e6" fo:border-left="none" fo:border-right="none" fo:border-top="0.06pt solid #000000"/>
    </style:style>
    <style:style style:name="ce122" style:family="table-cell" style:parent-style-name="Default">
      <style:table-cell-properties fo:background-color="#e6e6e6"/>
    </style:style>
    <style:style style:name="ce123" style:family="table-cell" style:parent-style-name="Default">
      <style:table-cell-properties fo:border-bottom="none" fo:background-color="#e6e6ff" fo:border-left="none" fo:border-right="none" fo:border-top="0.06pt solid #000000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#e6e6ff" fo:border="none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0.06pt solid #000000" fo:background-color="#ccffff" style:text-align-source="fix" style:repeat-content="false" fo:wrap-option="wrap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6" style:family="table-cell" style:parent-style-name="Default">
      <style:table-cell-properties fo:border-bottom="0.06pt solid #000000" fo:background-color="#ffff00" style:text-align-source="fix" style:repeat-content="false" fo:wrap-option="wrap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7" style:family="table-cell" style:parent-style-name="Default">
      <style:table-cell-properties fo:border-bottom="0.06pt solid #000000" fo:background-color="#e6ff00" fo:border-left="none" fo:border-right="none" fo:border-top="0.06pt solid #000000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cccccc" fo:border="none"/>
      <style:text-properties fo:font-weight="bold" style:font-weight-asian="bold" style:font-weight-complex="bold"/>
    </style:style>
    <style:style style:name="ce129" style:family="table-cell" style:parent-style-name="Default">
      <style:table-cell-properties fo:border-bottom="0.06pt solid #000000" fo:background-color="#ccffff" fo:wrap-option="wrap" fo:border-left="none" fo:border-right="none" fo:border-top="0.06pt solid #000000"/>
    </style:style>
    <style:style style:name="ce130" style:family="table-cell" style:parent-style-name="Default">
      <style:table-cell-properties fo:background-color="#cccccc"/>
      <style:text-properties style:use-window-font-color="true"/>
    </style:style>
    <style:style style:name="ce131" style:family="table-cell" style:parent-style-name="Default">
      <style:table-cell-properties fo:border-bottom="0.06pt solid #000000" fo:border-left="none" fo:border-right="none" fo:border-top="0.06pt solid #000000"/>
    </style:style>
    <style:style style:name="ce13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33" style:family="table-cell" style:parent-style-name="Default">
      <style:table-cell-properties fo:border-bottom="0.06pt solid #000000" fo:border-left="0.06pt solid #000000" fo:border-right="none" fo:border-top="none"/>
    </style:style>
    <style:style style:name="ce13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5" style:family="table-cell" style:parent-style-name="Default" style:data-style-name="N100">
      <style:table-cell-properties fo:border-bottom="0.06pt solid #000000" style:cell-protect="none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136" style:family="table-cell" style:parent-style-name="Default" style:data-style-name="N0">
      <style:table-cell-properties fo:border-bottom="0.06pt solid #000000" fo:background-color="#e5ffbf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137" style:family="table-cell" style:parent-style-name="Default">
      <style:table-cell-properties fo:border-bottom="0.06pt solid #000000" style:cell-protect="none" style:print-content="true" fo:border-left="none" fo:border-right="none" fo:border-top="0.06pt solid #000000" style:vertical-align="middle"/>
      <style:text-properties fo:color="#0000ff" fo:font-weight="bold" style:font-weight-asian="bold" style:font-weight-complex="bold"/>
    </style:style>
    <style:style style:name="ce138" style:family="table-cell" style:parent-style-name="Default">
      <style:table-cell-properties fo:background-color="#cccccc" style:cell-protect="protected" style:print-content="true" style:text-align-source="fix" style:repeat-content="false" fo:border="none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139" style:family="table-cell" style:parent-style-name="Default" style:data-style-name="N100">
      <style:table-cell-properties fo:border-bottom="0.06pt solid #000000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140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141" style:family="table-cell" style:parent-style-name="Default">
      <style:table-cell-properties fo:background-color="#ffff00" fo:border="0.06pt solid #000000"/>
      <style:text-properties style:use-window-font-color="true" fo:font-weight="bold" style:font-weight-asian="bold" style:font-weight-complex="bold"/>
    </style:style>
    <style:style style:name="ce142" style:family="table-cell" style:parent-style-name="Default" style:data-style-name="N44">
      <style:table-cell-properties style:cell-protect="none" style:print-content="true" fo:border="0.06pt solid #000000"/>
      <style:text-properties fo:color="#0000ff" fo:font-weight="bold" style:font-weight-asian="bold" style:font-weight-complex="bold"/>
    </style:style>
    <style:style style:name="ce143" style:family="table-cell" style:parent-style-name="Default" style:data-style-name="N41">
      <style:table-cell-properties fo:background-color="#ffffcc" fo:border="0.06pt solid #000000"/>
    </style:style>
    <style:style style:name="ce144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145" style:family="table-cell" style:parent-style-name="Default">
      <style:table-cell-properties fo:border-bottom="0.06pt solid #000000" fo:background-color="#cccccc" fo:border-left="none" fo:border-right="none" fo:border-top="none"/>
      <style:text-properties fo:font-weight="bold" style:font-weight-asian="bold" style:font-weight-complex="bold"/>
    </style:style>
    <style:style style:name="ce146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7" style:family="table-cell" style:parent-style-name="Default" style:data-style-name="N44">
      <style:table-cell-properties style:cell-protect="none" style:print-content="true" fo:border="0.06pt solid #000000" style:vertical-align="middle"/>
      <style:text-properties fo:color="#0000ff" fo:font-weight="bold" style:font-weight-asian="bold" style:font-weight-complex="bold"/>
    </style:style>
    <style:style style:name="ce148" style:family="table-cell" style:parent-style-name="Default" style:data-style-name="N41">
      <style:table-cell-properties style:cell-protect="none" style:print-content="true" fo:border="0.06pt solid #000000" style:vertical-align="middle"/>
      <style:text-properties fo:color="#0000ff" fo:font-weight="bold" style:font-weight-asian="bold" style:font-weight-complex="bold"/>
    </style:style>
    <style:style style:name="ce14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 style:data-style-name="N44">
      <style:table-cell-properties fo:border-bottom="0.06pt solid #000000" fo:background-color="#ffffcc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51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fo:background-color="#cccccc" style:cell-protect="protected" style:print-content="true" style:text-align-source="fix" style:repeat-content="false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153" style:family="table-cell" style:parent-style-name="Default" style:data-style-name="N131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ff"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 style:data-style-name="N131">
      <style:table-cell-properties fo:background-color="#cccccc" style:cell-protect="protected" style:print-content="true" style:text-align-source="fix" style:repeat-content="false" fo:border="none" style:vertical-align="middle"/>
      <style:paragraph-properties fo:text-align="center" fo:margin-left="0mm"/>
      <style:text-properties fo:color="#0000ff" fo:font-size="12pt" fo:font-weight="bold" style:font-size-asian="12pt" style:font-weight-asian="bold" style:font-size-complex="12pt" style:font-weight-complex="bold"/>
    </style:style>
    <style:style style:name="ce155" style:family="table-cell" style:parent-style-name="Default">
      <style:table-cell-properties fo:background-color="#cccccc" style:cell-protect="protected" style:print-content="true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56" style:family="table-cell" style:parent-style-name="Default" style:data-style-name="N41">
      <style:table-cell-properties fo:background-color="#ffffff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fo:font-size="10pt" fo:font-weight="bold" style:font-size-asian="10pt" style:font-weight-asian="bold" style:font-size-complex="10pt" style:font-weight-complex="bold"/>
    </style:style>
    <style:style style:name="ce157" style:family="table-cell" style:parent-style-name="Default" style:data-style-name="N41">
      <style:table-cell-properties fo:background-color="#cccccc" style:cell-protect="protected" style:print-content="true" fo:border="none"/>
      <style:text-properties fo:color="#0000ff" fo:font-weight="bold" style:font-weight-asian="bold" style:font-weight-complex="bold"/>
    </style:style>
    <style:style style:name="ce158" style:family="table-cell" style:parent-style-name="Default" style:data-style-name="N0">
      <style:table-cell-properties fo:background-color="#ffff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15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none" style:vertical-align="middle"/>
      <style:paragraph-properties fo:text-align="center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160" style:family="table-cell" style:parent-style-name="Default" style:data-style-name="N41">
      <style:table-cell-properties fo:background-color="#ffffcc" style:cell-protect="protected" style:print-content="true" style:text-align-source="fix" style:repeat-content="false" fo:border="0.06pt solid #000000" style:vertical-align="middle"/>
      <style:paragraph-properties fo:text-align="center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161" style:family="table-cell" style:parent-style-name="Default" style:data-style-name="N41">
      <style:table-cell-properties fo:border-bottom="0.06pt solid #000000" fo:background-color="#ffffcc" style:cell-protect="protected" style:print-content="true" fo:border-left="0.06pt solid #000000" fo:border-right="none" fo:border-top="none"/>
      <style:text-properties fo:color="#000000" fo:font-weight="bold" style:font-weight-asian="bold" style:font-weight-complex="bold"/>
    </style:style>
    <style:style style:name="ce162" style:family="table-cell" style:parent-style-name="Default" style:data-style-name="N41">
      <style:table-cell-properties fo:background-color="#cccccc" style:cell-protect="protected" style:print-content="true" fo:border="none"/>
      <style:text-properties fo:color="#cccccc" fo:font-weight="bold" style:font-weight-asian="bold" style:font-weight-complex="bold"/>
    </style:style>
    <style:style style:name="ce163" style:family="table-cell" style:parent-style-name="Default" style:data-style-name="N0">
      <style:table-cell-properties fo:border-bottom="0.06pt solid #000000" fo:background-color="#ffffcc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164" style:family="table-cell" style:parent-style-name="Default" style:data-style-name="N37">
      <style:table-cell-properties fo:background-color="#cccccc" style:cell-protect="protected" style:print-content="true" fo:border="none"/>
      <style:text-properties fo:color="#0000ff" fo:font-weight="bold" style:font-weight-asian="bold" style:font-weight-complex="bold"/>
    </style:style>
    <style:style style:name="ce165" style:family="table-cell" style:parent-style-name="Default" style:data-style-name="N37">
      <style:table-cell-properties fo:background-color="#cccccc" style:cell-protect="protected" style:print-content="true" fo:border="none" style:vertical-align="top"/>
      <style:text-properties fo:color="#0000ff" fo:font-weight="bold" style:font-weight-asian="bold" style:font-weight-complex="bold"/>
    </style:style>
    <style:style style:name="ce166" style:family="table-cell" style:parent-style-name="Default">
      <style:table-cell-properties fo:background-color="#cccccc"/>
      <style:text-properties fo:color="#cccccc"/>
    </style:style>
    <style:style style:name="ce167" style:family="table-cell" style:parent-style-name="Default">
      <style:table-cell-properties fo:border-bottom="0.06pt solid #000000" fo:background-color="#ccffff" style:text-align-source="fix" style:repeat-content="false" fo:border-left="none" fo:border-right="none" fo:border-top="0.06pt solid #000000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69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fo:border-bottom="0.06pt solid #000000" fo:background-color="#e5ffbf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171" style:family="table-cell" style:parent-style-name="Default">
      <style:table-cell-properties fo:border-bottom="0.06pt solid #000000" fo:background-color="#e5ffbf" style:cell-protect="protected" style:print-content="tru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172" style:family="table-cell" style:parent-style-name="Default">
      <style:table-cell-properties fo:border-bottom="0.06pt solid #000000" fo:background-color="#ffffcc" fo:border-left="0.06pt solid #000000" fo:border-right="none" fo:border-top="0.06pt solid #000000" style:vertical-align="middle"/>
      <style:text-properties fo:color="#ffffcc" fo:font-weight="bold" style:font-weight-asian="bold" style:font-weight-complex="bold"/>
    </style:style>
    <style:style style:name="ce17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74" style:family="table-cell" style:parent-style-name="Default">
      <style:table-cell-properties fo:border-bottom="0.06pt solid #000000" fo:border-left="none" fo:border-right="none" fo:border-top="0.06pt solid #000000" style:vertical-align="middle"/>
    </style:style>
    <style:style style:name="ce17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76" style:family="table-cell" style:parent-style-name="Default" style:data-style-name="N44">
      <style:table-cell-properties fo:background-color="#cccccc"/>
      <style:text-properties fo:color="#ff0000"/>
    </style:style>
    <style:style style:name="ce177" style:family="table-cell" style:parent-style-name="Default" style:data-style-name="N44">
      <style:table-cell-properties fo:background-color="#cccccc"/>
      <style:text-properties fo:color="#cccccc"/>
    </style:style>
    <style:style style:name="ce178" style:family="table-cell" style:parent-style-name="Default" style:data-style-name="N44">
      <style:table-cell-properties fo:background-color="#cccccc"/>
      <style:text-properties fo:color="#0000ff"/>
    </style:style>
    <style:style style:name="ce179" style:family="table-cell" style:parent-style-name="Default">
      <style:table-cell-properties fo:border-bottom="0.06pt solid #000000" fo:background-color="#ffffcc" fo:border-left="0.06pt solid #000000" fo:border-right="none" fo:border-top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80" style:family="table-cell" style:parent-style-name="Default" style:data-style-name="N40">
      <style:table-cell-properties fo:border-bottom="0.06pt solid #000000" fo:background-color="#ffffcc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1" style:family="table-cell" style:parent-style-name="Default">
      <style:table-cell-properties fo:background-color="#ffffcc" style:cell-protect="none" style:print-content="true" style:text-align-source="fix" style:repeat-content="false" fo:border="0.06pt solid #000000"/>
      <style:paragraph-properties fo:text-align="center" fo:margin-left="0mm"/>
      <style:text-properties fo:color="#0000ff" fo:font-size="12pt" fo:font-weight="bold" style:font-size-asian="12pt" style:font-weight-asian="bold" style:font-size-complex="12pt" style:font-weight-complex="bold"/>
    </style:style>
    <style:style style:name="ce182" style:family="table-cell" style:parent-style-name="Default">
      <style:table-cell-properties fo:background-color="#cccccc" fo:border="none"/>
      <style:text-properties fo:color="#0000ff"/>
    </style:style>
    <style:style style:name="ce18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use-window-font-color="true" fo:font-weight="bold" style:font-weight-asian="bold" style:font-weight-complex="bold"/>
    </style:style>
    <style:style style:name="ce184" style:family="table-cell" style:parent-style-name="Default">
      <style:table-cell-properties fo:background-color="#cccccc" style:cell-protect="protected" style:print-content="true" style:text-align-source="fix" style:repeat-content="false"/>
      <style:paragraph-properties fo:text-align="end" fo:margin-left="0mm"/>
      <style:text-properties style:use-window-font-color="true" fo:font-weight="bold" style:font-weight-asian="bold" style:font-weight-complex="bold"/>
    </style:style>
    <style:style style:name="ce185" style:family="table-cell" style:parent-style-name="Default">
      <style:table-cell-properties fo:background-color="#cccccc" style:cell-protect="protected" style:print-content="true" style:vertical-align="middle"/>
    </style:style>
    <style:style style:name="ce186" style:family="table-cell" style:parent-style-name="Default">
      <style:table-cell-properties fo:border-bottom="0.06pt solid #000000" fo:background-color="#ffffcc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87" style:family="table-cell" style:parent-style-name="Default">
      <style:table-cell-properties fo:background-color="#cccccc" style:cell-protect="protected" style:print-content="true" style:text-align-source="fix" style:repeat-content="false" fo:border="none" style:vertical-align="middle"/>
      <style:paragraph-properties fo:text-align="end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88" style:family="table-cell" style:parent-style-name="Default" style:data-style-name="N30">
      <style:table-cell-properties fo:border-bottom="0.06pt solid #000000" fo:background-color="#ffffcc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8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none" style:vertical-align="middle"/>
      <style:paragraph-properties fo:text-align="end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190" style:family="table-cell" style:parent-style-name="Default" style:data-style-name="N37">
      <style:table-cell-properties fo:border-bottom="0.06pt solid #000000" fo:background-color="#ffffcc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91" style:family="table-cell" style:parent-style-name="Default" style:data-style-name="N37">
      <style:table-cell-properties fo:border-bottom="0.06pt solid #000000" fo:background-color="#ffffcc" style:cell-protect="protected" style:print-content="true" fo:border-left="none" fo:border-right="0.06pt solid #000000" fo:border-top="none"/>
      <style:text-properties fo:color="#000000" fo:font-weight="bold" style:font-weight-asian="bold" style:font-weight-complex="bold"/>
    </style:style>
    <style:style style:name="ce192" style:family="table-cell" style:parent-style-name="Default">
      <style:table-cell-properties fo:border-bottom="0.06pt solid #000000" fo:background-color="#ffffcc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use-window-font-color="true" fo:font-weight="bold" style:font-weight-asian="bold" style:font-weight-complex="bold"/>
    </style:style>
    <style:style style:name="ce193" style:family="table-cell" style:parent-style-name="Default" style:data-style-name="N0">
      <style:table-cell-properties fo:background-color="#cccccc" style:cell-protect="protected" style:print-content="true" fo:border="none" style:vertical-align="top"/>
      <style:text-properties fo:color="#000000" fo:font-weight="bold" style:font-weight-asian="bold" style:font-weight-complex="bold"/>
    </style:style>
    <style:style style:name="ce194" style:family="table-cell" style:parent-style-name="Default">
      <style:table-cell-properties fo:border-bottom="none" fo:background-color="#e6e6ff" fo:border-left="none" fo:border-right="none" fo:border-top="0.06pt solid #000000"/>
      <style:text-properties fo:color="#ff0000" fo:font-weight="bold" style:font-weight-asian="bold" style:font-weight-complex="bold"/>
    </style:style>
    <style:style style:name="ce195" style:family="table-cell" style:parent-style-name="Default">
      <style:table-cell-properties fo:border-bottom="0.06pt solid #000000" fo:background-color="#ccffff" fo:border-left="none" fo:border-right="0.06pt solid #000000" fo:border-top="0.06pt solid #000000"/>
      <style:text-properties fo:font-weight="bold" style:font-weight-asian="bold" style:font-weight-complex="bold"/>
    </style:style>
    <style:style style:name="ce196" style:family="table-cell" style:parent-style-name="Default">
      <style:table-cell-properties fo:border-bottom="none" fo:background-color="#e6e6e6" fo:border-left="none" fo:border-right="none" fo:border-top="0.06pt solid #000000"/>
      <style:text-properties fo:color="#ff0000" fo:font-weight="bold" style:font-weight-asian="bold" style:font-weight-complex="bold"/>
    </style:style>
    <style:style style:name="ce197" style:family="table-cell" style:parent-style-name="Default">
      <style:table-cell-properties fo:border-bottom="none" fo:border-left="none" fo:border-right="0.06pt solid #000000" fo:border-top="none"/>
    </style:style>
    <style:style style:name="ce198" style:family="table-cell" style:parent-style-name="Default">
      <style:table-cell-properties fo:border-bottom="0.06pt solid #000000" fo:border-left="none" fo:border-right="0.06pt solid #000000" fo:border-top="none"/>
    </style:style>
    <style:style style:name="ce199" style:family="table-cell" style:parent-style-name="Default">
      <style:table-cell-properties fo:border-bottom="0.06pt solid #000000" fo:background-color="#ffffcc" fo:border-left="none" fo:border-right="none" fo:border-top="0.06pt solid #000000" style:vertical-align="middle"/>
      <style:text-properties fo:color="#ffffcc" fo:font-weight="bold" style:font-weight-asian="bold" style:font-weight-complex="bold"/>
    </style:style>
    <style:style style:name="ce200" style:family="table-cell" style:parent-style-name="Default">
      <style:table-cell-properties fo:border-bottom="0.06pt solid #000000" fo:background-color="#ffffcc" fo:border-left="0.06pt solid #000000" fo:border-right="none" fo:border-top="0.06pt solid #000000" style:vertical-align="middle"/>
      <style:text-properties fo:color="#ffffff"/>
    </style:style>
    <style:style style:name="ce201" style:family="table-cell" style:parent-style-name="Default">
      <style:table-cell-properties fo:background-color="#cccccc" fo:border="none" style:vertical-align="top"/>
      <style:text-properties fo:font-weight="bold" style:font-weight-asian="bold" style:font-weight-complex="bold"/>
    </style:style>
    <style:style style:name="ce202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  <style:text-properties fo:color="#ff0000" fo:font-weight="bold" style:font-weight-asian="bold" style:font-weight-complex="bold"/>
    </style:style>
    <style:style style:name="ce203" style:family="table-cell" style:parent-style-name="Default" style:data-style-name="N44">
      <style:table-cell-properties fo:background-color="#ffffff"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color="#0000ff"/>
    </style:style>
    <style:style style:name="ce204" style:family="table-cell" style:parent-style-name="Default" style:data-style-name="N44">
      <style:table-cell-properties fo:border-bottom="0.06pt solid #000000" fo:background-color="#ffffff" fo:border-left="0.06pt solid #000000" fo:border-right="none" fo:border-top="none"/>
      <style:text-properties fo:color="#ff0000"/>
    </style:style>
    <style:style style:name="ce205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mm"/>
    </style:style>
    <style:style style:name="ce206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mm"/>
      <style:text-properties fo:color="#0000ff"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fo:background-color="#cccccc" style:vertical-align="middle"/>
      <style:text-properties fo:color="#c0c0c0" fo:font-weight="bold" style:font-weight-asian="bold" style:font-weight-complex="bold"/>
    </style:style>
    <style:style style:name="ce208" style:family="table-cell" style:parent-style-name="Default">
      <style:table-cell-properties fo:background-color="#cccccc" style:cell-protect="protected" style:print-content="true"/>
      <style:text-properties fo:color="#0000ff"/>
    </style:style>
    <style:style style:name="ce209" style:family="table-cell" style:parent-style-name="Default">
      <style:table-cell-properties fo:border-bottom="0.06pt solid #000000" fo:background-color="#ffffcc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10" style:family="table-cell" style:parent-style-name="Default">
      <style:table-cell-properties fo:background-color="#cccccc" style:cell-protect="protected" style:print-content="true" style:text-align-source="fix" style:repeat-content="false" fo:border="none" style:vertical-align="middle"/>
      <style:paragraph-properties fo:text-align="start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11" style:family="table-cell" style:parent-style-name="Default" style:data-style-name="N0">
      <style:table-cell-properties fo:background-color="#cccccc" style:cell-protect="protected" style:print-content="true" fo:wrap-option="wrap"/>
      <style:text-properties fo:color="#ff0000" fo:font-size="9pt" style:font-size-asian="9pt" style:font-size-complex="9pt"/>
    </style:style>
    <style:style style:name="ce212" style:family="table-cell" style:parent-style-name="Default" style:data-style-name="N40">
      <style:table-cell-properties fo:background-color="#cccccc" style:cell-protect="protected" style:print-content="true" fo:border="none"/>
      <style:text-properties fo:color="#0000ff" fo:font-weight="bold" style:font-weight-asian="bold" style:font-weight-complex="bold"/>
    </style:style>
    <style:style style:name="ce213" style:family="table-cell" style:parent-style-name="Default" style:data-style-name="N40">
      <style:table-cell-properties fo:border-bottom="0.06pt solid #000000" fo:background-color="#ffffcc" style:cell-protect="protected" style:print-content="true" fo:border-left="none" fo:border-right="0.06pt solid #000000" fo:border-top="0.06pt solid #000000" style:vertical-align="middle"/>
      <style:text-properties fo:color="#000000" fo:font-size="12pt" fo:font-weight="bold" style:font-size-asian="12pt" style:font-weight-asian="bold" style:font-size-complex="12pt" style:font-weight-complex="bold"/>
    </style:style>
    <style:style style:name="ce214" style:family="table-cell" style:parent-style-name="Default" style:data-style-name="N40">
      <style:table-cell-properties fo:background-color="#cccccc" style:cell-protect="protected" style:print-content="true" fo:border="none" style:vertical-align="middle"/>
      <style:text-properties fo:color="#000000" fo:font-size="12pt" fo:font-weight="bold" style:font-size-asian="12pt" style:font-weight-asian="bold" style:font-size-complex="12pt" style:font-weight-complex="bold"/>
    </style:style>
    <style:style style:name="ce215" style:family="table-cell" style:parent-style-name="Default" style:data-style-name="N0">
      <style:table-cell-properties fo:background-color="#cccccc" style:cell-protect="protected" style:print-content="true" fo:border="none" style:vertical-align="middle"/>
      <style:text-properties fo:color="#cccccc" fo:font-weight="bold" style:font-weight-asian="bold" style:font-weight-complex="bold"/>
    </style:style>
    <style:style style:name="ce216" style:family="table-cell" style:parent-style-name="Default" style:data-style-name="N0">
      <style:table-cell-properties fo:background-color="#cccccc" style:cell-protect="protected" style:print-content="true" fo:border="none"/>
      <style:text-properties fo:color="#0000ff" fo:font-weight="bold" style:font-weight-asian="bold" style:font-weight-complex="bold"/>
    </style:style>
    <style:style style:name="ce217" style:family="table-cell" style:parent-style-name="Default" style:data-style-name="N0">
      <style:table-cell-properties fo:background-color="#cccccc" style:cell-protect="protected" style:print-content="true" fo:border="none" style:vertical-align="top"/>
      <style:text-properties fo:color="#0000ff" fo:font-weight="bold" style:font-weight-asian="bold" style:font-weight-complex="bold"/>
    </style:style>
    <style:style style:name="ce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0000ff" fo:font-size="12pt" fo:font-weight="bold" style:font-size-asian="12pt" style:font-weight-asian="bold" style:font-size-complex="12pt" style:font-weight-complex="bold"/>
    </style:style>
    <style:style style:name="ce219" style:family="table-cell" style:parent-style-name="Default" style:data-style-name="N104">
      <style:table-cell-properties fo:border-bottom="0.06pt solid #000000" fo:background-color="#ffffcc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221" style:family="table-cell" style:parent-style-name="Default" style:data-style-name="N104">
      <style:table-cell-properties fo:border-bottom="0.06pt solid #000000" fo:background-color="#ffffcc" fo:border-left="0.06pt solid #000000" fo:border-right="none" fo:border-top="0.06pt solid #000000" style:vertical-align="middl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22" style:family="table-cell" style:parent-style-name="Default">
      <style:table-cell-properties fo:background-color="#cccccc" style:text-align-source="fix" style:repeat-content="false"/>
      <style:paragraph-properties fo:text-align="end" fo:margin-left="0mm"/>
      <style:text-properties fo:color="#ff0000" fo:font-weight="bold" style:font-weight-asian="bold" style:font-weight-complex="bold"/>
    </style:style>
    <style:style style:name="ce223" style:family="table-cell" style:parent-style-name="Default">
      <style:table-cell-properties fo:border-bottom="0.06pt solid #000000" fo:background-color="#ffffcc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224" style:family="table-cell" style:parent-style-name="Default">
      <style:table-cell-properties fo:border-bottom="0.06pt solid #000000" fo:background-color="#ffffcc" fo:border-left="0.06pt solid #000000" fo:border-right="none" fo:border-top="0.06pt solid #000000" style:vertical-align="middle"/>
      <style:text-properties style:use-window-font-color="true" fo:font-weight="bold" style:font-weight-asian="bold" style:font-weight-complex="bold"/>
    </style:style>
    <style:style style:name="ce225" style:family="table-cell" style:parent-style-name="Default">
      <style:table-cell-properties fo:background-color="#cccccc" style:text-align-source="fix" style:repeat-content="false" style:vertical-align="top"/>
      <style:paragraph-properties fo:text-align="end" fo:margin-left="0mm"/>
      <style:text-properties fo:color="#ff0000" fo:font-weight="bold" style:font-weight-asian="bold" style:font-weight-complex="bold"/>
    </style:style>
    <style:style style:name="ce226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start" fo:margin-left="0mm"/>
      <style:text-properties fo:color="#0000ff"/>
    </style:style>
    <style:style style:name="ce227" style:family="table-cell" style:parent-style-name="Default">
      <style:table-cell-properties fo:background-color="#cccccc"/>
      <style:text-properties fo:font-size="12pt" fo:font-weight="bold" style:font-size-asian="12pt" style:font-weight-asian="bold" style:font-size-complex="12pt" style:font-weight-complex="bold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229" style:family="table-cell" style:parent-style-name="Default" style:data-style-name="N40">
      <style:table-cell-properties fo:border-bottom="0.06pt solid #000000" fo:background-color="#ffffcc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start" fo:margin-left="0mm"/>
      <style:text-properties fo:color="#0000ff" fo:font-size="9pt" fo:font-weight="bold" style:font-size-asian="9pt" style:font-weight-asian="bold" style:font-size-complex="9pt" style:font-weight-complex="bold"/>
    </style:style>
    <style:style style:name="ce231" style:family="table-cell" style:parent-style-name="Default" style:data-style-name="N104">
      <style:table-cell-properties fo:background-color="#cccccc" style:text-align-source="fix" style:repeat-content="false" fo:border="none" style:vertical-align="top"/>
      <style:paragraph-properties fo:text-align="end" fo:margin-left="0mm"/>
      <style:text-properties fo:color="#ff0000" fo:font-size="10pt" fo:font-weight="bold" style:font-size-asian="10pt" style:font-weight-asian="bold" style:font-size-complex="10pt" style:font-weight-complex="bold"/>
    </style:style>
    <style:style style:name="ce232" style:family="table-cell" style:parent-style-name="Default" style:data-style-name="N104">
      <style:table-cell-properties fo:background-color="#cccccc" style:text-align-source="fix" style:repeat-content="false" fo:border="non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33" style:family="table-cell" style:parent-style-name="Default" style:data-style-name="N104">
      <style:table-cell-properties fo:border-bottom="0.06pt solid #000000" fo:background-color="#ffffcc" fo:border-left="0.06pt solid #000000" fo:border-right="none" fo:border-top="0.06pt solid #000000" style:vertical-align="middle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234" style:family="table-cell" style:parent-style-name="Default" style:data-style-name="N104">
      <style:table-cell-properties fo:border-bottom="0.06pt solid #000000" fo:background-color="#ffffcc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235" style:family="table-cell" style:parent-style-name="Default" style:data-style-name="N104">
      <style:table-cell-properties fo:background-color="#cccccc" fo:border="none" style:vertical-align="middle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2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3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238" style:family="table-cell" style:parent-style-name="Default">
      <style:table-cell-properties fo:border-bottom="0.06pt solid #000000" fo:background-color="#ffffcc" fo:border-left="none" fo:border-right="none" fo:border-top="0.06pt solid #000000" style:vertical-align="middle"/>
    </style:style>
    <style:style style:name="ce239" style:family="table-cell" style:parent-style-name="Default">
      <style:table-cell-properties fo:border-bottom="0.06pt solid #000000" fo:background-color="#ccffff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240" style:family="table-cell" style:parent-style-name="Default">
      <style:table-cell-properties fo:background-color="#cccccc" fo:border="none"/>
    </style:style>
    <style:style style:name="ce241" style:family="table-cell" style:parent-style-name="Default">
      <style:table-cell-properties fo:border-bottom="0.06pt solid #000000" fo:background-color="#83caff" fo:border-left="none" fo:border-right="none" fo:border-top="0.06pt solid #000000"/>
      <style:text-properties fo:color="#ff0000"/>
    </style:style>
    <style:style style:name="ce242" style:family="table-cell" style:parent-style-name="Default" style:data-style-name="N41">
      <style:table-cell-properties fo:background-color="#ffffff"/>
      <style:text-properties fo:color="#ff0000"/>
    </style:style>
    <style:style style:name="ce243" style:family="table-cell" style:parent-style-name="Default" style:data-style-name="N44">
      <style:table-cell-properties fo:border-bottom="0.06pt solid #000000" fo:background-color="#ffffff" fo:border-left="none" fo:border-right="none" fo:border-top="none"/>
      <style:text-properties fo:color="#ff0000"/>
    </style:style>
    <style:style style:name="ce244" style:family="table-cell" style:parent-style-name="Default">
      <style:table-cell-properties fo:background-color="#cccccc"/>
      <style:text-properties fo:color="#ff0000"/>
    </style:style>
    <style:style style:name="ce245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mm"/>
      <style:text-properties fo:color="#cccccc" fo:font-weight="bold" style:font-weight-asian="bold" style:font-weight-complex="bold"/>
    </style:style>
    <style:style style:name="ce246" style:family="table-cell" style:parent-style-name="Default">
      <style:table-cell-properties fo:background-color="#cccccc" style:cell-protect="protected" style:print-content="true" style:text-align-source="fix" style:repeat-content="false" fo:border="none" style:vertical-align="middle"/>
      <style:paragraph-properties fo:text-align="center"/>
      <style:text-properties fo:color="#cccccc" fo:font-size="9pt" fo:font-weight="bold" style:font-size-asian="9pt" style:font-weight-asian="bold" style:font-size-complex="9pt" style:font-weight-complex="bold"/>
    </style:style>
    <style:style style:name="ce247" style:family="table-cell" style:parent-style-name="Default">
      <style:table-cell-properties fo:background-color="#cccccc" style:vertical-align="middle"/>
      <style:text-properties style:use-window-font-color="true"/>
    </style:style>
    <style:style style:name="ce248" style:family="table-cell" style:parent-style-name="Default">
      <style:table-cell-properties fo:background-color="#cccccc" style:cell-protect="protected" style:print-content="true"/>
      <style:text-properties fo:color="#000000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249" style:family="table-cell" style:parent-style-name="Default" style:data-style-name="N41">
      <style:table-cell-properties fo:background-color="#ffff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250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1" style:family="table-cell" style:parent-style-name="Default" style:data-style-name="N40">
      <style:table-cell-properties fo:background-color="#cccccc" style:cell-protect="protected" style:print-content="true" style:text-align-source="fix" style:repeat-content="false" fo:border="none" style:vertical-align="middle"/>
      <style:paragraph-properties fo:text-align="start" fo:margin-left="0mm"/>
      <style:text-properties fo:color="#ff0000" fo:font-size="10pt" fo:font-weight="bold" style:font-size-asian="10pt" style:font-weight-asian="bold" style:font-size-complex="10pt" style:font-weight-complex="bold"/>
    </style:style>
    <style:style style:name="ce252" style:family="table-cell" style:parent-style-name="Default" style:data-style-name="N41">
      <style:table-cell-properties fo:background-color="#cccccc" style:cell-protect="protected" style:print-content="true" style:text-align-source="fix" style:repeat-content="false" fo:border="none" style:vertical-align="middle"/>
      <style:paragraph-properties fo:text-align="center" fo:margin-left="0mm"/>
      <style:text-properties fo:color="#cccccc" fo:font-weight="bold" style:font-weight-asian="bold" style:font-weight-complex="bold"/>
    </style:style>
    <style:style style:name="ce253" style:family="table-cell" style:parent-style-name="Default" style:data-style-name="N4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254" style:family="table-cell" style:parent-style-name="Default" style:data-style-name="N40">
      <style:table-cell-properties fo:background-color="#cccccc" style:cell-protect="protected" style:print-content="true" fo:border="none"/>
      <style:text-properties fo:color="#cccccc" fo:font-weight="bold" style:font-weight-asian="bold" style:font-weight-complex="bold"/>
    </style:style>
    <style:style style:name="ce255" style:family="table-cell" style:parent-style-name="Default" style:data-style-name="N40">
      <style:table-cell-properties fo:background-color="#cccccc" style:cell-protect="protected" style:print-content="true" fo:border="none" style:vertical-align="middle"/>
      <style:text-properties fo:color="#0000ff" fo:font-weight="bold" style:font-weight-asian="bold" style:font-weight-complex="bold"/>
    </style:style>
    <style:style style:name="ce256" style:family="table-cell" style:parent-style-name="Default">
      <style:table-cell-properties fo:border-bottom="0.06pt solid #000000" fo:background-color="#ffffcc" fo:border-left="none" fo:border-right="none" fo:border-top="0.06pt solid #000000"/>
    </style:style>
    <style:style style:name="ce257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use-window-font-color="true"/>
    </style:style>
    <style:style style:name="ce258" style:family="table-cell" style:parent-style-name="Default" style:data-style-name="N104">
      <style:table-cell-properties fo:border-bottom="0.06pt solid #000000" fo:background-color="#ffffcc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ffffcc" fo:font-size="10pt" fo:font-weight="bold" style:font-size-asian="10pt" style:font-weight-asian="bold" style:font-size-complex="10pt" style:font-weight-complex="bold"/>
    </style:style>
    <style:style style:name="ce259" style:family="table-cell" style:parent-style-name="Default" style:data-style-name="N104">
      <style:table-cell-properties fo:border-bottom="0.06pt solid #000000" fo:background-color="#ffffcc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60" style:family="table-cell" style:parent-style-name="Default">
      <style:table-cell-properties fo:border-bottom="0.06pt solid #000000" fo:background-color="#ffffcc" fo:border-left="none" fo:border-right="none" fo:border-top="0.06pt solid #000000"/>
      <style:text-properties style:use-window-font-color="true"/>
    </style:style>
    <style:style style:name="ce261" style:family="table-cell" style:parent-style-name="Default">
      <style:table-cell-properties fo:border-bottom="0.06pt solid #000000" fo:background-color="#ffffcc" fo:border-left="none" fo:border-right="none" fo:border-top="0.06pt solid #000000"/>
      <style:text-properties fo:color="#ff0000" fo:font-size="9pt" fo:font-weight="bold" style:font-size-asian="9pt" style:font-weight-asian="bold" style:font-size-complex="9pt" style:font-weight-complex="bold"/>
    </style:style>
    <style:style style:name="ce262" style:family="table-cell" style:parent-style-name="Default">
      <style:table-cell-properties fo:background-color="#cccccc" fo:border="none" style:vertical-align="top"/>
      <style:text-properties fo:color="#ff0000" fo:font-size="9pt" fo:font-weight="bold" style:font-size-asian="9pt" style:font-weight-asian="bold" style:font-size-complex="9pt" style:font-weight-complex="bold"/>
    </style:style>
    <style:style style:name="ce263" style:family="table-cell" style:parent-style-name="Default" style:data-style-name="N4">
      <style:table-cell-properties fo:border-bottom="0.06pt solid #000000" fo:background-color="#ffffcc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64" style:family="table-cell" style:parent-style-name="Default">
      <style:table-cell-properties fo:background-color="#cccccc" fo:border="none"/>
      <style:text-properties style:use-window-font-color="true"/>
    </style:style>
    <style:style style:name="ce265" style:family="table-cell" style:parent-style-name="Default">
      <style:table-cell-properties fo:border-bottom="0.06pt solid #000000" fo:background-color="#ccffff" fo:border-left="none" fo:border-right="0.06pt solid #000000" fo:border-top="0.06pt solid #000000"/>
    </style:style>
    <style:style style:name="ce266" style:family="table-cell" style:parent-style-name="Default">
      <style:table-cell-properties fo:border-bottom="0.06pt solid #000000" fo:border-left="none" fo:border-right="none" fo:border-top="none"/>
      <style:text-properties fo:color="#ffffff"/>
    </style:style>
    <style:style style:name="ce267" style:family="table-cell" style:parent-style-name="Default">
      <style:table-cell-properties fo:background-color="#cccccc" fo:border="none"/>
      <style:text-properties fo:color="#ffffff"/>
    </style:style>
    <style:style style:name="ce268" style:family="table-cell" style:parent-style-name="Default" style:data-style-name="N44">
      <style:table-cell-properties fo:background-color="#ffffff"/>
      <style:text-properties fo:color="#0000ff"/>
    </style:style>
    <style:style style:name="ce269" style:family="table-cell" style:parent-style-name="Default" style:data-style-name="N44">
      <style:table-cell-properties fo:border-bottom="0.06pt solid #000000" fo:background-color="#ffffff" fo:border-left="none" fo:border-right="none" fo:border-top="none"/>
      <style:text-properties fo:color="#0000ff"/>
    </style:style>
    <style:style style:name="ce270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mm"/>
      <style:text-properties fo:color="#cccccc"/>
    </style:style>
    <style:style style:name="ce271" style:family="table-cell" style:parent-style-name="Default">
      <style:table-cell-properties fo:background-color="#cccccc" style:cell-protect="none" style:print-content="true" fo:border="none"/>
      <style:text-properties fo:color="#cccccc"/>
    </style:style>
    <style:style style:name="ce27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73" style:family="table-cell" style:parent-style-name="Default" style:data-style-name="N131">
      <style:table-cell-properties fo:background-color="#ffffcc" style:cell-protect="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ff0000" fo:font-size="12pt" fo:font-weight="bold" style:font-size-asian="12pt" style:font-weight-asian="bold" style:font-size-complex="12pt" style:font-weight-complex="bold"/>
    </style:style>
    <style:style style:name="ce274" style:family="table-cell" style:parent-style-name="Default" style:data-style-name="N131">
      <style:table-cell-properties fo:background-color="#cccccc" style:cell-protect="protected" style:print-content="true" style:text-align-source="fix" style:repeat-content="false" fo:wrap-option="wrap" fo:border="none" style:vertical-align="middle"/>
      <style:paragraph-properties fo:text-align="center" fo:margin-left="0mm"/>
      <style:text-properties fo:color="#ff0000" fo:font-size="12pt" fo:font-weight="bold" style:font-size-asian="12pt" style:font-weight-asian="bold" style:font-size-complex="12pt" style:font-weight-complex="bold"/>
    </style:style>
    <style:style style:name="ce275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mm"/>
    </style:style>
    <style:style style:name="ce276" style:family="table-cell" style:parent-style-name="Default">
      <style:table-cell-properties fo:background-color="#cccccc" style:cell-protect="protected" style:print-content="true" style:text-align-source="fix" style:repeat-content="false" fo:border="none"/>
      <style:paragraph-properties fo:text-align="center" fo:margin-left="0mm"/>
      <style:text-properties fo:color="#ffffff"/>
    </style:style>
    <style:style style:name="ce277" style:family="table-cell" style:parent-style-name="Default">
      <style:table-cell-properties fo:background-color="#cccccc" style:cell-protect="protected" style:print-content="true" fo:border="none"/>
      <style:text-properties fo:color="#ffffff"/>
    </style:style>
    <style:style style:name="ce278" style:family="table-cell" style:parent-style-name="Default">
      <style:table-cell-properties fo:background-color="#cccccc" style:cell-protect="protected" style:print-content="true" style:vertical-align="top"/>
    </style:style>
    <style:style style:name="ce279" style:family="table-cell" style:parent-style-name="Default" style:data-style-name="N104">
      <style:table-cell-properties fo:border-bottom="0.06pt solid #000000" fo:background-color="#ffffcc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ffffcc" fo:font-weight="bold" style:font-weight-asian="bold" style:font-weight-complex="bold"/>
    </style:style>
    <style:style style:name="ce280" style:family="table-cell" style:parent-style-name="Default">
      <style:table-cell-properties fo:background-color="#cccccc"/>
      <style:text-properties fo:color="#ff0000" fo:font-weight="bold" style:font-weight-asian="bold" style:font-weight-complex="bold"/>
    </style:style>
    <style:style style:name="ce281" style:family="table-cell" style:parent-style-name="Default">
      <style:table-cell-properties fo:background-color="#cccccc" style:vertical-align="top"/>
      <style:text-properties fo:color="#ff0000" fo:font-weight="bold" style:font-weight-asian="bold" style:font-weight-complex="bold"/>
    </style:style>
    <style:style style:name="ce282" style:family="table-cell" style:parent-style-name="Default">
      <style:table-cell-properties fo:border-bottom="0.06pt solid #000000" fo:background-color="#ffffcc" fo:border-left="none" fo:border-right="none" fo:border-top="0.06pt solid #000000"/>
      <style:text-properties fo:color="#ff0000" fo:font-size="8pt" fo:font-weight="bold" style:font-size-asian="8pt" style:font-weight-asian="bold" style:font-size-complex="8pt" style:font-weight-complex="bold"/>
    </style:style>
    <style:style style:name="ce283" style:family="table-cell" style:parent-style-name="Default">
      <style:table-cell-properties fo:border-bottom="0.06pt solid #000000" fo:background-color="#ffffcc" fo:border-left="none" fo:border-right="none" fo:border-top="0.06pt solid #000000" style:vertical-align="middle"/>
      <style:text-properties fo:color="#ff0000" fo:font-size="12pt" fo:font-weight="bold" style:font-size-asian="12pt" style:font-weight-asian="bold" style:font-size-complex="12pt" style:font-weight-complex="bold"/>
    </style:style>
    <style:style style:name="ce284" style:family="table-cell" style:parent-style-name="Default">
      <style:text-properties fo:font-weight="bold" style:font-weight-asian="bold" style:font-weight-complex="bold"/>
    </style:style>
    <style:style style:name="ce285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ce286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287" style:family="table-cell" style:parent-style-name="Default" style:data-style-name="N44">
      <style:table-cell-properties fo:background-color="#ffffff"/>
      <style:text-properties fo:color="#ff0000"/>
    </style:style>
    <style:style style:name="ce288" style:family="table-cell" style:parent-style-name="Default">
      <style:table-cell-properties fo:background-color="#cccccc" style:vertical-align="top"/>
      <style:text-properties fo:color="#ff0000" fo:font-size="8pt" style:font-size-asian="8pt" style:font-size-complex="8pt"/>
    </style:style>
    <style:style style:name="ce289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center" fo:margin-left="0mm"/>
      <style:text-properties fo:color="#cccccc" fo:font-weight="bold" style:font-weight-asian="bold" style:font-weight-complex="bold"/>
    </style:style>
    <style:style style:name="ce290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mm"/>
      <style:text-properties fo:color="#c0c0c0" fo:font-size="12pt" fo:font-weight="bold" style:font-size-asian="12pt" style:font-weight-asian="bold" style:font-size-complex="12pt" style:font-weight-complex="bold"/>
    </style:style>
    <style:style style:name="ce291" style:family="table-cell" style:parent-style-name="Default" style:data-style-name="N41">
      <style:table-cell-properties fo:background-color="#cccccc"/>
    </style:style>
    <style:style style:name="ce292" style:family="table-cell" style:parent-style-name="Default" style:data-style-name="N41">
      <style:table-cell-properties fo:background-color="#cccccc" style:text-align-source="fix" style:repeat-content="false" fo:wrap-option="wrap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93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294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295" style:family="table-cell" style:parent-style-name="Default" style:data-style-name="N2">
      <style:table-cell-properties fo:background-color="#cccccc"/>
    </style:style>
    <style:style style:name="ce296" style:family="table-cell" style:parent-style-name="Default">
      <style:table-cell-properties fo:background-color="#cccccc" style:vertical-align="top"/>
    </style:style>
    <style:style style:name="ce297" style:family="table-cell" style:parent-style-name="Default">
      <style:table-cell-properties fo:border-bottom="0.06pt solid #000000" fo:background-color="#ffffcc" fo:border-left="0.06pt solid #000000" fo:border-right="none" fo:border-top="0.06pt solid #000000"/>
    </style:style>
    <style:style style:name="ce298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299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fo:color="#ffffcc" fo:font-size="9pt" fo:font-weight="bold" style:font-size-asian="9pt" style:font-weight-asian="bold" style:font-size-complex="9pt" style:font-weight-complex="bold"/>
    </style:style>
    <style:style style:name="ce300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301" style:family="table-cell" style:parent-style-name="Default">
      <style:table-cell-properties fo:border-bottom="0.06pt solid #000000" fo:background-color="#ffffcc" fo:border-left="0.06pt solid #000000" fo:border-right="none" fo:border-top="0.06pt solid #000000"/>
      <style:text-properties style:use-window-font-color="true"/>
    </style:style>
    <style:style style:name="ce302" style:family="table-cell" style:parent-style-name="Default" style:data-style-name="N40">
      <style:table-cell-properties fo:border-bottom="0.06pt solid #000000" fo:background-color="#ffffcc" fo:border-left="none" fo:border-right="none" fo:border-top="0.06pt solid #000000"/>
    </style:style>
    <style:style style:name="ce303" style:family="table-cell" style:parent-style-name="Default">
      <style:table-cell-properties fo:border-bottom="0.06pt solid #000000" fo:background-color="#ffffcc" fo:border-left="0.06pt solid #000000" fo:border-right="none" fo:border-top="0.06pt solid #000000"/>
      <style:text-properties fo:color="#ffffcc" fo:font-weight="bold" style:font-weight-asian="bold" style:font-weight-complex="bold"/>
    </style:style>
    <style:style style:name="ce304" style:family="table-cell" style:parent-style-name="Default">
      <style:table-cell-properties fo:border-bottom="0.06pt solid #000000" fo:background-color="#ffffcc" fo:border-left="none" fo:border-right="none" fo:border-top="0.06pt solid #000000" style:vertical-align="middle"/>
      <style:text-properties fo:color="#ff0000" fo:font-size="9pt" fo:font-weight="bold" style:font-size-asian="9pt" style:font-weight-asian="bold" style:font-size-complex="9pt" style:font-weight-complex="bold"/>
    </style:style>
    <style:style style:name="ce305" style:family="table-cell" style:parent-style-name="Default">
      <style:table-cell-properties fo:border-bottom="0.06pt solid #000000" fo:background-color="#ffffff" fo:border-left="none" fo:border-right="none" fo:border-top="none"/>
      <style:text-properties fo:color="#ff0000"/>
    </style:style>
    <style:style style:name="ce306" style:family="table-cell" style:parent-style-name="Default" style:data-style-name="N41">
      <style:table-cell-properties fo:background-color="#cccccc"/>
      <style:text-properties fo:color="#ff0000"/>
    </style:style>
    <style:style style:name="ce307" style:family="table-cell" style:parent-style-name="Default">
      <style:table-cell-properties fo:background-color="#cccccc"/>
      <style:text-properties fo:color="#ffffff"/>
    </style:style>
    <style:style style:name="ce308" style:family="table-cell" style:parent-style-name="Default">
      <style:table-cell-properties fo:background-color="#ffffcc"/>
    </style:style>
    <style:style style:name="ce309" style:family="table-cell" style:parent-style-name="Default">
      <style:table-cell-properties fo:border-bottom="0.06pt solid #000000" fo:background-color="#ffffcc" fo:border-left="none" fo:border-right="0.06pt solid #000000" fo:border-top="none"/>
    </style:style>
    <style:style style:name="ce310" style:family="table-cell" style:parent-style-name="Default">
      <style:table-cell-properties fo:border-bottom="0.06pt solid #000000" fo:background-color="#ffffcc" fo:border-left="none" fo:border-right="none" fo:border-top="0.06pt solid #000000" style:vertical-align="middle"/>
      <style:text-properties style:use-window-font-color="true"/>
    </style:style>
    <style:style style:name="ce311" style:family="table-cell" style:parent-style-name="Default" style:data-style-name="N40">
      <style:table-cell-properties fo:background-color="#cccccc"/>
    </style:style>
    <style:style style:name="ce312" style:family="table-cell" style:parent-style-name="Default" style:data-style-name="N44">
      <style:table-cell-properties fo:background-color="#e6e6ff"/>
    </style:style>
    <style:style style:name="ce313" style:family="table-cell" style:parent-style-name="Default" style:data-style-name="N104">
      <style:table-cell-properties fo:border-bottom="0.06pt solid #000000" fo:background-color="#ffffcc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use-window-font-color="true"/>
    </style:style>
    <style:style style:name="ce314" style:family="table-cell" style:parent-style-name="Default">
      <style:table-cell-properties fo:border-bottom="0.06pt solid #000000" fo:background-color="#ffffcc" style:text-align-source="value-type" style:repeat-content="false" fo:border-left="none" fo:border-right="none" fo:border-top="0.06pt solid #000000" style:vertical-align="middle"/>
      <style:paragraph-properties fo:margin-left="0mm"/>
      <style:text-properties fo:font-weight="bold" style:font-weight-asian="bold" style:font-weight-complex="bold"/>
    </style:style>
    <style:style style:name="ce315" style:family="table-cell" style:parent-style-name="Default">
      <style:table-cell-properties fo:background-color="#cccccc" fo:border="none" style:vertical-align="top"/>
      <style:text-properties fo:color="#c0c0c0" fo:font-size="10pt" fo:font-weight="normal" style:font-size-asian="10pt" style:font-weight-asian="normal" style:font-size-complex="10pt" style:font-weight-complex="normal"/>
    </style:style>
    <style:style style:name="ce316" style:family="table-cell" style:parent-style-name="Default">
      <style:table-cell-properties fo:background-color="#cccccc" fo:border="none"/>
      <style:text-properties fo:color="#c0c0c0"/>
    </style:style>
    <style:style style:name="ce317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318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end" fo:margin-left="0m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19" style:family="table-cell" style:parent-style-name="Default">
      <style:table-cell-properties fo:border-bottom="0.06pt solid #000000" fo:background-color="#e5ffbf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320" style:family="table-cell" style:parent-style-name="Default">
      <style:table-cell-properties fo:border-bottom="0.06pt solid #000000" fo:background-color="#e5ffbf" style:cell-protect="protected" style:print-content="true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321" style:family="table-cell" style:parent-style-name="Default">
      <style:table-cell-properties fo:border-bottom="0.06pt solid #000000" fo:background-color="#ffffcc" fo:border-left="none" fo:border-right="0.06pt solid #000000" fo:border-top="0.06pt solid #000000" style:vertical-align="middle"/>
      <style:text-properties fo:color="#ffffcc" fo:font-weight="bold" style:font-weight-asian="bold" style:font-weight-complex="bold"/>
    </style:style>
    <style:style style:name="ce32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23" style:family="table-cell" style:parent-style-name="Default">
      <style:table-cell-properties fo:border-bottom="0.06pt solid #000000" fo:background-color="#ffffcc" fo:border-left="none" fo:border-right="0.06pt solid #000000" fo:border-top="0.06pt solid #000000" style:vertical-align="middle"/>
    </style:style>
    <style:style style:name="ce324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25" style:family="table-cell" style:parent-style-name="Default">
      <style:table-cell-properties fo:background-color="#ffffcc" fo:border="0.06pt solid #000000"/>
      <style:text-properties fo:color="#0000ff" fo:font-weight="bold" style:font-weight-asian="bold" style:font-weight-complex="bold"/>
    </style:style>
    <style:style style:name="ce326" style:family="table-cell" style:parent-style-name="Default">
      <style:table-cell-properties style:cell-protect="none" style:print-content="true" fo:border="0.06pt solid #000000"/>
      <style:text-properties fo:color="#0000ff" fo:font-size="9pt" fo:font-weight="bold" style:font-size-asian="9pt" style:font-weight-asian="bold" style:font-size-complex="9pt" style:font-weight-complex="bold"/>
    </style:style>
    <style:style style:name="ce327" style:family="table-cell" style:parent-style-name="Default">
      <style:table-cell-properties fo:border-bottom="0.06pt solid #000000" fo:background-color="#ffffcc" fo:border-left="none" fo:border-right="0.06pt solid #000000" fo:border-top="0.06pt solid #000000"/>
    </style:style>
    <style:style style:name="ce328" style:family="table-cell" style:parent-style-name="Default">
      <style:table-cell-properties fo:border-bottom="0.06pt solid #000000" fo:border-left="none" fo:border-right="0.06pt solid #000000" fo:border-top="none"/>
      <style:text-properties fo:color="#ffffff"/>
    </style:style>
    <style:style style:name="ce329" style:family="table-cell" style:parent-style-name="Default">
      <style:table-cell-properties fo:border-bottom="0.06pt solid #000000" fo:background-color="#83caff" fo:border-left="none" fo:border-right="0.06pt solid #000000" fo:border-top="0.06pt solid #000000"/>
      <style:text-properties fo:color="#ff0000"/>
    </style:style>
    <style:style style:name="ce330" style:family="table-cell" style:parent-style-name="Default">
      <style:table-cell-properties fo:border-bottom="none" fo:background-color="#ffffff" fo:border-left="none" fo:border-right="0.06pt solid #000000" fo:border-top="none"/>
      <style:text-properties fo:color="#ff0000"/>
    </style:style>
    <style:style style:name="ce331" style:family="table-cell" style:parent-style-name="Default">
      <style:table-cell-properties fo:border-bottom="0.06pt solid #000000" fo:background-color="#ffffff" fo:border-left="none" fo:border-right="0.06pt solid #000000" fo:border-top="none"/>
      <style:text-properties fo:color="#ff0000"/>
    </style:style>
    <style:style style:name="ce332" style:family="table-cell" style:parent-style-name="Default" style:data-style-name="N44">
      <style:table-cell-properties fo:background-color="#cccccc"/>
      <style:text-properties style:use-window-font-color="true"/>
    </style:style>
    <style:style style:name="ce333" style:family="table-cell" style:parent-style-name="Default">
      <style:table-cell-properties fo:background-color="#83caff" style:text-align-source="fix" style:repeat-content="false" fo:wrap-option="wrap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34" style:family="table-cell" style:parent-style-name="Default">
      <style:table-cell-properties fo:border-bottom="0.06pt solid #000000" fo:background-color="#ffffcc" fo:border-left="none" fo:border-right="0.06pt solid #000000" fo:border-top="0.06pt solid #000000" style:vertical-align="middle"/>
      <style:text-properties style:use-window-font-color="true"/>
    </style:style>
    <style:style style:name="ce335" style:family="table-cell" style:parent-style-name="Default">
      <style:table-cell-properties fo:border-bottom="none" fo:background-color="#e6e6ff" fo:border-left="none" fo:border-right="0.06pt solid #000000" fo:border-top="0.06pt solid #000000"/>
    </style:style>
    <style:style style:name="ce336" style:family="table-cell" style:parent-style-name="Default">
      <style:table-cell-properties fo:border-bottom="none" fo:background-color="#e6e6ff" fo:border-left="none" fo:border-right="0.06pt solid #000000" fo:border-top="none"/>
    </style:style>
    <style:style style:name="ce337" style:family="table-cell" style:parent-style-name="Default">
      <style:table-cell-properties fo:border-bottom="0.06pt solid #000000" fo:background-color="#ffffcc" fo:border-left="none" fo:border-right="0.06pt solid #000000" fo:border-top="0.06pt solid #000000"/>
      <style:text-properties style:use-window-font-color="true"/>
    </style:style>
    <style:style style:name="ce33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3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fo:color="#ffffcc" fo:font-weight="bold" style:font-weight-asian="bold" style:font-weight-complex="bold"/>
    </style:style>
    <style:style style:name="ce34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e6e6e6" fo:border-left="none" fo:border-right="0.06pt solid #000000" fo:border-top="0.06pt solid #000000"/>
    </style:style>
    <style:style style:name="ce342" style:family="table-cell" style:parent-style-name="Default">
      <style:table-cell-properties fo:border-bottom="none" fo:background-color="#e6e6e6" fo:border-left="none" fo:border-right="0.06pt solid #000000" fo:border-top="none"/>
    </style:style>
    <style:style style:name="ce343" style:family="table-cell" style:parent-style-name="Default">
      <style:table-cell-properties fo:border-bottom="0.06pt solid #000000" fo:background-color="#ffffcc" style:text-align-source="fix" style:repeat-content="false" fo:border-left="none" fo:border-right="0.06pt solid #000000" fo:border-top="0.06pt solid #000000"/>
      <style:paragraph-properties fo:text-align="start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344" style:family="table-cell" style:parent-style-name="Default" style:data-style-name="N104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45" style:family="table-cell" style:parent-style-name="Default" style:data-style-name="N4">
      <style:table-cell-properties fo:border-bottom="0.06pt solid #000000" fo:background-color="#ffffcc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46" style:family="table-cell" style:parent-style-name="Default">
      <style:table-cell-properties fo:background-color="#c0c0c0" style:text-align-source="fix" style:repeat-content="false" fo:wrap-option="wrap" fo:border="none" style:vertical-align="middle"/>
      <style:paragraph-properties fo:text-align="center"/>
      <style:text-properties fo:color="#c0c0c0" fo:font-weight="bold" style:font-weight-asian="bold" style:font-weight-complex="bold"/>
    </style:style>
    <style:style style:name="ce347" style:family="table-cell" style:parent-style-name="Default">
      <style:table-cell-properties fo:background-color="#c0c0c0"/>
      <style:text-properties fo:color="#ffffff"/>
    </style:style>
    <style:style style:name="ce348" style:family="table-cell" style:parent-style-name="Default">
      <style:table-cell-properties fo:background-color="#c0c0c0" style:vertical-align="middle"/>
      <style:text-properties fo:color="#ff0000" fo:font-size="8pt" style:font-size-asian="8pt" style:font-size-complex="8pt"/>
    </style:style>
    <style:style style:name="ce349" style:family="table-cell" style:parent-style-name="Default">
      <style:table-cell-properties fo:background-color="#c0c0c0" style:vertical-align="middle"/>
      <style:text-properties fo:color="#ffffff"/>
    </style:style>
    <style:style style:name="ce350" style:family="table-cell" style:parent-style-name="Default">
      <style:table-cell-properties fo:background-color="#c0c0c0"/>
      <style:text-properties fo:color="#0000ff"/>
    </style:style>
    <style:style style:name="ce351" style:family="table-cell" style:parent-style-name="Default">
      <style:table-cell-properties fo:background-color="#c0c0c0"/>
      <style:text-properties fo:color="#0000ff" fo:font-size="12pt" fo:language="en" fo:country="US" style:font-name-asian="Arial" style:font-size-asian="12pt" style:language-asian="en" style:country-asian="US" style:font-size-complex="6.80000019073486pt" style:language-complex="en" style:country-complex="US"/>
    </style:style>
    <style:style style:name="ce352" style:family="table-cell" style:parent-style-name="Default">
      <style:table-cell-properties fo:background-color="#c0c0c0" style:text-align-source="fix" style:repeat-content="false"/>
      <style:paragraph-properties fo:text-align="justify"/>
      <style:text-properties fo:color="#0000ff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Default">
      <style:table-cell-properties fo:background-color="#c0c0c0"/>
      <style:text-properties fo:color="#c0c0c0"/>
    </style:style>
    <style:style style:name="ce354" style:family="table-cell" style:parent-style-name="Default">
      <style:table-cell-properties fo:background-color="#c0c0c0"/>
      <style:text-properties fo:color="#ff0000" fo:font-size="8pt" style:font-size-asian="8pt" style:font-size-complex="8pt"/>
    </style:style>
    <style:style style:name="ce355" style:family="table-cell" style:parent-style-name="Default" style:data-style-name="N41">
      <style:table-cell-properties fo:background-color="#c0c0c0"/>
      <style:text-properties fo:color="#c0c0c0"/>
    </style:style>
    <style:style style:name="ce356" style:family="table-cell" style:parent-style-name="Default" style:data-style-name="N44">
      <style:table-cell-properties fo:background-color="#c0c0c0"/>
      <style:text-properties fo:color="#c0c0c0"/>
    </style:style>
    <style:style style:name="ce357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/>
      <style:text-properties fo:color="#c0c0c0"/>
    </style:style>
    <style:style style:name="ce358" style:family="table-cell" style:parent-style-name="Default">
      <style:table-cell-properties fo:background-color="#c0c0c0" style:vertical-align="middle"/>
      <style:text-properties fo:color="#c0c0c0"/>
    </style:style>
    <style:style style:name="ce359" style:family="table-cell" style:parent-style-name="Default" style:data-style-name="N41">
      <style:table-cell-properties fo:background-color="#c0c0c0" style:vertical-align="top"/>
      <style:text-properties fo:color="#ffffff"/>
    </style:style>
    <style:style style:name="ce360" style:family="table-cell" style:parent-style-name="Default" style:data-style-name="N40">
      <style:table-cell-properties fo:background-color="#c0c0c0"/>
      <style:text-properties fo:color="#ffffff"/>
    </style:style>
    <style:style style:name="ce361" style:family="table-cell" style:parent-style-name="Default" style:data-style-name="N44">
      <style:table-cell-properties fo:background-color="#c0c0c0"/>
      <style:text-properties fo:color="#ffffff"/>
    </style:style>
    <style:style style:name="ce362" style:family="table-cell" style:parent-style-name="Default" style:data-style-name="N0">
      <style:table-cell-properties fo:background-color="#c0c0c0"/>
      <style:text-properties fo:color="#ffffff"/>
    </style:style>
    <style:style style:name="ce363" style:family="table-cell" style:parent-style-name="Default">
      <style:table-cell-properties fo:background-color="#ffffff"/>
      <style:text-properties fo:color="#ffffff"/>
    </style:style>
    <style:style style:name="ce364" style:family="table-cell" style:parent-style-name="Default">
      <style:table-cell-properties fo:background-color="#c0c0c0" fo:border="none"/>
      <style:text-properties fo:color="#c0c0c0"/>
    </style:style>
    <style:style style:name="ce365" style:family="table-cell" style:parent-style-name="Default">
      <style:table-cell-properties fo:background-color="#c0c0c0" style:text-align-source="fix" style:repeat-content="false" fo:border="none"/>
      <style:paragraph-properties fo:text-align="center" fo:margin-left="0mm"/>
      <style:text-properties fo:color="#c0c0c0"/>
    </style:style>
    <style:style style:name="ce366" style:family="table-cell" style:parent-style-name="Default">
      <style:table-cell-properties fo:background-color="#c0c0c0" style:text-align-source="fix" style:repeat-content="false" fo:wrap-option="wrap" fo:border="none" style:vertical-align="middle"/>
      <style:paragraph-properties fo:text-align="center"/>
      <style:text-properties fo:color="#c0c0c0" fo:font-size="8pt" fo:font-weight="bold" style:font-size-asian="8pt" style:font-weight-asian="bold" style:font-size-complex="8pt" style:font-weight-complex="bold"/>
    </style:style>
    <style:style style:name="ce367" style:family="table-cell" style:parent-style-name="Default">
      <style:table-cell-properties fo:background-color="#c0c0c0" style:text-align-source="fix" style:repeat-content="false" fo:border="none"/>
      <style:paragraph-properties fo:text-align="center" fo:margin-left="0mm"/>
      <style:text-properties fo:color="#c0c0c0" fo:font-weight="bold" style:font-weight-asian="bold" style:font-weight-complex="bold"/>
    </style:style>
    <style:style style:name="ce368" style:family="table-cell" style:parent-style-name="Default" style:data-style-name="N1">
      <style:table-cell-properties fo:background-color="#c0c0c0"/>
      <style:text-properties fo:color="#c0c0c0"/>
    </style:style>
    <style:style style:name="ce369" style:family="table-cell" style:parent-style-name="Default">
      <style:table-cell-properties fo:background-color="#c0c0c0" style:vertical-align="top"/>
      <style:text-properties fo:color="#c0c0c0"/>
    </style:style>
    <style:style style:name="ce370" style:family="table-cell" style:parent-style-name="Default">
      <style:table-cell-properties fo:background-color="#c0c0c0"/>
      <style:text-properties fo:color="#c0c0c0" fo:font-size="9pt" fo:font-weight="bold" style:font-size-asian="9pt" style:font-weight-asian="bold" style:font-size-complex="9pt" style:font-weight-complex="bold"/>
    </style:style>
    <style:style style:name="ce371" style:family="table-cell" style:parent-style-name="Default">
      <style:table-cell-properties fo:background-color="#c0c0c0" style:vertical-align="top"/>
      <style:text-properties fo:color="#c0c0c0" fo:font-size="9pt" fo:font-weight="bold" style:font-size-asian="9pt" style:font-weight-asian="bold" style:font-size-complex="9pt" style:font-weight-complex="bold"/>
    </style:style>
    <style:style style:name="ce372" style:family="table-cell" style:parent-style-name="Default">
      <style:table-cell-properties fo:background-color="#ffffff"/>
      <style:text-properties fo:color="#c0c0c0"/>
    </style:style>
    <style:style style:name="ce373" style:family="table-cell" style:parent-style-name="Default" style:data-style-name="N0">
      <style:table-cell-properties fo:background-color="#c0c0c0" style:text-align-source="fix" style:repeat-content="false" fo:border="none"/>
      <style:paragraph-properties fo:text-align="center" fo:margin-left="0mm"/>
      <style:text-properties fo:color="#c0c0c0" fo:font-weight="bold" style:font-weight-asian="bold" style:font-weight-complex="bold"/>
    </style:style>
    <style:style style:name="ce374" style:family="table-cell" style:parent-style-name="Default" style:data-style-name="N10041">
      <style:table-cell-properties fo:background-color="#c0c0c0"/>
      <style:text-properties fo:color="#c0c0c0"/>
    </style:style>
    <style:style style:name="ce375" style:family="table-cell" style:parent-style-name="Default" style:data-style-name="N0">
      <style:table-cell-properties fo:background-color="#c0c0c0"/>
      <style:text-properties fo:color="#c0c0c0"/>
    </style:style>
    <style:style style:name="ce376" style:family="table-cell" style:parent-style-name="Default">
      <style:table-cell-properties fo:background-color="#c0c0c0"/>
      <style:text-properties fo:color="#c0c0c0" fo:font-size="12pt" fo:font-weight="bold" style:font-size-asian="12pt" style:font-weight-asian="bold" style:font-size-complex="12pt" style:font-weight-complex="bold"/>
    </style:style>
    <style:style style:name="ce377" style:family="table-cell" style:parent-style-name="Default">
      <style:table-cell-properties fo:background-color="#c0c0c0"/>
      <style:text-properties fo:color="#c0c0c0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378" style:family="table-cell" style:parent-style-name="Default">
      <style:table-cell-properties fo:background-color="#c0c0c0"/>
      <style:text-properties fo:color="#c0c0c0" fo:font-weight="bold" style:font-weight-asian="bold" style:font-weight-complex="bold"/>
    </style:style>
    <style:style style:name="ce379" style:family="table-cell" style:parent-style-name="Default" style:data-style-name="N131">
      <style:table-cell-properties fo:background-color="#c0c0c0" fo:border="none"/>
      <style:text-properties fo:color="#c0c0c0" fo:font-weight="bold" style:font-weight-asian="bold" style:font-weight-complex="bold"/>
    </style:style>
    <style:style style:name="ce380" style:family="table-cell" style:parent-style-name="Default">
      <style:table-cell-properties fo:background-color="transparent"/>
      <style:text-properties fo:color="#c0c0c0"/>
    </style:style>
    <style:style style:name="ce381" style:family="table-cell" style:parent-style-name="Default">
      <style:table-cell-properties fo:background-color="#c0c0c0" fo:border="none"/>
      <style:text-properties fo:color="#c0c0c0" fo:font-weight="bold" style:font-weight-asian="bold" style:font-weight-complex="bold"/>
    </style:style>
    <style:style style:name="ce382" style:family="table-cell" style:parent-style-name="Default" style:data-style-name="N41">
      <style:table-cell-properties fo:background-color="#c0c0c0" fo:border="none"/>
      <style:text-properties fo:color="#c0c0c0" fo:font-weight="bold" style:font-weight-asian="bold" style:font-weight-complex="bold"/>
    </style:style>
    <style:style style:name="ce383" style:family="table-cell" style:parent-style-name="Default">
      <style:table-cell-properties fo:background-color="transparent"/>
      <style:text-properties fo:color="#ffffff"/>
    </style:style>
    <style:style style:name="ce384" style:family="table-cell" style:parent-style-name="Default">
      <style:table-cell-properties fo:background-color="#c0c0c0" style:text-align-source="fix" style:repeat-content="false"/>
      <style:paragraph-properties fo:text-align="center" fo:margin-left="0mm"/>
      <style:text-properties fo:color="#c0c0c0"/>
    </style:style>
    <style:style style:name="ce385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mm"/>
      <style:text-properties fo:color="#c0c0c0"/>
    </style:style>
    <style:style style:name="ce386" style:family="table-cell" style:parent-style-name="Default" style:data-style-name="N41">
      <style:table-cell-properties fo:background-color="#c0c0c0" style:text-align-source="fix" style:repeat-content="false"/>
      <style:paragraph-properties fo:text-align="center" fo:margin-left="0mm"/>
      <style:text-properties fo:color="#c0c0c0"/>
    </style:style>
    <style:style style:name="ce387" style:family="table-cell" style:parent-style-name="Default" style:data-style-name="N0">
      <style:table-cell-properties fo:background-color="#c0c0c0" style:text-align-source="fix" style:repeat-content="false"/>
      <style:paragraph-properties fo:text-align="center" fo:margin-left="0mm"/>
      <style:text-properties fo:color="#c0c0c0"/>
    </style:style>
    <style:style style:name="ce388" style:family="table-cell" style:parent-style-name="Default" style:data-style-name="N10041">
      <style:table-cell-properties fo:background-color="#c0c0c0" style:text-align-source="fix" style:repeat-content="false"/>
      <style:paragraph-properties fo:text-align="center" fo:margin-left="0mm"/>
      <style:text-properties fo:color="#c0c0c0"/>
    </style:style>
    <style:style style:name="ce389" style:family="table-cell" style:parent-style-name="Default">
      <style:table-cell-properties fo:background-color="#c0c0c0" style:text-align-source="fix" style:repeat-content="false" style:vertical-align="top"/>
      <style:paragraph-properties fo:text-align="center" fo:margin-left="0mm"/>
      <style:text-properties fo:color="#c0c0c0"/>
    </style:style>
    <style:style style:name="ce39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ffff"/>
    </style:style>
    <style:style style:name="ce391" style:family="table-cell" style:parent-style-name="Default" style:data-style-name="N104">
      <style:table-cell-properties fo:background-color="#c0c0c0" style:vertical-align="middle"/>
      <style:text-properties fo:color="#c0c0c0"/>
    </style:style>
    <style:style style:name="ce392" style:family="table-cell" style:parent-style-name="Default" style:data-style-name="N104">
      <style:table-cell-properties fo:background-color="#c0c0c0"/>
      <style:text-properties fo:color="#c0c0c0"/>
    </style:style>
    <style:style style:name="ce393" style:family="table-cell" style:parent-style-name="Default">
      <style:table-cell-properties fo:background-color="#c0c0c0" style:cell-protect="protected" style:print-content="true"/>
      <style:text-properties fo:color="#c0c0c0"/>
    </style:style>
    <style:style style:name="ce394" style:family="table-cell" style:parent-style-name="Default">
      <style:table-cell-properties fo:background-color="#c0c0c0" style:cell-protect="protected" style:print-content="true" style:vertical-align="middle"/>
      <style:text-properties fo:color="#c0c0c0"/>
    </style:style>
    <style:style style:name="ce395" style:family="table-cell" style:parent-style-name="Default">
      <style:table-cell-properties fo:background-color="#c0c0c0" style:vertical-align="middle"/>
      <style:text-properties fo:color="#c0c0c0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396" style:family="table-cell" style:parent-style-name="Default">
      <style:table-cell-properties fo:background-color="#c0c0c0" style:vertical-align="middle"/>
      <style:text-properties fo:color="#c0c0c0" fo:language="en" fo:country="US" style:font-name-asian="Arial" style:language-asian="en" style:country-asian="US" style:font-name-complex="Arial" style:font-size-complex="5.69999980926514pt" style:language-complex="en" style:country-complex="US"/>
    </style:style>
    <style:style style:name="ce397" style:family="table-cell" style:parent-style-name="Default">
      <style:text-properties fo:color="#ffffff"/>
    </style:style>
    <style:style style:name="ce398" style:family="table-cell" style:parent-style-name="Default">
      <style:table-cell-properties style:vertical-align="middle"/>
      <style:text-properties fo:color="#ffffff"/>
    </style:style>
    <style:style style:name="ce399" style:family="table-cell" style:parent-style-name="Default">
      <style:table-cell-properties style:vertical-align="top"/>
      <style:text-properties fo:color="#ffffff"/>
    </style:style>
    <style:style style:name="ce400" style:family="table-cell" style:parent-style-name="Default">
      <style:table-cell-properties style:vertical-align="top"/>
    </style:style>
    <style:style style:name="ce401" style:family="table-cell" style:parent-style-name="Default">
      <style:table-cell-properties fo:background-color="#ffffff" style:cell-protect="protected" style:print-content="true"/>
    </style:style>
    <style:style style:name="ce402" style:family="table-cell" style:parent-style-name="Default">
      <style:table-cell-properties fo:background-color="#ffffff" style:cell-protect="protected" style:print-content="true" style:vertical-align="middle"/>
    </style:style>
    <style:style style:name="ce403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404" style:family="table-cell" style:parent-style-name="Default">
      <style:table-cell-properties fo:background-color="#ffffff" style:cell-protect="protected" style:print-content="true" fo:border="none" style:vertical-align="middle"/>
      <style:text-properties fo:font-weight="bold" style:font-weight-asian="bold" style:font-weight-complex="bold"/>
    </style:style>
    <style:style style:name="ce405" style:family="table-cell" style:parent-style-name="Default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06" style:family="table-cell" style:parent-style-name="Default">
      <style:table-cell-properties fo:border-bottom="0.06pt solid #000000" fo:background-color="#ffffff" style:cell-protect="protected" style:print-content="true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407" style:family="table-cell" style:parent-style-name="Default">
      <style:table-cell-properties fo:border-bottom="0.06pt solid #000000" fo:background-color="#ffffff" style:cell-protect="protected" style:print-content="tru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408" style:family="table-cell" style:parent-style-name="Default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09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wrap-option="no-wrap" fo:border-left="0.06pt solid #000000" fo:border-right="none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10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11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000000"/>
    </style:style>
    <style:style style:name="ce412" style:family="table-cell" style:parent-style-name="Default">
      <style:table-cell-properties fo:border-bottom="0.06pt solid #000000" fo:background-color="#ffffff" style:cell-protect="protected" style:print-content="true" fo:border-left="0.06pt solid #000000" fo:border-right="none" fo:border-top="0.06pt solid #000000" style:vertical-align="middle"/>
      <style:text-properties style:use-window-font-color="true" fo:font-weight="bold" style:font-weight-asian="bold" style:font-weight-complex="bold"/>
    </style:style>
    <style:style style:name="ce413" style:family="table-cell" style:parent-style-name="Default">
      <style:table-cell-properties fo:border-bottom="0.06pt solid #000000" fo:background-color="#ffffff" style:cell-protect="protected" style:print-content="true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414" style:family="table-cell" style:parent-style-name="Default">
      <style:table-cell-properties fo:border-bottom="none" fo:background-color="#ffffff" style:cell-protect="protected" style:print-content="true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415" style:family="table-cell" style:parent-style-name="Default">
      <style:table-cell-properties fo:border-bottom="none" fo:background-color="#ffffff" style:cell-protect="protected" style:print-content="true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416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  <style:text-properties fo:color="#000000"/>
    </style:style>
    <style:style style:name="ce417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418" style:family="table-cell" style:parent-style-name="Default">
      <style:table-cell-properties fo:border-bottom="0.06pt solid #000000" fo:background-color="#ffffff" style:cell-protect="protected" style:print-content="true" style:text-align-source="value-type" style:repeat-content="false" fo:wrap-option="wrap" fo:border-left="0.06pt solid #000000" fo:border-right="none" fo:border-top="0.06pt solid #000000" style:vertical-align="middle"/>
      <style:paragraph-properties fo:margin-left="0mm"/>
      <style:text-properties fo:font-size="9pt" fo:font-weight="bold" style:font-size-asian="9pt" style:font-weight-asian="bold" style:font-size-complex="9pt" style:font-weight-complex="bold"/>
    </style:style>
    <style:style style:name="ce419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20" style:family="table-cell" style:parent-style-name="Default">
      <style:table-cell-properties fo:background-color="#ffffff" style:cell-protect="protected" style:print-content="true" style:vertical-align="middl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421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22" style:family="table-cell" style:parent-style-name="Default" style:data-style-name="N37">
      <style:table-cell-properties fo:border-bottom="0.06pt solid #000000" fo:background-color="#ffffff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fo:color="#0000ff" fo:font-weight="bold" style:font-weight-asian="bold" style:font-weight-complex="bold"/>
    </style:style>
    <style:style style:name="ce423" style:family="table-cell" style:parent-style-name="Default">
      <style:table-cell-properties fo:background-color="#ffffff" style:cell-protect="protected" style:print-content="true" style:vertical-align="middle"/>
      <style:text-properties fo:font-weight="bold" style:font-weight-asian="bold" style:font-weight-complex="bold"/>
    </style:style>
    <style:style style:name="ce424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wrap-option="no-wrap" fo:border-left="none" fo:border-right="none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25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26" style:family="table-cell" style:parent-style-name="Default">
      <style:table-cell-properties fo:border-bottom="0.06pt solid #000000" fo:background-color="#ffffff" style:cell-protect="protected" style:print-content="true" fo:border-left="none" fo:border-right="none" fo:border-top="0.06pt solid #000000" style:vertical-align="middle"/>
      <style:text-properties fo:color="#000000"/>
    </style:style>
    <style:style style:name="ce427" style:family="table-cell" style:parent-style-name="Default">
      <style:table-cell-properties fo:border-bottom="0.06pt solid #000000" fo:background-color="#ffffff" style:cell-protect="protected" style:print-content="true" fo:border-left="none" fo:border-right="none" fo:border-top="0.06pt solid #000000" style:vertical-align="middle"/>
      <style:text-properties style:use-window-font-color="true" fo:font-weight="bold" style:font-weight-asian="bold" style:font-weight-complex="bold"/>
    </style:style>
    <style:style style:name="ce428" style:family="table-cell" style:parent-style-name="Default">
      <style:table-cell-properties fo:border-bottom="none" fo:background-color="#ffffff" style:cell-protect="protected" style:print-content="tru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429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  <style:text-properties fo:color="#ff0000"/>
    </style:style>
    <style:style style:name="ce430" style:family="table-cell" style:parent-style-name="Default">
      <style:table-cell-properties fo:border-bottom="0.06pt solid #000000" fo:background-color="#ffffff" style:cell-protect="protected" style:print-content="true" fo:border-left="none" fo:border-right="none" fo:border-top="0.06pt solid #000000" style:vertical-align="middle"/>
      <style:text-properties fo:font-size="9pt" fo:font-weight="bold" style:font-size-asian="9pt" style:font-weight-asian="bold" style:font-size-complex="9pt" style:font-weight-complex="bold"/>
    </style:style>
    <style:style style:name="ce431" style:family="table-cell" style:parent-style-name="Default">
      <style:table-cell-properties fo:border-bottom="0.06pt solid #000000" fo:background-color="#ffffff" style:cell-protect="protected" style:print-content="true" fo:border-left="none" fo:border-right="none" fo:border-top="none" style:vertical-align="middle"/>
    </style:style>
    <style:style style:name="ce432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33" style:family="table-cell" style:parent-style-name="Default">
      <style:table-cell-properties fo:border-bottom="0.06pt solid #000000" fo:background-color="#ffffff" style:cell-protect="protected" style:print-content="true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434" style:family="table-cell" style:parent-style-name="Default">
      <style:table-cell-properties fo:border-bottom="0.06pt solid #000000" fo:background-color="#ffffff" style:cell-protect="protected" style:print-content="true" fo:border-left="none" fo:border-right="0.06pt solid #000000" fo:border-top="0.06pt solid #000000" style:vertical-align="middle"/>
      <style:text-properties fo:color="#000000"/>
    </style:style>
    <style:style style:name="ce435" style:family="table-cell" style:parent-style-name="Default">
      <style:table-cell-properties fo:border-bottom="0.06pt solid #000000" fo:background-color="#ffffff" style:cell-protect="protected" style:print-content="true" fo:border-left="none" fo:border-right="0.06pt solid #000000" fo:border-top="0.06pt solid #000000" style:vertical-align="middle"/>
      <style:text-properties style:use-window-font-color="true" fo:font-weight="bold" style:font-weight-asian="bold" style:font-weight-complex="bold"/>
    </style:style>
    <style:style style:name="ce436" style:family="table-cell" style:parent-style-name="Default" style:data-style-name="N37">
      <style:table-cell-properties fo:background-color="#ffffff" style:cell-protect="protected" style:print-content="true" fo:border="none"/>
      <style:text-properties fo:color="#0000ff" fo:font-weight="bold" style:font-weight-asian="bold" style:font-weight-complex="bold"/>
    </style:style>
    <style:style style:name="ce437" style:family="table-cell" style:parent-style-name="Default">
      <style:table-cell-properties fo:border-bottom="0.06pt solid #000000" fo:background-color="#ffffff" style:cell-protect="protected" style:print-content="true" fo:border-left="none" fo:border-right="none" fo:border-top="0.06pt solid #000000" style:vertical-align="middle"/>
      <style:text-properties fo:color="#0000ff" fo:font-weight="bold" style:font-weight-asian="bold" style:font-weight-complex="bold"/>
    </style:style>
    <style:style style:name="ce438" style:family="table-cell" style:parent-style-name="Default">
      <style:table-cell-properties fo:background-color="#ffffff" style:cell-protect="protected" style:print-content="tru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39" style:family="table-cell" style:parent-style-name="Default" style:data-style-name="N30">
      <style:table-cell-properties fo:background-color="#ffffff" style:cell-protect="protected" style:print-content="true" fo:border="0.06pt solid #000000"/>
      <style:text-properties fo:color="#000000" fo:font-weight="bold" style:font-weight-asian="bold" style:font-weight-complex="bold"/>
    </style:style>
    <style:style style:name="ce440" style:family="table-cell" style:parent-style-name="Default" style:data-style-name="N37">
      <style:table-cell-properties fo:background-color="#ffffff" style:cell-protect="protected" style:print-content="true" fo:border="0.06pt solid #000000"/>
      <style:text-properties fo:color="#c0c0c0"/>
    </style:style>
    <style:style style:name="ce441" style:family="table-cell" style:parent-style-name="Default">
      <style:table-cell-properties fo:background-color="#ffffff" style:cell-protect="protected" style:print-content="true" fo:border="0.06pt solid #000000"/>
      <style:text-properties fo:color="#c0c0c0"/>
    </style:style>
    <style:style style:name="ce442" style:family="table-cell" style:parent-style-name="Default">
      <style:table-cell-properties fo:background-color="#ffffff" style:cell-protect="protected" style:print-content="true" fo:border="0.06pt solid #000000"/>
      <style:text-properties style:use-window-font-color="true"/>
    </style:style>
    <style:style style:name="ce443" style:family="table-cell" style:parent-style-name="Default">
      <style:table-cell-properties fo:border-bottom="none" fo:background-color="#ffffff" style:cell-protect="protected" style:print-content="true" fo:border-left="none" fo:border-right="none" fo:border-top="0.06pt solid #000000"/>
    </style:style>
    <style:style style:name="ce444" style:family="table-cell" style:parent-style-name="Default">
      <style:table-cell-properties fo:border-bottom="0.06pt solid #000000" fo:background-color="#ffffff" style:cell-protect="protected" style:print-content="true" fo:border-left="none" fo:border-right="none" fo:border-top="none"/>
    </style:style>
    <style:style style:name="ce445" style:family="table-cell" style:parent-style-name="Default">
      <style:table-cell-properties fo:background-color="#ffffff" style:cell-protect="protected" style:print-content="true" fo:border="none"/>
    </style:style>
    <style:style style:name="ce446" style:family="table-cell" style:parent-style-name="Default">
      <style:table-cell-properties fo:border-bottom="0.06pt solid #000000" fo:background-color="#ffffff" style:cell-protect="protected" style:print-content="true" fo:border-left="none" fo:border-right="none" fo:border-top="0.06pt solid #000000"/>
    </style:style>
    <style:style style:name="ce447" style:family="table-cell" style:parent-style-name="Default">
      <style:table-cell-properties fo:border-bottom="0.06pt solid #000000" fo:background-color="#ffffff" style:cell-protect="protected" style:print-content="true" fo:border-left="none" fo:border-right="none" fo:border-top="0.06pt solid #000000"/>
      <style:text-properties fo:font-size="9pt" style:font-size-asian="9pt" style:font-size-complex="9pt"/>
    </style:style>
    <style:style style:name="ce448" style:family="table-cell" style:parent-style-name="Default">
      <style:table-cell-properties fo:border-bottom="none" fo:background-color="#ffffff" style:cell-protect="protected" style:print-content="true" fo:border-left="0.06pt solid #000000" fo:border-right="none" fo:border-top="none"/>
      <style:text-properties fo:font-weight="bold" style:font-weight-asian="bold" style:font-weight-complex="bold"/>
    </style:style>
    <style:style style:name="ce449" style:family="table-cell" style:parent-style-name="Default">
      <style:table-cell-properties fo:border-bottom="0.06pt solid #000000" fo:background-color="#ffffff" style:cell-protect="protected" style:print-content="true" fo:border-left="0.06pt solid #000000" fo:border-right="none" fo:border-top="none"/>
    </style:style>
    <style:style style:name="ce450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51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452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use-window-font-color="true" fo:font-weight="bold" style:font-weight-asian="bold" style:font-weight-complex="bold"/>
    </style:style>
    <style:style style:name="ce453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454" style:family="table-cell" style:parent-style-name="Default">
      <style:table-cell-properties fo:background-color="#ffffff" style:cell-protect="protected" style:print-content="true" style:text-align-source="fix" style:repeat-content="false" fo:border="none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455" style:family="table-cell" style:parent-style-name="Default">
      <style:table-cell-properties fo:background-color="#ffffff" style:cell-protect="protected" style:print-content="true" fo:border="0.06pt solid #000000"/>
      <style:text-properties fo:font-weight="bold" style:font-weight-asian="bold" style:font-weight-complex="bold"/>
    </style:style>
    <style:style style:name="ce456" style:family="table-cell" style:parent-style-name="Default" style:data-style-name="N44">
      <style:table-cell-properties fo:background-color="#ffffff" style:cell-protect="protected" style:print-content="true" fo:border="0.06pt solid #000000"/>
      <style:text-properties fo:color="#000000" fo:font-weight="bold" style:font-weight-asian="bold" style:font-weight-complex="bold"/>
    </style:style>
    <style:style style:name="ce457" style:family="table-cell" style:parent-style-name="Default" style:data-style-name="N41">
      <style:table-cell-properties fo:background-color="#ffffff" style:cell-protect="protected" style:print-content="true" fo:border="0.06pt solid #000000"/>
      <style:text-properties fo:color="#c0c0c0"/>
    </style:style>
    <style:style style:name="ce458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use-window-font-color="true" fo:font-weight="bold" style:font-weight-asian="bold" style:font-weight-complex="bold"/>
    </style:style>
    <style:style style:name="ce459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none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460" style:family="table-cell" style:parent-style-name="Default">
      <style:table-cell-properties fo:background-color="#ffffff" style:cell-protect="protected" style:print-content="true" style:text-align-source="fix" style:repeat-content="false" fo:border="none" style:vertical-align="middle"/>
      <style:paragraph-properties fo:text-align="start" fo:margin-left="0mm"/>
      <style:text-properties fo:color="#000000" fo:font-weight="bold" style:font-weight-asian="bold" style:font-weight-complex="bold"/>
    </style:style>
    <style:style style:name="ce461" style:family="table-cell" style:parent-style-name="Default">
      <style:table-cell-properties fo:border-bottom="none" fo:background-color="#ffffff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462" style:family="table-cell" style:parent-style-name="Default" style:data-style-name="N4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fo:color="#0000ff" fo:font-weight="bold" style:font-weight-asian="bold" style:font-weight-complex="bold"/>
    </style:style>
    <style:style style:name="ce463" style:family="table-cell" style:parent-style-name="Default" style:data-style-name="N4">
      <style:table-cell-properties fo:border-bottom="0.06pt solid #000000" fo:background-color="#ffffff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fo:color="#0000ff" fo:font-weight="bold" style:font-weight-asian="bold" style:font-weight-complex="bold"/>
    </style:style>
    <style:style style:name="ce464" style:family="table-cell" style:parent-style-name="Default" style:data-style-name="N104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465" style:family="table-cell" style:parent-style-name="Default">
      <style:table-cell-properties fo:border-bottom="0.06pt solid #000000" fo:background-color="#ffffff" style:cell-protect="protected" style:print-content="true" fo:border-left="none" fo:border-right="none" fo:border-top="0.06pt solid #000000" style:vertical-align="middle"/>
    </style:style>
    <style:style style:name="ce466" style:family="table-cell" style:parent-style-name="Default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67" style:family="table-cell" style:parent-style-name="Default">
      <style:table-cell-properties fo:background-color="#ffffff" style:cell-protect="protected" style:print-content="true" fo:border="0.06pt solid #000000"/>
    </style:style>
    <style:style style:name="ce468" style:family="table-cell" style:parent-style-name="Default" style:data-style-name="N37">
      <style:table-cell-properties fo:background-color="#ffffff" style:cell-protect="protected" style:print-content="true" fo:border="0.06pt solid #000000"/>
      <style:text-properties fo:color="#000000" fo:font-weight="bold" style:font-weight-asian="bold" style:font-weight-complex="bold"/>
    </style:style>
    <style:style style:name="ce469" style:family="table-cell" style:parent-style-name="Default" style:data-style-name="N4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0.06pt solid #000000"/>
      <style:paragraph-properties fo:text-align="end" fo:margin-left="0mm"/>
    </style:style>
    <style:style style:name="ce470" style:family="table-cell" style:parent-style-name="Default" style:data-style-name="N4">
      <style:table-cell-properties fo:border-bottom="0.06pt solid #000000" fo:background-color="#ffffff" style:cell-protect="none" style:print-content="true" style:text-align-source="fix" style:repeat-content="false" fo:border-left="none" fo:border-right="none" fo:border-top="0.06pt solid #000000"/>
      <style:paragraph-properties fo:text-align="end" fo:margin-left="0mm"/>
      <style:text-properties fo:color="#0000ff" fo:font-weight="bold" style:font-weight-asian="bold" style:font-weight-complex="bold"/>
    </style:style>
    <style:style style:name="ce471" style:family="table-cell" style:parent-style-name="Default">
      <style:table-cell-properties fo:border-bottom="0.06pt solid #000000" fo:background-color="#ffffff" style:cell-protect="protected" style:print-content="true" fo:border-left="none" fo:border-right="0.06pt solid #000000" fo:border-top="0.06pt solid #000000"/>
    </style:style>
    <style:style style:name="ce472" style:family="table-cell" style:parent-style-name="Default">
      <style:table-cell-properties fo:border-bottom="none" fo:background-color="#ffffff" style:cell-protect="protected" style:print-content="true" fo:border-left="none" fo:border-right="0.06pt solid #000000" fo:border-top="none"/>
    </style:style>
    <style:style style:name="ce473" style:family="table-cell" style:parent-style-name="Default">
      <style:table-cell-properties fo:border-bottom="0.06pt solid #000000" fo:background-color="#ffffff" style:cell-protect="protected" style:print-content="true" fo:border-left="none" fo:border-right="0.06pt solid #000000" fo:border-top="none"/>
    </style:style>
    <style:style style:name="ce474" style:family="table-cell" style:parent-style-name="Default">
      <style:table-cell-properties fo:background-color="#ffffff" style:cell-protect="protected" style:print-content="true"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75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6" style:family="table-cell" style:parent-style-name="Default" style:data-style-name="N100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477" style:family="table-cell" style:parent-style-name="Default">
      <style:table-cell-properties fo:border-bottom="0.06pt solid #000000" fo:background-color="#ffffff" style:cell-protect="protected" style:print-content="true" fo:border-left="none" fo:border-right="none" fo:border-top="0.06pt solid #000000" style:vertical-align="middle"/>
      <style:text-properties fo:color="#ffffff"/>
    </style:style>
    <style:style style:name="ce478" style:family="table-cell" style:parent-style-name="Default" style:data-style-name="N41">
      <style:table-cell-properties fo:background-color="#ffffff" style:cell-protect="protected" style:print-content="true" fo:border="0.06pt solid #000000"/>
      <style:text-properties fo:color="#000000" fo:font-weight="bold" style:font-weight-asian="bold" style:font-weight-complex="bold"/>
    </style:style>
    <style:style style:name="ce479" style:family="table-cell" style:parent-style-name="Default">
      <style:table-cell-properties fo:border-bottom="none" fo:background-color="#ffffff" style:cell-protect="protected" style:print-content="true" fo:border-left="none" fo:border-right="0.06pt solid #000000" fo:border-top="0.06pt solid #000000"/>
    </style:style>
    <style:style style:name="ce480" style:family="table-cell" style:parent-style-name="Default" style:data-style-name="N4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481" style:family="table-cell" style:parent-style-name="Default" style:data-style-name="N4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fo:color="#000000" fo:font-weight="bold" style:font-weight-asian="bold" style:font-weight-complex="bold"/>
    </style:style>
    <style:style style:name="ce482" style:family="table-cell" style:parent-style-name="Default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83" style:family="table-cell" style:parent-style-name="Default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top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ce484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485" style:family="table-cell" style:parent-style-name="Default">
      <style:table-cell-properties fo:border-bottom="none" fo:background-color="#ffffff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86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87" style:family="table-cell" style:parent-style-name="Default">
      <style:table-cell-properties fo:border-bottom="none" fo:background-color="#ffffff" style:cell-protect="protected" style:print-content="true" fo:border-left="none" fo:border-right="none" fo:border-top="0.06pt solid #000000"/>
      <style:text-properties fo:font-weight="bold" style:font-weight-asian="bold" style:font-weight-complex="bold"/>
    </style:style>
    <style:style style:name="ce488" style:family="table-cell" style:parent-style-name="Default" style:data-style-name="N104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489" style:family="table-cell" style:parent-style-name="Default">
      <style:table-cell-properties fo:background-color="#ffffff" style:cell-protect="protected" style:print-content="true"/>
      <style:text-properties fo:font-size="9pt" fo:font-weight="bold" style:font-size-asian="9pt" style:font-weight-asian="bold" style:font-size-complex="9pt" style:font-weight-complex="bold"/>
    </style:style>
    <style:style style:name="ce490" style:family="table-cell" style:parent-style-name="Default">
      <style:table-cell-properties fo:border-bottom="0.06pt solid #000000" fo:background-color="#ffffff" style:cell-protect="protected" style:print-content="true" fo:border-left="none" fo:border-right="none" fo:border-top="none"/>
      <style:text-properties fo:color="#ffffff"/>
    </style:style>
    <style:style style:name="ce491" style:family="table-cell" style:parent-style-name="Default" style:data-style-name="N4">
      <style:table-cell-properties fo:border-bottom="0.06pt solid #000000" fo:background-color="#ffffff" style:cell-protect="protected" style:print-content="true" style:text-align-source="value-type" style:repeat-content="false" fo:border-left="0.06pt solid #000000" fo:border-right="none" fo:border-top="0.06pt solid #000000" style:vertical-align="middle"/>
      <style:paragraph-properties fo:margin-left="0mm"/>
      <style:text-properties fo:font-weight="bold" style:font-weight-asian="bold" style:font-weight-complex="bold"/>
    </style:style>
    <style:style style:name="ce492" style:family="table-cell" style:parent-style-name="Default">
      <style:table-cell-properties fo:border-bottom="none" fo:background-color="#ffffff" style:cell-protect="protected" style:print-content="true" fo:border-left="none" fo:border-right="none" fo:border-top="0.06pt solid #000000" style:vertical-align="top"/>
      <style:text-properties fo:font-weight="bold" style:font-weight-asian="bold" style:font-weight-complex="bold"/>
    </style:style>
    <style:style style:name="ce493" style:family="table-cell" style:parent-style-name="Default">
      <style:table-cell-properties fo:background-color="#ffffff" style:cell-protect="protected" style:print-content="true"/>
      <style:text-properties fo:font-weight="bold" style:font-weight-asian="bold" style:font-weight-complex="bold"/>
    </style:style>
    <style:style style:name="ce494" style:family="table-cell" style:parent-style-name="Default" style:data-style-name="N10041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95" style:family="table-cell" style:parent-style-name="Default" style:data-style-name="N4">
      <style:table-cell-properties fo:border-bottom="0.06pt solid #000000" fo:background-color="#ffffff" style:cell-protect="protected" style:print-content="true" style:text-align-source="value-type" style:repeat-content="false" fo:border-left="none" fo:border-right="0.06pt solid #000000" fo:border-top="0.06pt solid #000000" style:vertical-align="middle"/>
      <style:paragraph-properties fo:margin-left="0mm"/>
      <style:text-properties fo:font-weight="bold" style:font-weight-asian="bold" style:font-weight-complex="bold"/>
    </style:style>
    <style:style style:name="ce496" style:family="table-cell" style:parent-style-name="Default" style:data-style-name="N4">
      <style:table-cell-properties fo:border-bottom="0.06pt solid #000000" fo:background-color="#ffffff" style:cell-protect="protected" style:print-content="true" style:text-align-source="value-type" style:repeat-content="false" fo:border-left="none" fo:border-right="0.06pt solid #000000" fo:border-top="0.06pt solid #000000" style:vertical-align="middle"/>
      <style:paragraph-properties fo:margin-left="0mm"/>
      <style:text-properties fo:color="#0000ff" fo:font-weight="bold" style:font-weight-asian="bold" style:font-weight-complex="bold"/>
    </style:style>
    <style:style style:name="ce497" style:family="table-cell" style:parent-style-name="Default" style:data-style-name="N104">
      <style:table-cell-properties fo:border-bottom="0.06pt solid #000000" fo:background-color="#ffffff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498" style:family="table-cell" style:parent-style-name="Default">
      <style:table-cell-properties fo:border-bottom="0.06pt solid #000000" fo:background-color="#ffffff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99" style:family="table-cell" style:parent-style-name="Default">
      <style:table-cell-properties fo:background-color="#ffffff" style:cell-protect="protected" style:print-content="true" style:text-align-source="fix" style:repeat-content="false" fo:border="none" style:vertical-align="middle"/>
      <style:paragraph-properties fo:text-align="end" fo:margin-left="0mm"/>
      <style:text-properties fo:font-weight="bold" style:font-weight-asian="bold" style:font-weight-complex="bold"/>
    </style:style>
    <style:style style:name="ce500" style:family="table-cell" style:parent-style-name="Default" style:data-style-name="N41">
      <style:table-cell-properties fo:background-color="#ffffff" style:cell-protect="protected" style:print-content="true"/>
    </style:style>
    <style:style style:name="ce501" style:family="table-cell" style:parent-style-name="Default" style:data-style-name="N41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02" style:family="table-cell" style:parent-style-name="Default" style:data-style-name="N4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503" style:family="table-cell" style:parent-style-name="Default" style:data-style-name="N104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504" style:family="table-cell" style:parent-style-name="Default" style:data-style-name="N104">
      <style:table-cell-properties fo:background-color="#ffffff" style:cell-protect="protected" style:print-content="true" style:text-align-source="fix" style:repeat-content="false" style:vertical-align="middle"/>
      <style:paragraph-properties fo:text-align="end" fo:margin-left="0mm"/>
      <style:text-properties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ffffff" style:cell-protect="protected" style:print-content="true" fo:border-left="none" fo:border-right="0.06pt solid #000000" fo:border-top="0.06pt solid #000000" style:vertical-align="middle"/>
    </style:style>
    <style:style style:name="ce506" style:family="table-cell" style:parent-style-name="Default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07" style:family="table-cell" style:parent-style-name="Default">
      <style:table-cell-properties fo:background-color="#ffffff" style:cell-protect="protected" style:print-content="true" fo:border="0.06pt solid #000000"/>
      <style:text-properties fo:color="#0000ff" fo:font-weight="bold" style:font-weight-asian="bold" style:font-weight-complex="bold"/>
    </style:style>
    <style:style style:name="ce508" style:family="table-cell" style:parent-style-name="Default">
      <style:table-cell-properties fo:background-color="#ffffff" style:cell-protect="protected" style:print-content="true" fo:border="0.06pt solid #000000"/>
      <style:text-properties style:use-window-font-color="true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ff" style:cell-protect="protected" style:print-content="true" fo:border-left="none" fo:border-right="0.06pt solid #000000" fo:border-top="0.06pt solid #000000"/>
      <style:text-properties fo:font-weight="bold" style:font-weight-asian="bold" style:font-weight-complex="bold"/>
    </style:style>
    <style:style style:name="ce510" style:family="table-cell" style:parent-style-name="Default" style:data-style-name="N10041">
      <style:table-cell-properties fo:border-bottom="0.06pt solid #000000" fo:background-color="#ffffff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11" style:family="table-cell" style:parent-style-name="Default" style:data-style-name="N104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512" style:family="table-cell" style:parent-style-name="Default">
      <style:table-cell-properties fo:border-bottom="0.06pt solid #000000" fo:background-color="#ffffff" style:cell-protect="protected" style:print-content="true" fo:border-left="none" fo:border-right="0.06pt solid #000000" fo:border-top="none"/>
      <style:text-properties fo:color="#ffffff"/>
    </style:style>
    <style:style style:name="ce513" style:family="table-cell" style:parent-style-name="Default" style:data-style-name="N4">
      <style:table-cell-properties fo:border-bottom="0.06pt solid #000000" fo:background-color="#ffffff" style:cell-protect="protected" style:print-content="true" style:text-align-source="fix" style:repeat-content="false" fo:border-left="none" fo:border-right="0.06pt solid #000000" fo:border-top="0.06pt solid #000000"/>
      <style:paragraph-properties fo:text-align="end" fo:margin-left="0mm"/>
    </style:style>
    <style:style style:name="ce514" style:family="table-cell" style:parent-style-name="Default" style:data-style-name="N4">
      <style:table-cell-properties fo:border-bottom="0.06pt solid #000000" fo:background-color="#ffffff" style:cell-protect="protected" style:print-content="true" style:text-align-source="fix" style:repeat-content="false" fo:border-left="none" fo:border-right="0.06pt solid #000000" fo:border-top="0.06pt solid #000000"/>
      <style:paragraph-properties fo:text-align="end" fo:margin-left="0mm"/>
      <style:text-properties fo:color="#0000ff" fo:font-weight="bold" style:font-weight-asian="bold" style:font-weight-complex="bold"/>
    </style:style>
    <style:style style:name="ce515" style:family="table-cell" style:parent-style-name="Default" style:data-style-name="N104">
      <style:table-cell-properties fo:border-bottom="0.06pt solid #000000" fo:background-color="#ffffff" style:cell-protect="protected" style:print-content="true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516" style:family="table-cell" style:parent-style-name="Default">
      <style:table-cell-properties fo:background-color="#ffffff" style:cell-protect="protected" style:print-content="true"/>
      <style:text-properties fo:color="#ffffff"/>
    </style:style>
    <style:style style:name="ce517" style:family="table-cell" style:parent-style-name="Default">
      <style:table-cell-properties fo:background-color="#ffffff" style:cell-protect="protected" style:print-content="true" style:vertical-align="middle"/>
      <style:text-properties fo:color="#ffffff"/>
    </style:style>
    <style:style style:name="ce518" style:family="table-cell" style:parent-style-name="Default" style:data-style-name="N44">
      <style:table-cell-properties fo:background-color="#ffffff" style:cell-protect="protected" style:print-content="true"/>
      <style:text-properties fo:color="#ffffff"/>
    </style:style>
    <style:style style:name="ce519" style:family="table-cell" style:parent-style-name="Default" style:data-style-name="N104">
      <style:table-cell-properties fo:background-color="#ffffff" style:cell-protect="protected" style:print-content="true"/>
      <style:text-properties fo:color="#ffffff"/>
    </style:style>
    <style:style style:name="ce520" style:family="table-cell" style:parent-style-name="Default" style:data-style-name="N0">
      <style:table-cell-properties fo:background-color="#ffffff" style:cell-protect="protected" style:print-content="true"/>
      <style:text-properties fo:color="#ffffff"/>
    </style:style>
    <style:style style:name="ce521" style:family="table-cell" style:parent-style-name="Default" style:data-style-name="N2">
      <style:table-cell-properties fo:background-color="#ffffff" style:cell-protect="protected" style:print-content="true"/>
      <style:text-properties fo:color="#ffffff"/>
    </style:style>
    <style:style style:name="ce522" style:family="table-cell" style:parent-style-name="Default">
      <style:table-cell-properties fo:background-color="#ffffff" style:cell-protect="protected" style:print-content="true"/>
      <style:text-properties fo:color="#000000"/>
    </style:style>
    <style:style style:name="ce523" style:family="table-cell" style:parent-style-name="Default">
      <style:table-cell-properties fo:background-color="#ffffff" style:cell-protect="protected" style:print-content="true"/>
      <style:text-properties fo:color="#ffffff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524" style:family="table-cell" style:parent-style-name="Default">
      <style:table-cell-properties fo:background-color="#ffffff" style:cell-protect="protected" style:print-content="true" style:vertical-align="middle"/>
      <style:text-properties fo:color="#ffffff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525" style:family="table-cell" style:parent-style-name="Default">
      <style:table-cell-properties fo:background-color="#ffffff"/>
    </style:style>
    <style:style style:name="ce526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27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528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29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5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31" style:family="table-cell" style:parent-style-name="Default">
      <style:table-cell-properties fo:background-color="#ffffff" style:vertical-align="middle"/>
    </style:style>
    <style:style style:name="ce532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33" style:family="table-cell" style:parent-style-name="Default">
      <style:table-cell-properties fo:background-color="#83caff" fo:border="0.06pt solid #000000" style:vertical-align="middle"/>
    </style:style>
    <style:style style:name="ce53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35" style:family="table-cell" style:parent-style-name="Default">
      <style:table-cell-properties fo:background-color="#c0c0c0" fo:border="0.06pt solid #000000" style:vertical-align="middle"/>
      <style:text-properties fo:font-weight="bold" style:font-weight-asian="bold" style:font-weight-complex="bold"/>
    </style:style>
    <style:style style:name="ce536" style:family="table-cell" style:parent-style-name="Default">
      <style:table-cell-properties fo:background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3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38" style:family="table-cell" style:parent-style-name="Default">
      <style:table-cell-properties fo:background-color="#ffffff"/>
      <style:text-properties style:use-window-font-color="true"/>
    </style:style>
    <style:style style:name="ce539" style:family="table-cell" style:parent-style-name="Default">
      <style:table-cell-properties fo:background-color="#ffffff"/>
      <style:text-properties fo:color="#0000ff" fo:font-weight="bold" style:font-weight-asian="bold" style:font-weight-complex="bold"/>
    </style:style>
    <style:style style:name="ce540" style:family="table-cell" style:parent-style-name="Default">
      <style:table-cell-properties fo:background-color="#ffffff" style:text-align-source="fix" style:repeat-content="false" fo:wrap-option="no-wrap" style:vertical-align="middle"/>
      <style:paragraph-properties fo:text-align="start" fo:margin-left="0mm"/>
      <style:text-properties fo:color="#0000ff" fo:font-weight="bold" style:font-weight-asian="bold" style:font-weight-complex="bold"/>
    </style:style>
    <style:style style:name="ce541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mm"/>
    </style:style>
    <style:style style:name="ce542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mm"/>
      <style:text-properties style:use-window-font-color="true"/>
    </style:style>
    <style:style style:name="ce543" style:family="table-cell" style:parent-style-name="Default">
      <style:table-cell-properties fo:background-color="#ffffff" fo:border="none"/>
      <style:text-properties style:use-window-font-color="true"/>
    </style:style>
    <style:style style:name="ce544" style:family="table-cell" style:parent-style-name="Default" style:data-style-name="N11">
      <style:table-cell-properties fo:background-color="#ffffff" fo:border="none"/>
      <style:text-properties style:use-window-font-color="true"/>
    </style:style>
    <style:style style:name="ce545" style:family="table-cell" style:parent-style-name="Default" style:data-style-name="N11">
      <style:table-cell-properties fo:background-color="#ffffff" fo:border="none"/>
    </style:style>
    <style:style style:name="ce546" style:family="table-cell" style:parent-style-name="Default">
      <style:table-cell-properties fo:background-color="#ffffff" style:vertical-align="top"/>
      <style:text-properties fo:color="#ff0000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47" style:family="table-cell" style:parent-style-name="Default">
      <style:table-cell-properties fo:background-color="#ffffcc" style:text-align-source="fix" style:repeat-content="false" fo:wrap-option="wrap" fo:border="0.06pt solid #000000"/>
      <style:paragraph-properties fo:text-align="center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9pt" style:language-asian="en" style:country-asian="US" style:font-style-asian="normal" style:font-weight-asian="bold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</style:style>
    <style:style style:name="ce549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mm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50" style:family="table-cell" style:parent-style-name="Default">
      <style:table-cell-properties fo:background-color="#ffffff"/>
      <style:text-properties fo:color="#0000ff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1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552" style:family="table-cell" style:parent-style-name="Default">
      <style:table-cell-properties fo:background-color="#ffffff"/>
      <style:text-properties fo:font-size="12pt" fo:font-weight="bold" style:font-size-asian="12pt" style:font-weight-asian="bold" style:font-size-complex="12pt" style:font-weight-complex="bold"/>
    </style:style>
    <style:style style:name="ce553" style:family="table-cell" style:parent-style-name="Default">
      <style:table-cell-properties fo:background-color="#ffffff"/>
      <style:text-properties fo:font-size="11pt" fo:font-weight="bold" style:font-size-asian="11pt" style:font-weight-asian="bold" style:font-size-complex="11pt" style:font-weight-complex="bold"/>
    </style:style>
    <style:style style:name="ce554" style:family="table-cell" style:parent-style-name="Default">
      <style:table-cell-properties fo:background-color="#ffffff"/>
      <style:text-properties fo:color="#0000ff" fo:font-size="14pt" fo:font-weight="normal" style:font-size-asian="14pt" style:font-weight-asian="normal" style:font-size-complex="14pt" style:font-weight-complex="normal"/>
    </style:style>
    <style:style style:name="ce555" style:family="table-cell" style:parent-style-name="Default">
      <style:table-cell-properties fo:background-color="#ffffff"/>
      <style:text-properties fo:color="#0000ff" fo:font-size="14pt" style:font-size-asian="14pt" style:font-size-complex="14pt"/>
    </style:style>
    <style:style style:name="ce556" style:family="table-cell" style:parent-style-name="Default">
      <style:table-cell-properties fo:background-color="#ffffff"/>
      <style:text-properties fo:color="#0000ff" style:text-outline="false" style:text-line-through-style="none" style:text-line-through-type="none" style:font-name="Times New Roman" fo:font-size="11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.5pt" style:language-asian="en" style:country-asian="US" style:font-style-asian="normal" style:font-weight-asian="bold" style:font-size-complex="6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57" style:family="table-cell" style:parent-style-name="Default">
      <style:table-cell-properties fo:background-color="#ffffff"/>
      <style:text-properties fo:color="#0000ff" style:text-outline="false" style:text-line-through-style="none" style:text-line-through-type="none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8" style:family="table-cell" style:parent-style-name="Default">
      <style:table-cell-properties fo:background-color="#ffcc99" style:text-align-source="fix" style:repeat-content="false" style:vertical-align="middle"/>
      <style:paragraph-properties fo:text-align="center"/>
    </style:style>
    <style:style style:name="ce559" style:family="table-cell" style:parent-style-name="Default">
      <style:table-cell-properties fo:background-color="#ffcc99"/>
    </style:style>
    <style:style style:name="ce560" style:family="table-cell" style:parent-style-name="Default" style:data-style-name="N10">
      <style:table-cell-properties fo:background-color="#ffffcc" style:text-align-source="fix" style:repeat-content="false" fo:border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561" style:family="table-cell" style:parent-style-name="Default" style:data-style-name="N10">
      <style:table-cell-properties fo:background-color="#ffffff" style:text-align-source="fix" style:repeat-content="false" style:vertical-align="middle"/>
      <style:paragraph-properties fo:text-align="end" fo:margin-left="0mm"/>
    </style:style>
    <style:style style:name="ce562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563" style:family="table-cell" style:parent-style-name="Default" style:data-style-name="N108">
      <style:table-cell-properties fo:background-color="#83caff" style:text-align-source="fix" style:repeat-content="false" fo:border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564" style:family="table-cell" style:parent-style-name="Default" style:data-style-name="N10">
      <style:table-cell-properties fo:background-color="#83caff" style:text-align-source="fix" style:repeat-content="false" fo:border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56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566" style:family="table-cell" style:parent-style-name="Default" style:data-style-name="N10">
      <style:table-cell-properties fo:background-color="#c0c0c0" style:text-align-source="fix" style:repeat-content="false" fo:border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567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9pt" style:language-asian="en" style:country-asian="US" style:font-style-asian="normal" style:font-weight-asian="bold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68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569" style:family="table-cell" style:parent-style-name="Default">
      <style:table-cell-properties fo:background-color="#ffffff" fo:border="none"/>
      <style:text-properties fo:color="#000000" style:text-outline="false" style:text-line-through-style="none" style:text-line-through-type="none" style:font-name="Times New Roman" fo:font-size="11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.5pt" style:language-asian="en" style:country-asian="US" style:font-style-asian="normal" style:font-weight-asian="bold" style:font-size-complex="6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70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71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2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.5pt" style:language-asian="en" style:country-asian="US" style:font-style-asian="normal" style:font-weight-asian="normal" style:font-size-complex="6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3" style:family="table-cell" style:parent-style-name="Default" style:data-style-name="N104">
      <style:table-cell-properties fo:background-color="#ffffff" fo:border="0.06pt solid #000000" style:vertical-align="middle"/>
      <style:text-properties fo:color="#0000ff" fo:font-size="10.5pt" fo:font-weight="bold" style:font-size-asian="10.5pt" style:font-weight-asian="bold" style:font-size-complex="10.5pt" style:font-weight-complex="bold"/>
    </style:style>
    <style:style style:name="ce574" style:family="table-cell" style:parent-style-name="Default" style:data-style-name="N104">
      <style:table-cell-properties fo:background-color="#ffffcc" fo:border="0.06pt solid #000000" style:vertical-align="middle"/>
      <style:text-properties fo:font-size="10.5pt" fo:font-weight="bold" style:font-size-asian="10.5pt" style:font-weight-asian="bold" style:font-size-complex="10.5pt" style:font-weight-complex="bold"/>
    </style:style>
    <style:style style:name="ce575" style:family="table-cell" style:parent-style-name="Default" style:data-style-name="N104">
      <style:table-cell-properties fo:background-color="#ffffff" style:vertical-align="middle"/>
      <style:text-properties fo:font-size="10.5pt" fo:font-weight="bold" style:font-size-asian="10.5pt" style:font-weight-asian="bold" style:font-size-complex="10.5pt" style:font-weight-complex="bold"/>
    </style:style>
    <style:style style:name="ce576" style:family="table-cell" style:parent-style-name="Default" style:data-style-name="N104">
      <style:table-cell-properties fo:background-color="#83caff" fo:border="0.06pt solid #000000" style:vertical-align="middle"/>
      <style:text-properties fo:font-size="10.5pt" fo:font-weight="bold" style:font-size-asian="10.5pt" style:font-weight-asian="bold" style:font-size-complex="10.5pt" style:font-weight-complex="bold"/>
    </style:style>
    <style:style style:name="ce577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color="#000000" fo:font-size="9pt" fo:language="en" fo:country="US" fo:font-weight="bold" style:font-name-asian="Arial" style:font-size-asian="9pt" style:language-asian="en" style:country-asian="US" style:font-weight-asian="bold" style:font-name-complex="Arial" style:font-size-complex="5.09999990463257pt" style:language-complex="en" style:country-complex="US" style:font-weight-complex="bold"/>
    </style:style>
    <style:style style:name="ce578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color="#000000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579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color="#000000" fo:font-size="10pt" fo:language="en" fo:country="US" style:font-name-asian="Arial" style:font-size-asian="10pt" style:language-asian="en" style:country-asian="US" style:font-name-complex="Arial" style:font-size-complex="5.65000009536743pt" style:language-complex="en" style:country-complex="US"/>
    </style:style>
    <style:style style:name="ce580" style:family="table-cell" style:parent-style-name="Default">
      <style:table-cell-properties fo:background-color="#ffffcc" style:text-align-source="fix" style:repeat-content="false" fo:wrap-option="wrap" fo:border="0.06pt solid #000000"/>
      <style:paragraph-properties fo:text-align="center" fo:margin-left="0mm"/>
      <style:text-properties fo:color="#000000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581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center" fo:margin-left="0mm"/>
      <style:text-properties fo:font-size="10.5pt" style:font-size-asian="10.5pt" style:font-size-complex="10.5pt"/>
    </style:style>
    <style:style style:name="ce582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mm"/>
    </style:style>
    <style:style style:name="ce583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mm"/>
      <style:text-properties style:use-window-font-color="true" fo:font-weight="bold" style:font-weight-asian="bold" style:font-weight-complex="bold"/>
    </style:style>
    <style:style style:name="ce584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 fo:margin-left="0mm"/>
      <style:text-properties fo:color="#000000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585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0pt" fo:language="en" fo:country="US" style:font-name-asian="Arial" style:font-size-asian="10pt" style:language-asian="en" style:country-asian="US" style:font-name-complex="Arial" style:font-size-complex="5.65000009536743pt" style:language-complex="en" style:country-complex="US"/>
    </style:style>
    <style:style style:name="ce586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87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start" fo:margin-left="0mm"/>
      <style:text-properties fo:color="#000000" style:font-name="Arial" fo:font-size="10pt" fo:language="en" fo:country="US" style:font-name-asian="Times New Roman" style:font-size-asian="11.5pt" style:language-asian="en" style:country-asian="US" style:font-name-complex="Times New Roman" style:font-size-complex="6.5pt" style:language-complex="en" style:country-complex="US"/>
    </style:style>
    <style:style style:name="ce588" style:family="table-cell" style:parent-style-name="Default">
      <style:table-cell-properties fo:background-color="#83caff" style:text-align-source="fix" style:repeat-content="false" fo:wrap-option="wrap" fo:border="0.06pt solid #000000" style:vertical-align="middle"/>
      <style:paragraph-properties fo:text-align="start" fo:margin-left="0mm"/>
      <style:text-properties fo:color="#000000" style:font-name="Arial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589" style:family="table-cell" style:parent-style-name="Default">
      <style:table-cell-properties fo:background-color="#c0c0c0" style:text-align-source="fix" style:repeat-content="false" fo:wrap-option="wrap" fo:border="0.06pt solid #000000" style:vertical-align="middle"/>
      <style:paragraph-properties fo:text-align="start" fo:margin-left="0mm"/>
      <style:text-properties fo:color="#000000" style:font-name="Arial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textarea-horizontal-align="justify" draw:textarea-vertical-align="middle" draw:auto-grow-height="false" fo:min-height="4.2mm" fo:min-width="11.87mm"/>
    </style:style>
    <style:style style:name="gr3" style:family="graphic">
      <style:graphic-properties draw:textarea-horizontal-align="justify" draw:textarea-vertical-align="middle" draw:auto-grow-height="false" fo:min-height="4.16mm" fo:min-width="6.21mm"/>
    </style:style>
    <style:style style:name="gr4" style:family="graphic">
      <style:graphic-properties draw:textarea-horizontal-align="justify" draw:textarea-vertical-align="middle" draw:auto-grow-height="false" fo:min-height="4.11mm" fo:min-width="10.57mm"/>
    </style:style>
    <style:style style:name="gr5" style:family="graphic">
      <style:graphic-properties draw:marker-start="Arrowhead_20_1" draw:marker-start-width="2mm" draw:marker-start-center="false" draw:fill="solid" draw:fill-color="#ffffc0" draw:auto-grow-height="true" draw:auto-grow-width="false" fo:min-height="31.51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Arrowhead_20_1" draw:marker-start-width="2mm" draw:marker-start-center="false" draw:fill="solid" draw:fill-color="#ffffc0" draw:auto-grow-height="true" draw:auto-grow-width="false" fo:min-height="28.85mm" fo:padding-top="1mm" fo:padding-bottom="1mm" fo:padding-left="1mm" fo:padding-right="1mm" draw:shadow="hidden" draw:shadow-offset-x="1mm" draw:shadow-offset-y="1mm" draw:caption-escape-direction="auto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.5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.5pt" style:language-asian="zh" style:country-asian="CN" style:font-style-asian="normal" style:font-weight-asian="bold" style:font-name-complex="Mangal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ff0000" style:text-outline="false" style:text-line-through-style="none" style:text-line-through-type="none" style:font-name="Arial" fo:font-size="10.5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.5pt" style:language-asian="zh" style:country-asian="CN" style:font-style-asian="normal" style:font-weight-asian="bold" style:font-name-complex="Mangal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ff0000" style:text-outline="false" style:text-line-through-style="none" style:text-line-through-type="none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ff0000" style:text-outline="false" style:text-line-through-style="none" style:text-line-through-type="none" style:font-name="Arial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.5pt" style:language-asian="en" style:country-asian="US" style:font-style-asian="normal" style:font-weight-asian="bold" style:font-name-complex="Mangal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ff" style:text-outline="false" style:text-line-through-style="none" style:text-line-through-type="none" style:font-name="Arial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.5pt" style:language-asian="en" style:country-asian="US" style:font-style-asian="normal" style:font-weight-asian="bold" style:font-name-complex="Mangal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font-weight-asian="bold" style:font-weight-complex="bold"/>
    </style:style>
    <style:style style:name="T9" style:family="text">
      <style:text-properties style:font-weight-asian="bold" style:font-weight-complex="bold" fo:color="#ff0000"/>
    </style:style>
    <style:style style:name="T10" style:family="text">
      <style:text-properties fo:color="#ff0000" style:font-size-asian="9pt" style:font-size-complex="9pt" style:font-weight-asian="bold" style:font-weight-complex="bold"/>
    </style:style>
    <style:style style:name="T11" style:family="text">
      <style:text-properties style:font-size-asian="9pt" style:font-size-complex="9pt" style:font-weight-asian="bold" style:font-weight-complex="bold"/>
    </style:style>
    <style:style style:name="T12" style:family="text">
      <style:text-properties fo:color="#ff0000"/>
    </style:style>
    <style:style style:name="T13" style:family="text">
      <style:text-properties fo:color="#0000ff"/>
    </style:style>
    <style:style style:name="T14" style:family="text">
      <style:text-properties fo:color="#ff0000" fo:font-size="12pt" style:text-underline-style="solid" style:text-underline-width="auto" style:text-underline-color="font-color" style:font-size-asian="12pt" style:font-size-complex="12pt"/>
    </style:style>
    <style:style style:name="T15" style:family="text">
      <style:text-properties fo:color="#ff0000" fo:font-size="12pt" style:font-size-asian="12pt" style:font-size-complex="12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color="#0000ff" style:text-underline-style="solid" style:text-underline-width="auto" style:text-underline-color="font-color"/>
    </style:style>
    <style:style style:name="T18" style:family="text">
      <style:text-properties fo:color="#0000ff" fo:font-size="14pt" style:font-size-asian="14pt" style:font-size-complex="14pt"/>
    </style:style>
    <style:style style:name="T19" style:family="text">
      <style:text-properties fo:color="#ff0000" style:text-underline-style="solid" style:text-underline-width="auto" style:text-underline-color="font-color"/>
    </style:style>
    <style:style style:name="T20" style:family="text">
      <style:text-properties fo:color="#0000ff" fo:font-size="10pt" style:text-underline-style="solid" style:text-underline-width="auto" style:text-underline-color="font-color" style:font-size-asian="10pt" style:font-size-complex="10pt"/>
    </style:style>
    <style:style style:name="T21" style:family="text">
      <style:text-properties fo:color="#000000" style:font-name="Times New Roman;Times New Roman" fo:font-size="11.5pt" style:font-name-asian="Times New Roman;Times New Roman" style:font-name-complex="Times New Roman;Times New Roman" style:font-size-asian="11.5pt" style:font-size-complex="6.5pt"/>
    </style:style>
    <style:style style:name="T22" style:family="text">
      <style:text-properties fo:color="#000000" fo:font-size="11.5pt" fo:font-weight="bold" style:text-underline-style="solid" style:text-underline-width="auto" style:text-underline-color="font-color" style:font-name-asian="Times New Roman;Times New Roman" style:font-name-complex="Times New Roman;Times New Roman" style:font-size-asian="11.5pt" style:font-size-complex="6.5pt" style:font-weight-asian="bold" style:font-weight-complex="bold"/>
    </style:style>
    <style:style style:name="T23" style:family="text">
      <style:text-properties fo:color="#000000" fo:font-size="11.5pt" fo:font-weight="bold" style:font-name-asian="Times New Roman;Times New Roman" style:font-name-complex="Times New Roman;Times New Roman" style:font-size-asian="11.5pt" style:font-size-complex="6.5pt" style:font-weight-asian="bold" style:font-weight-complex="bold" style:text-underline-style="none" style:text-underline-color="font-color"/>
    </style:style>
    <style:style style:name="T24" style:family="text">
      <style:text-properties fo:color="#000000" style:font-name-asian="Times New Roman;Times New Roman" style:font-name-complex="Times New Roman;Times New Roman" style:font-size-asian="11.5pt" style:font-size-complex="6.5pt" style:text-underline-style="none" style:text-underline-color="font-color" fo:font-size="12pt" fo:font-weight="normal" style:font-weight-asian="normal" style:font-weight-complex="normal"/>
    </style:style>
    <style:style style:name="T25" style:family="text">
      <style:text-properties fo:color="#000000" style:font-name-asian="Times New Roman;Times New Roman" style:font-name-complex="Times New Roman;Times New Roman" style:font-size-asian="11.5pt" style:font-size-complex="6.5pt" style:text-underline-style="none" style:text-underline-color="font-color" fo:font-size="12pt" fo:font-weight="bold" style:font-weight-asian="bold" style:font-weight-complex="bold"/>
    </style:style>
    <style:style style:name="T26" style:family="text">
      <style:text-properties style:text-underline-style="solid" style:text-underline-width="auto" style:text-underline-color="font-color" style:font-weight-asian="bold" style:font-weight-complex="bold"/>
    </style:style>
    <style:style style:name="T27" style:family="text">
      <style:text-properties style:font-weight-asian="bold" style:font-weight-complex="bold" fo:color="#000000" fo:font-size="11.5pt" style:text-underline-style="none" style:text-underline-color="font-color" style:font-name-asian="Times New Roman;Times New Roman" style:font-name-complex="Times New Roman;Times New Roman" style:font-size-asian="11.5pt" style:font-size-complex="6.5pt"/>
    </style:style>
    <style:style style:name="T28" style:family="text">
      <style:text-properties style:font-weight-asian="bold" style:font-weight-complex="bold" fo:color="#000000" style:text-underline-style="none" style:text-underline-color="font-color" style:font-name-asian="Times New Roman;Times New Roman" style:font-name-complex="Times New Roman;Times New Roman" fo:font-size="12pt" style:font-size-asian="10pt" style:font-size-complex="10pt"/>
    </style:style>
    <style:style style:name="T29" style:family="text">
      <style:text-properties style:text-underline-style="solid" style:text-underline-width="auto" style:text-underline-color="font-color" style:font-size-asian="10pt" style:font-size-complex="10pt" style:font-weight-asian="bold" style:font-weight-complex="bold"/>
    </style:style>
    <style:style style:name="T30" style:family="text">
      <style:text-properties style:font-size-asian="10pt" style:font-size-complex="10pt" style:font-weight-asian="bold" style:font-weight-complex="bold" style:text-underline-style="none" style:text-underline-color="font-color"/>
    </style:style>
  </office:automatic-styles>
  <office:body>
    <office:spreadsheet>
      <table:content-validations>
        <table:content-validation table:name="val1" table:base-cell-address="'LISTA EMPREGADO'.B3">
          <table:help-message table:title="Empregado" table:display="true">
            <text:p>Informar o nome do EMPREGADO que irá receber o adiantamento.</text:p>
          </table:help-message>
        </table:content-validation>
        <table:content-validation table:name="val2" table:base-cell-address="'LISTA EMPREGADO'.C3">
          <table:help-message table:title=" Matrícula completa (com dígito verificador) " table:display="true">
            <text:p>Informar o nº <text:s/>completo (com o dígito</text:p>
            <text:p> verificador) <text:s/>da MATRÍCULA do empregado que irá receber o adiantamento.</text:p>
            <text:p/>
            <text:p>EXEMPLO: 0654-9</text:p>
          </table:help-message>
        </table:content-validation>
        <table:content-validation table:name="val3" table:base-cell-address="'LISTA EMPREGADO'.D3">
          <table:help-message table:title=" CPF" table:display="true">
            <text:p>Informar o nº do CPF do empregado que irá receber o adiantamento.</text:p>
            <text:p/>
            <text:p>Digitar considerando PONTOS e HÍFEN</text:p>
            <text:p/>
            <text:p>EX: 123.456.789-00</text:p>
          </table:help-message>
        </table:content-validation>
        <table:content-validation table:name="val4" table:base-cell-address="'LISTA EMPREGADO'.E3">
          <table:help-message table:title="CARTEIRA DE IDENTIDADE" table:display="true">
            <text:p>Informar o nº da CARTEIRA DE IDENTIDADE do empregado que irá receber o adiantamento.</text:p>
          </table:help-message>
        </table:content-validation>
        <table:content-validation table:name="val5" table:base-cell-address="'LISTA EMPREGADO'.F3">
          <table:help-message table:title=" Cargo do Empregado" table:display="true">
            <text:p>Informar o cargo de enquadramento do empregado que irá receber o adiantamento.</text:p>
          </table:help-message>
        </table:content-validation>
        <table:content-validation table:name="val6" table:base-cell-address="'LISTA EMPREGADO'.G3">
          <table:help-message table:title=" Unidade – CPI / Cidade" table:display="true">
            <text:p>Informar o nome da unidade de trabalho do empregado, Nº da CPI e sua respectiva cidade.</text:p>
            <text:p>EX:</text:p>
            <text:p># UREGI -CPI G0037- UBERABA;</text:p>
            <text:p># UPEC - CPI F0002 - BELO HORIZONTE;</text:p>
            <text:p>#UREGI- UBERABA - ESLOC - CPI H0313 - <text:s/>IPATINGA</text:p>
          </table:help-message>
        </table:content-validation>
        <table:content-validation table:name="val7" table:base-cell-address="'LISTA EMPREGADO'.H3">
          <table:help-message table:title=" E-mail" table:display="true">
            <text:p>Informar o e-mail do empregado que irá receber o adiantamento.</text:p>
          </table:help-message>
        </table:content-validation>
        <table:content-validation table:name="val8" table:base-cell-address="'LISTA EMPREGADO'.I3">
          <table:help-message table:title=" Nº Conta do EMPREGADO SOLICITANTE" table:display="true">
            <text:p>Informar o nº da CONTA bancária do empregado solicitante, o</text:p>
            <text:p> qual deverá ser depositado o adiantamento.</text:p>
          </table:help-message>
        </table:content-validation>
        <table:content-validation table:name="val9" table:base-cell-address="'LISTA EMPREGADO'.J3">
          <table:help-message table:title=" Agência Nº do EMPREGADO SOLICITANTE" table:display="true">
            <text:p>Informar o nº da AGÊNCIA bancária da conta do empregado solicitante.</text:p>
          </table:help-message>
        </table:content-validation>
        <table:content-validation table:name="val10" table:base-cell-address="'LISTA EMPREGADO'.K3">
          <table:help-message table:title=" Banco do EMPREGADO SOLICITANTE" table:display="true">
            <text:p>Informar o nome do BANCO da conta do empregado solicitante.</text:p>
          </table:help-message>
        </table:content-validation>
        <table:content-validation table:name="val11" table:base-cell-address="'LISTA EMPREGADO'.B29">
          <table:help-message table:title="CIDADE ENVOLVIDA NO ROTEIRO" table:display="true">
            <text:p>Informar neste campo a CIDADE de ORIGEM</text:p>
            <text:p/>
            <text:p>OBS: Campo extreito, abreviar o nome.</text:p>
            <text:p/>
            <text:p>Ex: S.João Lapa; ou <text:s/>BH ou S.J. del Rey.</text:p>
          </table:help-message>
        </table:content-validation>
        <table:content-validation table:name="val12" table:base-cell-address="'LISTA EMPREGADO'.B30">
          <table:help-message table:title="CIDADE ENVOLVIDA NO ROTEIRO" table:display="true">
            <text:p>OBS: Campo extreito, abreviar o nome.</text:p>
            <text:p/>
            <text:p>Ex: S.João Lapa; ou <text:s/>BH ou S.J. del Rey.</text:p>
          </table:help-message>
        </table:content-validation>
        <table:content-validation table:name="val13" table:condition="of:cell-content-is-in-list([$'CADASTRO 1'.$AZ$3:.$AZ$200])" table:allow-empty-cell="true" table:display-list="unsorted" table:base-cell-address="'CADASTRO 1'.D4">
          <table:help-message table:title="Empregado:" table:display="true">
            <text:p>Clicar e escolher o nome do Empregado cadastrado na planilha "LISTA EMPREGADO"</text:p>
            <text:p/>
            <text:p>ATENÇÃO! A listagem dos empregados estará disponível,neste</text:p>
            <text:p> campo, SOMENTE após efetuar o cadastro na planilha " LISTA</text:p>
            <text:p> EMPREGADO".</text:p>
          </table:help-message>
        </table:content-validation>
        <table:content-validation table:name="val14" table:base-cell-address="'CADASTRO 1'.D5">
          <table:help-message table:title="Matrícula:" table:display="true">
            <text:p>Preenchimento automático após o preenchimento do campo "Empregado".</text:p>
          </table:help-message>
          <table:error-message table:message-type="stop" table:display="true">
            <text:p>Informar o nº <text:s/>completo (com o dígito</text:p>
            <text:p> verificador) <text:s/>da MATRÍCULA do empregado que irá receber o adiantamento.</text:p>
            <text:p/>
            <text:p>EXEMPLO: 0654-9</text:p>
          </table:error-message>
        </table:content-validation>
        <table:content-validation table:name="val15" table:base-cell-address="'CADASTRO 1'.D6">
          <table:help-message table:title="CPF:" table:display="true">
            <text:p>Preenchimento automático após o preenchimento do campo "Empregado".</text:p>
          </table:help-message>
        </table:content-validation>
        <table:content-validation table:name="val16" table:base-cell-address="'CADASTRO 1'.D7">
          <table:help-message table:title="Carteira de Identidade:" table:display="true">
            <text:p>Preenchimento automático após o preenchimento do campo "Empregado".</text:p>
          </table:help-message>
        </table:content-validation>
        <table:content-validation table:name="val17" table:base-cell-address="'CADASTRO 1'.D8">
          <table:help-message table:title="Cargo do Empregado:" table:display="true">
            <text:p>Preenchimento automático após o preenchimento do campo "Empregado".</text:p>
          </table:help-message>
        </table:content-validation>
        <table:content-validation table:name="val18" table:condition="of:cell-content-is-in-list([$'CADASTRO 1'.$V$2:.$V$3])" table:allow-empty-cell="true" table:display-list="unsorted" table:base-cell-address="'CADASTRO 1'.D9">
          <table:help-message table:title="FAIXA:" table:display="true">
            <text:p>Clicar na seta e escolher a FAIXA correspondente ao enquadramento</text:p>
            <text:p> do empregado, conforme o Cargo que ele ocupa:</text:p>
            <text:p/>
            <text:p>FAIXA I</text:p>
            <text:p>FAIXA II</text:p>
          </table:help-message>
        </table:content-validation>
        <table:content-validation table:name="val19" table:base-cell-address="'CADASTRO 1'.D10">
          <table:help-message table:title="Unidade - CPI/ Cidade:" table:display="true">
            <text:p>Preenchimento automático após o preenchimento do campo "Empregado".</text:p>
          </table:help-message>
        </table:content-validation>
        <table:content-validation table:name="val20" table:base-cell-address="'CADASTRO 1'.D11">
          <table:help-message table:title="E-mail:" table:display="true">
            <text:p>Preenchimento automático após o preenchimento do campo "Empregado".</text:p>
          </table:help-message>
        </table:content-validation>
        <table:content-validation table:name="val21" table:base-cell-address="'CADASTRO 1'.D12">
          <table:help-message table:title="Nº Conta:" table:display="true">
            <text:p>Preenchimento automático após o preenchimento do campo "Empregado".</text:p>
          </table:help-message>
        </table:content-validation>
        <table:content-validation table:name="val22" table:base-cell-address="'CADASTRO 1'.D13">
          <table:help-message table:title=" Agência Nº:" table:display="true">
            <text:p>Preenchimento automático após o preenchimento do campo "Empregado".</text:p>
          </table:help-message>
        </table:content-validation>
        <table:content-validation table:name="val23" table:base-cell-address="'CADASTRO 1'.D14">
          <table:help-message table:title="Banco:" table:display="true">
            <text:p>Preenchimento automático após o preenchimento do campo "Empregado".</text:p>
          </table:help-message>
        </table:content-validation>
        <table:content-validation table:name="val24" table:base-cell-address="'LISTA EMPREGADO'.D15">
          <table:help-message table:title="Banco:" table:display="false">
            <text:p>Informar o nome do Banco da conta do empregado solicitante.</text:p>
          </table:help-message>
        </table:content-validation>
        <table:content-validation table:name="val25" table:base-cell-address="'LISTA EMPREGADO'.D16">
          <table:help-message table:title="Nº Convênio:" table:display="true">
            <text:p>Informar o nº do Convênio/Contrato de repasse do financiador da viagem.</text:p>
            <text:p/>
            <text:p>Atenção! No caso de PROGRAMA GERAL:</text:p>
            <text:p>digitar PROGRAMA GERAL</text:p>
          </table:help-message>
        </table:content-validation>
        <table:content-validation table:name="val26" table:base-cell-address="'LISTA EMPREGADO'.D17">
          <table:help-message table:title="Nome da Verba" table:display="true">
            <text:p>Informar o nome da VERBA do Convênio/Contrato de repasse.</text:p>
          </table:help-message>
        </table:content-validation>
        <table:content-validation table:name="val27" table:base-cell-address="'LISTA EMPREGADO'.D17">
          <table:help-message table:title="Código Histórico:" table:display="true">
            <text:p>Informar o CÓDIGO HISTÓRICO da VERBA.</text:p>
          </table:help-message>
        </table:content-validation>
        <table:content-validation table:name="val28" table:base-cell-address="'LISTA EMPREGADO'.D19">
          <table:help-message table:title="CPI " table:display="true">
            <text:p>Informar o <text:s/>Código Padrão de Identificação (CPI) da unidade</text:p>
            <text:p> orçamentária a <text:s/>qual serão apropriados os valores das despesas com a viagem.</text:p>
          </table:help-message>
        </table:content-validation>
        <table:content-validation table:name="val29" table:base-cell-address="'CADASTRO 1'.D20">
          <table:help-message table:title="Presidente CABEFE (Nome/Matrícula):" table:display="true">
            <text:p>Informar o nome e a matrícula do PRESIDENTE CABEFE responsável pela autorização do adiantamento.</text:p>
          </table:help-message>
        </table:content-validation>
        <table:content-validation table:name="val30" table:base-cell-address="'LISTA EMPREGADO'.D21">
          <table:help-message table:title="Nº Conta Bancária:" table:display="true">
            <text:p>Informar <text:s/>nº da CONTA BANCÁRIA <text:s/>do <text:s/>CONVÊNIO/ CONTRATO DE REPASSE.</text:p>
            <text:p/>
            <text:p>A) No caso de PROGRAMA GERAL - UREGI,</text:p>
            <text:p>deixar o campo em braco;</text:p>
            <text:p/>
            <text:p>B) No caso de PROGRAMA GERAL - UNIDADE CENTRAL,</text:p>
            <text:p>digitar o seguinte nº da conta : Nº 28.407 - 6</text:p>
          </table:help-message>
        </table:content-validation>
        <table:content-validation table:name="val31" table:base-cell-address="'LISTA EMPREGADO'.D22">
          <table:help-message table:title="Agência Nº:" table:display="true">
            <text:p>Informar <text:s text:c="2"/>nº da AGÊNCIA bancária <text:s/>da conta <text:s/>do CONVÊNIO/CONTRATO DE REPASSE</text:p>
            <text:p/>
            <text:p>A) No caso de PROGRAMA GERAL - <text:s/>UREGI - </text:p>
            <text:p>deixar o campo em branco;</text:p>
            <text:p/>
            <text:p>B) No caso de PROGRAMA GERAL - UNIDADE CENTRAL</text:p>
            <text:p>digitar o <text:s/>seguinte nº da Agência: 1615 - 2</text:p>
          </table:help-message>
        </table:content-validation>
        <table:content-validation table:name="val32" table:base-cell-address="'LISTA EMPREGADO'.D23">
          <table:help-message table:title="Banco:" table:display="true">
            <text:p>Informar o <text:s/>nome do BANCO da conta do CONVÊNIO/ CONTRATO DE REPASSE.</text:p>
            <text:p/>
            <text:p>A) No caso de PROGRAMA GERAL - UREGI -</text:p>
            <text:p>deixar o campo em branco;</text:p>
            <text:p/>
            <text:p>B) No caso de PROGRAMA GERAL - UNIDADE CENTRAL -</text:p>
            <text:p>digitar BANCO DO BRASIL</text:p>
          </table:help-message>
        </table:content-validation>
        <table:content-validation table:name="val33" table:base-cell-address="'LISTA EMPREGADO'.D14">
          <table:help-message table:title="Banco:" table:display="true">
            <text:p>Informar o nome do Banco da conta do empregado solicitante.</text:p>
          </table:help-message>
        </table:content-validation>
        <table:content-validation table:name="val34" table:condition="of:cell-content-is-in-list([$'CADASTRO 1'.$W$2:.$W$3])" table:allow-empty-cell="true" table:display-list="unsorted" table:base-cell-address="'CADASTRO 1'.D25">
          <table:help-message table:title="Equiparação de Diárias:" table:display="true">
            <text:p>Clicar na seta e escolher a opção:</text:p>
            <text:p/>
            <text:p>- NÃO;</text:p>
            <text:p>- SIM p/ <text:s/>FAIXA II;</text:p>
          </table:help-message>
        </table:content-validation>
        <table:content-validation table:name="val35" table:condition="of:cell-content-is-in-list([$'CADASTRO 1'.$T$2:.$T$17])" table:allow-empty-cell="true" table:display-list="unsorted" table:base-cell-address="'LISTA EMPREGADO'.D46"/>
        <table:content-validation table:name="val36" table:base-cell-address="'LISTA EMPREGADO'.D50">
          <table:help-message table:title="ATENÇÃO!" table:display="true">
            <text:p>Para informar MEIA NOITE usar o formato: 00:00.</text:p>
          </table:help-message>
        </table:content-validation>
        <table:content-validation table:name="val37" table:condition="of:cell-content-is-in-list([$'CADASTRO 1'.$O$2:.$O$4])" table:allow-empty-cell="true" table:display-list="unsorted" table:base-cell-address="'LISTA EMPREGADO'.F51"/>
        <table:content-validation table:name="val38" table:condition="of:cell-content-is-in-list([$'CADASTRO 1'.$Y$2:.$Y$4])" table:allow-empty-cell="true" table:display-list="unsorted" table:base-cell-address="'LISTA EMPREGADO'.F81"/>
        <table:content-validation table:name="val39" table:condition="of:cell-content-is-in-list([$'CADASTRO 1'.$O$2:.$O$4])" table:allow-empty-cell="true" table:display-list="unsorted" table:base-cell-address="'LISTA EMPREGADO'.F60"/>
        <table:content-validation table:name="val40" table:condition="of:cell-content-is-in-list([$'CADASTRO 1'.$O$2:.$O$4])" table:allow-empty-cell="true" table:display-list="unsorted" table:base-cell-address="'LISTA EMPREGADO'.F69"/>
        <table:content-validation table:name="val41" table:condition="of:cell-content-is-in-list([$'CADASTRO 1'.$O$2:.$O$4])" table:allow-empty-cell="true" table:display-list="unsorted" table:base-cell-address="'LISTA EMPREGADO'.F78"/>
        <table:content-validation table:name="val42" table:condition="of:cell-content-is-in-list([$'CADASTRO 1'.$O$2:.$O$4])" table:allow-empty-cell="true" table:display-list="unsorted" table:base-cell-address="'LISTA EMPREGADO'.F93"/>
        <table:content-validation table:name="val43" table:condition="of:cell-content-is-in-list([$'CADASTRO 1'.$O$2:.$O$4])" table:allow-empty-cell="true" table:display-list="unsorted" table:base-cell-address="'LISTA EMPREGADO'.F102"/>
        <table:content-validation table:name="val44" table:condition="of:cell-content-is-in-list([$'CADASTRO 1'.$O$2:.$O$4])" table:allow-empty-cell="true" table:display-list="unsorted" table:base-cell-address="'LISTA EMPREGADO'.F111"/>
        <table:content-validation table:name="val45" table:condition="of:cell-content-is-in-list([$'CADASTRO 1'.$O$2:.$O$4])" table:allow-empty-cell="true" table:display-list="unsorted" table:base-cell-address="'LISTA EMPREGADO'.F120"/>
        <table:content-validation table:name="val46" table:condition="of:cell-content-is-in-list([$'CADASTRO 1'.$O$2:.$O$4])" table:allow-empty-cell="true" table:display-list="unsorted" table:base-cell-address="'LISTA EMPREGADO'.F129"/>
        <table:content-validation table:name="val47" table:condition="of:cell-content-is-in-list([$'CADASTRO 1'.$O$2:.$O$4])" table:allow-empty-cell="true" table:display-list="unsorted" table:base-cell-address="'LISTA EMPREGADO'.F138"/>
        <table:content-validation table:name="val48" table:condition="of:cell-content-is-in-list([$'CADASTRO 1'.$O$2:.$O$4])" table:allow-empty-cell="true" table:display-list="unsorted" table:base-cell-address="'LISTA EMPREGADO'.F148"/>
        <table:content-validation table:name="val49" table:condition="of:cell-content-is-in-list([$'CADASTRO 1'.$Z$2:.$Z$4])" table:allow-empty-cell="true" table:display-list="unsorted" table:base-cell-address="'LISTA EMPREGADO'.F266"/>
        <table:content-validation table:name="val50" table:base-cell-address="'LISTA EMPREGADO'.G2">
          <table:help-message table:title="COMO PREENCHER" table:display="true">
            <text:p>1- Entrar na <text:s/>planilha "CADASTRO 1" e preencher todos <text:s/>os campos, no espaço <text:s/>em branco.</text:p>
            <text:p/>
            <text:p>2- Entrar na planilha "RELATÓRIO 1" e preencher somente os campos:</text:p>
            <text:p> <text:s text:c="5"/>a) VALOR RECEBIDO;</text:p>
            <text:p> <text:s text:c="4"/>b) DESPESA REALIZADA;</text:p>
            <text:p> <text:s text:c="5"/>c) EMPREGADO SOLICITANTE / DATA.</text:p>
            <text:p>Os demais campos serão preenchidos após o preenchimento da</text:p>
            <text:p>planilha CADASTRO 1.</text:p>
            <text:p/>
            <text:p>OBS: Para facilitar o preenchimento, use a tecla " tab", para o</text:p>
            <text:p> cursor <text:s/>ir até os campos que estão desprotegidos e disponíveis para o preenchimento.</text:p>
            <text:p/>
            <text:p>ATENÇÃO!</text:p>
            <text:p>ESTA PLANILHA NÃO CALCULA HORAS PARTICULARES A DEDUZIR.</text:p>
          </table:help-message>
        </table:content-validation>
        <table:content-validation table:name="val51" table:base-cell-address="'LISTA EMPREGADO'.G68">
          <table:help-message table:title="POUSADA" table:display="false">
            <text:p>Clique na seta e escolha a opção:</text:p>
            <text:p/>
            <text:p> - SEM COMPROVAÇÃO;</text:p>
            <text:p> - COM COMPROVAÇÃO;</text:p>
            <text:p> - NÃO POUSADA</text:p>
          </table:help-message>
        </table:content-validation>
        <table:content-validation table:name="val52" table:base-cell-address="'LISTA EMPREGADO'.H82">
          <table:help-message table:title="NOTA FISCAL POUSADA:" table:display="false">
            <text:p>Quando o TIPO DE DIÁRIA for:</text:p>
            <text:p/>
            <text:p>* ALIMENTAÇÃO + POUSADA COM COMPROVAÇÃO ou</text:p>
            <text:p/>
            <text:p>* ALIMENTAÇÃO GRATUITA + POUSADA COM COMPROVAÇÃO</text:p>
            <text:p/>
            <text:p>informar o valor de 1 (uma) pernoite comprovada na NOTA FISCAL do hotel.</text:p>
            <text:p/>
            <text:p>ATENÇÃO! Se o valor de 1 (uma) pernoite comprovada na</text:p>
            <text:p> NOTA FISCAL do hotel for MAIOR que o LIMITE DA DIÁRIA, a</text:p>
            <text:p> EMATER-MG não aceitará a NOTA FISCAL como comprovante.</text:p>
            <text:p> Sendo assim, terá que escolher a opção:</text:p>
            <text:p/>
            <text:p>* ALIMENTAÇÃO + POUSADA SEM COMPROVAÇÃO</text:p>
          </table:help-message>
        </table:content-validation>
        <table:content-validation table:name="val53" table:base-cell-address="'LISTA EMPREGADO'.I18">
          <table:help-message table:title=" META/AÇÃO." table:display="true">
            <text:p>Informar o número da META/AÇÃO.</text:p>
          </table:help-message>
        </table:content-validation>
        <table:content-validation table:name="val54" table:base-cell-address="'LISTA EMPREGADO'.I46">
          <table:help-message table:title="PLACA DO VEÍCULO:" table:display="true">
            <text:p>Se o transporte utilizado for VEÍCULO DA EMATER-MG, informar o Nº da PLACA.</text:p>
          </table:help-message>
        </table:content-validation>
        <table:content-validation table:name="val55" table:condition="of:cell-content-is-in-list([$'CADASTRO 1'.$O$5:.$O$6])" table:allow-empty-cell="true" table:display-list="unsorted" table:base-cell-address="'LISTA EMPREGADO'.K30">
          <table:help-message table:title="ATENÇÃO! PREENCHIMENTO OBRIGATÓRIO." table:display="true">
            <text:p>Clicar na seta e <text:s/>escolher a opção:</text:p>
            <text:p/>
            <text:p> a) TRAB / HOSP - ( se na cidade o empregado trabalhou e hospedou )</text:p>
            <text:p/>
            <text:p> b) TRAB <text:s/>- ( se na cidade o empregado somente trabalhou );</text:p>
          </table:help-message>
        </table:content-validation>
        <table:content-validation table:name="val56" table:base-cell-address="'LISTA EMPREGADO'.D4">
          <table:help-message table:title="Empregado:" table:display="true">
            <text:p>Informar o nome do EMPREGADO que irá receber as diárias solicitadas.</text:p>
          </table:help-message>
        </table:content-validation>
        <table:content-validation table:name="val57" table:base-cell-address="'RELATÓRIO 1'.D5">
          <table:help-message table:title="Matrícula:" table:display="false">
            <text:p>Informar o nº da MATRÍCULA do empregado que irá receber as diárias solicitadas.</text:p>
          </table:help-message>
        </table:content-validation>
        <table:content-validation table:name="val58" table:base-cell-address="'RELATÓRIO 1'.D6">
          <table:help-message table:title="Cargo /Função:" table:display="false">
            <text:p>Informar o cargo e a função do empregado que irá receber as diárias solicitadas.</text:p>
          </table:help-message>
        </table:content-validation>
        <table:content-validation table:name="val59" table:base-cell-address="'RELATÓRIO 1'.D7">
          <table:help-message table:title="Unidade / cidade:" table:display="false">
            <text:p>Informar o nome da unidade de trabalho do empregado e sua respectiva cidade.</text:p>
            <text:p>EX:</text:p>
            <text:p># UREGI - UBERABA;</text:p>
            <text:p># DETEC - BELO HORIZONTE;</text:p>
            <text:p>#UREGI- UBERABA - ESLOC - IPATINGA</text:p>
          </table:help-message>
        </table:content-validation>
        <table:content-validation table:name="val60" table:base-cell-address="'RELATÓRIO 1'.D8">
          <table:help-message table:title="E-mail:" table:display="false">
            <text:p>Informar o e-mail do empregado que irá receber as diárias solicitadas.</text:p>
          </table:help-message>
        </table:content-validation>
        <table:content-validation table:name="val61" table:base-cell-address="'LISTA EMPREGADO'.D12">
          <table:help-message table:title="Nº Conta:" table:display="true">
            <text:p>Informar o nº da conta bancária do empregado solicitante, o</text:p>
            <text:p> qual deverá ser depositado as diárias.</text:p>
          </table:help-message>
        </table:content-validation>
        <table:content-validation table:name="val62" table:base-cell-address="'LISTA EMPREGADO'.D13">
          <table:help-message table:title="Nº Conta:" table:display="true">
            <text:p>Informar o nº da agência bancária da conta do empregado solicitante.</text:p>
          </table:help-message>
        </table:content-validation>
        <table:content-validation table:name="val63" table:base-cell-address="'RELATÓRIO 1'.F18">
          <table:help-message table:title="Equiparação de Diárias:" table:display="true">
            <text:p>PREENCHIMENTO AUTOMÁTICO</text:p>
          </table:help-message>
        </table:content-validation>
        <table:content-validation table:name="val64" table:condition="of:cell-content-is-in-list([$'CADASTRO 1'.$T$2:.$T$6])" table:allow-empty-cell="true" table:display-list="unsorted" table:base-cell-address="'LISTA EMPREGADO'.D32"/>
        <table:content-validation table:name="val65" table:base-cell-address="'LISTA EMPREGADO'.F47">
          <table:help-message table:title="ATENÇÃO!" table:display="true">
            <text:p>Informar o valor que o empregado recebeu em adiantamento</text:p>
            <text:p> referente a ALIMENTAÇÃO.</text:p>
          </table:help-message>
        </table:content-validation>
        <table:content-validation table:name="val66" table:base-cell-address="'LISTA EMPREGADO'.F48">
          <table:help-message table:title="ATENÇÃO!" table:display="true">
            <text:p>Informar o valor que o empregado recebeu em adiantamento</text:p>
            <text:p> referente a HOSPEDAGEM (POUSADA).</text:p>
          </table:help-message>
        </table:content-validation>
      </table:content-validations>
      <table:table table:name="LISTA EMPREGADO" table:style-name="ta1" table:protected="true" table:protection-key="5gtUBMmGX8lgldGqwxRu8SnOryA=" table:protection-key-digest-algorithm="http://www.w3.org/2000/09/xmldsig#sha1" table:print="false">
        <loext:table-protection loext:select-protected-cells="true" loext:select-unprotected-cells="tru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5" table:default-cell-style-name="ce6"/>
        <table:table-column table:style-name="co6" table:default-cell-style-name="ce6"/>
        <table:table-column table:style-name="co4" table:default-cell-style-name="ce6"/>
        <table:table-column table:style-name="co7" table:default-cell-style-name="ce6"/>
        <table:table-column table:style-name="co8" table:default-cell-style-name="ce6"/>
        <table:table-column table:style-name="co7" table:default-cell-style-name="ce6"/>
        <table:table-column table:style-name="co4" table:number-columns-repeated="32" table:default-cell-style-name="ce9"/>
        <table:table-column table:style-name="co4" table:number-columns-repeated="58" table:default-cell-style-name="ce11"/>
        <table:table-column table:style-name="co4" table:number-columns-repeated="923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10" table:number-rows-spanned="1">
            <text:p>BANCO DE DADOS DOS EMPREGADOS CADASTRADOS</text:p>
          </table:table-cell>
          <table:covered-table-cell table:number-columns-repeated="9" table:style-name="Default"/>
          <table:table-cell table:style-name="ce1" table:number-columns-repeated="32"/>
          <table:table-cell table:style-name="Default" table:number-columns-repeated="58"/>
          <table:table-cell table:number-columns-repeated="923"/>
        </table:table-row>
        <table:table-row table:style-name="ro2">
          <table:table-cell table:style-name="ce2"/>
          <table:table-cell table:style-name="ce5" office:value-type="string" calcext:value-type="string">
            <text:p>Empregado</text:p>
          </table:table-cell>
          <table:table-cell table:style-name="ce5" office:value-type="string" calcext:value-type="string">
            <text:p><text:span text:style-name="T8"> Matrícula</text:span><text:span text:style-name="T9"> completa (com dígito verificador)</text:span><text:span text:style-name="T8"> </text:span></text:p>
          </table:table-cell>
          <table:table-cell table:style-name="ce5" office:value-type="string" calcext:value-type="string">
            <text:p><text:s/>CPF</text:p>
          </table:table-cell>
          <table:table-cell table:style-name="ce5" office:value-type="string" calcext:value-type="string">
            <text:p><text:s/>Carteira de Identidade</text:p>
          </table:table-cell>
          <table:table-cell table:style-name="ce5" office:value-type="string" calcext:value-type="string">
            <text:p><text:s/>Cargo do Empregado</text:p>
          </table:table-cell>
          <table:table-cell table:style-name="ce5" office:value-type="string" calcext:value-type="string">
            <text:p><text:s/>Unidade – CPI / Cidade</text:p>
          </table:table-cell>
          <table:table-cell table:style-name="ce5" office:value-type="string" calcext:value-type="string">
            <text:p><text:s/>E-mail</text:p>
          </table:table-cell>
          <table:table-cell table:style-name="ce8" office:value-type="string" calcext:value-type="string">
            <text:p><text:span text:style-name="T10"> Nº Conta</text:span><text:span text:style-name="T11"> do EMPREGADO SOLICITANTE</text:span></text:p>
          </table:table-cell>
          <table:table-cell table:style-name="ce8" office:value-type="string" calcext:value-type="string">
            <text:p><text:span text:style-name="T10"> Agência Nº </text:span><text:span text:style-name="T11">do EMPREGADO SOLICITANTE</text:span></text:p>
          </table:table-cell>
          <table:table-cell table:style-name="ce8" office:value-type="string" calcext:value-type="string">
            <text:p><text:span text:style-name="T10"> Banco </text:span><text:span text:style-name="T11">do EMPREGADO SOLICITANTE</text:span></text:p>
          </table:table-cell>
          <table:table-cell table:style-name="ce2" table:number-columns-repeated="32"/>
          <table:table-cell table:style-name="ce10" table:number-columns-repeated="981"/>
        </table:table-row>
        <table:table-row table:style-name="ro3">
          <table:table-cell office:value-type="float" office:value="1" calcext:value-type="float">
            <text:p>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2" calcext:value-type="float">
            <text:p>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21" calcext:value-type="float">
            <text:p>2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22" calcext:value-type="float">
            <text:p>2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24" calcext:value-type="float">
            <text:p>2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26" calcext:value-type="float">
            <text:p>2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27" calcext:value-type="float">
            <text:p>2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28" calcext:value-type="float">
            <text:p>2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29" calcext:value-type="float">
            <text:p>2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30" calcext:value-type="float">
            <text:p>3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31" calcext:value-type="float">
            <text:p>3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32" calcext:value-type="float">
            <text:p>3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33" calcext:value-type="float">
            <text:p>3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34" calcext:value-type="float">
            <text:p>3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35" calcext:value-type="float">
            <text:p>3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36" calcext:value-type="float">
            <text:p>3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37" calcext:value-type="float">
            <text:p>3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38" calcext:value-type="float">
            <text:p>3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39" calcext:value-type="float">
            <text:p>3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40" calcext:value-type="float">
            <text:p>4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41" calcext:value-type="float">
            <text:p>4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42" calcext:value-type="float">
            <text:p>4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43" calcext:value-type="float">
            <text:p>4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44" calcext:value-type="float">
            <text:p>4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45" calcext:value-type="float">
            <text:p>4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46" calcext:value-type="float">
            <text:p>4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47" calcext:value-type="float">
            <text:p>4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48" calcext:value-type="float">
            <text:p>4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49" calcext:value-type="float">
            <text:p>4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50" calcext:value-type="float">
            <text:p>5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51" calcext:value-type="float">
            <text:p>5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52" calcext:value-type="float">
            <text:p>5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53" calcext:value-type="float">
            <text:p>5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54" calcext:value-type="float">
            <text:p>5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55" calcext:value-type="float">
            <text:p>5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56" calcext:value-type="float">
            <text:p>5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57" calcext:value-type="float">
            <text:p>5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58" calcext:value-type="float">
            <text:p>5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59" calcext:value-type="float">
            <text:p>5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60" calcext:value-type="float">
            <text:p>6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61" calcext:value-type="float">
            <text:p>6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62" calcext:value-type="float">
            <text:p>6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63" calcext:value-type="float">
            <text:p>6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64" calcext:value-type="float">
            <text:p>6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65" calcext:value-type="float">
            <text:p>6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66" calcext:value-type="float">
            <text:p>6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67" calcext:value-type="float">
            <text:p>6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68" calcext:value-type="float">
            <text:p>6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69" calcext:value-type="float">
            <text:p>6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70" calcext:value-type="float">
            <text:p>7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71" calcext:value-type="float">
            <text:p>7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72" calcext:value-type="float">
            <text:p>7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73" calcext:value-type="float">
            <text:p>7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74" calcext:value-type="float">
            <text:p>7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75" calcext:value-type="float">
            <text:p>7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76" calcext:value-type="float">
            <text:p>7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77" calcext:value-type="float">
            <text:p>7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78" calcext:value-type="float">
            <text:p>7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79" calcext:value-type="float">
            <text:p>7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80" calcext:value-type="float">
            <text:p>8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81" calcext:value-type="float">
            <text:p>8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82" calcext:value-type="float">
            <text:p>8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83" calcext:value-type="float">
            <text:p>8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84" calcext:value-type="float">
            <text:p>8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85" calcext:value-type="float">
            <text:p>8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86" calcext:value-type="float">
            <text:p>8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87" calcext:value-type="float">
            <text:p>8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88" calcext:value-type="float">
            <text:p>8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89" calcext:value-type="float">
            <text:p>8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90" calcext:value-type="float">
            <text:p>9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91" calcext:value-type="float">
            <text:p>9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92" calcext:value-type="float">
            <text:p>9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93" calcext:value-type="float">
            <text:p>9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94" calcext:value-type="float">
            <text:p>9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95" calcext:value-type="float">
            <text:p>9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96" calcext:value-type="float">
            <text:p>9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97" calcext:value-type="float">
            <text:p>9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98" calcext:value-type="float">
            <text:p>9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99" calcext:value-type="float">
            <text:p>9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00" calcext:value-type="float">
            <text:p>10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01" calcext:value-type="float">
            <text:p>10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02" calcext:value-type="float">
            <text:p>10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03" calcext:value-type="float">
            <text:p>10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04" calcext:value-type="float">
            <text:p>10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05" calcext:value-type="float">
            <text:p>10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06" calcext:value-type="float">
            <text:p>10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07" calcext:value-type="float">
            <text:p>10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08" calcext:value-type="float">
            <text:p>10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09" calcext:value-type="float">
            <text:p>10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10" calcext:value-type="float">
            <text:p>11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11" calcext:value-type="float">
            <text:p>11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12" calcext:value-type="float">
            <text:p>11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13" calcext:value-type="float">
            <text:p>11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14" calcext:value-type="float">
            <text:p>11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15" calcext:value-type="float">
            <text:p>11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16" calcext:value-type="float">
            <text:p>11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17" calcext:value-type="float">
            <text:p>11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18" calcext:value-type="float">
            <text:p>11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19" calcext:value-type="float">
            <text:p>11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20" calcext:value-type="float">
            <text:p>12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21" calcext:value-type="float">
            <text:p>12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22" calcext:value-type="float">
            <text:p>12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23" calcext:value-type="float">
            <text:p>12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24" calcext:value-type="float">
            <text:p>12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25" calcext:value-type="float">
            <text:p>12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26" calcext:value-type="float">
            <text:p>12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27" calcext:value-type="float">
            <text:p>12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28" calcext:value-type="float">
            <text:p>12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29" calcext:value-type="float">
            <text:p>12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30" calcext:value-type="float">
            <text:p>13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31" calcext:value-type="float">
            <text:p>13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32" calcext:value-type="float">
            <text:p>13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33" calcext:value-type="float">
            <text:p>13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34" calcext:value-type="float">
            <text:p>13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35" calcext:value-type="float">
            <text:p>13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36" calcext:value-type="float">
            <text:p>13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37" calcext:value-type="float">
            <text:p>13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38" calcext:value-type="float">
            <text:p>13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39" calcext:value-type="float">
            <text:p>13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40" calcext:value-type="float">
            <text:p>14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41" calcext:value-type="float">
            <text:p>14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42" calcext:value-type="float">
            <text:p>14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43" calcext:value-type="float">
            <text:p>14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44" calcext:value-type="float">
            <text:p>14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45" calcext:value-type="float">
            <text:p>14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46" calcext:value-type="float">
            <text:p>14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47" calcext:value-type="float">
            <text:p>14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48" calcext:value-type="float">
            <text:p>14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49" calcext:value-type="float">
            <text:p>14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50" calcext:value-type="float">
            <text:p>15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51" calcext:value-type="float">
            <text:p>15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52" calcext:value-type="float">
            <text:p>15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53" calcext:value-type="float">
            <text:p>15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54" calcext:value-type="float">
            <text:p>15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55" calcext:value-type="float">
            <text:p>15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56" calcext:value-type="float">
            <text:p>15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57" calcext:value-type="float">
            <text:p>15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58" calcext:value-type="float">
            <text:p>15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59" calcext:value-type="float">
            <text:p>15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60" calcext:value-type="float">
            <text:p>16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61" calcext:value-type="float">
            <text:p>16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62" calcext:value-type="float">
            <text:p>16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63" calcext:value-type="float">
            <text:p>16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64" calcext:value-type="float">
            <text:p>16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65" calcext:value-type="float">
            <text:p>16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66" calcext:value-type="float">
            <text:p>16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67" calcext:value-type="float">
            <text:p>16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68" calcext:value-type="float">
            <text:p>16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69" calcext:value-type="float">
            <text:p>16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70" calcext:value-type="float">
            <text:p>17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71" calcext:value-type="float">
            <text:p>17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72" calcext:value-type="float">
            <text:p>17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73" calcext:value-type="float">
            <text:p>17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74" calcext:value-type="float">
            <text:p>17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75" calcext:value-type="float">
            <text:p>17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76" calcext:value-type="float">
            <text:p>17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77" calcext:value-type="float">
            <text:p>17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78" calcext:value-type="float">
            <text:p>17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79" calcext:value-type="float">
            <text:p>17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80" calcext:value-type="float">
            <text:p>18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81" calcext:value-type="float">
            <text:p>18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82" calcext:value-type="float">
            <text:p>18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83" calcext:value-type="float">
            <text:p>18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84" calcext:value-type="float">
            <text:p>18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85" calcext:value-type="float">
            <text:p>18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86" calcext:value-type="float">
            <text:p>18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87" calcext:value-type="float">
            <text:p>18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88" calcext:value-type="float">
            <text:p>18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89" calcext:value-type="float">
            <text:p>189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90" calcext:value-type="float">
            <text:p>190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91" calcext:value-type="float">
            <text:p>191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92" calcext:value-type="float">
            <text:p>192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93" calcext:value-type="float">
            <text:p>193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94" calcext:value-type="float">
            <text:p>194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95" calcext:value-type="float">
            <text:p>195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96" calcext:value-type="float">
            <text:p>196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97" calcext:value-type="float">
            <text:p>197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3">
          <table:table-cell office:value-type="float" office:value="198" calcext:value-type="float">
            <text:p>198</text:p>
          </table:table-cell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number-columns-repeated="1013"/>
        </table:table-row>
        <table:table-row table:style-name="ro4">
          <table:table-cell table:style-name="Default" table:number-columns-repeated="101"/>
          <table:table-cell table:number-columns-repeated="923"/>
        </table:table-row>
        <table:table-row table:style-name="ro5">
          <table:table-cell table:style-name="Default" table:number-columns-repeated="4"/>
          <table:table-cell table:style-name="ce7" office:value-type="string" calcext:value-type="string">
            <text:p>FIM</text:p>
          </table:table-cell>
          <table:table-cell table:style-name="Default" table:number-columns-repeated="96"/>
          <table:table-cell table:number-columns-repeated="923"/>
        </table:table-row>
      </table:table>
      <table:table table:name="CADASTRO 1" table:style-name="ta1" table:protected="true" table:protection-key="12FWw9r23gndYAMWkPGNBmMuFsI=" table:protection-key-digest-algorithm="http://www.w3.org/2000/09/xmldsig#sha1" table:print-ranges="'CADASTRO 1'.B1:'CADASTRO 1'.K281">
        <loext:table-protection loext:select-protected-cells="true" loext:select-unprotected-cells="true"/>
        <table:table-column table:style-name="co9" table:default-cell-style-name="ce13"/>
        <table:table-column table:style-name="co10" table:default-cell-style-name="ce8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363"/>
        <table:table-column table:style-name="co21" table:default-cell-style-name="ce372"/>
        <table:table-column table:style-name="co22" table:default-cell-style-name="ce372"/>
        <table:table-column table:style-name="co12" table:default-cell-style-name="ce380"/>
        <table:table-column table:style-name="co23" table:default-cell-style-name="ce383"/>
        <table:table-column table:style-name="co24" table:default-cell-style-name="ce390"/>
        <table:table-column table:style-name="co4" table:number-columns-repeated="2" table:default-cell-style-name="ce383"/>
        <table:table-column table:style-name="co25" table:default-cell-style-name="ce383"/>
        <table:table-column table:style-name="co26" table:default-cell-style-name="ce383"/>
        <table:table-column table:style-name="co4" table:number-columns-repeated="12" table:default-cell-style-name="ce383"/>
        <table:table-column table:style-name="co4" table:default-cell-style-name="ce397"/>
        <table:table-column table:style-name="co4" table:number-columns-repeated="7" table:default-cell-style-name="ce353"/>
        <table:table-column table:style-name="co4" table:number-columns-repeated="4" table:default-cell-style-name="ce397"/>
        <table:table-column table:style-name="co4" table:number-columns-repeated="979" table:default-cell-style-name="Default"/>
        <table:table-row table:style-name="ro7">
          <table:table-cell table:style-name="ce12" office:value-type="string" calcext:value-type="string" table:number-columns-spanned="1" table:number-rows-spanned="3">
            <text:p>CAMPO</text:p>
          </table:table-cell>
          <table:table-cell table:style-name="ce24">
            <draw:frame table:end-cell-address="'CADASTRO 1'.B1" table:end-x="24.9mm" table:end-y="17.72mm" draw:z-index="3" draw:name="Figuras 1" draw:style-name="gr1" draw:text-style-name="P1" svg:width="24.84mm" svg:height="17.71mm" svg:x="0.06mm" svg:y="0.01mm">
              <draw:image xlink:href="Pictures/200000010000168000001D36CD1AB946.svm" xlink:type="simple" xlink:show="embed" xlink:actuate="onLoad">
                <text:p/>
              </draw:image>
            </draw:frame>
          </table:table-cell>
          <table:table-cell table:style-name="ce89" table:number-columns-repeated="2"/>
          <table:table-cell table:style-name="ce169" office:value-type="string" calcext:value-type="string" table:number-columns-spanned="7" table:number-rows-spanned="1">
            <text:p>MEMÓRIA DE CÁLCULO DO RELATÓRIO DE VIAGEM – <text:span text:style-name="T12">SIMPLIFICADA ( </text:span><text:span text:style-name="T17">NÃO</text:span><text:span text:style-name="T12"> calcula horas particulares a deduzir)</text:span></text:p>
          </table:table-cell>
          <table:covered-table-cell table:style-name="ce169"/>
          <table:covered-table-cell table:number-columns-repeated="5" table:style-name="ce89"/>
          <table:table-cell table:style-name="ce346" table:formula="of:=[.I2]" office:value-type="string" office:string-value="FORMULÁRIO ATUALIZADO EM:  UPEC – 25/05/2016" calcext:value-type="string" table:number-columns-spanned="3" table:number-rows-spanned="1">
            <text:p>FORMULÁRIO ATUALIZADO EM: <text:s/>UPEC – 25/05/2016</text:p>
          </table:table-cell>
          <table:covered-table-cell table:number-columns-repeated="2" table:style-name="ce353"/>
          <table:table-cell table:style-name="ce378"/>
          <table:table-cell table:style-name="ce353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8">
          <table:covered-table-cell/>
          <table:table-cell table:style-name="ce25" office:value-type="string" calcext:value-type="string">
            <text:p>DATA EMISSÃO:</text:p>
          </table:table-cell>
          <table:table-cell table:style-name="ce90" table:number-columns-spanned="2" table:number-rows-spanned="1"/>
          <table:covered-table-cell table:style-name="ce134"/>
          <table:table-cell table:style-name="ce89" table:number-columns-repeated="2"/>
          <table:table-cell table:style-name="ce51" table:content-validation-name="val50" office:value-type="string" calcext:value-type="string" table:number-columns-spanned="2" table:number-rows-spanned="1">
            <text:p>DICAS CLICAR AQUI</text:p>
          </table:table-cell>
          <table:covered-table-cell table:style-name="ce89"/>
          <table:table-cell table:style-name="ce285" office:value-type="string" calcext:value-type="string" table:number-columns-spanned="3" table:number-rows-spanned="1">
            <text:p>FORMULÁRIO ATUALIZADO EM:  <text:span text:style-name="T12">UPEC – 25/05/2016</text:span></text:p>
          </table:table-cell>
          <table:covered-table-cell table:number-columns-repeated="2" table:style-name="ce89"/>
          <table:table-cell table:style-name="ce347"/>
          <table:table-cell table:style-name="ce353"/>
          <table:table-cell table:style-name="ce353" office:value-type="string" calcext:value-type="string">
            <text:p>TRAB / HOSP</text:p>
          </table:table-cell>
          <table:table-cell table:style-name="ce358" office:value-type="string" calcext:value-type="string">
            <text:p>Capital</text:p>
          </table:table-cell>
          <table:table-cell table:style-name="ce353"/>
          <table:table-cell table:style-name="ce384" office:value-type="string" calcext:value-type="string">
            <text:p>FAIXA I / Capital</text:p>
          </table:table-cell>
          <table:table-cell table:style-name="ce353" table:formula="of:=['TABELA ESTADUAL_2'.D10]" office:value-type="float" office:value="273" calcext:value-type="float">
            <text:p>273</text:p>
          </table:table-cell>
          <table:table-cell table:style-name="ce353"/>
          <table:table-cell table:style-name="ce353" office:value-type="string" calcext:value-type="string">
            <text:p>Veículo EMATER-MG</text:p>
          </table:table-cell>
          <table:table-cell table:style-name="ce353"/>
          <table:table-cell table:style-name="ce353" office:value-type="string" calcext:value-type="string">
            <text:p>FAIXA I</text:p>
          </table:table-cell>
          <table:table-cell table:style-name="ce393" office:value-type="string" calcext:value-type="string">
            <text:p>NÃO</text:p>
          </table:table-cell>
          <table:table-cell table:style-name="ce353"/>
          <table:table-cell table:style-name="ce353" office:value-type="string" calcext:value-type="string">
            <text:p>NÃO</text:p>
          </table:table-cell>
          <table:table-cell table:style-name="ce353" office:value-type="string" calcext:value-type="string">
            <text:p>SEM COMPROVAÇÃO</text:p>
          </table:table-cell>
          <table:table-cell table:style-name="ce353"/>
          <table:table-cell table:style-name="ce353" office:value-type="string" calcext:value-type="string">
            <text:p>AÉREO</text:p>
          </table:table-cell>
          <table:table-cell table:style-name="ce353" table:number-columns-repeated="6"/>
          <table:table-cell table:number-columns-repeated="17"/>
          <table:table-cell table:style-name="ce5" office:value-type="string" calcext:value-type="string">
            <text:p>Empregado</text:p>
          </table:table-cell>
          <table:table-cell table:style-name="ce5" office:value-type="string" calcext:value-type="string">
            <text:p><text:span text:style-name="T8"> Matrícula</text:span><text:span text:style-name="T9"> completa (com dígito verificador)</text:span><text:span text:style-name="T8"> </text:span></text:p>
          </table:table-cell>
          <table:table-cell table:style-name="ce5" office:value-type="string" calcext:value-type="string">
            <text:p><text:s/>CPF</text:p>
          </table:table-cell>
          <table:table-cell table:style-name="ce5" office:value-type="string" calcext:value-type="string">
            <text:p><text:s/>Carteira de Identidade</text:p>
          </table:table-cell>
          <table:table-cell table:style-name="ce5" office:value-type="string" calcext:value-type="string">
            <text:p><text:s/>Cargo do Empregado</text:p>
          </table:table-cell>
          <table:table-cell table:style-name="ce5" office:value-type="string" calcext:value-type="string">
            <text:p><text:s/>Unidade – CPI / Cidade</text:p>
          </table:table-cell>
          <table:table-cell table:style-name="ce5" office:value-type="string" calcext:value-type="string">
            <text:p><text:s/>E-mail</text:p>
          </table:table-cell>
          <table:table-cell table:style-name="ce8" office:value-type="string" calcext:value-type="string">
            <text:p><text:span text:style-name="T10"> Nº Conta</text:span><text:span text:style-name="T11"> do EMPREGADO SOLICITANTE</text:span></text:p>
          </table:table-cell>
          <table:table-cell table:style-name="ce8" office:value-type="string" calcext:value-type="string">
            <text:p><text:span text:style-name="T10"> Agência Nº </text:span><text:span text:style-name="T11">do EMPREGADO SOLICITANTE</text:span></text:p>
          </table:table-cell>
          <table:table-cell table:style-name="ce8" office:value-type="string" calcext:value-type="string">
            <text:p><text:span text:style-name="T10"> Banco </text:span><text:span text:style-name="T11">do EMPREGADO SOLICITANTE</text:span></text:p>
          </table:table-cell>
          <table:table-cell table:number-columns-repeated="963"/>
        </table:table-row>
        <table:table-row table:style-name="ro9">
          <table:covered-table-cell/>
          <table:table-cell table:style-name="ce26"/>
          <table:table-cell table:style-name="ce89" table:number-columns-repeated="9"/>
          <table:table-cell table:style-name="ce347"/>
          <table:table-cell table:style-name="ce353"/>
          <table:table-cell table:style-name="ce358" office:value-type="string" calcext:value-type="string">
            <text:p>PARTICULAR</text:p>
          </table:table-cell>
          <table:table-cell table:style-name="ce358" office:value-type="string" calcext:value-type="string">
            <text:p>Especial</text:p>
          </table:table-cell>
          <table:table-cell table:style-name="ce353"/>
          <table:table-cell table:style-name="ce384" office:value-type="string" calcext:value-type="string">
            <text:p>FAIXA I / Especial</text:p>
          </table:table-cell>
          <table:table-cell table:style-name="ce353" table:formula="of:=['TABELA ESTADUAL_2'.E10]" office:value-type="float" office:value="210" calcext:value-type="float">
            <text:p>210</text:p>
          </table:table-cell>
          <table:table-cell table:style-name="ce353"/>
          <table:table-cell table:style-name="ce353" office:value-type="string" calcext:value-type="string">
            <text:p>ÔNIBUS </text:p>
          </table:table-cell>
          <table:table-cell table:style-name="ce353"/>
          <table:table-cell table:style-name="ce353" office:value-type="string" calcext:value-type="string">
            <text:p>FAIXA I I</text:p>
          </table:table-cell>
          <table:table-cell table:style-name="ce393" office:value-type="string" calcext:value-type="string">
            <text:p>SIM P/ FAIXA I I</text:p>
          </table:table-cell>
          <table:table-cell table:style-name="ce353"/>
          <table:table-cell table:style-name="ce353" office:value-type="string" calcext:value-type="string">
            <text:p>SIM - ALIMENTAÇÃO OU POUSADA GRATUITA (50%)</text:p>
          </table:table-cell>
          <table:table-cell table:style-name="ce353" office:value-type="string" calcext:value-type="string">
            <text:p>COM COMPROVAÇÃO</text:p>
          </table:table-cell>
          <table:table-cell table:style-name="ce353"/>
          <table:table-cell table:style-name="ce353" office:value-type="string" calcext:value-type="string">
            <text:p>INICIAL</text:p>
          </table:table-cell>
          <table:table-cell table:style-name="ce377" office:value-type="string" calcext:value-type="string">
            <text:p>TERMO INCIAL = Horário de desembarque no local de destino constante na passagem <text:s/>e constante no cartão de embarque</text:p>
          </table:table-cell>
          <table:table-cell table:style-name="ce353" table:number-columns-repeated="5"/>
          <table:table-cell table:number-columns-repeated="17"/>
          <table:table-cell table:formula="of:=['LISTA EMPREGADO'.B3]" office:value-type="float" office:value="0" calcext:value-type="float">
            <text:p>0</text:p>
          </table:table-cell>
          <table:table-cell table:number-columns-repeated="972"/>
        </table:table-row>
        <table:table-row table:style-name="ro10">
          <table:table-cell table:style-name="ce14" office:value-type="float" office:value="1" calcext:value-type="float">
            <text:p>1</text:p>
          </table:table-cell>
          <table:table-cell table:style-name="ce27" office:value-type="string" calcext:value-type="string">
            <text:p><text:s/>Empregado:</text:p>
          </table:table-cell>
          <table:table-cell table:style-name="ce91"/>
          <table:table-cell table:style-name="ce135" table:content-validation-name="val13" table:number-columns-spanned="8" table:number-rows-spanned="1"/>
          <table:covered-table-cell table:number-columns-repeated="6" table:style-name="ce170"/>
          <table:covered-table-cell table:style-name="ce319"/>
          <table:table-cell table:style-name="ce348" table:formula="of:=IF([.D4]=0;&quot;PREENCHIMENTO OBRIGATÓRIO &quot;;&quot; &quot;)" office:value-type="string" office:string-value="PREENCHIMENTO OBRIGATÓRIO " calcext:value-type="string">
            <text:p>PREENCHIMENTO OBRIGATÓRIO </text:p>
          </table:table-cell>
          <table:table-cell table:style-name="ce358"/>
          <table:table-cell table:style-name="ce358" office:value-type="string" calcext:value-type="string">
            <text:p>TRAB</text:p>
          </table:table-cell>
          <table:table-cell table:style-name="ce358" office:value-type="string" calcext:value-type="string">
            <text:p>Demais Municípios</text:p>
          </table:table-cell>
          <table:table-cell table:style-name="ce358"/>
          <table:table-cell table:style-name="ce385" office:value-type="string" calcext:value-type="string">
            <text:p>FAIXA I / Demais Municípios</text:p>
          </table:table-cell>
          <table:table-cell table:style-name="ce358" table:formula="of:=['TABELA ESTADUAL_2'.F10]" office:value-type="float" office:value="150" calcext:value-type="float">
            <text:p>150</text:p>
          </table:table-cell>
          <table:table-cell table:style-name="ce358"/>
          <table:table-cell table:style-name="ce358" office:value-type="string" calcext:value-type="string">
            <text:p>AÉREO</text:p>
          </table:table-cell>
          <table:table-cell table:style-name="ce358"/>
          <table:table-cell table:style-name="ce358" office:value-type="string" calcext:value-type="string">
            <text:p>FAIXA I I I</text:p>
          </table:table-cell>
          <table:table-cell table:style-name="ce394" office:value-type="string" calcext:value-type="string">
            <text:p>SIM P/ FAIXA I I I</text:p>
          </table:table-cell>
          <table:table-cell table:style-name="ce358"/>
          <table:table-cell table:style-name="ce358" office:value-type="string" calcext:value-type="string">
            <text:p>SIM - ALIMENTAÇÃO E POUSADA GRATUITA (0%)</text:p>
          </table:table-cell>
          <table:table-cell table:style-name="ce358" office:value-type="string" calcext:value-type="string">
            <text:p>NÃO POUSADA</text:p>
          </table:table-cell>
          <table:table-cell table:style-name="ce358"/>
          <table:table-cell table:style-name="ce358" office:value-type="string" calcext:value-type="string">
            <text:p>FINAL</text:p>
          </table:table-cell>
          <table:table-cell table:style-name="ce395" office:value-type="string" calcext:value-type="string">
            <text:p>TERMO FINAL = Horário de embarque no retorno ao local de origem constante na passagem e constante no cartão de embarque</text:p>
          </table:table-cell>
          <table:table-cell table:style-name="ce358" table:number-columns-repeated="12"/>
          <table:table-cell table:style-name="ce398" table:number-columns-repeated="4"/>
          <table:table-cell table:style-name="ce88" table:number-columns-repeated="6"/>
          <table:table-cell table:formula="of:=['LISTA EMPREGADO'.B4]" office:value-type="float" office:value="0" calcext:value-type="float">
            <text:p>0</text:p>
          </table:table-cell>
          <table:table-cell table:style-name="ce88" table:number-columns-repeated="972"/>
        </table:table-row>
        <table:table-row table:style-name="ro11">
          <table:table-cell table:style-name="ce14" office:value-type="float" office:value="2" calcext:value-type="float">
            <text:p>2</text:p>
          </table:table-cell>
          <table:table-cell table:style-name="ce28" office:value-type="string" calcext:value-type="string" table:number-columns-spanned="2" table:number-rows-spanned="1">
            <text:p> Matrícula<text:span text:style-name="T12"> completa (com dígito verificador)</text:span> :</text:p>
          </table:table-cell>
          <table:covered-table-cell table:style-name="ce91"/>
          <table:table-cell table:style-name="ce136" table:content-validation-name="val14" table:formula="of:=IF([.D4]=0;&quot; &quot;;INDEX(['LISTA EMPREGADO'.B3:.K200];MATCH([.$D$4];['LISTA EMPREGADO'.B3:.B200];0);2)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6" table:style-name="ce171"/>
          <table:covered-table-cell table:style-name="ce320"/>
          <table:table-cell table:style-name="ce348" table:formula="of:=IF([.D5]=0;&quot;PREENCHIMENTO OBRIGATÓRIO &quot;;&quot; &quot;)" office:value-type="string" office:string-value=" " calcext:value-type="string">
            <text:p><text:s/></text:p>
          </table:table-cell>
          <table:table-cell table:style-name="ce358"/>
          <table:table-cell table:number-columns-repeated="2" table:style-name="ce353" office:value-type="string" calcext:value-type="string">
            <text:p>TRAB / HOSP</text:p>
          </table:table-cell>
          <table:table-cell table:style-name="ce358"/>
          <table:table-cell table:style-name="ce385" office:value-type="string" calcext:value-type="string">
            <text:p>FAIXA I I / Capital</text:p>
          </table:table-cell>
          <table:table-cell table:style-name="ce358" table:formula="of:=['TABELA ESTADUAL_2'.D14]" office:value-type="float" office:value="386" calcext:value-type="float">
            <text:p>386</text:p>
          </table:table-cell>
          <table:table-cell table:style-name="ce358"/>
          <table:table-cell table:style-name="ce358" office:value-type="string" calcext:value-type="string">
            <text:p>Veículo outra Empresa</text:p>
          </table:table-cell>
          <table:table-cell table:style-name="ce358" table:number-columns-repeated="4"/>
          <table:table-cell table:style-name="ce358" office:value-type="string" calcext:value-type="string">
            <text:p>SIM - ALIMENTAÇÃO GRATUITA E SEM POUSADA <text:s/>(0%) Evento maior que 6 horas e menor que 12 horas</text:p>
          </table:table-cell>
          <table:table-cell table:style-name="ce358" table:number-columns-repeated="2"/>
          <table:table-cell table:style-name="ce358" office:value-type="string" calcext:value-type="string">
            <text:p>Veículo EMATER-MG</text:p>
          </table:table-cell>
          <table:table-cell table:style-name="ce358" table:number-columns-repeated="13"/>
          <table:table-cell table:style-name="ce398" table:number-columns-repeated="4"/>
          <table:table-cell table:style-name="ce88" table:number-columns-repeated="6"/>
          <table:table-cell table:formula="of:=['LISTA EMPREGADO'.B5]" office:value-type="float" office:value="0" calcext:value-type="float">
            <text:p>0</text:p>
          </table:table-cell>
          <table:table-cell table:style-name="ce88" table:number-columns-repeated="972"/>
        </table:table-row>
        <table:table-row table:style-name="ro12">
          <table:table-cell table:style-name="ce14" office:value-type="float" office:value="3" calcext:value-type="float">
            <text:p>3</text:p>
          </table:table-cell>
          <table:table-cell table:style-name="ce27" office:value-type="string" calcext:value-type="string">
            <text:p><text:s/>CPF:</text:p>
          </table:table-cell>
          <table:table-cell table:style-name="ce91"/>
          <table:table-cell table:style-name="ce136" table:content-validation-name="val15" table:formula="of:=IF([.D4]=0;&quot; &quot;;INDEX(['LISTA EMPREGADO'.B3:.K200];MATCH([.$D$4];['LISTA EMPREGADO'.B3:.B200];0);3)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6" table:style-name="ce171"/>
          <table:covered-table-cell table:style-name="ce320"/>
          <table:table-cell table:style-name="ce348" table:formula="of:=IF([.D6]=0;&quot;PREENCHIMENTO OBRIGATÓRIO &quot;;&quot; &quot;)" office:value-type="string" office:string-value=" " calcext:value-type="string">
            <text:p><text:s/></text:p>
          </table:table-cell>
          <table:table-cell table:style-name="ce358" table:number-columns-repeated="2"/>
          <table:table-cell table:style-name="ce358" office:value-type="string" calcext:value-type="string">
            <text:p>TRAB</text:p>
          </table:table-cell>
          <table:table-cell table:style-name="ce358"/>
          <table:table-cell table:style-name="ce385" office:value-type="string" calcext:value-type="string">
            <text:p>FAIXA I I / Especial</text:p>
          </table:table-cell>
          <table:table-cell table:style-name="ce358" table:formula="of:=['TABELA ESTADUAL_2'.E14]" office:value-type="float" office:value="353" calcext:value-type="float">
            <text:p>353</text:p>
          </table:table-cell>
          <table:table-cell table:style-name="ce358"/>
          <table:table-cell table:style-name="ce358" office:value-type="string" calcext:value-type="string">
            <text:p>ÔNIBUS – INTERNACIONAL</text:p>
          </table:table-cell>
          <table:table-cell table:style-name="ce358" table:number-columns-repeated="7"/>
          <table:table-cell table:style-name="ce358" office:value-type="string" calcext:value-type="string">
            <text:p>INICIAL</text:p>
          </table:table-cell>
          <table:table-cell table:style-name="ce396" office:value-type="string" calcext:value-type="string">
            <text:p>TERMO INICIAL = Horário da partida da viagem registrado na autorização de circulação do veículo ou relatório de circulação de veículos <text:s/>da EMATER-MG </text:p>
          </table:table-cell>
          <table:table-cell table:style-name="ce358" table:number-columns-repeated="12"/>
          <table:table-cell table:style-name="ce398" table:number-columns-repeated="4"/>
          <table:table-cell table:style-name="ce88" table:number-columns-repeated="6"/>
          <table:table-cell table:formula="of:=['LISTA EMPREGADO'.B6]" office:value-type="float" office:value="0" calcext:value-type="float">
            <text:p>0</text:p>
          </table:table-cell>
          <table:table-cell table:style-name="ce88" table:number-columns-repeated="972"/>
        </table:table-row>
        <table:table-row table:style-name="ro13">
          <table:table-cell table:style-name="ce14" office:value-type="float" office:value="4" calcext:value-type="float">
            <text:p>4</text:p>
          </table:table-cell>
          <table:table-cell table:style-name="ce27" office:value-type="string" calcext:value-type="string">
            <text:p><text:s/>Carteira de Identidade:</text:p>
          </table:table-cell>
          <table:table-cell table:style-name="ce91"/>
          <table:table-cell table:style-name="ce136" table:content-validation-name="val16" table:formula="of:=IF([.D4]=0;&quot; &quot;;INDEX(['LISTA EMPREGADO'.B3:.K200];MATCH([.$D$4];['LISTA EMPREGADO'.B3:.B200];0);4)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6" table:style-name="ce171"/>
          <table:covered-table-cell table:style-name="ce320"/>
          <table:table-cell table:style-name="ce348" table:formula="of:=IF([.D7]=0;&quot;PREENCHIMENTO OBRIGATÓRIO &quot;;&quot; &quot;)" office:value-type="string" office:string-value=" " calcext:value-type="string">
            <text:p><text:s/></text:p>
          </table:table-cell>
          <table:table-cell table:style-name="ce358" table:number-columns-repeated="2"/>
          <table:table-cell table:style-name="ce358" office:value-type="string" calcext:value-type="string">
            <text:p>PARTICULAR</text:p>
          </table:table-cell>
          <table:table-cell table:style-name="ce358"/>
          <table:table-cell table:style-name="ce385" office:value-type="string" calcext:value-type="string">
            <text:p>FAIXA I I / Demais Municípios</text:p>
          </table:table-cell>
          <table:table-cell table:style-name="ce358" table:formula="of:=['TABELA ESTADUAL_2'.F14]" office:value-type="float" office:value="206" calcext:value-type="float">
            <text:p>206</text:p>
          </table:table-cell>
          <table:table-cell table:style-name="ce358"/>
          <table:table-cell table:style-name="ce358" office:value-type="string" calcext:value-type="string">
            <text:p>Veículo EMATER-MG <text:s/>– ÔNIBUS</text:p>
          </table:table-cell>
          <table:table-cell table:style-name="ce358" table:number-columns-repeated="7"/>
          <table:table-cell table:style-name="ce358" office:value-type="string" calcext:value-type="string">
            <text:p>FINAL</text:p>
          </table:table-cell>
          <table:table-cell table:style-name="ce395" office:value-type="string" calcext:value-type="string">
            <text:p>TERMO FINAL = Horário de retorno da viagem registrado na autorização de circulação do veículo ou relatório de circulação de veículos da EMATER-MG</text:p>
          </table:table-cell>
          <table:table-cell table:style-name="ce358" table:number-columns-repeated="12"/>
          <table:table-cell table:style-name="ce398" table:number-columns-repeated="4"/>
          <table:table-cell table:style-name="ce88" table:number-columns-repeated="6"/>
          <table:table-cell table:formula="of:=['LISTA EMPREGADO'.B7]" office:value-type="float" office:value="0" calcext:value-type="float">
            <text:p>0</text:p>
          </table:table-cell>
          <table:table-cell table:style-name="ce88" table:number-columns-repeated="972"/>
        </table:table-row>
        <table:table-row table:style-name="ro14">
          <table:table-cell table:style-name="ce14" office:value-type="float" office:value="5" calcext:value-type="float">
            <text:p>5</text:p>
          </table:table-cell>
          <table:table-cell table:style-name="ce27" office:value-type="string" calcext:value-type="string">
            <text:p><text:s/>Cargo do Empregado:</text:p>
          </table:table-cell>
          <table:table-cell table:style-name="ce91"/>
          <table:table-cell table:style-name="ce136" table:content-validation-name="val17" table:formula="of:=IF([.D4]=0;&quot; &quot;;INDEX(['LISTA EMPREGADO'.B3:.K200];MATCH([.$D$4];['LISTA EMPREGADO'.B3:.B200];0);5)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6" table:style-name="ce171"/>
          <table:covered-table-cell table:style-name="ce320"/>
          <table:table-cell table:style-name="ce348" table:formula="of:=IF([.D8]=0;&quot;PREENCHIMENTO OBRIGATÓRIO &quot;;&quot; &quot;)" office:value-type="string" office:string-value=" " calcext:value-type="string">
            <text:p><text:s/></text:p>
          </table:table-cell>
          <table:table-cell table:style-name="ce358" table:number-columns-repeated="4"/>
          <table:table-cell table:style-name="ce385" office:value-type="string" calcext:value-type="string">
            <text:p>FAIXA I I I / Capital</text:p>
          </table:table-cell>
          <table:table-cell table:style-name="ce358" table:formula="of:=['TABELA ESTADUAL_2'.D18]" office:value-type="float" office:value="386" calcext:value-type="float">
            <text:p>386</text:p>
          </table:table-cell>
          <table:table-cell table:style-name="ce358"/>
          <table:table-cell table:style-name="ce358" office:value-type="string" calcext:value-type="string">
            <text:p>ÔNIBUS - Veículo EMATER-MG</text:p>
          </table:table-cell>
          <table:table-cell table:style-name="ce358" table:number-columns-repeated="7"/>
          <table:table-cell table:style-name="ce358" office:value-type="string" calcext:value-type="string">
            <text:p>ÔNIBUS</text:p>
          </table:table-cell>
          <table:table-cell table:style-name="ce358" table:number-columns-repeated="13"/>
          <table:table-cell table:style-name="ce398" table:number-columns-repeated="4"/>
          <table:table-cell table:style-name="ce88" table:number-columns-repeated="6"/>
          <table:table-cell table:formula="of:=['LISTA EMPREGADO'.B8]" office:value-type="float" office:value="0" calcext:value-type="float">
            <text:p>0</text:p>
          </table:table-cell>
          <table:table-cell table:style-name="ce88" table:number-columns-repeated="972"/>
        </table:table-row>
        <table:table-row table:style-name="ro15">
          <table:table-cell table:style-name="ce14" office:value-type="float" office:value="6" calcext:value-type="float">
            <text:p>6</text:p>
          </table:table-cell>
          <table:table-cell table:style-name="ce29" office:value-type="string" calcext:value-type="string" table:number-columns-spanned="2" table:number-rows-spanned="1">
            <office:annotation draw:style-name="gr5" draw:text-style-name="P3" svg:width="109.02mm" svg:height="33.51mm" svg:x="63.95mm" svg:y="55.41mm" draw:caption-point-x="-5.88mm" draw:caption-point-y="15.82mm">
              <dc:date>2016-04-29T00:00:00</dc:date>
              <text:p text:style-name="P2"><text:span text:style-name="T1"/></text:p>
              <text:p text:style-name="P2"><text:span text:style-name="T2">FAIXAS:</text:span></text:p>
              <text:p text:style-name="P2"><text:span text:style-name="T2"/></text:p>
              <text:p text:style-name="P2"><text:span text:style-name="T2">- FAIXA I – </text:span><text:span text:style-name="T3">Empregado NÍVEL MÉDIO ou <text:s/>NÍVEL SUPERIOR</text:span><text:span text:style-name="T2">;</text:span></text:p>
              <text:p text:style-name="P2"><text:span text:style-name="T2">- FAIXA II – </text:span><text:span text:style-name="T3">PRESIDENTE</text:span></text:p>
              <text:p text:style-name="P2"><text:span text:style-name="T2"/></text:p>
            </office:annotation>
            <text:p><text:s/>FAIXA – Cargo Empregado :</text:p>
          </table:table-cell>
          <table:covered-table-cell table:style-name="ce92"/>
          <table:table-cell table:style-name="ce137" table:content-validation-name="val18"/>
          <table:table-cell table:style-name="ce172"/>
          <table:table-cell table:style-name="ce199" table:number-columns-repeated="5"/>
          <table:table-cell table:style-name="ce321"/>
          <table:table-cell table:style-name="ce348" table:formula="of:=IF([.D9]=0;&quot;PREENCHIMENTO OBRIGATÓRIO &quot;;&quot; &quot;)" office:value-type="string" office:string-value="PREENCHIMENTO OBRIGATÓRIO " calcext:value-type="string">
            <text:p>PREENCHIMENTO OBRIGATÓRIO </text:p>
          </table:table-cell>
          <table:table-cell table:style-name="ce358" table:number-columns-repeated="4"/>
          <table:table-cell table:style-name="ce385" office:value-type="string" calcext:value-type="string">
            <text:p>FAIXA I I I / Especial</text:p>
          </table:table-cell>
          <table:table-cell table:style-name="ce358" table:formula="of:=['TABELA ESTADUAL_2'.E18]" office:value-type="float" office:value="353" calcext:value-type="float">
            <text:p>353</text:p>
          </table:table-cell>
          <table:table-cell table:style-name="ce358"/>
          <table:table-cell table:style-name="ce358" office:value-type="string" calcext:value-type="string">
            <text:p>FERROVIÁRIO</text:p>
          </table:table-cell>
          <table:table-cell table:style-name="ce358" table:number-columns-repeated="7"/>
          <table:table-cell table:style-name="ce358" office:value-type="string" calcext:value-type="string">
            <text:p>INICIAL</text:p>
          </table:table-cell>
          <table:table-cell table:style-name="ce395" office:value-type="string" calcext:value-type="string">
            <text:p>TERMO INICIAL = Horário de embarque no local de origem constante na passagem</text:p>
          </table:table-cell>
          <table:table-cell table:style-name="ce358" table:number-columns-repeated="12"/>
          <table:table-cell table:style-name="ce398" table:number-columns-repeated="4"/>
          <table:table-cell table:style-name="ce88" table:number-columns-repeated="6"/>
          <table:table-cell table:formula="of:=['LISTA EMPREGADO'.B9]" office:value-type="float" office:value="0" calcext:value-type="float">
            <text:p>0</text:p>
          </table:table-cell>
          <table:table-cell table:style-name="ce88" table:number-columns-repeated="972"/>
        </table:table-row>
        <table:table-row table:style-name="ro14">
          <table:table-cell table:style-name="ce14" office:value-type="float" office:value="7" calcext:value-type="float">
            <text:p>7</text:p>
          </table:table-cell>
          <table:table-cell table:style-name="ce27" office:value-type="string" calcext:value-type="string">
            <text:p><text:s/>Unidade – CPI / Cidade:</text:p>
          </table:table-cell>
          <table:table-cell table:style-name="ce91"/>
          <table:table-cell table:style-name="ce136" table:content-validation-name="val19" table:formula="of:=IF([.D4]=0;&quot; &quot;;INDEX(['LISTA EMPREGADO'.B3:.K200];MATCH([.$D$4];['LISTA EMPREGADO'.B3:.B200];0);6)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6" table:style-name="ce171"/>
          <table:covered-table-cell table:style-name="ce320"/>
          <table:table-cell table:style-name="ce348" table:formula="of:=IF([.D10]=0;&quot;PREENCHIMENTO OBRIGATÓRIO &quot;;&quot; &quot;)" office:value-type="string" office:string-value=" " calcext:value-type="string">
            <text:p><text:s/></text:p>
          </table:table-cell>
          <table:table-cell table:style-name="ce358" table:number-columns-repeated="4"/>
          <table:table-cell table:style-name="ce385" office:value-type="string" calcext:value-type="string">
            <text:p>FAIXA I I I / Demais Municípios</text:p>
          </table:table-cell>
          <table:table-cell table:style-name="ce358" table:formula="of:=['TABELA ESTADUAL_2'.F18]" office:value-type="float" office:value="206" calcext:value-type="float">
            <text:p>206</text:p>
          </table:table-cell>
          <table:table-cell table:style-name="ce358"/>
          <table:table-cell table:style-name="ce358" office:value-type="string" calcext:value-type="string">
            <text:p>Veículo de TERCEIRO</text:p>
          </table:table-cell>
          <table:table-cell table:style-name="ce358" office:value-type="string" calcext:value-type="string">
            <text:p>ALIMENTAÇÃO + SEM POUSADA</text:p>
          </table:table-cell>
          <table:table-cell table:style-name="ce358" table:number-columns-repeated="6"/>
          <table:table-cell table:style-name="ce358" office:value-type="string" calcext:value-type="string">
            <text:p>FINAL</text:p>
          </table:table-cell>
          <table:table-cell table:style-name="ce395" office:value-type="string" calcext:value-type="string">
            <text:p>TERMO FINAL = Horário de desembarque no retorno ao local de origem constante na passagem. </text:p>
          </table:table-cell>
          <table:table-cell table:style-name="ce358" table:number-columns-repeated="12"/>
          <table:table-cell table:style-name="ce398" table:number-columns-repeated="4"/>
          <table:table-cell table:style-name="ce88" table:number-columns-repeated="6"/>
          <table:table-cell table:formula="of:=['LISTA EMPREGADO'.B10]" office:value-type="float" office:value="0" calcext:value-type="float">
            <text:p>0</text:p>
          </table:table-cell>
          <table:table-cell table:style-name="ce88" table:number-columns-repeated="972"/>
        </table:table-row>
        <table:table-row table:style-name="ro16">
          <table:table-cell table:style-name="ce14" office:value-type="float" office:value="8" calcext:value-type="float">
            <text:p>8</text:p>
          </table:table-cell>
          <table:table-cell table:style-name="ce27" office:value-type="string" calcext:value-type="string">
            <text:p><text:s/>E-mail:</text:p>
          </table:table-cell>
          <table:table-cell table:style-name="ce91"/>
          <table:table-cell table:style-name="ce136" table:content-validation-name="val20" table:formula="of:=IF([.D4]=0;&quot; &quot;;INDEX(['LISTA EMPREGADO'.B3:.K200];MATCH([.$D$4];['LISTA EMPREGADO'.B3:.B200];0);7)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6" table:style-name="ce171"/>
          <table:covered-table-cell table:style-name="ce320"/>
          <table:table-cell table:style-name="ce348" table:formula="of:=IF([.D11]=0;&quot;PREENCHIMENTO OBRIGATÓRIO &quot;;&quot; &quot;)" office:value-type="string" office:string-value=" " calcext:value-type="string">
            <text:p><text:s/></text:p>
          </table:table-cell>
          <table:table-cell table:style-name="ce358" table:number-columns-repeated="4"/>
          <table:table-cell table:style-name="ce385"/>
          <table:table-cell table:style-name="ce358"/>
          <table:table-cell table:style-name="ce358" office:value-type="string" calcext:value-type="string">
            <text:p>Pousada</text:p>
          </table:table-cell>
          <table:table-cell table:style-name="ce358" office:value-type="string" calcext:value-type="string">
            <text:p>Veículo Particular</text:p>
          </table:table-cell>
          <table:table-cell table:style-name="ce358" office:value-type="string" calcext:value-type="string">
            <text:p>ALIMENTAÇÃO + POUSADA COM COMPROVAÇÃO</text:p>
          </table:table-cell>
          <table:table-cell table:style-name="ce358" table:number-columns-repeated="6"/>
          <table:table-cell table:style-name="ce358" office:value-type="string" calcext:value-type="string">
            <text:p>ÔNIBUS – INTERNACIONAL</text:p>
          </table:table-cell>
          <table:table-cell table:style-name="ce358" table:number-columns-repeated="13"/>
          <table:table-cell table:style-name="ce398" table:number-columns-repeated="4"/>
          <table:table-cell table:style-name="ce88" table:number-columns-repeated="6"/>
          <table:table-cell table:formula="of:=['LISTA EMPREGADO'.B11]" office:value-type="float" office:value="0" calcext:value-type="float">
            <text:p>0</text:p>
          </table:table-cell>
          <table:table-cell table:style-name="ce88" table:number-columns-repeated="972"/>
        </table:table-row>
        <table:table-row table:style-name="ro17">
          <table:table-cell table:style-name="ce14" office:value-type="float" office:value="9" calcext:value-type="float">
            <text:p>9</text:p>
          </table:table-cell>
          <table:table-cell table:style-name="ce30" office:value-type="string" calcext:value-type="string" table:number-columns-spanned="2" table:number-rows-spanned="1">
            <text:p><text:span text:style-name="T12"> Nº Conta</text:span> do EMPREGADO SOLICITANTE:</text:p>
          </table:table-cell>
          <table:covered-table-cell table:style-name="ce91"/>
          <table:table-cell table:style-name="ce136" table:content-validation-name="val21" table:formula="of:=IF([.D4]=0;&quot; &quot;;INDEX(['LISTA EMPREGADO'.B3:.K200];MATCH([.$D$4];['LISTA EMPREGADO'.B3:.B200];0);8)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6" table:style-name="ce171"/>
          <table:covered-table-cell table:style-name="ce320"/>
          <table:table-cell table:style-name="ce348" table:formula="of:=IF([.D12]=0;&quot;PREENCHIMENTO OBRIGATÓRIO &quot;;&quot; &quot;)" office:value-type="string" office:string-value=" " calcext:value-type="string">
            <text:p><text:s/></text:p>
          </table:table-cell>
          <table:table-cell table:style-name="ce358" table:number-columns-repeated="4"/>
          <table:table-cell table:style-name="ce385"/>
          <table:table-cell table:style-name="ce391" table:number-columns-repeated="2"/>
          <table:table-cell table:style-name="ce391" office:value-type="string" calcext:value-type="string">
            <text:p>ÔNIBUS – AÉREO</text:p>
          </table:table-cell>
          <table:table-cell table:style-name="ce358" office:value-type="string" calcext:value-type="string">
            <text:p>ALIMENTAÇÃO + POUSADA SEM COMPROVAÇÃO </text:p>
          </table:table-cell>
          <table:table-cell table:style-name="ce358" table:number-columns-repeated="6"/>
          <table:table-cell table:style-name="ce358" office:value-type="string" calcext:value-type="string">
            <text:p>INICIAL</text:p>
          </table:table-cell>
          <table:table-cell table:style-name="ce395" office:value-type="string" calcext:value-type="string">
            <text:p>TERMO INICIAL = Horário de desembarque no exterior (chegada ao destino) constante na passagem </text:p>
          </table:table-cell>
          <table:table-cell table:style-name="ce358" table:number-columns-repeated="12"/>
          <table:table-cell table:style-name="ce398" table:number-columns-repeated="4"/>
          <table:table-cell table:style-name="ce88" table:number-columns-repeated="6"/>
          <table:table-cell table:formula="of:=['LISTA EMPREGADO'.B12]" office:value-type="float" office:value="0" calcext:value-type="float">
            <text:p>0</text:p>
          </table:table-cell>
          <table:table-cell table:style-name="ce88" table:number-columns-repeated="972"/>
        </table:table-row>
        <table:table-row table:style-name="ro18">
          <table:table-cell table:style-name="ce14" office:value-type="float" office:value="10" calcext:value-type="float">
            <text:p>10</text:p>
          </table:table-cell>
          <table:table-cell table:style-name="ce31" office:value-type="string" calcext:value-type="string" table:number-columns-spanned="2" table:number-rows-spanned="1">
            <text:p><text:span text:style-name="T12"> Agência Nº </text:span>do EMPREGADO SOLICITANTE:</text:p>
          </table:table-cell>
          <table:covered-table-cell table:style-name="ce91"/>
          <table:table-cell table:style-name="ce136" table:content-validation-name="val22" table:formula="of:=IF([.D4]=0;&quot; &quot;;INDEX(['LISTA EMPREGADO'.B3:.K200];MATCH([.$D$4];['LISTA EMPREGADO'.B3:.B200];0);9)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6" table:style-name="ce171"/>
          <table:covered-table-cell table:style-name="ce320"/>
          <table:table-cell table:style-name="ce348" table:formula="of:=IF([.D13]=0;&quot;PREENCHIMENTO OBRIGATÓRIO &quot;;&quot; &quot;)" office:value-type="string" office:string-value=" " calcext:value-type="string">
            <text:p><text:s/></text:p>
          </table:table-cell>
          <table:table-cell table:style-name="ce358" table:number-columns-repeated="4"/>
          <table:table-cell table:style-name="ce385"/>
          <table:table-cell table:style-name="ce391" table:number-columns-repeated="2"/>
          <table:table-cell table:style-name="ce391" office:value-type="string" calcext:value-type="string">
            <text:p><text:s/>AÉREO – ÔNIBUS</text:p>
          </table:table-cell>
          <table:table-cell table:style-name="ce358" office:value-type="string" calcext:value-type="string">
            <text:p>ALIMENTAÇÃO + POUSADA GRATUITA</text:p>
          </table:table-cell>
          <table:table-cell table:style-name="ce358" table:number-columns-repeated="6"/>
          <table:table-cell table:style-name="ce358" office:value-type="string" calcext:value-type="string">
            <text:p>FINAL</text:p>
          </table:table-cell>
          <table:table-cell table:style-name="ce395" office:value-type="string" calcext:value-type="string">
            <text:p>TERMO FINAL = Horário de embarque no exterior para retorno ao Brasil constante na passagem</text:p>
          </table:table-cell>
          <table:table-cell table:style-name="ce358" table:number-columns-repeated="12"/>
          <table:table-cell table:style-name="ce398" table:number-columns-repeated="4"/>
          <table:table-cell table:style-name="ce88" table:number-columns-repeated="6"/>
          <table:table-cell table:formula="of:=['LISTA EMPREGADO'.B13]" office:value-type="float" office:value="0" calcext:value-type="float">
            <text:p>0</text:p>
          </table:table-cell>
          <table:table-cell table:style-name="ce88" table:number-columns-repeated="972"/>
        </table:table-row>
        <table:table-row table:style-name="ro18">
          <table:table-cell table:style-name="ce14" office:value-type="float" office:value="11" calcext:value-type="float">
            <text:p>11</text:p>
          </table:table-cell>
          <table:table-cell table:style-name="ce31" office:value-type="string" calcext:value-type="string" table:number-columns-spanned="2" table:number-rows-spanned="1">
            <text:p><text:span text:style-name="T12"> Banco </text:span>do EMPREGADO SOLICITANTE:</text:p>
          </table:table-cell>
          <table:covered-table-cell table:style-name="ce91"/>
          <table:table-cell table:style-name="ce136" table:content-validation-name="val23" table:formula="of:=IF([.D4]=0;&quot; &quot;;INDEX(['LISTA EMPREGADO'.B3:.K200];MATCH([.$D$4];['LISTA EMPREGADO'.B3:.B200];0);10))" office:value-type="string" office:string-value=" " calcext:value-type="string" table:number-columns-spanned="8" table:number-rows-spanned="1">
            <text:p><text:s/></text:p>
          </table:table-cell>
          <table:covered-table-cell table:number-columns-repeated="6" table:style-name="ce171"/>
          <table:covered-table-cell table:style-name="ce320"/>
          <table:table-cell table:style-name="ce348" table:formula="of:=IF([.D14]=0;&quot;PREENCHIMENTO OBRIGATÓRIO &quot;;&quot; &quot;)" office:value-type="string" office:string-value=" " calcext:value-type="string">
            <text:p><text:s/></text:p>
          </table:table-cell>
          <table:table-cell table:style-name="ce358" table:number-columns-repeated="4"/>
          <table:table-cell table:style-name="ce385"/>
          <table:table-cell table:style-name="ce391"/>
          <table:table-cell table:style-name="ce391" table:formula="of:=#REF!.e10" office:value-type="string" office:string-value="" calcext:value-type="error">
            <text:p>Erro:509</text:p>
          </table:table-cell>
          <table:table-cell table:style-name="ce358" office:value-type="string" calcext:value-type="string">
            <text:p>Veículo EMATER-MG <text:s/>– AÉREO</text:p>
          </table:table-cell>
          <table:table-cell table:style-name="ce358" office:value-type="string" calcext:value-type="string">
            <text:p>ALIMENTAÇÃO GRATUITA + POUSADA SEM COMPROVAÇÃO</text:p>
          </table:table-cell>
          <table:table-cell table:style-name="ce358" table:number-columns-repeated="6"/>
          <table:table-cell table:style-name="ce358" office:value-type="string" calcext:value-type="string">
            <text:p>Veículo EMATER-MG e – Ônibus</text:p>
          </table:table-cell>
          <table:table-cell table:style-name="ce358" table:number-columns-repeated="13"/>
          <table:table-cell table:style-name="ce398" table:number-columns-repeated="4"/>
          <table:table-cell table:style-name="ce88" table:number-columns-repeated="6"/>
          <table:table-cell table:formula="of:=['LISTA EMPREGADO'.B14]" office:value-type="float" office:value="0" calcext:value-type="float">
            <text:p>0</text:p>
          </table:table-cell>
          <table:table-cell table:style-name="ce88" table:number-columns-repeated="972"/>
        </table:table-row>
        <table:table-row table:style-name="ro9" table:visibility="collapse">
          <table:table-cell table:style-name="ce15"/>
          <table:table-cell table:style-name="ce32" table:number-columns-repeated="2"/>
          <table:table-cell table:style-name="ce138" table:content-validation-name="val24"/>
          <table:table-cell table:style-name="ce32" table:number-columns-repeated="7"/>
          <table:table-cell table:style-name="ce349"/>
          <table:table-cell table:style-name="ce358" table:number-columns-repeated="4"/>
          <table:table-cell table:style-name="ce384"/>
          <table:table-cell table:style-name="ce391" table:number-columns-repeated="2"/>
          <table:table-cell table:style-name="ce358" office:value-type="string" calcext:value-type="string">
            <text:p><text:s/>AÉREO - Veículo EMATER-MG</text:p>
          </table:table-cell>
          <table:table-cell table:style-name="ce358" office:value-type="string" calcext:value-type="string">
            <text:p>ALIMENTAÇÃO GRATUITA + POUSADA COM COMPROVAÇÃO</text:p>
          </table:table-cell>
          <table:table-cell table:style-name="ce358" table:number-columns-repeated="6"/>
          <table:table-cell table:style-name="ce358" office:value-type="string" calcext:value-type="string">
            <text:p>INICIO</text:p>
          </table:table-cell>
          <table:table-cell table:style-name="ce396" office:value-type="string" calcext:value-type="string">
            <text:p>TERMO INICIAL = Horário da partida da viagem registrado na autorização de circulação do veículo ou relatório de circulação de veículos <text:s/>da EMATER-MG </text:p>
          </table:table-cell>
          <table:table-cell table:style-name="ce358" table:number-columns-repeated="12"/>
          <table:table-cell table:style-name="ce398" table:number-columns-repeated="4"/>
          <table:table-cell table:style-name="ce88" table:number-columns-repeated="6"/>
          <table:table-cell table:formula="of:=['LISTA EMPREGADO'.B15]" office:value-type="float" office:value="0" calcext:value-type="float">
            <text:p>0</text:p>
          </table:table-cell>
          <table:table-cell table:style-name="ce88" table:number-columns-repeated="972"/>
        </table:table-row>
        <table:table-row table:style-name="ro16" table:visibility="collapse">
          <table:table-cell table:style-name="ce14" office:value-type="float" office:value="12" calcext:value-type="float">
            <text:p>12</text:p>
          </table:table-cell>
          <table:table-cell table:style-name="ce27" office:value-type="string" calcext:value-type="string">
            <text:p><text:s/>Nº Convênio / Contrato:</text:p>
          </table:table-cell>
          <table:table-cell table:style-name="ce91"/>
          <table:table-cell table:style-name="ce139" table:content-validation-name="val25" table:number-columns-spanned="8" table:number-rows-spanned="1"/>
          <table:covered-table-cell table:number-columns-repeated="6" table:style-name="ce173"/>
          <table:covered-table-cell table:style-name="ce322"/>
          <table:table-cell table:style-name="ce348" table:formula="of:=IF([.D16]=0;&quot;PREENCHIMENTO OBRIGATÓRIO &quot;;&quot; &quot;)" office:value-type="string" office:string-value="PREENCHIMENTO OBRIGATÓRIO " calcext:value-type="string">
            <text:p>PREENCHIMENTO OBRIGATÓRIO </text:p>
          </table:table-cell>
          <table:table-cell table:style-name="ce358" table:number-columns-repeated="4"/>
          <table:table-cell table:style-name="ce385"/>
          <table:table-cell table:style-name="ce391" table:number-columns-repeated="2"/>
          <table:table-cell table:style-name="ce358" office:value-type="string" calcext:value-type="string">
            <text:p>Veículo <text:s text:c="2"/>– AÉREO</text:p>
          </table:table-cell>
          <table:table-cell table:style-name="ce358" office:value-type="string" calcext:value-type="string">
            <text:p>ALIMENTAÇÃO GRATUITA + POUSADA GRATUITA</text:p>
          </table:table-cell>
          <table:table-cell table:style-name="ce358" table:number-columns-repeated="6"/>
          <table:table-cell table:style-name="ce358" office:value-type="string" calcext:value-type="string">
            <text:p>FINAL</text:p>
          </table:table-cell>
          <table:table-cell table:style-name="ce395" office:value-type="string" calcext:value-type="string">
            <text:p>TERMO FINAL = Horário de desembarque no retorno ao local de origem constante na passagem. </text:p>
          </table:table-cell>
          <table:table-cell table:style-name="ce358" table:number-columns-repeated="12"/>
          <table:table-cell table:style-name="ce398" table:number-columns-repeated="4"/>
          <table:table-cell table:style-name="ce88" table:number-columns-repeated="6"/>
          <table:table-cell table:formula="of:=['LISTA EMPREGADO'.B16]" office:value-type="float" office:value="0" calcext:value-type="float">
            <text:p>0</text:p>
          </table:table-cell>
          <table:table-cell table:style-name="ce88" table:number-columns-repeated="972"/>
        </table:table-row>
        <table:table-row table:style-name="ro16" table:visibility="collapse">
          <table:table-cell table:style-name="ce14" office:value-type="float" office:value="13" calcext:value-type="float">
            <text:p>13</text:p>
          </table:table-cell>
          <table:table-cell table:style-name="ce27" office:value-type="string" calcext:value-type="string">
            <text:p><text:s/>Nome da Verba:</text:p>
          </table:table-cell>
          <table:table-cell table:style-name="ce91"/>
          <table:table-cell table:style-name="ce139" table:content-validation-name="val26" table:number-columns-spanned="8" table:number-rows-spanned="1"/>
          <table:covered-table-cell table:number-columns-repeated="6" table:style-name="ce173"/>
          <table:covered-table-cell table:style-name="ce322"/>
          <table:table-cell table:style-name="ce348" table:formula="of:=IF([.D17]=0;&quot;PREENCHIMENTO OBRIGATÓRIO &quot;;&quot; &quot;)" office:value-type="string" office:string-value="PREENCHIMENTO OBRIGATÓRIO " calcext:value-type="string">
            <text:p>PREENCHIMENTO OBRIGATÓRIO </text:p>
          </table:table-cell>
          <table:table-cell table:style-name="ce358" table:number-columns-repeated="4"/>
          <table:table-cell table:style-name="ce385"/>
          <table:table-cell table:style-name="ce391"/>
          <table:table-cell table:style-name="ce391" table:formula="of:=#REF!.[.H10]" office:value-type="string" office:string-value="" calcext:value-type="error">
            <text:p>Erro:501</text:p>
          </table:table-cell>
          <table:table-cell table:style-name="ce358" office:value-type="string" calcext:value-type="string">
            <text:p><text:s/>AÉREO - Veículo </text:p>
          </table:table-cell>
          <table:table-cell table:style-name="ce358" table:number-columns-repeated="7"/>
          <table:table-cell table:style-name="ce358" office:value-type="string" calcext:value-type="string">
            <text:p>ÔNIBUS e Veículo EMATER-MG</text:p>
          </table:table-cell>
          <table:table-cell table:style-name="ce358" table:number-columns-repeated="13"/>
          <table:table-cell table:style-name="ce398" table:number-columns-repeated="4"/>
          <table:table-cell table:style-name="ce88" table:number-columns-repeated="6"/>
          <table:table-cell table:formula="of:=['LISTA EMPREGADO'.B17]" office:value-type="float" office:value="0" calcext:value-type="float">
            <text:p>0</text:p>
          </table:table-cell>
          <table:table-cell table:style-name="ce88" table:number-columns-repeated="972"/>
        </table:table-row>
        <table:table-row table:style-name="ro12" table:visibility="collapse">
          <table:table-cell table:style-name="ce14" office:value-type="float" office:value="14" calcext:value-type="float">
            <text:p>14</text:p>
          </table:table-cell>
          <table:table-cell table:style-name="ce27" office:value-type="string" calcext:value-type="string">
            <text:p><text:s/>Código Histórico:</text:p>
          </table:table-cell>
          <table:table-cell table:style-name="ce91"/>
          <table:table-cell table:style-name="ce139" table:content-validation-name="val27" table:number-columns-spanned="3" table:number-rows-spanned="1"/>
          <table:covered-table-cell table:number-columns-repeated="2" table:style-name="ce173"/>
          <table:table-cell table:style-name="ce237" office:value-type="string" calcext:value-type="string" table:number-columns-spanned="2" table:number-rows-spanned="1">
            <text:p><text:s/>Meta/Ação:</text:p>
          </table:table-cell>
          <table:covered-table-cell table:style-name="ce173"/>
          <table:table-cell table:style-name="ce286" table:content-validation-name="val53" table:number-columns-spanned="3" table:number-rows-spanned="1"/>
          <table:covered-table-cell table:style-name="ce173"/>
          <table:covered-table-cell table:style-name="ce322"/>
          <table:table-cell table:style-name="ce348" table:formula="of:=IF([.D18]=0;&quot;PREENCHIMENTO OBRIGATÓRIO &quot;;&quot; &quot;)" office:value-type="string" office:string-value="PREENCHIMENTO OBRIGATÓRIO " calcext:value-type="string">
            <text:p>PREENCHIMENTO OBRIGATÓRIO </text:p>
          </table:table-cell>
          <table:table-cell table:style-name="ce358" table:number-columns-repeated="4"/>
          <table:table-cell table:style-name="ce385"/>
          <table:table-cell table:style-name="ce391" table:number-columns-repeated="2"/>
          <table:table-cell table:style-name="ce391" table:formula="of:=SUM([.R18:.S18])" office:value-type="currency" office:currency="BRL" office:value="0" calcext:value-type="currency">
            <text:p>R$ 0,00</text:p>
          </table:table-cell>
          <table:table-cell table:style-name="ce358" table:number-columns-repeated="7"/>
          <table:table-cell table:style-name="ce358" office:value-type="string" calcext:value-type="string">
            <text:p>INICIO</text:p>
          </table:table-cell>
          <table:table-cell table:style-name="ce395" office:value-type="string" calcext:value-type="string">
            <text:p>TERMO INICIAL = Horário de embarque no local de origem constante na passagem</text:p>
          </table:table-cell>
          <table:table-cell table:style-name="ce358" table:number-columns-repeated="12"/>
          <table:table-cell table:style-name="ce398" table:number-columns-repeated="4"/>
          <table:table-cell table:style-name="ce88" table:number-columns-repeated="6"/>
          <table:table-cell table:formula="of:=['LISTA EMPREGADO'.B18]" office:value-type="float" office:value="0" calcext:value-type="float">
            <text:p>0</text:p>
          </table:table-cell>
          <table:table-cell table:style-name="ce88" table:number-columns-repeated="972"/>
        </table:table-row>
        <table:table-row table:style-name="ro16" table:visibility="collapse">
          <table:table-cell table:style-name="ce14" office:value-type="float" office:value="15" calcext:value-type="float">
            <text:p>15</text:p>
          </table:table-cell>
          <table:table-cell table:style-name="ce33" office:value-type="string" calcext:value-type="string" table:number-columns-spanned="2" table:number-rows-spanned="1">
            <text:p>CPI:</text:p>
          </table:table-cell>
          <table:covered-table-cell table:style-name="ce91"/>
          <table:table-cell table:style-name="ce139" table:content-validation-name="val28" table:number-columns-spanned="8" table:number-rows-spanned="1"/>
          <table:covered-table-cell table:number-columns-repeated="6" table:style-name="ce173"/>
          <table:covered-table-cell table:style-name="ce322"/>
          <table:table-cell table:style-name="ce348" table:formula="of:=IF([.D19]=0;&quot;PREENCHIMENTO OBRIGATÓRIO &quot;;&quot; &quot;)" office:value-type="string" office:string-value="PREENCHIMENTO OBRIGATÓRIO " calcext:value-type="string">
            <text:p>PREENCHIMENTO OBRIGATÓRIO </text:p>
          </table:table-cell>
          <table:table-cell table:style-name="ce358" table:number-columns-repeated="4"/>
          <table:table-cell table:style-name="ce385"/>
          <table:table-cell table:style-name="ce391" table:number-columns-repeated="2"/>
          <table:table-cell table:style-name="ce391" table:formula="of:=SUM([.R19:.S19])" office:value-type="currency" office:currency="BRL" office:value="0" calcext:value-type="currency">
            <text:p>R$ 0,00</text:p>
          </table:table-cell>
          <table:table-cell table:style-name="ce358" table:number-columns-repeated="7"/>
          <table:table-cell table:style-name="ce358" office:value-type="string" calcext:value-type="string">
            <text:p>FINAL</text:p>
          </table:table-cell>
          <table:table-cell table:style-name="ce395" office:value-type="string" calcext:value-type="string">
            <text:p>TERMO FINAL = Horário de retorno da viagem registrado na autorização de circulação do veículo ou relatório de circulação de veículos da EMATER-MG</text:p>
          </table:table-cell>
          <table:table-cell table:style-name="ce358" table:number-columns-repeated="12"/>
          <table:table-cell table:style-name="ce398" table:number-columns-repeated="4"/>
          <table:table-cell table:style-name="ce88" table:number-columns-repeated="6"/>
          <table:table-cell table:formula="of:=['LISTA EMPREGADO'.B19]" office:value-type="float" office:value="0" calcext:value-type="float">
            <text:p>0</text:p>
          </table:table-cell>
          <table:table-cell table:style-name="ce88" table:number-columns-repeated="972"/>
        </table:table-row>
        <table:table-row table:style-name="ro19">
          <table:table-cell table:style-name="ce14" office:value-type="float" office:value="16" calcext:value-type="float">
            <text:p>16</text:p>
          </table:table-cell>
          <table:table-cell table:style-name="ce34" office:value-type="string" calcext:value-type="string" table:number-columns-spanned="2" table:number-rows-spanned="1">
            <text:p>Presidente CABEFE (Nome/Matrícula):</text:p>
          </table:table-cell>
          <table:covered-table-cell table:style-name="ce91"/>
          <table:table-cell table:style-name="ce139" table:content-validation-name="val29" table:number-columns-spanned="8" table:number-rows-spanned="1"/>
          <table:covered-table-cell table:number-columns-repeated="6" table:style-name="ce173"/>
          <table:covered-table-cell table:style-name="ce322"/>
          <table:table-cell table:style-name="ce348" table:formula="of:=IF([.D20]=0;&quot;PREENCHIMENTO OBRIGATÓRIO &quot;;&quot; &quot;)" office:value-type="string" office:string-value="PREENCHIMENTO OBRIGATÓRIO " calcext:value-type="string">
            <text:p>PREENCHIMENTO OBRIGATÓRIO </text:p>
          </table:table-cell>
          <table:table-cell table:style-name="ce358" table:number-columns-repeated="4"/>
          <table:table-cell table:style-name="ce385"/>
          <table:table-cell table:style-name="ce391"/>
          <table:table-cell table:style-name="ce391" table:formula="of:=#REF!.[.K10]" office:value-type="string" office:string-value="" calcext:value-type="error">
            <text:p>Erro:501</text:p>
          </table:table-cell>
          <table:table-cell table:style-name="ce391" table:formula="of:=SUM([.R20:.S20])" office:value-type="currency" office:currency="BRL" office:value="0" calcext:value-type="currency">
            <text:p>R$ 0,00</text:p>
          </table:table-cell>
          <table:table-cell table:style-name="ce358" table:number-columns-repeated="7"/>
          <table:table-cell table:style-name="ce358" office:value-type="string" calcext:value-type="string">
            <text:p>FERROVIÁRIO</text:p>
          </table:table-cell>
          <table:table-cell table:style-name="ce358" table:number-columns-repeated="13"/>
          <table:table-cell table:style-name="ce398" table:number-columns-repeated="4"/>
          <table:table-cell table:style-name="ce88" table:number-columns-repeated="6"/>
          <table:table-cell table:formula="of:=['LISTA EMPREGADO'.B20]" office:value-type="float" office:value="0" calcext:value-type="float">
            <text:p>0</text:p>
          </table:table-cell>
          <table:table-cell table:style-name="ce88" table:number-columns-repeated="972"/>
        </table:table-row>
        <table:table-row table:style-name="ro20" table:visibility="collapse">
          <table:table-cell table:style-name="ce14" office:value-type="float" office:value="17" calcext:value-type="float">
            <text:p>17</text:p>
          </table:table-cell>
          <table:table-cell table:style-name="ce31" office:value-type="string" calcext:value-type="string" table:number-columns-spanned="2" table:number-rows-spanned="1">
            <text:p><text:span text:style-name="T12"> Nº Conta</text:span> do CONVÊNIO/CONTRATO DE REPASSE</text:p>
          </table:table-cell>
          <table:covered-table-cell table:style-name="ce91"/>
          <table:table-cell table:style-name="ce139" table:content-validation-name="val30" table:number-columns-spanned="8" table:number-rows-spanned="1"/>
          <table:covered-table-cell table:number-columns-repeated="6" table:style-name="ce173"/>
          <table:covered-table-cell table:style-name="ce322"/>
          <table:table-cell table:style-name="ce348" table:formula="of:=IF([.D21]=0;&quot;PREENCHIMENTO OBRIGATÓRIO &quot;;&quot; &quot;)" office:value-type="string" office:string-value="PREENCHIMENTO OBRIGATÓRIO " calcext:value-type="string">
            <text:p>PREENCHIMENTO OBRIGATÓRIO </text:p>
          </table:table-cell>
          <table:table-cell table:style-name="ce358" table:number-columns-repeated="4"/>
          <table:table-cell table:style-name="ce385"/>
          <table:table-cell table:style-name="ce391" table:number-columns-repeated="2"/>
          <table:table-cell table:style-name="ce391" table:formula="of:=SUM([.R21:.S21])" office:value-type="currency" office:currency="BRL" office:value="0" calcext:value-type="currency">
            <text:p>R$ 0,00</text:p>
          </table:table-cell>
          <table:table-cell table:style-name="ce358" table:number-columns-repeated="7"/>
          <table:table-cell table:style-name="ce358" office:value-type="string" calcext:value-type="string">
            <text:p>INICIAL</text:p>
          </table:table-cell>
          <table:table-cell table:style-name="ce395" office:value-type="string" calcext:value-type="string">
            <text:p>TERMO INICIAL = Horário de embarque no local de origem constante na passagem</text:p>
          </table:table-cell>
          <table:table-cell table:style-name="ce358" table:number-columns-repeated="12"/>
          <table:table-cell table:style-name="ce398" table:number-columns-repeated="4"/>
          <table:table-cell table:style-name="ce88" table:number-columns-repeated="6"/>
          <table:table-cell table:formula="of:=['LISTA EMPREGADO'.B21]" office:value-type="float" office:value="0" calcext:value-type="float">
            <text:p>0</text:p>
          </table:table-cell>
          <table:table-cell table:style-name="ce88" table:number-columns-repeated="972"/>
        </table:table-row>
        <table:table-row table:style-name="ro21" table:visibility="collapse">
          <table:table-cell table:style-name="ce14" office:value-type="float" office:value="18" calcext:value-type="float">
            <text:p>18</text:p>
          </table:table-cell>
          <table:table-cell table:style-name="ce31" office:value-type="string" calcext:value-type="string" table:number-columns-spanned="2" table:number-rows-spanned="1">
            <text:p><text:span text:style-name="T12"> Agência Nº</text:span> do CONVÊNIO/CONTRATO DE REPASSE:</text:p>
          </table:table-cell>
          <table:covered-table-cell table:style-name="ce91"/>
          <table:table-cell table:style-name="ce139" table:content-validation-name="val31" table:number-columns-spanned="8" table:number-rows-spanned="1"/>
          <table:covered-table-cell table:number-columns-repeated="6" table:style-name="ce173"/>
          <table:covered-table-cell table:style-name="ce322"/>
          <table:table-cell table:style-name="ce348" table:formula="of:=IF([.D22]=0;&quot;PREENCHIMENTO OBRIGATÓRIO &quot;;&quot; &quot;)" office:value-type="string" office:string-value="PREENCHIMENTO OBRIGATÓRIO " calcext:value-type="string">
            <text:p>PREENCHIMENTO OBRIGATÓRIO </text:p>
          </table:table-cell>
          <table:table-cell table:style-name="ce358" table:number-columns-repeated="4"/>
          <table:table-cell table:style-name="ce385"/>
          <table:table-cell table:style-name="ce391" table:number-columns-repeated="2"/>
          <table:table-cell table:style-name="ce391" table:formula="of:=SUM([.R22:.S22])" office:value-type="currency" office:currency="BRL" office:value="0" calcext:value-type="currency">
            <text:p>R$ 0,00</text:p>
          </table:table-cell>
          <table:table-cell table:style-name="ce358" table:number-columns-repeated="7"/>
          <table:table-cell table:style-name="ce358" office:value-type="string" calcext:value-type="string">
            <text:p>FINAL</text:p>
          </table:table-cell>
          <table:table-cell table:style-name="ce395" office:value-type="string" calcext:value-type="string">
            <text:p>TERMO FINAL = Horário de desembarque no retorno ao local de origem constante na passagem. </text:p>
          </table:table-cell>
          <table:table-cell table:style-name="ce358" table:number-columns-repeated="12"/>
          <table:table-cell table:style-name="ce398" table:number-columns-repeated="4"/>
          <table:table-cell table:style-name="ce88" table:number-columns-repeated="6"/>
          <table:table-cell table:formula="of:=['LISTA EMPREGADO'.B22]" office:value-type="float" office:value="0" calcext:value-type="float">
            <text:p>0</text:p>
          </table:table-cell>
          <table:table-cell table:style-name="ce88" table:number-columns-repeated="972"/>
        </table:table-row>
        <table:table-row table:style-name="ro20" table:visibility="collapse">
          <table:table-cell table:style-name="ce14" office:value-type="float" office:value="19" calcext:value-type="float">
            <text:p>19</text:p>
          </table:table-cell>
          <table:table-cell table:style-name="ce34" office:value-type="string" calcext:value-type="string" table:number-columns-spanned="2" table:number-rows-spanned="1">
            <text:p><text:span text:style-name="T12"> Banco da conta</text:span> do CONVÊNIO/CONTRATO DE REPASSE:</text:p>
          </table:table-cell>
          <table:covered-table-cell table:style-name="ce91"/>
          <table:table-cell table:style-name="ce139" table:content-validation-name="val32" table:number-columns-spanned="8" table:number-rows-spanned="1"/>
          <table:covered-table-cell table:number-columns-repeated="6" table:style-name="ce173"/>
          <table:covered-table-cell table:style-name="ce322"/>
          <table:table-cell table:style-name="ce348" table:formula="of:=IF([.D23]=0;&quot;PREENCHIMENTO OBRIGATÓRIO &quot;;&quot; &quot;)" office:value-type="string" office:string-value="PREENCHIMENTO OBRIGATÓRIO " calcext:value-type="string">
            <text:p>PREENCHIMENTO OBRIGATÓRIO </text:p>
          </table:table-cell>
          <table:table-cell table:style-name="ce358" table:number-columns-repeated="4"/>
          <table:table-cell table:style-name="ce385"/>
          <table:table-cell table:style-name="ce391"/>
          <table:table-cell table:style-name="ce391" table:formula="of:=#REF!.e14" office:value-type="string" office:string-value="" calcext:value-type="error">
            <text:p>Erro:509</text:p>
          </table:table-cell>
          <table:table-cell table:style-name="ce391" table:formula="of:=SUM([.R23:.S23])" office:value-type="currency" office:currency="BRL" office:value="0" calcext:value-type="currency">
            <text:p>R$ 0,00</text:p>
          </table:table-cell>
          <table:table-cell table:style-name="ce358" table:number-columns-repeated="7"/>
          <table:table-cell table:style-name="ce358" office:value-type="string" calcext:value-type="string">
            <text:p>Veículo de TERCEIRO</text:p>
          </table:table-cell>
          <table:table-cell table:style-name="ce358" table:number-columns-repeated="13"/>
          <table:table-cell table:style-name="ce398" table:number-columns-repeated="4"/>
          <table:table-cell table:style-name="ce88" table:number-columns-repeated="6"/>
          <table:table-cell table:formula="of:=['LISTA EMPREGADO'.B23]" office:value-type="float" office:value="0" calcext:value-type="float">
            <text:p>0</text:p>
          </table:table-cell>
          <table:table-cell table:style-name="ce88" table:number-columns-repeated="972"/>
        </table:table-row>
        <table:table-row table:style-name="ro22">
          <table:table-cell table:style-name="ce15"/>
          <table:table-cell table:style-name="ce32" table:number-columns-repeated="2"/>
          <table:table-cell table:style-name="ce138" table:content-validation-name="val33"/>
          <table:table-cell table:style-name="ce32" table:number-columns-repeated="7"/>
          <table:table-cell table:style-name="ce349"/>
          <table:table-cell table:style-name="ce358" table:number-columns-repeated="4"/>
          <table:table-cell table:style-name="ce384"/>
          <table:table-cell table:style-name="ce391" table:number-columns-repeated="2"/>
          <table:table-cell table:style-name="ce391" table:formula="of:=SUM([.R24:.S24])" office:value-type="currency" office:currency="BRL" office:value="0" calcext:value-type="currency">
            <text:p>R$ 0,00</text:p>
          </table:table-cell>
          <table:table-cell table:style-name="ce358" table:number-columns-repeated="7"/>
          <table:table-cell table:style-name="ce358" office:value-type="string" calcext:value-type="string">
            <text:p>INICIAL</text:p>
          </table:table-cell>
          <table:table-cell table:style-name="ce396" office:value-type="string" calcext:value-type="string">
            <text:p>TERMO INICIAL = Horário da partida da viagem </text:p>
          </table:table-cell>
          <table:table-cell table:style-name="ce358" table:number-columns-repeated="12"/>
          <table:table-cell table:style-name="ce398" table:number-columns-repeated="4"/>
          <table:table-cell table:style-name="ce88" table:number-columns-repeated="6"/>
          <table:table-cell table:formula="of:=['LISTA EMPREGADO'.B24]" office:value-type="float" office:value="0" calcext:value-type="float">
            <text:p>0</text:p>
          </table:table-cell>
          <table:table-cell table:style-name="ce88" table:number-columns-repeated="972"/>
        </table:table-row>
        <table:table-row table:style-name="ro23">
          <table:table-cell table:style-name="ce14" office:value-type="float" office:value="20" calcext:value-type="float">
            <text:p>20</text:p>
          </table:table-cell>
          <table:table-cell table:style-name="ce35" office:value-type="string" calcext:value-type="string">
            <text:p><text:s/>Equiparação de Diárias :</text:p>
          </table:table-cell>
          <table:table-cell table:style-name="ce92">
            <office:annotation draw:style-name="gr6" draw:text-style-name="P5" svg:width="96.74mm" svg:height="30.85mm" svg:x="63.95mm" svg:y="122.43mm" draw:caption-point-x="-5.88mm" draw:caption-point-y="16.52mm">
              <dc:date>2016-04-25T00:00:00</dc:date>
              <text:p text:style-name="P4"><text:span text:style-name="T4"><text:s/></text:span></text:p>
              <text:p text:style-name="P4"><text:span text:style-name="T5">Equiparação de Diárias :</text:span></text:p>
              <text:p text:style-name="P4"><text:span text:style-name="T4"/></text:p>
              <text:p text:style-name="P4"><text:span text:style-name="T6">ATENÇÃO! A equiparação para a </text:span><text:span text:style-name="T7">FAIXA II</text:span><text:span text:style-name="T6"> será concedida somente com autorização do </text:span><text:span text:style-name="T7">PRESIDENTE</text:span></text:p>
            </office:annotation>
          </table:table-cell>
          <table:table-cell table:style-name="ce140" table:content-validation-name="val34" office:value-type="string" calcext:value-type="string" table:number-columns-spanned="2" table:number-rows-spanned="1">
            <text:p>NÃO</text:p>
          </table:table-cell>
          <table:covered-table-cell table:style-name="ce174"/>
          <table:table-cell table:style-name="ce200" table:formula="of:=IF([.D25]=[.W3];[.V3];IF([.D25]=[.W4];[.V4];&quot; &quot;))" office:value-type="string" office:string-value=" " calcext:value-type="string">
            <text:p><text:s/></text:p>
          </table:table-cell>
          <table:table-cell table:style-name="ce238" table:number-columns-repeated="4"/>
          <table:table-cell table:style-name="ce323"/>
          <table:table-cell table:style-name="ce348" table:formula="of:=IF([.D25]=0;&quot;PREENCHIMENTO OBRIGATÓRIO &quot;;&quot; &quot;)" office:value-type="string" office:string-value=" " calcext:value-type="string">
            <text:p><text:s/></text:p>
          </table:table-cell>
          <table:table-cell table:style-name="ce358" table:number-columns-repeated="4"/>
          <table:table-cell table:style-name="ce385"/>
          <table:table-cell table:style-name="ce391" table:number-columns-repeated="2"/>
          <table:table-cell table:style-name="ce391" table:formula="of:=SUM([.R25:.S25])" office:value-type="currency" office:currency="BRL" office:value="0" calcext:value-type="currency">
            <text:p>R$ 0,00</text:p>
          </table:table-cell>
          <table:table-cell table:style-name="ce358" table:number-columns-repeated="7"/>
          <table:table-cell table:style-name="ce358" office:value-type="string" calcext:value-type="string">
            <text:p>FINAL</text:p>
          </table:table-cell>
          <table:table-cell table:style-name="ce395" office:value-type="string" calcext:value-type="string">
            <text:p>TERMO FINAL = Horário de retorno da viagem </text:p>
          </table:table-cell>
          <table:table-cell table:style-name="ce358" table:number-columns-repeated="12"/>
          <table:table-cell table:style-name="ce398" table:number-columns-repeated="4"/>
          <table:table-cell table:style-name="ce88" table:number-columns-repeated="6"/>
          <table:table-cell table:formula="of:=['LISTA EMPREGADO'.B25]" office:value-type="float" office:value="0" calcext:value-type="float">
            <text:p>0</text:p>
          </table:table-cell>
          <table:table-cell table:style-name="ce88" table:number-columns-repeated="972"/>
        </table:table-row>
        <table:table-row table:style-name="ro24">
          <table:table-cell table:style-name="ce16"/>
          <table:table-cell table:style-name="ce26"/>
          <table:table-cell table:style-name="ce89" table:number-columns-repeated="9"/>
          <table:table-cell table:style-name="ce347"/>
          <table:table-cell table:style-name="ce353" table:number-columns-repeated="4"/>
          <table:table-cell table:style-name="ce385"/>
          <table:table-cell table:style-name="ce392"/>
          <table:table-cell table:style-name="ce392" table:formula="of:=#REF!.[.H14]" office:value-type="string" office:string-value="" calcext:value-type="error">
            <text:p>Erro:501</text:p>
          </table:table-cell>
          <table:table-cell table:style-name="ce391" table:formula="of:=SUM([.R26:.S26])" office:value-type="currency" office:currency="BRL" office:value="0" calcext:value-type="currency">
            <text:p>R$ 0,00</text:p>
          </table:table-cell>
          <table:table-cell table:style-name="ce353" table:number-columns-repeated="8"/>
          <table:table-cell table:style-name="ce358" office:value-type="string" calcext:value-type="string">
            <text:p>ÔNIBUS e AÉREO</text:p>
          </table:table-cell>
          <table:table-cell table:style-name="ce395"/>
          <table:table-cell table:style-name="ce353" table:number-columns-repeated="4"/>
          <table:table-cell table:number-columns-repeated="17"/>
          <table:table-cell table:formula="of:=['LISTA EMPREGADO'.B26]" office:value-type="float" office:value="0" calcext:value-type="float">
            <text:p>0</text:p>
          </table:table-cell>
          <table:table-cell table:number-columns-repeated="972"/>
        </table:table-row>
        <table:table-row table:style-name="ro25">
          <table:table-cell table:style-name="ce17" office:value-type="float" office:value="21" calcext:value-type="float" table:number-columns-spanned="1" table:number-rows-spanned="18">
            <text:p>21</text:p>
          </table:table-cell>
          <table:table-cell table:style-name="ce36" office:value-type="string" calcext:value-type="string" table:number-columns-spanned="1" table:number-rows-spanned="2">
            <text:p>ROTEIRO</text:p>
          </table:table-cell>
          <table:table-cell table:style-name="ce36" office:value-type="string" calcext:value-type="string" table:number-columns-spanned="2" table:number-rows-spanned="1">
            <text:p>INÍCIO</text:p>
          </table:table-cell>
          <table:covered-table-cell table:style-name="ce141"/>
          <table:table-cell table:style-name="ce175" office:value-type="string" calcext:value-type="string" table:number-columns-spanned="2" table:number-rows-spanned="1">
            <text:p>CHEGADA</text:p>
          </table:table-cell>
          <table:covered-table-cell table:style-name="ce93"/>
          <table:table-cell table:style-name="ce175" office:value-type="string" calcext:value-type="string" table:number-columns-spanned="2" table:number-rows-spanned="1">
            <text:p>SAIDA</text:p>
          </table:table-cell>
          <table:covered-table-cell table:style-name="ce141"/>
          <table:table-cell table:style-name="ce36" office:value-type="string" calcext:value-type="string" table:number-columns-spanned="2" table:number-rows-spanned="1">
            <text:p>FINAL</text:p>
          </table:table-cell>
          <table:covered-table-cell table:style-name="ce141"/>
          <table:table-cell table:style-name="ce324" office:value-type="string" calcext:value-type="string" table:number-columns-spanned="1" table:number-rows-spanned="2">
            <text:p><text:span text:style-name="T12">TRAB / HOSP</text:span> ou <text:span text:style-name="T12"> TRAB</text:span> </text:p>
          </table:table-cell>
          <table:table-cell table:style-name="ce350"/>
          <table:table-cell table:style-name="ce346" office:value-type="string" calcext:value-type="string" table:number-columns-spanned="2" table:number-rows-spanned="2">
            <text:p>HORAS PARTICULARES A DEDUZIR</text:p>
          </table:table-cell>
          <table:covered-table-cell table:style-name="ce364"/>
          <table:table-cell table:style-name="ce353" table:number-columns-repeated="2"/>
          <table:table-cell table:style-name="ce385"/>
          <table:table-cell table:style-name="ce392" table:number-columns-repeated="2"/>
          <table:table-cell table:style-name="ce391" table:formula="of:=SUM([.R27:.S27])" office:value-type="currency" office:currency="BRL" office:value="0" calcext:value-type="currency">
            <text:p>R$ 0,00</text:p>
          </table:table-cell>
          <table:table-cell table:style-name="ce353" table:number-columns-repeated="8"/>
          <table:table-cell table:style-name="ce395" office:value-type="string" calcext:value-type="string">
            <text:p>TERMO INICIAL = Horário de embarque no local de origem constante na passagem do ônibus</text:p>
          </table:table-cell>
          <table:table-cell table:style-name="ce395"/>
          <table:table-cell table:style-name="ce353" table:number-columns-repeated="4"/>
          <table:table-cell table:number-columns-repeated="17"/>
          <table:table-cell table:formula="of:=['LISTA EMPREGADO'.B27]" office:value-type="float" office:value="0" calcext:value-type="float">
            <text:p>0</text:p>
          </table:table-cell>
          <table:table-cell table:number-columns-repeated="972"/>
        </table:table-row>
        <table:table-row table:style-name="ro26">
          <table:covered-table-cell/>
          <table:covered-table-cell table:style-name="ce37"/>
          <table:table-cell table:style-name="ce93" office:value-type="string" calcext:value-type="string">
            <text:p>DATA</text:p>
          </table:table-cell>
          <table:table-cell table:style-name="ce93" office:value-type="string" calcext:value-type="string">
            <text:p>HORA</text:p>
          </table:table-cell>
          <table:table-cell table:style-name="ce93" office:value-type="string" calcext:value-type="string">
            <text:p>DATA</text:p>
          </table:table-cell>
          <table:table-cell table:style-name="ce93" office:value-type="string" calcext:value-type="string">
            <text:p>HORA</text:p>
          </table:table-cell>
          <table:table-cell table:style-name="ce93" office:value-type="string" calcext:value-type="string">
            <text:p>DATA</text:p>
          </table:table-cell>
          <table:table-cell table:style-name="ce93" office:value-type="string" calcext:value-type="string">
            <text:p>HORA</text:p>
          </table:table-cell>
          <table:table-cell table:style-name="ce93" office:value-type="string" calcext:value-type="string">
            <text:p>DATA</text:p>
          </table:table-cell>
          <table:table-cell table:style-name="ce93" office:value-type="string" calcext:value-type="string">
            <text:p>HORA</text:p>
          </table:table-cell>
          <table:covered-table-cell table:style-name="ce141"/>
          <table:table-cell table:style-name="ce351"/>
          <table:covered-table-cell table:number-columns-repeated="2" table:style-name="ce364"/>
          <table:table-cell table:style-name="ce353" table:number-columns-repeated="2"/>
          <table:table-cell table:style-name="ce385"/>
          <table:table-cell table:style-name="ce392" table:number-columns-repeated="2"/>
          <table:table-cell table:style-name="ce391" table:formula="of:=SUM([.R28:.S28])" office:value-type="currency" office:currency="BRL" office:value="0" calcext:value-type="currency">
            <text:p>R$ 0,00</text:p>
          </table:table-cell>
          <table:table-cell table:style-name="ce353" table:number-columns-repeated="8"/>
          <table:table-cell table:style-name="ce395" office:value-type="string" calcext:value-type="string">
            <text:p>TERMO FINAL = Horário de embarque no retorno ao local de origem constante na passagem <text:s/>do avião e constante no cartão de embarque</text:p>
          </table:table-cell>
          <table:table-cell table:style-name="ce395"/>
          <table:table-cell table:style-name="ce353" table:number-columns-repeated="4"/>
          <table:table-cell table:number-columns-repeated="17"/>
          <table:table-cell table:formula="of:=['LISTA EMPREGADO'.B28]" office:value-type="float" office:value="0" calcext:value-type="float">
            <text:p>0</text:p>
          </table:table-cell>
          <table:table-cell table:number-columns-repeated="972"/>
        </table:table-row>
        <table:table-row table:style-name="ro25">
          <table:covered-table-cell/>
          <table:table-cell table:style-name="ce38" table:content-validation-name="val11"/>
          <table:table-cell table:style-name="ce94"/>
          <table:table-cell table:style-name="ce142"/>
          <table:table-cell table:style-name="ce96" table:number-columns-repeated="6"/>
          <table:table-cell table:style-name="ce325"/>
          <table:table-cell table:style-name="ce350"/>
          <table:table-cell table:style-name="ce365" office:value-type="string" calcext:value-type="string">
            <text:p>DIAS</text:p>
          </table:table-cell>
          <table:table-cell table:style-name="ce365" office:value-type="string" calcext:value-type="string">
            <text:p>HORAS</text:p>
          </table:table-cell>
          <table:table-cell table:style-name="ce353" table:number-columns-repeated="2"/>
          <table:table-cell table:style-name="ce385"/>
          <table:table-cell table:style-name="ce392"/>
          <table:table-cell table:style-name="ce392" table:formula="of:=#REF!.[.K14]" office:value-type="string" office:string-value="" calcext:value-type="error">
            <text:p>Erro:501</text:p>
          </table:table-cell>
          <table:table-cell table:style-name="ce391" table:formula="of:=SUM([.R29:.S29])" office:value-type="currency" office:currency="BRL" office:value="0" calcext:value-type="currency">
            <text:p>R$ 0,00</text:p>
          </table:table-cell>
          <table:table-cell table:style-name="ce353" table:number-columns-repeated="8"/>
          <table:table-cell table:style-name="ce358" office:value-type="string" calcext:value-type="string">
            <text:p>AÉREO e ÔNIBUS </text:p>
          </table:table-cell>
          <table:table-cell table:style-name="ce353" table:number-columns-repeated="5"/>
          <table:table-cell table:number-columns-repeated="17"/>
          <table:table-cell table:formula="of:=['LISTA EMPREGADO'.B29]" office:value-type="float" office:value="0" calcext:value-type="float">
            <text:p>0</text:p>
          </table:table-cell>
          <table:table-cell table:number-columns-repeated="972"/>
        </table:table-row>
        <table:table-row table:style-name="ro27">
          <table:covered-table-cell/>
          <table:table-cell table:style-name="ce38" table:content-validation-name="val12"/>
          <table:table-cell table:style-name="ce95"/>
          <table:table-cell table:style-name="ce143"/>
          <table:table-cell table:style-name="ce94"/>
          <table:table-cell table:style-name="ce142"/>
          <table:table-cell table:style-name="ce94"/>
          <table:table-cell table:style-name="ce142"/>
          <table:table-cell table:style-name="ce96" table:number-columns-repeated="2"/>
          <table:table-cell table:style-name="ce326" table:content-validation-name="val55"/>
          <table:table-cell table:style-name="ce352"/>
          <table:table-cell table:style-name="ce365" table:formula="of:=IF([.K30]&lt;&gt;[.$N$3];0;IF([.H30]&lt;[.F30];[.G30]-[.E30]-1;IF([.H30]&gt;=[.F30];[.G30]-[.E30])))" office:value-type="float" office:value="0" calcext:value-type="float">
            <text:p>0</text:p>
          </table:table-cell>
          <table:table-cell table:style-name="ce365" table:formula="of:=IF([.K30]&lt;&gt;[.$N$3];0;IF([.H30]=[.F30];0;IF([.H30]&gt;[.F30];[.H30]-[.F30];[.$E$50]-[.F30]+[.H30])))" office:value-type="float" office:value="0" calcext:value-type="float">
            <text:p>0</text:p>
          </table:table-cell>
          <table:table-cell table:style-name="ce353"/>
          <table:table-cell table:style-name="ce353" table:formula="of:=IF([.F30]=[.D29];0;IF([.F30]&gt;[.D29];[.F30]-[.D29];IF([.F30]&lt;[.D29];[.D29]-[.$E$50]+[.F30])))" office:value-type="float" office:value="0" calcext:value-type="float">
            <text:p>0</text:p>
          </table:table-cell>
          <table:table-cell table:style-name="ce385"/>
          <table:table-cell table:style-name="ce392" table:number-columns-repeated="2"/>
          <table:table-cell table:style-name="ce391" table:formula="of:=SUM([.R30:.S30])" office:value-type="currency" office:currency="BRL" office:value="0" calcext:value-type="currency">
            <text:p>R$ 0,00</text:p>
          </table:table-cell>
          <table:table-cell table:style-name="ce353" table:number-columns-repeated="8"/>
          <table:table-cell table:style-name="ce377" office:value-type="string" calcext:value-type="string">
            <text:p>TERMO INICIAL = Horário de desembarque no local de destino constante na passagem do avião e constante no cartão de embarque.</text:p>
          </table:table-cell>
          <table:table-cell table:style-name="ce377"/>
          <table:table-cell table:style-name="ce353" table:number-columns-repeated="4"/>
          <table:table-cell table:number-columns-repeated="17"/>
          <table:table-cell table:formula="of:=['LISTA EMPREGADO'.B30]" office:value-type="float" office:value="0" calcext:value-type="float">
            <text:p>0</text:p>
          </table:table-cell>
          <table:table-cell table:number-columns-repeated="972"/>
        </table:table-row>
        <table:table-row table:style-name="ro25">
          <table:covered-table-cell/>
          <table:table-cell table:style-name="ce38" table:content-validation-name="val12"/>
          <table:table-cell table:style-name="ce96" table:number-columns-repeated="2"/>
          <table:table-cell table:style-name="ce94"/>
          <table:table-cell table:style-name="ce142"/>
          <table:table-cell table:style-name="ce94"/>
          <table:table-cell table:style-name="ce142"/>
          <table:table-cell table:style-name="ce96" table:number-columns-repeated="2"/>
          <table:table-cell table:style-name="ce326" table:content-validation-name="val55"/>
          <table:table-cell table:style-name="ce350"/>
          <table:table-cell table:style-name="ce365" table:formula="of:=IF([.K31]&lt;&gt;[.$N$3];0;IF([.H31]&lt;[.F31];[.G31]-[.E31]-1;IF([.H31]&gt;=[.F31];[.G31]-[.E31])))" office:value-type="float" office:value="0" calcext:value-type="float">
            <text:p>0</text:p>
          </table:table-cell>
          <table:table-cell table:style-name="ce365" table:formula="of:=IF([.K31]&lt;&gt;[.$N$3];0;IF([.H31]=[.F31];0;IF([.H31]&gt;[.F31];[.H31]-[.F31];[.$E$50]-[.F31]+[.H31])))" office:value-type="float" office:value="0" calcext:value-type="float">
            <text:p>0</text:p>
          </table:table-cell>
          <table:table-cell table:style-name="ce353"/>
          <table:table-cell table:style-name="ce353" table:formula="of:=[.F32]-[.H31]" office:value-type="float" office:value="0" calcext:value-type="float">
            <text:p>0</text:p>
          </table:table-cell>
          <table:table-cell table:style-name="ce385"/>
          <table:table-cell table:style-name="ce392" table:number-columns-repeated="2"/>
          <table:table-cell table:style-name="ce391" table:formula="of:=SUM([.R31:.S31])" office:value-type="currency" office:currency="BRL" office:value="0" calcext:value-type="currency">
            <text:p>R$ 0,00</text:p>
          </table:table-cell>
          <table:table-cell table:style-name="ce353" table:number-columns-repeated="8"/>
          <table:table-cell table:style-name="ce395" office:value-type="string" calcext:value-type="string">
            <text:p>TERMO FINAL = Horário de desembarque no retorno ao local de origem constante na passagem do ônibus. </text:p>
          </table:table-cell>
          <table:table-cell table:style-name="ce395"/>
          <table:table-cell table:style-name="ce353" table:number-columns-repeated="4"/>
          <table:table-cell table:number-columns-repeated="17"/>
          <table:table-cell table:formula="of:=['LISTA EMPREGADO'.B31]" office:value-type="float" office:value="0" calcext:value-type="float">
            <text:p>0</text:p>
          </table:table-cell>
          <table:table-cell table:number-columns-repeated="972"/>
        </table:table-row>
        <table:table-row table:style-name="ro25">
          <table:covered-table-cell/>
          <table:table-cell table:style-name="ce38"/>
          <table:table-cell table:style-name="ce96" table:number-columns-repeated="2"/>
          <table:table-cell table:style-name="ce94"/>
          <table:table-cell table:style-name="ce142"/>
          <table:table-cell table:style-name="ce94"/>
          <table:table-cell table:style-name="ce142"/>
          <table:table-cell table:style-name="ce96" table:number-columns-repeated="2"/>
          <table:table-cell table:style-name="ce326" table:content-validation-name="val55"/>
          <table:table-cell table:style-name="ce350"/>
          <table:table-cell table:style-name="ce365" table:formula="of:=IF([.K32]&lt;&gt;[.$N$3];0;IF([.H32]&lt;[.F32];[.G32]-[.E32]-1;IF([.H32]&gt;=[.F32];[.G32]-[.E32])))" office:value-type="float" office:value="0" calcext:value-type="float">
            <text:p>0</text:p>
          </table:table-cell>
          <table:table-cell table:style-name="ce365" table:formula="of:=IF([.K32]&lt;&gt;[.$N$3];0;IF([.H32]=[.F32];0;IF([.H32]&gt;[.F32];[.H32]-[.F32];[.$E$50]-[.F32]+[.H32])))" office:value-type="float" office:value="0" calcext:value-type="float">
            <text:p>0</text:p>
          </table:table-cell>
          <table:table-cell table:style-name="ce353"/>
          <table:table-cell table:style-name="ce353" table:formula="of:=[.J44]-[.H32]" office:value-type="float" office:value="0" calcext:value-type="float">
            <text:p>0</text:p>
          </table:table-cell>
          <table:table-cell table:style-name="ce385"/>
          <table:table-cell table:style-name="ce392"/>
          <table:table-cell table:style-name="ce392" table:formula="of:=#REF!.e18" office:value-type="string" office:string-value="" calcext:value-type="error">
            <text:p>Erro:509</text:p>
          </table:table-cell>
          <table:table-cell table:style-name="ce391" table:formula="of:=SUM([.R32:.S32])" office:value-type="currency" office:currency="BRL" office:value="0" calcext:value-type="currency">
            <text:p>R$ 0,00</text:p>
          </table:table-cell>
          <table:table-cell table:style-name="ce353" table:number-columns-repeated="14"/>
          <table:table-cell table:number-columns-repeated="17"/>
          <table:table-cell table:formula="of:=['LISTA EMPREGADO'.B32]" office:value-type="float" office:value="0" calcext:value-type="float">
            <text:p>0</text:p>
          </table:table-cell>
          <table:table-cell table:number-columns-repeated="972"/>
        </table:table-row>
        <table:table-row table:style-name="ro25">
          <table:covered-table-cell/>
          <table:table-cell table:style-name="ce38"/>
          <table:table-cell table:style-name="ce96" table:number-columns-repeated="2"/>
          <table:table-cell table:style-name="ce94"/>
          <table:table-cell table:style-name="ce142"/>
          <table:table-cell table:style-name="ce94"/>
          <table:table-cell table:style-name="ce142"/>
          <table:table-cell table:style-name="ce96" table:number-columns-repeated="2"/>
          <table:table-cell table:style-name="ce326" table:content-validation-name="val55"/>
          <table:table-cell table:style-name="ce350"/>
          <table:table-cell table:style-name="ce365" table:formula="of:=IF([.K33]&lt;&gt;[.$N$3];0;IF([.H33]&lt;[.F33];[.G33]-[.E33]-1;IF([.H33]&gt;=[.F33];[.G33]-[.E33])))" office:value-type="float" office:value="0" calcext:value-type="float">
            <text:p>0</text:p>
          </table:table-cell>
          <table:table-cell table:style-name="ce365" table:formula="of:=IF([.K33]&lt;&gt;[.$N$3];0;IF([.H33]=[.F33];0;IF([.H33]&gt;[.F33];[.H33]-[.F33];[.$E$50]-[.F33]+[.H33])))" office:value-type="float" office:value="0" calcext:value-type="float">
            <text:p>0</text:p>
          </table:table-cell>
          <table:table-cell table:style-name="ce353"/>
          <table:table-cell table:style-name="ce353" table:formula="of:=[.P32]+[.P31]+[.P30]" office:value-type="float" office:value="0" calcext:value-type="float">
            <text:p>0</text:p>
          </table:table-cell>
          <table:table-cell table:style-name="ce384"/>
          <table:table-cell table:style-name="ce392" table:number-columns-repeated="2"/>
          <table:table-cell table:style-name="ce391" table:formula="of:=SUM([.R33:.S33])" office:value-type="currency" office:currency="BRL" office:value="0" calcext:value-type="currency">
            <text:p>R$ 0,00</text:p>
          </table:table-cell>
          <table:table-cell table:style-name="ce353" table:number-columns-repeated="8"/>
          <table:table-cell table:style-name="ce358" office:value-type="string" calcext:value-type="string">
            <text:p>AÉREO e VEÍCULO EMATER </text:p>
          </table:table-cell>
          <table:table-cell table:style-name="ce353" table:number-columns-repeated="5"/>
          <table:table-cell table:number-columns-repeated="17"/>
          <table:table-cell table:formula="of:=['LISTA EMPREGADO'.B33]" office:value-type="float" office:value="0" calcext:value-type="float">
            <text:p>0</text:p>
          </table:table-cell>
          <table:table-cell table:number-columns-repeated="972"/>
        </table:table-row>
        <table:table-row table:style-name="ro25">
          <table:covered-table-cell/>
          <table:table-cell table:style-name="ce38"/>
          <table:table-cell table:style-name="ce96" table:number-columns-repeated="2"/>
          <table:table-cell table:style-name="ce94"/>
          <table:table-cell table:style-name="ce142"/>
          <table:table-cell table:style-name="ce94"/>
          <table:table-cell table:style-name="ce142"/>
          <table:table-cell table:style-name="ce96" table:number-columns-repeated="2"/>
          <table:table-cell table:style-name="ce326" table:content-validation-name="val55"/>
          <table:table-cell table:style-name="ce350"/>
          <table:table-cell table:style-name="ce365" table:formula="of:=IF([.K34]&lt;&gt;[.$N$3];0;IF([.H34]&lt;[.F34];[.G34]-[.E34]-1;IF([.H34]&gt;=[.F34];[.G34]-[.E34])))" office:value-type="float" office:value="0" calcext:value-type="float">
            <text:p>0</text:p>
          </table:table-cell>
          <table:table-cell table:style-name="ce365" table:formula="of:=IF([.K34]&lt;&gt;[.$N$3];0;IF([.H34]=[.F34];0;IF([.H34]&gt;[.F34];[.H34]-[.F34];[.$E$50]-[.F34]+[.H34])))" office:value-type="float" office:value="0" calcext:value-type="float">
            <text:p>0</text:p>
          </table:table-cell>
          <table:table-cell table:style-name="ce353" table:number-columns-repeated="2"/>
          <table:table-cell table:style-name="ce385"/>
          <table:table-cell table:style-name="ce392" table:number-columns-repeated="2"/>
          <table:table-cell table:style-name="ce391" table:formula="of:=SUM([.R34:.S34])" office:value-type="currency" office:currency="BRL" office:value="0" calcext:value-type="currency">
            <text:p>R$ 0,00</text:p>
          </table:table-cell>
          <table:table-cell table:style-name="ce353" table:number-columns-repeated="8"/>
          <table:table-cell table:style-name="ce377" office:value-type="string" calcext:value-type="string">
            <text:p>TERMO INICIAL = Horário de desembarque no local de destino constante na passagem do avião e constante no cartão de embarque.</text:p>
          </table:table-cell>
          <table:table-cell table:style-name="ce353" table:number-columns-repeated="5"/>
          <table:table-cell table:number-columns-repeated="17"/>
          <table:table-cell table:formula="of:=['LISTA EMPREGADO'.B34]" office:value-type="float" office:value="0" calcext:value-type="float">
            <text:p>0</text:p>
          </table:table-cell>
          <table:table-cell table:number-columns-repeated="972"/>
        </table:table-row>
        <table:table-row table:style-name="ro25">
          <table:covered-table-cell/>
          <table:table-cell table:style-name="ce38"/>
          <table:table-cell table:style-name="ce96" table:number-columns-repeated="2"/>
          <table:table-cell table:style-name="ce94"/>
          <table:table-cell table:style-name="ce142"/>
          <table:table-cell table:style-name="ce94"/>
          <table:table-cell table:style-name="ce142"/>
          <table:table-cell table:style-name="ce96" table:number-columns-repeated="2"/>
          <table:table-cell table:style-name="ce326" table:content-validation-name="val55"/>
          <table:table-cell table:style-name="ce350"/>
          <table:table-cell table:style-name="ce365" table:formula="of:=IF([.K35]&lt;&gt;[.$N$3];0;IF([.H35]&lt;[.F35];[.G35]-[.E35]-1;IF([.H35]&gt;=[.F35];[.G35]-[.E35])))" office:value-type="float" office:value="0" calcext:value-type="float">
            <text:p>0</text:p>
          </table:table-cell>
          <table:table-cell table:style-name="ce365" table:formula="of:=IF([.K35]&lt;&gt;[.$N$3];0;IF([.H35]=[.F35];0;IF([.H35]&gt;[.F35];[.H35]-[.F35];[.$E$50]-[.F35]+[.H35])))" office:value-type="float" office:value="0" calcext:value-type="float">
            <text:p>0</text:p>
          </table:table-cell>
          <table:table-cell table:style-name="ce353" table:number-columns-repeated="2"/>
          <table:table-cell table:style-name="ce385"/>
          <table:table-cell table:style-name="ce392"/>
          <table:table-cell table:style-name="ce392" table:formula="of:=#REF!.[.H18]" office:value-type="string" office:string-value="" calcext:value-type="error">
            <text:p>Erro:501</text:p>
          </table:table-cell>
          <table:table-cell table:style-name="ce391" table:formula="of:=SUM([.R35:.S35])" office:value-type="currency" office:currency="BRL" office:value="0" calcext:value-type="currency">
            <text:p>R$ 0,00</text:p>
          </table:table-cell>
          <table:table-cell table:style-name="ce353" table:number-columns-repeated="8"/>
          <table:table-cell table:style-name="ce395" office:value-type="string" calcext:value-type="string">
            <text:p>TERMO FINAL = Horário de retorno da viagem registrado na autorização de circulação do veículo ou relatório de circulação de veículos da EMATER-MG</text:p>
          </table:table-cell>
          <table:table-cell table:style-name="ce353" table:number-columns-repeated="5"/>
          <table:table-cell table:number-columns-repeated="17"/>
          <table:table-cell table:formula="of:=['LISTA EMPREGADO'.B35]" office:value-type="float" office:value="0" calcext:value-type="float">
            <text:p>0</text:p>
          </table:table-cell>
          <table:table-cell table:number-columns-repeated="972"/>
        </table:table-row>
        <table:table-row table:style-name="ro25">
          <table:covered-table-cell/>
          <table:table-cell table:style-name="ce38"/>
          <table:table-cell table:style-name="ce96" table:number-columns-repeated="2"/>
          <table:table-cell table:style-name="ce94"/>
          <table:table-cell table:style-name="ce142"/>
          <table:table-cell table:style-name="ce94"/>
          <table:table-cell table:style-name="ce142"/>
          <table:table-cell table:style-name="ce96" table:number-columns-repeated="2"/>
          <table:table-cell table:style-name="ce326" table:content-validation-name="val55"/>
          <table:table-cell table:style-name="ce350"/>
          <table:table-cell table:style-name="ce365" table:formula="of:=IF([.K36]&lt;&gt;[.$N$3];0;IF([.H36]&lt;[.F36];[.G36]-[.E36]-1;IF([.H36]&gt;=[.F36];[.G36]-[.E36])))" office:value-type="float" office:value="0" calcext:value-type="float">
            <text:p>0</text:p>
          </table:table-cell>
          <table:table-cell table:style-name="ce365" table:formula="of:=IF([.K36]&lt;&gt;[.$N$3];0;IF([.H36]=[.F36];0;IF([.H36]&gt;[.F36];[.H36]-[.F36];[.$E$50]-[.F36]+[.H36])))" office:value-type="float" office:value="0" calcext:value-type="float">
            <text:p>0</text:p>
          </table:table-cell>
          <table:table-cell table:style-name="ce353" table:number-columns-repeated="2"/>
          <table:table-cell table:style-name="ce385"/>
          <table:table-cell table:style-name="ce392" table:number-columns-repeated="2"/>
          <table:table-cell table:style-name="ce391" table:formula="of:=SUM([.R36:.S36])" office:value-type="currency" office:currency="BRL" office:value="0" calcext:value-type="currency">
            <text:p>R$ 0,00</text:p>
          </table:table-cell>
          <table:table-cell table:style-name="ce353" table:number-columns-repeated="8"/>
          <table:table-cell table:style-name="ce358" office:value-type="string" calcext:value-type="string">
            <text:p><text:s/>VEÍCULO EMATER e AÉREO</text:p>
          </table:table-cell>
          <table:table-cell table:style-name="ce353" table:number-columns-repeated="5"/>
          <table:table-cell table:number-columns-repeated="17"/>
          <table:table-cell table:formula="of:=['LISTA EMPREGADO'.B36]" office:value-type="float" office:value="0" calcext:value-type="float">
            <text:p>0</text:p>
          </table:table-cell>
          <table:table-cell table:number-columns-repeated="972"/>
        </table:table-row>
        <table:table-row table:style-name="ro25">
          <table:covered-table-cell/>
          <table:table-cell table:style-name="ce38"/>
          <table:table-cell table:style-name="ce96" table:number-columns-repeated="2"/>
          <table:table-cell table:style-name="ce94"/>
          <table:table-cell table:style-name="ce142"/>
          <table:table-cell table:style-name="ce94"/>
          <table:table-cell table:style-name="ce142"/>
          <table:table-cell table:style-name="ce96" table:number-columns-repeated="2"/>
          <table:table-cell table:style-name="ce326" table:content-validation-name="val55"/>
          <table:table-cell table:style-name="ce350"/>
          <table:table-cell table:style-name="ce365" table:formula="of:=IF([.K37]&lt;&gt;[.$N$3];0;IF([.H37]&lt;[.F37];[.G37]-[.E37]-1;IF([.H37]&gt;=[.F37];[.G37]-[.E37])))" office:value-type="float" office:value="0" calcext:value-type="float">
            <text:p>0</text:p>
          </table:table-cell>
          <table:table-cell table:style-name="ce365" table:formula="of:=IF([.K37]&lt;&gt;[.$N$3];0;IF([.H37]=[.F37];0;IF([.H37]&gt;[.F37];[.H37]-[.F37];[.$E$50]-[.F37]+[.H37])))" office:value-type="float" office:value="0" calcext:value-type="float">
            <text:p>0</text:p>
          </table:table-cell>
          <table:table-cell table:style-name="ce353" table:number-columns-repeated="2"/>
          <table:table-cell table:style-name="ce385"/>
          <table:table-cell table:style-name="ce392" table:number-columns-repeated="2"/>
          <table:table-cell table:style-name="ce391" table:formula="of:=SUM([.R37:.S37])" office:value-type="currency" office:currency="BRL" office:value="0" calcext:value-type="currency">
            <text:p>R$ 0,00</text:p>
          </table:table-cell>
          <table:table-cell table:style-name="ce353" table:number-columns-repeated="8"/>
          <table:table-cell table:style-name="ce396" office:value-type="string" calcext:value-type="string">
            <text:p>TERMO INICIAL = Horário da partida da viagem registrado na autorização de circulação do veículo ou relatório de circulação de veículos <text:s/>da EMATER-MG </text:p>
          </table:table-cell>
          <table:table-cell table:style-name="ce353" table:number-columns-repeated="5"/>
          <table:table-cell table:number-columns-repeated="17"/>
          <table:table-cell table:formula="of:=['LISTA EMPREGADO'.B37]" office:value-type="float" office:value="0" calcext:value-type="float">
            <text:p>0</text:p>
          </table:table-cell>
          <table:table-cell table:number-columns-repeated="972"/>
        </table:table-row>
        <table:table-row table:style-name="ro25">
          <table:covered-table-cell/>
          <table:table-cell table:style-name="ce38"/>
          <table:table-cell table:style-name="ce96" table:number-columns-repeated="2"/>
          <table:table-cell table:style-name="ce94"/>
          <table:table-cell table:style-name="ce142"/>
          <table:table-cell table:style-name="ce94"/>
          <table:table-cell table:style-name="ce142"/>
          <table:table-cell table:style-name="ce96" table:number-columns-repeated="2"/>
          <table:table-cell table:style-name="ce326" table:content-validation-name="val55"/>
          <table:table-cell table:style-name="ce350"/>
          <table:table-cell table:style-name="ce365" table:formula="of:=IF([.K38]&lt;&gt;[.$N$3];0;IF([.H38]&lt;[.F38];[.G38]-[.E38]-1;IF([.H38]&gt;=[.F38];[.G38]-[.E38])))" office:value-type="float" office:value="0" calcext:value-type="float">
            <text:p>0</text:p>
          </table:table-cell>
          <table:table-cell table:style-name="ce365" table:formula="of:=IF([.K38]&lt;&gt;[.$N$3];0;IF([.H38]=[.F38];0;IF([.H38]&gt;[.F38];[.H38]-[.F38];[.$E$50]-[.F38]+[.H38])))" office:value-type="float" office:value="0" calcext:value-type="float">
            <text:p>0</text:p>
          </table:table-cell>
          <table:table-cell table:style-name="ce353" table:number-columns-repeated="2"/>
          <table:table-cell table:style-name="ce385"/>
          <table:table-cell table:style-name="ce392"/>
          <table:table-cell table:style-name="ce392" table:formula="of:=#REF!.[.K18]" office:value-type="string" office:string-value="" calcext:value-type="error">
            <text:p>Erro:501</text:p>
          </table:table-cell>
          <table:table-cell table:style-name="ce391" table:formula="of:=SUM([.R38:.S38])" office:value-type="currency" office:currency="BRL" office:value="0" calcext:value-type="currency">
            <text:p>R$ 0,00</text:p>
          </table:table-cell>
          <table:table-cell table:style-name="ce353" table:number-columns-repeated="8"/>
          <table:table-cell table:style-name="ce395" office:value-type="string" calcext:value-type="string">
            <text:p>TERMO FINAL = Horário de embarque no retorno ao local de origem constante na passagem <text:s/>do avião e constante no cartão de embarque</text:p>
          </table:table-cell>
          <table:table-cell table:style-name="ce353" table:number-columns-repeated="5"/>
          <table:table-cell table:number-columns-repeated="17"/>
          <table:table-cell table:formula="of:=['LISTA EMPREGADO'.B38]" office:value-type="float" office:value="0" calcext:value-type="float">
            <text:p>0</text:p>
          </table:table-cell>
          <table:table-cell table:number-columns-repeated="972"/>
        </table:table-row>
        <table:table-row table:style-name="ro25">
          <table:covered-table-cell/>
          <table:table-cell table:style-name="ce38"/>
          <table:table-cell table:style-name="ce96" table:number-columns-repeated="2"/>
          <table:table-cell table:style-name="ce94"/>
          <table:table-cell table:style-name="ce142"/>
          <table:table-cell table:style-name="ce94"/>
          <table:table-cell table:style-name="ce142"/>
          <table:table-cell table:style-name="ce96" table:number-columns-repeated="2"/>
          <table:table-cell table:style-name="ce326" table:content-validation-name="val55"/>
          <table:table-cell table:style-name="ce350"/>
          <table:table-cell table:style-name="ce365" table:formula="of:=IF([.K39]&lt;&gt;[.$N$3];0;IF([.H39]&lt;[.F39];[.G39]-[.E39]-1;IF([.H39]&gt;=[.F39];[.G39]-[.E39])))" office:value-type="float" office:value="0" calcext:value-type="float">
            <text:p>0</text:p>
          </table:table-cell>
          <table:table-cell table:style-name="ce365" table:formula="of:=IF([.K39]&lt;&gt;[.$N$3];0;IF([.H39]=[.F39];0;IF([.H39]&gt;[.F39];[.H39]-[.F39];[.$E$50]-[.F39]+[.H39])))" office:value-type="float" office:value="0" calcext:value-type="float">
            <text:p>0</text:p>
          </table:table-cell>
          <table:table-cell table:style-name="ce353" table:number-columns-repeated="2"/>
          <table:table-cell table:style-name="ce384"/>
          <table:table-cell table:style-name="ce353" table:number-columns-repeated="11"/>
          <table:table-cell table:style-name="ce358" office:value-type="string" calcext:value-type="string">
            <text:p>AÉREO e VEÍCULO </text:p>
          </table:table-cell>
          <table:table-cell table:style-name="ce353" table:number-columns-repeated="5"/>
          <table:table-cell table:number-columns-repeated="17"/>
          <table:table-cell table:formula="of:=['LISTA EMPREGADO'.B39]" office:value-type="float" office:value="0" calcext:value-type="float">
            <text:p>0</text:p>
          </table:table-cell>
          <table:table-cell table:number-columns-repeated="972"/>
        </table:table-row>
        <table:table-row table:style-name="ro25">
          <table:covered-table-cell/>
          <table:table-cell table:style-name="ce38"/>
          <table:table-cell table:style-name="ce96" table:number-columns-repeated="2"/>
          <table:table-cell table:style-name="ce94"/>
          <table:table-cell table:style-name="ce142"/>
          <table:table-cell table:style-name="ce94"/>
          <table:table-cell table:style-name="ce142"/>
          <table:table-cell table:style-name="ce96" table:number-columns-repeated="2"/>
          <table:table-cell table:style-name="ce326" table:content-validation-name="val55"/>
          <table:table-cell table:style-name="ce350"/>
          <table:table-cell table:style-name="ce365" table:formula="of:=IF([.K40]&lt;&gt;[.$N$3];0;IF([.H40]&lt;[.F40];[.G40]-[.E40]-1;IF([.H40]&gt;=[.F40];[.G40]-[.E40])))" office:value-type="float" office:value="0" calcext:value-type="float">
            <text:p>0</text:p>
          </table:table-cell>
          <table:table-cell table:style-name="ce365" table:formula="of:=IF([.K40]&lt;&gt;[.$N$3];0;IF([.H40]=[.F40];0;IF([.H40]&gt;[.F40];[.H40]-[.F40];[.$E$50]-[.F40]+[.H40])))" office:value-type="float" office:value="0" calcext:value-type="float">
            <text:p>0</text:p>
          </table:table-cell>
          <table:table-cell table:style-name="ce353"/>
          <table:table-cell table:style-name="ce355" office:value-type="time" office:time-value="PT09H30M00S" calcext:value-type="time">
            <text:p>09:30:00</text:p>
          </table:table-cell>
          <table:table-cell table:style-name="ce384"/>
          <table:table-cell table:style-name="ce353" table:number-columns-repeated="11"/>
          <table:table-cell table:style-name="ce377" office:value-type="string" calcext:value-type="string">
            <text:p>TERMO INICIAL = Horário de desembarque no local de destino constante na passagem do avião e constante no cartão de embarque.</text:p>
          </table:table-cell>
          <table:table-cell table:style-name="ce353" table:number-columns-repeated="5"/>
          <table:table-cell table:number-columns-repeated="17"/>
          <table:table-cell table:formula="of:=['LISTA EMPREGADO'.B40]" office:value-type="float" office:value="0" calcext:value-type="float">
            <text:p>0</text:p>
          </table:table-cell>
          <table:table-cell table:number-columns-repeated="972"/>
        </table:table-row>
        <table:table-row table:style-name="ro25">
          <table:covered-table-cell/>
          <table:table-cell table:style-name="ce38"/>
          <table:table-cell table:style-name="ce96" table:number-columns-repeated="2"/>
          <table:table-cell table:style-name="ce94"/>
          <table:table-cell table:style-name="ce142"/>
          <table:table-cell table:style-name="ce94"/>
          <table:table-cell table:style-name="ce142"/>
          <table:table-cell table:style-name="ce96" table:number-columns-repeated="2"/>
          <table:table-cell table:style-name="ce326" table:content-validation-name="val55"/>
          <table:table-cell table:style-name="ce350"/>
          <table:table-cell table:style-name="ce365" table:formula="of:=IF([.K41]&lt;&gt;[.$N$3];0;IF([.H41]&lt;[.F41];[.G41]-[.E41]-1;IF([.H41]&gt;=[.F41];[.G41]-[.E41])))" office:value-type="float" office:value="0" calcext:value-type="float">
            <text:p>0</text:p>
          </table:table-cell>
          <table:table-cell table:style-name="ce365" table:formula="of:=IF([.K41]&lt;&gt;[.$N$3];0;IF([.H41]=[.F41];0;IF([.H41]&gt;[.F41];[.H41]-[.F41];[.$E$50]-[.F41]+[.H41])))" office:value-type="float" office:value="0" calcext:value-type="float">
            <text:p>0</text:p>
          </table:table-cell>
          <table:table-cell table:style-name="ce353"/>
          <table:table-cell table:style-name="ce355" office:value-type="time" office:time-value="PT09H30M00S" calcext:value-type="time">
            <text:p>09:30:00</text:p>
          </table:table-cell>
          <table:table-cell table:style-name="ce384"/>
          <table:table-cell table:style-name="ce353" table:number-columns-repeated="11"/>
          <table:table-cell table:style-name="ce395" office:value-type="string" calcext:value-type="string">
            <text:p>TERMO FINAL = Horário de retorno da viagem </text:p>
          </table:table-cell>
          <table:table-cell table:style-name="ce353" table:number-columns-repeated="5"/>
          <table:table-cell table:number-columns-repeated="17"/>
          <table:table-cell table:formula="of:=['LISTA EMPREGADO'.B41]" office:value-type="float" office:value="0" calcext:value-type="float">
            <text:p>0</text:p>
          </table:table-cell>
          <table:table-cell table:number-columns-repeated="972"/>
        </table:table-row>
        <table:table-row table:style-name="ro25">
          <table:covered-table-cell/>
          <table:table-cell table:style-name="ce38"/>
          <table:table-cell table:style-name="ce96" table:number-columns-repeated="2"/>
          <table:table-cell table:style-name="ce94"/>
          <table:table-cell table:style-name="ce142"/>
          <table:table-cell table:style-name="ce94"/>
          <table:table-cell table:style-name="ce142"/>
          <table:table-cell table:style-name="ce96" table:number-columns-repeated="2"/>
          <table:table-cell table:style-name="ce326" table:content-validation-name="val55"/>
          <table:table-cell table:style-name="ce350"/>
          <table:table-cell table:style-name="ce365" table:formula="of:=IF([.K42]&lt;&gt;[.$N$3];0;IF([.H42]&lt;[.F42];[.G42]-[.E42]-1;IF([.H42]&gt;=[.F42];[.G42]-[.E42])))" office:value-type="float" office:value="0" calcext:value-type="float">
            <text:p>0</text:p>
          </table:table-cell>
          <table:table-cell table:style-name="ce365" table:formula="of:=IF([.K42]&lt;&gt;[.$N$3];0;IF([.H42]=[.F42];0;IF([.H42]&gt;[.F42];[.H42]-[.F42];[.$E$50]-[.F42]+[.H42])))" office:value-type="float" office:value="0" calcext:value-type="float">
            <text:p>0</text:p>
          </table:table-cell>
          <table:table-cell table:style-name="ce353"/>
          <table:table-cell table:style-name="ce353" table:formula="of:=SUM([.P40:.P41])+[.N31]" office:value-type="float" office:value="0.791666666666667" calcext:value-type="float">
            <text:p>0,7916666667</text:p>
          </table:table-cell>
          <table:table-cell table:style-name="ce384"/>
          <table:table-cell table:style-name="ce353" table:number-columns-repeated="11"/>
          <table:table-cell table:style-name="ce358" office:value-type="string" calcext:value-type="string">
            <text:p>VEÍCULO <text:s/>e AÉREO</text:p>
          </table:table-cell>
          <table:table-cell table:style-name="ce353" table:number-columns-repeated="5"/>
          <table:table-cell table:number-columns-repeated="17"/>
          <table:table-cell table:formula="of:=['LISTA EMPREGADO'.B42]" office:value-type="float" office:value="0" calcext:value-type="float">
            <text:p>0</text:p>
          </table:table-cell>
          <table:table-cell table:number-columns-repeated="972"/>
        </table:table-row>
        <table:table-row table:style-name="ro25">
          <table:covered-table-cell/>
          <table:table-cell table:style-name="ce38"/>
          <table:table-cell table:style-name="ce96" table:number-columns-repeated="2"/>
          <table:table-cell table:style-name="ce94"/>
          <table:table-cell table:style-name="ce142"/>
          <table:table-cell table:style-name="ce94"/>
          <table:table-cell table:style-name="ce142"/>
          <table:table-cell table:style-name="ce96" table:number-columns-repeated="2"/>
          <table:table-cell table:style-name="ce326" table:content-validation-name="val55"/>
          <table:table-cell table:style-name="ce350"/>
          <table:table-cell table:style-name="ce365" table:formula="of:=IF([.K43]&lt;&gt;[.$N$3];0;IF([.H43]&lt;[.F43];[.G43]-[.E43]-1;IF([.H43]&gt;=[.F43];[.G43]-[.E43])))" office:value-type="float" office:value="0" calcext:value-type="float">
            <text:p>0</text:p>
          </table:table-cell>
          <table:table-cell table:style-name="ce365" table:formula="of:=IF([.K43]&lt;&gt;[.$N$3];0;IF([.H43]=[.F43];0;IF([.H43]&gt;[.F43];[.H43]-[.F43];[.$E$50]-[.F43]+[.H43])))" office:value-type="float" office:value="0" calcext:value-type="float">
            <text:p>0</text:p>
          </table:table-cell>
          <table:table-cell table:style-name="ce353"/>
          <table:table-cell table:style-name="ce353" office:value-type="float" office:value="1" calcext:value-type="float">
            <text:p>1</text:p>
          </table:table-cell>
          <table:table-cell table:style-name="ce386" office:value-type="time" office:time-value="PT02H00M00S" calcext:value-type="time">
            <text:p>02:00:00</text:p>
          </table:table-cell>
          <table:table-cell table:style-name="ce353" table:number-columns-repeated="11"/>
          <table:table-cell table:style-name="ce396" office:value-type="string" calcext:value-type="string">
            <text:p>TERMO INICIAL = Horário da partida da viagem </text:p>
          </table:table-cell>
          <table:table-cell table:style-name="ce353" table:number-columns-repeated="5"/>
          <table:table-cell table:number-columns-repeated="17"/>
          <table:table-cell table:formula="of:=['LISTA EMPREGADO'.B43]" office:value-type="float" office:value="0" calcext:value-type="float">
            <text:p>0</text:p>
          </table:table-cell>
          <table:table-cell table:number-columns-repeated="972"/>
        </table:table-row>
        <table:table-row table:style-name="ro25">
          <table:covered-table-cell/>
          <table:table-cell table:style-name="ce39" table:formula="of:=[.B29]" office:value-type="float" office:value="0" calcext:value-type="float">
            <text:p>0</text:p>
          </table:table-cell>
          <table:table-cell table:style-name="ce96" table:number-columns-repeated="6"/>
          <table:table-cell table:style-name="ce94"/>
          <table:table-cell table:style-name="ce142"/>
          <table:table-cell table:style-name="ce96"/>
          <table:table-cell table:style-name="ce350"/>
          <table:table-cell table:style-name="ce366" office:value-type="string" calcext:value-type="string" table:number-columns-spanned="2" table:number-rows-spanned="2">
            <text:p>TOTAL HORAS PARTICULARES</text:p>
          </table:table-cell>
          <table:covered-table-cell table:style-name="ce364"/>
          <table:table-cell table:style-name="ce379"/>
          <table:table-cell table:style-name="ce381" table:formula="of:=[.Q46]" office:value-type="float" office:value="0" calcext:value-type="float">
            <text:p>0</text:p>
          </table:table-cell>
          <table:table-cell table:style-name="ce386" office:value-type="time" office:time-value="PT50H54M14.4S" calcext:value-type="time">
            <text:p>02:54:14</text:p>
          </table:table-cell>
          <table:table-cell table:style-name="ce353" table:number-columns-repeated="11"/>
          <table:table-cell table:style-name="ce395" office:value-type="string" calcext:value-type="string">
            <text:p>TERMO FINAL = Horário de embarque no retorno ao local de origem constante na passagem <text:s/>do avião e constante no cartão de embarque</text:p>
          </table:table-cell>
          <table:table-cell table:style-name="ce353" table:number-columns-repeated="5"/>
          <table:table-cell table:number-columns-repeated="17"/>
          <table:table-cell table:formula="of:=['LISTA EMPREGADO'.B44]" office:value-type="float" office:value="0" calcext:value-type="float">
            <text:p>0</text:p>
          </table:table-cell>
          <table:table-cell table:number-columns-repeated="972"/>
        </table:table-row>
        <table:table-row table:style-name="ro28">
          <table:table-cell table:style-name="ce16"/>
          <table:table-cell table:style-name="ce26"/>
          <table:table-cell table:style-name="ce89" table:number-columns-repeated="9"/>
          <table:table-cell table:style-name="ce350"/>
          <table:covered-table-cell table:number-columns-repeated="2" table:style-name="ce364"/>
          <table:table-cell table:style-name="ce379" table:formula="of:=IF([.Q46]&gt;1;[.M46]+[.Q48];[.M46])" office:value-type="float" office:value="0" calcext:value-type="float">
            <text:p/>
          </table:table-cell>
          <table:table-cell table:style-name="ce382" table:formula="of:=[.Q46]" office:value-type="time" office:time-value="PT00H00M00S" calcext:value-type="time">
            <text:p>00:00:00</text:p>
          </table:table-cell>
          <table:table-cell table:style-name="ce386" office:value-type="time" office:time-value="PT02H54M14.4S" calcext:value-type="time">
            <text:p>02:54:14</text:p>
          </table:table-cell>
          <table:table-cell table:style-name="ce353" table:number-columns-repeated="17"/>
          <table:table-cell table:number-columns-repeated="17"/>
          <table:table-cell table:formula="of:=['LISTA EMPREGADO'.B45]" office:value-type="float" office:value="0" calcext:value-type="float">
            <text:p>0</text:p>
          </table:table-cell>
          <table:table-cell table:number-columns-repeated="972"/>
        </table:table-row>
        <table:table-row table:style-name="ro29">
          <table:table-cell table:style-name="ce14" office:value-type="float" office:value="22" calcext:value-type="float" table:number-columns-spanned="1" table:number-rows-spanned="2">
            <text:p>22</text:p>
          </table:table-cell>
          <table:table-cell table:style-name="ce35" office:value-type="string" calcext:value-type="string">
            <text:p>TRANSPORTE UTILIZADO: </text:p>
          </table:table-cell>
          <table:table-cell table:style-name="ce97"/>
          <table:table-cell table:style-name="ce144" table:content-validation-name="val35" table:number-columns-spanned="3" table:number-rows-spanned="1"/>
          <table:covered-table-cell table:number-columns-repeated="2" table:style-name="ce131"/>
          <table:table-cell table:style-name="ce239" table:formula="of:=IF(OR([.D46]=[.T2];[.D46]=[.T5];[.D46]=[.T7];[.D46]=[.T8];[.D46]=[.T17];[.D46]=[.T16];[.D46]=[.T15];[.D46]=[.T14]);&quot;PLACA VEÍCULO:&quot;;&quot; &quot;)" office:value-type="string" office:string-value=" " calcext:value-type="string" table:number-columns-spanned="2" table:number-rows-spanned="1">
            <text:p><text:s/></text:p>
          </table:table-cell>
          <table:covered-table-cell table:style-name="ce265"/>
          <table:table-cell table:style-name="ce135" table:content-validation-name="val54" table:number-columns-spanned="3" table:number-rows-spanned="1"/>
          <table:covered-table-cell table:style-name="ce256"/>
          <table:covered-table-cell table:style-name="ce327"/>
          <table:table-cell table:style-name="ce350"/>
          <table:table-cell table:style-name="ce367" table:formula="of:=SUM([.M30:.M43])" office:value-type="float" office:value="0" calcext:value-type="float">
            <text:p>0</text:p>
          </table:table-cell>
          <table:table-cell table:style-name="ce373" table:formula="of:=SUM([.N30:.N43])" office:value-type="float" office:value="0" calcext:value-type="float">
            <text:p>0</text:p>
          </table:table-cell>
          <table:table-cell table:style-name="ce356" office:value-type="time" office:time-value="PT24H00M00S" calcext:value-type="time">
            <text:p>24:00:00</text:p>
          </table:table-cell>
          <table:table-cell table:style-name="ce374" table:formula="of:=[.N46]-[.O46]" office:value-type="time" office:time-value="-PT24H00M00S" calcext:value-type="time">
            <text:p>00:00:00</text:p>
          </table:table-cell>
          <table:table-cell table:style-name="ce387" table:formula="of:=[.N46]/[.O46]" office:value-type="float" office:value="0" calcext:value-type="float">
            <text:p>0</text:p>
          </table:table-cell>
          <table:table-cell table:style-name="ce353" table:number-columns-repeated="17"/>
          <table:table-cell table:number-columns-repeated="17"/>
          <table:table-cell table:formula="of:=['LISTA EMPREGADO'.B46]" office:value-type="float" office:value="0" calcext:value-type="float">
            <text:p>0</text:p>
          </table:table-cell>
          <table:table-cell table:number-columns-repeated="972"/>
        </table:table-row>
        <table:table-row table:style-name="ro30">
          <table:covered-table-cell/>
          <table:table-cell table:style-name="ce40" table:formula="of:=IF([.D46]=[.T5];[.AC24]&amp;&quot; ; &quot;&amp;[.AC25];IF([.D46]=[.T17];[.AC40]&amp;&quot; ; &quot;&amp;[.AC41];IF([.D46]=[.T16];[.AC43]&amp;&quot; ; &quot;&amp;[.AC44];IF([.D46]=[.T14];[.AC37]&amp;&quot; ; &quot;&amp;[.AC38];IF([.D46]=[.T15];[.AC34]&amp;&quot; ; &quot;&amp;[.AC35];IF([.D46]=[.T11];[.AC24]&amp;&quot; ; &quot;&amp;[.AC25];IF([.D46]=[.T10];[.AC24]&amp;&quot; ; &quot;&amp;[.AC25];IF([.D46]=[.T9];[.AC21]&amp;&quot; ; &quot;&amp;[.AC22];IF([.D46]=[.T4];[.AC3]&amp;&quot;;&quot;&amp;[.AC4];IF([.D46]=[.T3];[.AC9]&amp;&quot;;&quot;&amp;[.AC10];IF([.D46]=[.T2];[.AC6]&amp;&quot;;&quot;&amp;[.AC7];IF([.D46]=[.T6];[.AC12]&amp;&quot;;&quot;&amp;[.AC13];IF([.D46]=[.T7];[.AC15]&amp;&quot;;&quot;&amp;[.AC16];IF([.D46]=[.T8];[.AC18]&amp;&quot;;&quot;&amp;[.AC19];IF([.D46]=[.T12];[.AC27]&amp;&quot;;&quot;&amp;[.AC28];IF([.D46]=[.T13];[.AC30]&amp;&quot;;&quot;&amp;[.AC31]))))))))))))))))" office:value-type="boolean" office:boolean-value="false" calcext:value-type="boolean" table:number-columns-spanned="10" table:number-rows-spanned="1">
            <text:p>FALSO</text:p>
          </table:table-cell>
          <table:covered-table-cell table:number-columns-repeated="5" table:style-name="ce98"/>
          <table:covered-table-cell table:number-columns-repeated="3" table:style-name="ce266"/>
          <table:covered-table-cell table:style-name="ce328"/>
          <table:table-cell table:style-name="ce350"/>
          <table:table-cell table:style-name="ce368" table:formula="of:=IF([.P46]=[.D55];[.D53]-[.M46];IF([.N46]&gt;[.O46];[.D53]-[.M46]-1;IF([.D55]&gt;[.N46];[.D53]-[.M46];[.D53]-[.M46]-1)))" office:value-type="float" office:value="-1" calcext:value-type="float">
            <text:p>-1</text:p>
          </table:table-cell>
          <table:table-cell table:style-name="ce374" table:formula="of:=IF([.D55]&gt;[.N46];[.D55]-[.N46];[.E50]-[.N46]+[.D55])" office:value-type="time" office:time-value="PT24H00M00S" calcext:value-type="time">
            <text:p>00:00:00</text:p>
          </table:table-cell>
          <table:table-cell table:style-name="ce353" office:value-type="float" office:value="4" calcext:value-type="float">
            <text:p>4</text:p>
          </table:table-cell>
          <table:table-cell table:style-name="ce355" table:formula="of:=[.E50]+[.N47]" office:value-type="time" office:time-value="PT48H00M00S" calcext:value-type="time">
            <text:p>00:00:00</text:p>
          </table:table-cell>
          <table:table-cell table:style-name="ce388" table:formula="of:=[.N46]-[.O46]" office:value-type="time" office:time-value="-PT24H00M00S" calcext:value-type="time">
            <text:p>00:00:00</text:p>
          </table:table-cell>
          <table:table-cell table:style-name="ce353" table:number-columns-repeated="17"/>
          <table:table-cell table:number-columns-repeated="17"/>
          <table:table-cell table:formula="of:=['LISTA EMPREGADO'.B47]" office:value-type="float" office:value="0" calcext:value-type="float">
            <text:p>0</text:p>
          </table:table-cell>
          <table:table-cell table:number-columns-repeated="972"/>
        </table:table-row>
        <table:table-row table:style-name="ro31">
          <table:table-cell table:style-name="ce16"/>
          <table:table-cell table:style-name="ce41" table:formula="of:=[.B2]" office:value-type="string" office:string-value="DATA EMISSÃO:" calcext:value-type="string">
            <text:p>DATA EMISSÃO:</text:p>
          </table:table-cell>
          <table:table-cell table:style-name="ce99" table:formula="of:=[.C2]" office:value-type="float" office:value="0" calcext:value-type="float">
            <text:p>0</text:p>
          </table:table-cell>
          <table:table-cell table:style-name="ce145"/>
          <table:table-cell table:style-name="ce128"/>
          <table:table-cell table:style-name="ce201" table:formula="of:=[.D4]" office:value-type="float" office:value="0" calcext:value-type="float">
            <text:p>0</text:p>
          </table:table-cell>
          <table:table-cell table:style-name="ce240"/>
          <table:table-cell table:style-name="ce267" table:number-columns-repeated="4"/>
          <table:table-cell table:style-name="ce353"/>
          <table:table-cell table:style-name="ce353" table:formula="of:=[.M46]+[.Q46]" office:value-type="float" office:value="0" calcext:value-type="float">
            <text:p>0</text:p>
          </table:table-cell>
          <table:table-cell table:style-name="ce353"/>
          <table:table-cell table:style-name="ce355" table:formula="of:=-[.N47]" office:value-type="time" office:time-value="-PT24H00M00S" calcext:value-type="time">
            <text:p>00:00:00</text:p>
          </table:table-cell>
          <table:table-cell table:style-name="ce353"/>
          <table:table-cell table:style-name="ce384" table:formula="of:=ROUNDDOWN([.Q46];0)" office:value-type="float" office:value="0" calcext:value-type="float">
            <text:p>0</text:p>
          </table:table-cell>
          <table:table-cell table:style-name="ce353" table:number-columns-repeated="17"/>
          <table:table-cell table:number-columns-repeated="17"/>
          <table:table-cell table:formula="of:=['LISTA EMPREGADO'.B48]" office:value-type="float" office:value="0" calcext:value-type="float">
            <text:p>0</text:p>
          </table:table-cell>
          <table:table-cell table:number-columns-repeated="972"/>
        </table:table-row>
        <table:table-row table:style-name="ro32">
          <table:table-cell table:style-name="ce16"/>
          <table:table-cell table:style-name="ce42" office:value-type="string" calcext:value-type="string">
            <text:p>TERMO</text:p>
          </table:table-cell>
          <table:table-cell table:style-name="ce42" office:value-type="string" calcext:value-type="string">
            <text:p>DATA</text:p>
          </table:table-cell>
          <table:table-cell table:style-name="ce146" office:value-type="string" calcext:value-type="string">
            <text:p>HORA</text:p>
          </table:table-cell>
          <table:table-cell table:style-name="ce176"/>
          <table:table-cell table:style-name="ce202" office:value-type="string" calcext:value-type="string" table:number-columns-spanned="6" table:number-rows-spanned="1">
            <text:p>RELATÓRIO SUCINTO</text:p>
          </table:table-cell>
          <table:covered-table-cell table:number-columns-repeated="4" table:style-name="ce241"/>
          <table:covered-table-cell table:style-name="ce329"/>
          <table:table-cell table:style-name="ce354"/>
          <table:table-cell table:style-name="ce353" table:formula="of:=SUM([.M46:.M47])" office:value-type="float" office:value="-1" calcext:value-type="float">
            <text:p>-1</text:p>
          </table:table-cell>
          <table:table-cell table:style-name="ce353" table:formula="of:=SUM([.N46:.N47])" office:value-type="float" office:value="1" calcext:value-type="float">
            <text:p>1</text:p>
          </table:table-cell>
          <table:table-cell table:style-name="ce353" table:number-columns-repeated="2"/>
          <table:table-cell table:style-name="ce384" table:formula="of:=24*[.Q48]" office:value-type="float" office:value="0" calcext:value-type="float">
            <text:p>0</text:p>
          </table:table-cell>
          <table:table-cell table:style-name="ce353" table:number-columns-repeated="17"/>
          <table:table-cell table:number-columns-repeated="17"/>
          <table:table-cell table:formula="of:=['LISTA EMPREGADO'.B49]" office:value-type="float" office:value="0" calcext:value-type="float">
            <text:p>0</text:p>
          </table:table-cell>
          <table:table-cell table:number-columns-repeated="972"/>
        </table:table-row>
        <table:table-row table:style-name="ro33">
          <table:table-cell table:style-name="ce14" office:value-type="float" office:value="23" calcext:value-type="float">
            <text:p>23</text:p>
          </table:table-cell>
          <table:table-cell table:style-name="ce43" office:value-type="string" calcext:value-type="string">
            <text:p>INICIAL</text:p>
          </table:table-cell>
          <table:table-cell table:style-name="ce100"/>
          <table:table-cell table:style-name="ce147" table:content-validation-name="val36"/>
          <table:table-cell table:style-name="ce177" office:value-type="time" office:time-value="PT24H00M00S" calcext:value-type="time">
            <text:p>24:00:00</text:p>
          </table:table-cell>
          <table:table-cell table:style-name="ce203" table:number-columns-spanned="6" table:number-rows-spanned="2"/>
          <table:covered-table-cell table:style-name="ce242"/>
          <table:covered-table-cell table:style-name="ce268"/>
          <table:covered-table-cell table:number-columns-repeated="2" table:style-name="ce287"/>
          <table:covered-table-cell table:style-name="ce330"/>
          <table:table-cell table:style-name="ce355" office:value-type="time" office:time-value="PT23H59M00S" calcext:value-type="time">
            <text:p>23:59:00</text:p>
          </table:table-cell>
          <table:table-cell table:style-name="ce353"/>
          <table:table-cell table:style-name="ce353" office:value-type="float" office:value="4" calcext:value-type="float">
            <text:p>4</text:p>
          </table:table-cell>
          <table:table-cell table:style-name="ce353" office:value-type="string" calcext:value-type="string">
            <text:p>&gt;24</text:p>
          </table:table-cell>
          <table:table-cell table:style-name="ce353"/>
          <table:table-cell table:style-name="ce384" table:formula="of:=ROUND([.Q46])" office:value-type="float" office:value="0" calcext:value-type="float">
            <text:p>0</text:p>
          </table:table-cell>
          <table:table-cell table:style-name="ce353" table:number-columns-repeated="17"/>
          <table:table-cell table:number-columns-repeated="17"/>
          <table:table-cell table:formula="of:=['LISTA EMPREGADO'.B50]" office:value-type="float" office:value="0" calcext:value-type="float">
            <text:p>0</text:p>
          </table:table-cell>
          <table:table-cell table:number-columns-repeated="972"/>
        </table:table-row>
        <table:table-row table:style-name="ro33">
          <table:table-cell table:style-name="ce18" office:value-type="float" office:value="24" calcext:value-type="float">
            <text:p>24</text:p>
          </table:table-cell>
          <table:table-cell table:style-name="ce43" office:value-type="string" calcext:value-type="string">
            <text:p>FINAL</text:p>
          </table:table-cell>
          <table:table-cell table:style-name="ce100"/>
          <table:table-cell table:style-name="ce148" table:content-validation-name="val36"/>
          <table:table-cell table:style-name="ce178"/>
          <table:covered-table-cell table:style-name="ce204"/>
          <table:covered-table-cell table:style-name="ce243"/>
          <table:covered-table-cell table:style-name="ce269"/>
          <table:covered-table-cell table:style-name="ce243"/>
          <table:covered-table-cell table:style-name="ce305"/>
          <table:covered-table-cell table:style-name="ce331"/>
          <table:table-cell table:style-name="ce356" office:value-type="time" office:time-value="PT12H00M00S" calcext:value-type="time">
            <text:p>12:00:00</text:p>
          </table:table-cell>
          <table:table-cell table:style-name="ce353"/>
          <table:table-cell table:style-name="ce375" office:value-type="float" office:value="1" calcext:value-type="float">
            <text:p>1</text:p>
          </table:table-cell>
          <table:table-cell table:style-name="ce353" office:value-type="string" calcext:value-type="string">
            <text:p>24&lt;12</text:p>
          </table:table-cell>
          <table:table-cell table:style-name="ce353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51]" office:value-type="float" office:value="0" calcext:value-type="float">
            <text:p>0</text:p>
          </table:table-cell>
          <table:table-cell table:number-columns-repeated="972"/>
        </table:table-row>
        <table:table-row table:style-name="ro34">
          <table:table-cell table:style-name="ce16"/>
          <table:table-cell table:style-name="ce26"/>
          <table:table-cell table:style-name="ce89" table:number-columns-repeated="3"/>
          <table:table-cell table:style-name="ce176"/>
          <table:table-cell table:style-name="ce244" table:number-columns-repeated="2"/>
          <table:table-cell table:style-name="ce288" table:formula="of:=IF([.F50]=0;&quot;PREENCHIMENTO OBRIGATÓRIO&quot;;&quot; &quot;)" office:value-type="string" office:string-value="PREENCHIMENTO OBRIGATÓRIO" calcext:value-type="string">
            <text:p>PREENCHIMENTO OBRIGATÓRIO</text:p>
          </table:table-cell>
          <table:table-cell table:style-name="ce306"/>
          <table:table-cell table:style-name="ce332"/>
          <table:table-cell table:style-name="ce356" office:value-type="time" office:time-value="PT11H59M00S" calcext:value-type="time">
            <text:p>11:59:00</text:p>
          </table:table-cell>
          <table:table-cell table:style-name="ce353"/>
          <table:table-cell table:style-name="ce353" office:value-type="float" office:value="2" calcext:value-type="float">
            <text:p>2</text:p>
          </table:table-cell>
          <table:table-cell table:style-name="ce353" office:value-type="string" calcext:value-type="string">
            <text:p>12&lt;6</text:p>
          </table:table-cell>
          <table:table-cell table:style-name="ce353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52]" office:value-type="float" office:value="0" calcext:value-type="float">
            <text:p>0</text:p>
          </table:table-cell>
          <table:table-cell table:number-columns-repeated="972"/>
        </table:table-row>
        <table:table-row table:style-name="ro35">
          <table:table-cell table:style-name="ce14" office:value-type="float" office:value="25" calcext:value-type="float">
            <text:p>25</text:p>
          </table:table-cell>
          <table:table-cell table:style-name="ce44" office:value-type="string" calcext:value-type="string" table:number-columns-spanned="2" table:number-rows-spanned="1">
            <text:p>Nº DE DIÁRIAS <text:s/>COM 24 HORAS </text:p>
          </table:table-cell>
          <table:covered-table-cell table:style-name="ce96"/>
          <table:table-cell table:style-name="ce149" table:formula="of:=IF([.D51]&lt;[.D50];[.C51]-[.C50]-1;IF([.D51]&gt;=[.D50];[.C51]-[.C50]))" office:value-type="float" office:value="0" calcext:value-type="float">
            <text:p>0</text:p>
          </table:table-cell>
          <table:table-cell table:style-name="ce179" table:formula="of:=[.D53]*24" office:value-type="float" office:value="0" calcext:value-type="float">
            <text:p>0</text:p>
          </table:table-cell>
          <table:table-cell table:style-name="ce91" office:value-type="string" calcext:value-type="string">
            <text:p>HORAS</text:p>
          </table:table-cell>
          <table:table-cell table:style-name="ce130" table:number-columns-repeated="5"/>
          <table:table-cell table:style-name="ce356" office:value-type="time" office:time-value="PT06H00M00S" calcext:value-type="time">
            <text:p>06:00:00</text:p>
          </table:table-cell>
          <table:table-cell table:style-name="ce353"/>
          <table:table-cell table:style-name="ce353" office:value-type="float" office:value="3" calcext:value-type="float">
            <text:p>3</text:p>
          </table:table-cell>
          <table:table-cell table:style-name="ce353" office:value-type="string" calcext:value-type="string">
            <text:p>&lt;6</text:p>
          </table:table-cell>
          <table:table-cell table:style-name="ce353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53]" office:value-type="float" office:value="0" calcext:value-type="float">
            <text:p>0</text:p>
          </table:table-cell>
          <table:table-cell table:number-columns-repeated="972"/>
        </table:table-row>
        <table:table-row table:style-name="ro36">
          <table:table-cell table:style-name="ce16"/>
          <table:table-cell table:style-name="ce45"/>
          <table:table-cell table:style-name="ce89" table:number-columns-repeated="9"/>
          <table:table-cell table:style-name="ce356" office:value-type="time" office:time-value="PT05H59M00S" calcext:value-type="time">
            <text:p>05:59:00</text:p>
          </table:table-cell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54]" office:value-type="float" office:value="0" calcext:value-type="float">
            <text:p>0</text:p>
          </table:table-cell>
          <table:table-cell table:number-columns-repeated="972"/>
        </table:table-row>
        <table:table-row table:style-name="ro37" table:visibility="collapse">
          <table:table-cell table:style-name="ce14" office:value-type="float" office:value="26" calcext:value-type="float" table:number-columns-spanned="1" table:number-rows-spanned="2">
            <text:p>26</text:p>
          </table:table-cell>
          <table:table-cell table:style-name="ce46" office:value-type="string" calcext:value-type="string" table:number-columns-spanned="2" table:number-rows-spanned="2">
            <text:p>DIÁRIA INCOMPLETA ( menores de <text:s/>24 HORAS )</text:p>
          </table:table-cell>
          <table:covered-table-cell table:style-name="ce101"/>
          <table:table-cell table:style-name="ce150" table:formula="of:=IF([.D51]=[.D50];0;IF([.D51]&gt;[.D50];[.D51]-[.D50];[.E50]-[.D50]+[.D51]))" office:value-type="time" office:time-value="PT00H00M00S" calcext:value-type="time" table:number-columns-spanned="1" table:number-rows-spanned="2">
            <text:p>00:00:00</text:p>
          </table:table-cell>
          <table:table-cell table:style-name="ce180" office:value-type="string" calcext:value-type="string" table:number-columns-spanned="1" table:number-rows-spanned="2">
            <text:p>HORAS</text:p>
          </table:table-cell>
          <table:table-cell table:style-name="ce205" table:number-columns-spanned="1" table:number-rows-spanned="2"/>
          <table:table-cell table:style-name="ce245" office:value-type="string" calcext:value-type="string" table:number-columns-spanned="2" table:number-rows-spanned="1">
            <text:p>POUSADA</text:p>
          </table:table-cell>
          <table:covered-table-cell table:style-name="ce270"/>
          <table:table-cell table:style-name="ce289" office:value-type="string" calcext:value-type="string" table:number-columns-spanned="2" table:number-rows-spanned="1">
            <text:p>DIÁRIA PARCIAL</text:p>
          </table:table-cell>
          <table:covered-table-cell table:style-name="ce307"/>
          <table:table-cell table:style-name="ce89"/>
          <table:table-cell table:style-name="ce355"/>
          <table:table-cell table:style-name="ce353"/>
          <table:table-cell table:style-name="ce376"/>
          <table:table-cell table:style-name="ce353" table:number-columns-repeated="2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55]" office:value-type="float" office:value="0" calcext:value-type="float">
            <text:p>0</text:p>
          </table:table-cell>
          <table:table-cell table:number-columns-repeated="972"/>
        </table:table-row>
        <table:table-row table:style-name="ro38" table:visibility="collapse">
          <table:covered-table-cell/>
          <table:covered-table-cell table:style-name="ce47"/>
          <table:covered-table-cell table:style-name="ce101"/>
          <table:covered-table-cell table:style-name="ce96"/>
          <table:covered-table-cell table:style-name="ce181"/>
          <table:covered-table-cell table:style-name="ce206"/>
          <table:table-cell table:style-name="ce246" office:value-type="string" calcext:value-type="string" table:number-columns-spanned="2" table:number-rows-spanned="1">
            <text:p>COM COMPROVAÇÃO</text:p>
          </table:table-cell>
          <table:covered-table-cell table:style-name="ce271"/>
          <table:table-cell table:style-name="ce290" table:formula="of:=[.M56]" office:value-type="float" office:value="0" calcext:value-type="float" table:number-columns-spanned="2" table:number-rows-spanned="1">
            <text:p>0</text:p>
          </table:table-cell>
          <table:covered-table-cell table:style-name="ce307"/>
          <table:table-cell table:style-name="ce89"/>
          <table:table-cell table:style-name="ce357" table:formula="of:=IF(AND([.D55]&lt;=[.L50];[.D55]&gt;=[.L51]);1;IF(AND([.D55]&lt;=[.L52];[.D55]&gt;=[.L53]);2;IF([.D55]&lt;=[.L54];3;IF([.D55]&gt;[.L50];4;0))))" office:value-type="float" office:value="3" calcext:value-type="float">
            <text:p>3</text:p>
          </table:table-cell>
          <table:table-cell table:style-name="ce353" table:formula="of:=IF([.L56]=[.N52];0.35;IF([.L56]=[.N53];0;IF(AND([.L56]=[.N51];[.G56]=[.Z3]);1;IF(AND([.L56]=[.N51];[.G56]=[.Z2]);0.5;IF(AND([.L56]=[.N51];[.G56]=[.Z4]);0.5;0)))))" office:value-type="float" office:value="0" calcext:value-type="float">
            <text:p>0</text:p>
          </table:table-cell>
          <table:table-cell table:style-name="ce353" table:number-columns-repeated="3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56]" office:value-type="float" office:value="0" calcext:value-type="float">
            <text:p>0</text:p>
          </table:table-cell>
          <table:table-cell table:number-columns-repeated="972"/>
        </table:table-row>
        <table:table-row table:style-name="ro39" table:visibility="collapse">
          <table:table-cell table:style-name="ce16"/>
          <table:table-cell table:style-name="ce48"/>
          <table:table-cell table:style-name="ce89" table:number-columns-repeated="2"/>
          <table:table-cell table:style-name="ce182" table:number-columns-repeated="2"/>
          <table:table-cell table:style-name="ce89" table:number-columns-repeated="5"/>
          <table:table-cell table:style-name="ce353" table:number-columns-repeated="5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57]" office:value-type="float" office:value="0" calcext:value-type="float">
            <text:p>0</text:p>
          </table:table-cell>
          <table:table-cell table:number-columns-repeated="972"/>
        </table:table-row>
        <table:table-row table:style-name="ro40" table:visibility="collapse">
          <table:table-cell table:style-name="ce15"/>
          <table:table-cell table:style-name="ce49" office:value-type="string" calcext:value-type="string">
            <text:p>Nº DIÁRIAS :</text:p>
          </table:table-cell>
          <table:table-cell table:style-name="ce102"/>
          <table:table-cell table:style-name="ce151" table:formula="of:=[.D53]+[.I56]" office:value-type="float" office:value="0" calcext:value-type="float">
            <text:p>0</text:p>
          </table:table-cell>
          <table:table-cell table:style-name="ce183" office:value-type="string" calcext:value-type="string">
            <text:p>DIÁRIAS</text:p>
          </table:table-cell>
          <table:table-cell table:style-name="ce207" table:formula="of:=[.D58]-10" office:value-type="float" office:value="-10" calcext:value-type="float">
            <text:p>-10</text:p>
          </table:table-cell>
          <table:table-cell table:style-name="ce247"/>
          <table:table-cell table:style-name="ce272"/>
          <table:table-cell table:style-name="ce26" table:number-columns-repeated="3"/>
          <table:table-cell table:style-name="ce358" table:number-columns-repeated="5"/>
          <table:table-cell table:style-name="ce385"/>
          <table:table-cell table:style-name="ce358" table:number-columns-repeated="24"/>
          <table:table-cell table:style-name="ce398" table:number-columns-repeated="4"/>
          <table:table-cell table:style-name="ce88" table:number-columns-repeated="6"/>
          <table:table-cell table:formula="of:=['LISTA EMPREGADO'.B58]" office:value-type="float" office:value="0" calcext:value-type="float">
            <text:p>0</text:p>
          </table:table-cell>
          <table:table-cell table:style-name="ce88" table:number-columns-repeated="972"/>
        </table:table-row>
        <table:table-row table:style-name="ro41" table:visibility="collapse">
          <table:table-cell table:style-name="ce16"/>
          <table:table-cell table:style-name="ce48"/>
          <table:table-cell table:style-name="ce103"/>
          <table:table-cell table:style-name="ce152"/>
          <table:table-cell table:style-name="ce184"/>
          <table:table-cell table:style-name="ce208"/>
          <table:table-cell table:style-name="ce103" table:number-columns-repeated="2"/>
          <table:table-cell table:style-name="ce89"/>
          <table:table-cell table:style-name="ce291"/>
          <table:table-cell table:style-name="ce89"/>
          <table:table-cell table:style-name="ce353" table:number-columns-repeated="5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59]" office:value-type="float" office:value="0" calcext:value-type="float">
            <text:p>0</text:p>
          </table:table-cell>
          <table:table-cell table:number-columns-repeated="972"/>
        </table:table-row>
        <table:table-row table:style-name="ro42" table:visibility="collapse">
          <table:table-cell table:style-name="ce16"/>
          <table:table-cell table:style-name="ce50"/>
          <table:table-cell table:style-name="ce32"/>
          <table:table-cell table:style-name="ce152"/>
          <table:table-cell table:style-name="ce185"/>
          <table:table-cell table:style-name="ce103"/>
          <table:table-cell table:style-name="ce248"/>
          <table:table-cell table:style-name="ce103"/>
          <table:table-cell table:style-name="ce89" table:number-columns-repeated="3"/>
          <table:table-cell table:style-name="ce353" table:number-columns-repeated="2"/>
          <table:table-cell table:style-name="ce377"/>
          <table:table-cell table:style-name="ce353" table:number-columns-repeated="2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60]" office:value-type="float" office:value="0" calcext:value-type="float">
            <text:p>0</text:p>
          </table:table-cell>
          <table:table-cell table:number-columns-repeated="972"/>
        </table:table-row>
        <table:table-row table:style-name="ro43" table:visibility="collapse">
          <table:table-cell table:style-name="ce14" office:value-type="float" office:value="27" calcext:value-type="float">
            <text:p>27</text:p>
          </table:table-cell>
          <table:table-cell table:style-name="ce51" office:value-type="string" calcext:value-type="string" table:number-columns-spanned="2" table:number-rows-spanned="1">
            <text:p>Nº DE DIÁRIAS  COM 24 HORAS<text:span text:style-name="T12">   A DEDUZIR – PARTICULAR </text:span></text:p>
          </table:table-cell>
          <table:covered-table-cell table:style-name="ce104"/>
          <table:table-cell table:style-name="ce153"/>
          <table:table-cell table:style-name="ce186" table:formula="of:=[.D61]*24" office:value-type="float" office:value="0" calcext:value-type="float">
            <text:p>0</text:p>
          </table:table-cell>
          <table:table-cell table:style-name="ce209" office:value-type="string" calcext:value-type="string">
            <text:p>HORAS</text:p>
          </table:table-cell>
          <table:table-cell table:style-name="ce211"/>
          <table:table-cell table:style-name="ce273" table:formula="of:=IF([.O45]=0;&quot;0&quot;;[.O45])" office:value-type="string" office:string-value="0" calcext:value-type="string">
            <text:p>0</text:p>
          </table:table-cell>
          <table:table-cell table:style-name="ce291"/>
          <table:table-cell table:style-name="ce89" table:number-columns-repeated="2"/>
          <table:table-cell table:style-name="ce353" table:number-columns-repeated="2"/>
          <table:table-cell table:style-name="ce377"/>
          <table:table-cell table:style-name="ce353" table:number-columns-repeated="2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61]" office:value-type="float" office:value="0" calcext:value-type="float">
            <text:p>0</text:p>
          </table:table-cell>
          <table:table-cell table:number-columns-repeated="972"/>
        </table:table-row>
        <table:table-row table:style-name="ro44" table:visibility="collapse">
          <table:table-cell table:style-name="ce19"/>
          <table:table-cell table:style-name="ce52"/>
          <table:table-cell table:style-name="ce32"/>
          <table:table-cell table:style-name="ce154"/>
          <table:table-cell table:style-name="ce187"/>
          <table:table-cell table:style-name="ce210"/>
          <table:table-cell table:style-name="ce211"/>
          <table:table-cell table:style-name="ce274"/>
          <table:table-cell table:style-name="ce291"/>
          <table:table-cell table:style-name="ce89" table:number-columns-repeated="2"/>
          <table:table-cell table:style-name="ce353" table:number-columns-repeated="2"/>
          <table:table-cell table:style-name="ce377"/>
          <table:table-cell table:style-name="ce353" table:number-columns-repeated="2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62]" office:value-type="float" office:value="0" calcext:value-type="float">
            <text:p>0</text:p>
          </table:table-cell>
          <table:table-cell table:number-columns-repeated="972"/>
        </table:table-row>
        <table:table-row table:style-name="ro24" table:visibility="collapse">
          <table:table-cell table:style-name="ce16"/>
          <table:table-cell table:style-name="ce53"/>
          <table:table-cell table:style-name="ce105"/>
          <table:table-cell table:style-name="ce155" table:number-columns-repeated="4"/>
          <table:table-cell table:style-name="ce103"/>
          <table:table-cell table:style-name="ce89" table:number-columns-repeated="3"/>
          <table:table-cell table:style-name="ce353" table:number-columns-repeated="5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63]" office:value-type="float" office:value="0" calcext:value-type="float">
            <text:p>0</text:p>
          </table:table-cell>
          <table:table-cell table:number-columns-repeated="972"/>
        </table:table-row>
        <table:table-row table:style-name="ro43" table:visibility="collapse">
          <table:table-cell table:style-name="ce14" office:value-type="float" office:value="28" calcext:value-type="float">
            <text:p>28</text:p>
          </table:table-cell>
          <table:table-cell table:style-name="ce54" office:value-type="string" calcext:value-type="string" table:number-columns-spanned="2" table:number-rows-spanned="1">
            <text:p>DIÁRIA INCOMPLETA ( menores de  24 HORAS )<text:span text:style-name="T12">  A DEDUZIR  - PARTICULAR</text:span></text:p>
          </table:table-cell>
          <table:covered-table-cell table:style-name="ce106"/>
          <table:table-cell table:style-name="ce156"/>
          <table:table-cell table:style-name="ce188" office:value-type="string" calcext:value-type="string">
            <text:p>HORAS</text:p>
          </table:table-cell>
          <table:table-cell table:style-name="ce211"/>
          <table:table-cell table:style-name="ce249" table:formula="of:=[.P45]" office:value-type="time" office:time-value="PT00H00M00S" calcext:value-type="time">
            <text:p>00:00:00</text:p>
          </table:table-cell>
          <table:table-cell table:style-name="ce103"/>
          <table:table-cell table:style-name="ce89" table:number-columns-repeated="3"/>
          <table:table-cell table:style-name="ce353" table:number-columns-repeated="5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64]" office:value-type="float" office:value="0" calcext:value-type="float">
            <text:p>0</text:p>
          </table:table-cell>
          <table:table-cell table:number-columns-repeated="972"/>
        </table:table-row>
        <table:table-row table:style-name="ro45" table:visibility="collapse">
          <table:table-cell table:style-name="ce16"/>
          <table:table-cell table:style-name="ce50"/>
          <table:table-cell table:style-name="ce107"/>
          <table:table-cell table:style-name="ce157"/>
          <table:table-cell table:style-name="ce164"/>
          <table:table-cell table:style-name="ce212" table:number-columns-repeated="2"/>
          <table:table-cell table:style-name="ce103"/>
          <table:table-cell table:style-name="ce89" table:number-columns-repeated="3"/>
          <table:table-cell table:style-name="ce353" table:number-columns-repeated="5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65]" office:value-type="float" office:value="0" calcext:value-type="float">
            <text:p>0</text:p>
          </table:table-cell>
          <table:table-cell table:number-columns-repeated="972"/>
        </table:table-row>
        <table:table-row table:style-name="ro46" table:visibility="collapse">
          <table:table-cell table:style-name="ce14" office:value-type="float" office:value="29" calcext:value-type="float">
            <text:p>29</text:p>
          </table:table-cell>
          <table:table-cell table:style-name="ce55" office:value-type="string" calcext:value-type="string" table:number-columns-spanned="2" table:number-rows-spanned="1">
            <text:p>Nº DE DIÁRIAS  COM 24 HORAS<text:span text:style-name="T12"> FINAL</text:span></text:p>
          </table:table-cell>
          <table:covered-table-cell table:style-name="ce108"/>
          <table:table-cell table:style-name="ce158" table:formula="of:=IF([.D64]&gt;[.D55];[.D53]-[.D61]-1;[.D53]-[.D61])" office:value-type="float" office:value="0" calcext:value-type="float">
            <text:p>0</text:p>
          </table:table-cell>
          <table:table-cell table:style-name="ce163" table:formula="of:=[.D66]*24" office:value-type="float" office:value="0" calcext:value-type="float">
            <text:p>0</text:p>
          </table:table-cell>
          <table:table-cell table:style-name="ce213" office:value-type="string" calcext:value-type="string">
            <text:p>HORAS</text:p>
          </table:table-cell>
          <table:table-cell table:style-name="ce250" table:number-columns-spanned="2" table:number-rows-spanned="1"/>
          <table:covered-table-cell table:style-name="ce275"/>
          <table:table-cell table:style-name="ce292" table:number-columns-spanned="2" table:number-rows-spanned="1"/>
          <table:covered-table-cell table:style-name="ce89"/>
          <table:table-cell table:style-name="ce89"/>
          <table:table-cell table:style-name="ce353" table:formula="of:=IF(AND([.I66]&lt;=[.L50];[.I66]&gt;=[.L51]);1;IF(AND([.I66]&lt;=[.L52];[.I66]&gt;=[.L53]);2;IF([.I66]&lt;=[.L54];3;IF([.I66]&gt;[.L50];4;0))))" office:value-type="float" office:value="3" calcext:value-type="float">
            <text:p>3</text:p>
          </table:table-cell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66]" office:value-type="float" office:value="0" calcext:value-type="float">
            <text:p>0</text:p>
          </table:table-cell>
          <table:table-cell table:number-columns-repeated="972"/>
        </table:table-row>
        <table:table-row table:style-name="ro47" table:visibility="collapse">
          <table:table-cell table:style-name="ce19"/>
          <table:table-cell table:style-name="ce52"/>
          <table:table-cell table:style-name="ce107"/>
          <table:table-cell table:style-name="ce159"/>
          <table:table-cell table:style-name="ce189"/>
          <table:table-cell table:style-name="ce214"/>
          <table:table-cell table:style-name="ce250"/>
          <table:table-cell table:style-name="ce275"/>
          <table:table-cell table:style-name="ce292"/>
          <table:table-cell table:style-name="ce89" table:number-columns-repeated="2"/>
          <table:table-cell table:style-name="ce353" table:number-columns-repeated="5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67]" office:value-type="float" office:value="0" calcext:value-type="float">
            <text:p>0</text:p>
          </table:table-cell>
          <table:table-cell table:number-columns-repeated="972"/>
        </table:table-row>
        <table:table-row table:style-name="ro48" table:visibility="collapse">
          <table:table-cell table:style-name="ce16"/>
          <table:table-cell table:style-name="ce56" table:formula="of:=IF([.D71]=[.D55];&quot; &quot;;IF([.D69]&lt;&gt;[.G69];&quot;ERRO DE PREENCHIMENTO&quot;;&quot; &quot;))" office:value-type="string" office:string-value=" " calcext:value-type="string">
            <text:p><text:s/></text:p>
          </table:table-cell>
          <table:table-cell table:style-name="ce107"/>
          <table:table-cell table:style-name="ce157"/>
          <table:table-cell table:style-name="ce164"/>
          <table:table-cell table:style-name="ce212"/>
          <table:table-cell table:style-name="ce251"/>
          <table:table-cell table:style-name="ce103"/>
          <table:table-cell table:style-name="ce89" table:number-columns-repeated="3"/>
          <table:table-cell table:style-name="ce353" table:number-columns-repeated="5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68]" office:value-type="float" office:value="0" calcext:value-type="float">
            <text:p>0</text:p>
          </table:table-cell>
          <table:table-cell table:number-columns-repeated="972"/>
        </table:table-row>
        <table:table-row table:style-name="ro37">
          <table:table-cell table:style-name="ce14" office:value-type="float" office:value="30" calcext:value-type="float" table:number-columns-spanned="1" table:number-rows-spanned="2">
            <text:p>30</text:p>
          </table:table-cell>
          <table:table-cell table:style-name="ce57" office:value-type="string" calcext:value-type="string" table:number-columns-spanned="2" table:number-rows-spanned="2">
            <text:p>DIÁRIA INCOMPLETA ( menores de  24 HORAS ) <text:span text:style-name="T12">FINAL</text:span></text:p>
          </table:table-cell>
          <table:covered-table-cell table:style-name="ce108"/>
          <table:table-cell table:style-name="ce160" table:formula="of:=[.G69]" office:value-type="time" office:time-value="PT00H00M00S" calcext:value-type="time" table:number-columns-spanned="1" table:number-rows-spanned="2">
            <text:p>00:00:00</text:p>
          </table:table-cell>
          <table:table-cell table:style-name="ce190" office:value-type="string" calcext:value-type="string" table:number-columns-spanned="1" table:number-rows-spanned="2">
            <text:p>HORAS</text:p>
          </table:table-cell>
          <table:table-cell table:style-name="ce212"/>
          <table:table-cell table:style-name="ce252" table:formula="of:=[.D55]-[.D64]" office:value-type="time" office:time-value="PT00H00M00S" calcext:value-type="time" table:number-columns-spanned="1" table:number-rows-spanned="2">
            <text:p>00:00:00</text:p>
          </table:table-cell>
          <table:table-cell table:style-name="ce276"/>
          <table:table-cell table:style-name="ce5" office:value-type="string" calcext:value-type="string" table:number-columns-spanned="2" table:number-rows-spanned="2">
            <text:p>DIÁRIA PARCIAL</text:p>
          </table:table-cell>
          <table:covered-table-cell table:style-name="ce308"/>
          <table:table-cell table:style-name="ce333" table:formula="of:=IF([.L70]=1;&quot;12 A 24 HORAS&quot;;IF([.L70]=2;&quot;6 A 12 HORAS &quot;;&quot; MENOR 6 HORAS&quot;))" office:value-type="string" office:string-value=" MENOR 6 HORAS" calcext:value-type="string" table:number-columns-spanned="1" table:number-rows-spanned="2">
            <text:p><text:s/>MENOR 6 HORAS</text:p>
          </table:table-cell>
          <table:table-cell table:style-name="ce353" table:number-columns-repeated="5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69]" office:value-type="float" office:value="0" calcext:value-type="float">
            <text:p>0</text:p>
          </table:table-cell>
          <table:table-cell table:number-columns-repeated="972"/>
        </table:table-row>
        <table:table-row table:style-name="ro49">
          <table:covered-table-cell/>
          <table:covered-table-cell table:style-name="ce58"/>
          <table:covered-table-cell table:style-name="ce108"/>
          <table:covered-table-cell table:style-name="ce161"/>
          <table:covered-table-cell table:style-name="ce191"/>
          <table:table-cell table:style-name="ce212">
            <draw:custom-shape table:end-cell-address="'CADASTRO 1'.G71" table:end-x="7.51mm" table:end-y="0.66mm" draw:z-index="2" draw:style-name="gr2" svg:width="13.56mm" svg:height="8.4mm" svg:x="17.8mm" svg:y="0.02m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covered-table-cell table:style-name="ce253" table:content-validation-name="val51"/>
          <table:table-cell table:style-name="ce277"/>
          <table:covered-table-cell table:style-name="ce293"/>
          <table:covered-table-cell table:style-name="ce309"/>
          <table:covered-table-cell/>
          <table:table-cell table:style-name="ce353" table:formula="of:=IF(AND([.D69]&lt;=[.L50];[.D69]&gt;=[.L51]);1;IF(AND([.D69]&lt;=[.L52];[.D69]&gt;=[.L53]);2;IF([.D69]&lt;=[.L54];3;IF([.D69]&gt;[.L50];4;0))))" office:value-type="float" office:value="3" calcext:value-type="float">
            <text:p>3</text:p>
          </table:table-cell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70]" office:value-type="float" office:value="0" calcext:value-type="float">
            <text:p>0</text:p>
          </table:table-cell>
          <table:table-cell table:number-columns-repeated="972"/>
        </table:table-row>
        <table:table-row table:style-name="ro50">
          <table:table-cell table:style-name="ce16"/>
          <table:table-cell table:style-name="ce50"/>
          <table:table-cell table:style-name="ce107"/>
          <table:table-cell table:style-name="ce162" table:formula="of:=SUM([.D69];[.D64])" office:value-type="time" office:time-value="PT00H00M00S" calcext:value-type="time">
            <text:p>00:00:00</text:p>
          </table:table-cell>
          <table:table-cell table:style-name="ce164"/>
          <table:table-cell table:style-name="ce212"/>
          <table:table-cell table:style-name="ce254" table:formula="of:=SUM([.G69];[.D64])" office:value-type="time" office:time-value="PT00H00M00S" calcext:value-type="time">
            <text:p>00:00</text:p>
          </table:table-cell>
          <table:table-cell table:style-name="ce103"/>
          <table:table-cell table:style-name="ce89"/>
          <table:table-cell table:style-name="ce89">
            <draw:custom-shape table:end-cell-address="'CADASTRO 1'.J71" table:end-x="17.56mm" table:end-y="14.29mm" draw:z-index="0" draw:style-name="gr3" svg:width="12.41mm" svg:height="4.75mm" svg:x="5.17mm" svg:y="9.56m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style-name="ce89"/>
          <table:table-cell table:style-name="ce353" table:formula="of:=IF(AND([.P47]&lt;=[.L50];[.P47]&gt;=[.L51]);1;IF(AND([.P47]&lt;=[.L52];[.P47]&gt;=[.L53]);2;IF([.P47]&lt;=[.L54];3;IF([.P47]&gt;[.L50];4;0))))" office:value-type="float" office:value="4" calcext:value-type="float">
            <text:p>4</text:p>
          </table:table-cell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71]" office:value-type="float" office:value="0" calcext:value-type="float">
            <text:p>0</text:p>
          </table:table-cell>
          <table:table-cell table:number-columns-repeated="972"/>
        </table:table-row>
        <table:table-row table:style-name="ro51">
          <table:table-cell table:style-name="ce14" office:value-type="float" office:value="31" calcext:value-type="float">
            <text:p>31</text:p>
          </table:table-cell>
          <table:table-cell table:style-name="ce59" office:value-type="string" calcext:value-type="string" table:number-columns-spanned="2" table:number-rows-spanned="1">
            <text:p> Nº DE DIÁRIAS <text:span text:style-name="T12"> FINAL:</text:span></text:p>
          </table:table-cell>
          <table:covered-table-cell table:style-name="ce104"/>
          <table:table-cell table:style-name="ce163" table:formula="of:=[.D66]" office:value-type="float" office:value="0" calcext:value-type="float">
            <text:p>0</text:p>
          </table:table-cell>
          <table:table-cell table:style-name="ce192" table:formula="of:=IF(OR([.D72]=1;[.D72]=0);&quot;DIÁRIA&quot;;&quot;DIÁRIAS&quot;)" office:value-type="string" office:string-value="DIÁRIA" calcext:value-type="string">
            <text:p>DIÁRIA</text:p>
          </table:table-cell>
          <table:table-cell table:style-name="ce215" table:formula="of:=[.D72]-10" office:value-type="float" office:value="-10" calcext:value-type="float">
            <text:p>-10</text:p>
            <draw:custom-shape table:end-cell-address="'CADASTRO 1'.G73" table:end-x="8.33mm" table:end-y="3.28mm" draw:z-index="1" draw:style-name="gr4" svg:width="12.07mm" svg:height="8.21mm" svg:x="20.11mm" svg:y="6.11m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255"/>
          <table:table-cell table:style-name="ce185"/>
          <table:table-cell table:style-name="ce294" table:formula="of:=IF([.L70]=2;&quot; + 1 DIÁRIA PARCIAL&quot;;IF([.L70]=1;&quot;+ 1 DIÁRIA PARCIAL OU     + 1 DIÁRIA INTEGRAL &quot;;&quot; &quot;))" office:value-type="string" office:string-value=" " calcext:value-type="string" table:number-columns-spanned="3" table:number-rows-spanned="1">
            <text:p><text:s/></text:p>
          </table:table-cell>
          <table:covered-table-cell table:style-name="ce310"/>
          <table:covered-table-cell table:style-name="ce334"/>
          <table:table-cell table:style-name="ce349"/>
          <table:table-cell table:style-name="ce358" table:number-columns-repeated="4"/>
          <table:table-cell table:style-name="ce385"/>
          <table:table-cell table:style-name="ce358" table:number-columns-repeated="24"/>
          <table:table-cell table:style-name="ce398" table:number-columns-repeated="4"/>
          <table:table-cell table:style-name="ce88" table:number-columns-repeated="6"/>
          <table:table-cell table:formula="of:=['LISTA EMPREGADO'.B72]" office:value-type="float" office:value="0" calcext:value-type="float">
            <text:p>0</text:p>
          </table:table-cell>
          <table:table-cell table:style-name="ce88" table:number-columns-repeated="972"/>
        </table:table-row>
        <table:table-row table:style-name="ro52">
          <table:table-cell table:style-name="ce20"/>
          <table:table-cell table:style-name="ce60"/>
          <table:table-cell table:style-name="ce32"/>
          <table:table-cell table:style-name="ce164" table:number-columns-repeated="2"/>
          <table:table-cell table:style-name="ce216" table:number-columns-repeated="2"/>
          <table:table-cell table:style-name="ce103"/>
          <table:table-cell table:style-name="ce295"/>
          <table:table-cell table:style-name="ce311"/>
          <table:table-cell table:style-name="ce89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73]" office:value-type="float" office:value="0" calcext:value-type="float">
            <text:p>0</text:p>
          </table:table-cell>
          <table:table-cell table:number-columns-repeated="972"/>
        </table:table-row>
        <table:table-row table:style-name="ro53">
          <table:table-cell table:style-name="ce21"/>
          <table:table-cell table:style-name="ce61" table:formula="of:=[.B2]" office:value-type="string" office:string-value="DATA EMISSÃO:" calcext:value-type="string">
            <text:p>DATA EMISSÃO:</text:p>
          </table:table-cell>
          <table:table-cell table:style-name="ce109" table:formula="of:=IF([.C2]=0;&quot; &quot;;[.C2])" office:value-type="string" office:string-value=" " calcext:value-type="string">
            <text:p><text:s/></text:p>
          </table:table-cell>
          <table:table-cell table:style-name="ce165"/>
          <table:table-cell table:style-name="ce193" table:formula="of:=IF([.D4]=0;&quot; &quot;;[.D4])" office:value-type="string" office:string-value=" " calcext:value-type="string">
            <text:p><text:s/></text:p>
          </table:table-cell>
          <table:table-cell table:style-name="ce217" table:number-columns-repeated="2"/>
          <table:table-cell table:style-name="ce278"/>
          <table:table-cell table:style-name="ce296" table:number-columns-repeated="3"/>
          <table:table-cell table:style-name="ce359"/>
          <table:table-cell table:style-name="ce369" table:number-columns-repeated="4"/>
          <table:table-cell table:style-name="ce389"/>
          <table:table-cell table:style-name="ce369" table:number-columns-repeated="24"/>
          <table:table-cell table:style-name="ce399" table:number-columns-repeated="4"/>
          <table:table-cell table:style-name="ce400" table:number-columns-repeated="6"/>
          <table:table-cell table:formula="of:=['LISTA EMPREGADO'.B74]" office:value-type="float" office:value="0" calcext:value-type="float">
            <text:p>0</text:p>
          </table:table-cell>
          <table:table-cell table:style-name="ce400" table:number-columns-repeated="972"/>
        </table:table-row>
        <table:table-row table:style-name="ro38">
          <table:table-cell table:style-name="ce14" office:value-type="float" office:value="32" calcext:value-type="float" table:number-columns-spanned="1" table:number-rows-spanned="8">
            <text:p>32</text:p>
          </table:table-cell>
          <table:table-cell table:style-name="ce62" office:value-type="string" calcext:value-type="string">
            <text:p><text:s/>1º PERÍODO DE 24 HORAS</text:p>
          </table:table-cell>
          <table:table-cell table:style-name="ce110" table:number-columns-repeated="2"/>
          <table:table-cell table:style-name="ce194" table:formula="of:=IF([.D72]&gt;=1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0" table:number-columns-repeated="5"/>
          <table:table-cell table:style-name="ce335"/>
          <table:table-cell table:style-name="ce360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75]" office:value-type="float" office:value="0" calcext:value-type="float">
            <text:p>0</text:p>
          </table:table-cell>
          <table:table-cell table:number-columns-repeated="972"/>
        </table:table-row>
        <table:table-row table:style-name="ro54">
          <table:covered-table-cell/>
          <table:table-cell table:style-name="ce63" office:value-type="string" calcext:value-type="string">
            <text:p>TRABALHADO</text:p>
          </table:table-cell>
          <table:table-cell table:style-name="ce111" table:number-columns-repeated="7"/>
          <table:table-cell table:style-name="ce312"/>
          <table:table-cell table:style-name="ce336"/>
          <table:table-cell table:style-name="ce360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76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64" office:value-type="string" calcext:value-type="string">
            <text:p>FAIXA:</text:p>
          </table:table-cell>
          <table:table-cell table:style-name="ce112" table:number-columns-repeated="3"/>
          <table:table-cell table:style-name="ce27" table:formula="of:=IF([.E75]=&quot;NÃO PREENCHER&quot;;&quot; &quot;;IF([.D25]=&quot;NÃO&quot;;[.D9];[.F25]))" office:value-type="string" office:string-value=" " calcext:value-type="string">
            <text:p><text:s/></text:p>
          </table:table-cell>
          <table:table-cell table:style-name="ce256" table:number-columns-repeated="4"/>
          <table:table-cell table:style-name="ce327"/>
          <table:table-cell table:style-name="ce361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77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35" office:value-type="string" calcext:value-type="string">
            <text:p>CIDADE <text:s/>HOSPEDAGEM:</text:p>
          </table:table-cell>
          <table:table-cell table:style-name="ce113"/>
          <table:table-cell table:style-name="ce97" table:number-columns-repeated="2"/>
          <table:table-cell table:style-name="ce144" table:number-columns-spanned="6" table:number-rows-spanned="1"/>
          <table:covered-table-cell table:number-columns-repeated="4" table:style-name="ce131"/>
          <table:covered-table-cell table:style-name="ce134"/>
          <table:table-cell table:style-name="ce361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78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35" office:value-type="string" calcext:value-type="string">
            <text:p>CATEGORIA:</text:p>
          </table:table-cell>
          <table:table-cell table:style-name="ce97" table:number-columns-repeated="3"/>
          <table:table-cell table:style-name="ce218" table:content-validation-name="val37" table:number-columns-spanned="3" table:number-rows-spanned="1"/>
          <table:covered-table-cell table:number-columns-repeated="2" table:style-name="ce131"/>
          <table:table-cell table:style-name="ce297"/>
          <table:table-cell table:style-name="ce256"/>
          <table:table-cell table:style-name="ce327"/>
          <table:table-cell table:style-name="ce361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79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64" office:value-type="string" calcext:value-type="string">
            <text:p>VALOR INTEGRAL DA DIÁRIA :</text:p>
          </table:table-cell>
          <table:table-cell table:style-name="ce112" table:number-columns-repeated="3"/>
          <table:table-cell table:style-name="ce219" table:formula="of:=IF([.E75]=&quot;NÃO PREENCHER&quot;;&quot; &quot;;IF([.F79]=0;&quot; &quot;;IF(AND([.F77]=[.$V$2];[.F79]=[.$O$2]);[.$R$2];IF(AND([.F77]=[.$V$2];[.F79]=[.$O$3]);[.$R$3];IF(AND([.F77]=[.$V$2];[.F79]=[.$O$4]);[.$R$4];IF(AND([.F77]=[.$V$3];[.F79]=[.$O$2]);[.$R$5];IF(AND([.F77]=[.$V$3];[.F79]=[.$O$3]);[.$R$6];IF(AND([.F77]=[.$V$3];[.F79]=[.$O$4]);[.$R$7];IF(AND([.F77]=[.$V$4];[.F79]=[.$O$2]);[.$R$8];IF(AND([.F77]=[.$V$4];[.F79]=[.$O$3]);[.$R$9];IF(AND([.F77]=[.$V$4];[.F79]=[.$O$4]);[.$R$10])))))))))))" office:value-type="string" office:string-value=" " calcext:value-type="string">
            <text:p><text:s/></text:p>
          </table:table-cell>
          <table:table-cell table:style-name="ce257"/>
          <table:table-cell table:style-name="ce260"/>
          <table:table-cell table:style-name="ce298"/>
          <table:table-cell table:style-name="ce313"/>
          <table:table-cell table:style-name="ce337"/>
          <table:table-cell table:style-name="ce361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80]" office:value-type="float" office:value="0" calcext:value-type="float">
            <text:p>0</text:p>
          </table:table-cell>
          <table:table-cell table:number-columns-repeated="972"/>
        </table:table-row>
        <table:table-row table:style-name="ro56">
          <table:covered-table-cell/>
          <table:table-cell table:style-name="ce65" office:value-type="string" calcext:value-type="string" table:number-columns-spanned="4" table:number-rows-spanned="1">
            <text:p>DIÁRIAS com <text:span text:style-name="T13">Alimentação</text:span><text:span text:style-name="T12"> E/OU </text:span><text:span text:style-name="T13">Pousada</text:span> <text:span text:style-name="T14">gratuita</text:span><text:span text:style-name="T15">?</text:span><text:span text:style-name="T16"> </text:span></text:p>
          </table:table-cell>
          <table:covered-table-cell table:number-columns-repeated="3" table:style-name="ce97"/>
          <table:table-cell table:style-name="ce220" table:content-validation-name="val38" table:number-columns-spanned="5" table:number-rows-spanned="1"/>
          <table:covered-table-cell table:number-columns-repeated="4" table:style-name="ce131"/>
          <table:table-cell table:style-name="ce338"/>
          <table:table-cell table:style-name="ce361"/>
          <table:table-cell table:style-name="ce370" table:formula="of:=IF(AND([.E75]=&quot;NÃO PREENCHER&quot;;[.H82]&lt;&gt;0);&quot;ERRO DE PREENCHIMENTO&quot;;&quot; &quot;)" office:value-type="string" office:string-value=" " calcext:value-type="string">
            <text:p><text:s/></text:p>
          </table:table-cell>
          <table:table-cell table:style-name="ce353" table:number-columns-repeated="3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81]" office:value-type="float" office:value="0" calcext:value-type="float">
            <text:p>0</text:p>
          </table:table-cell>
          <table:table-cell table:number-columns-repeated="972"/>
        </table:table-row>
        <table:table-row table:style-name="ro40">
          <table:covered-table-cell/>
          <table:table-cell table:style-name="ce64" office:value-type="string" calcext:value-type="string">
            <text:p>VALOR <text:s/>DA DIÁRIA NO 1º <text:s/>PERÍODO <text:s/>:</text:p>
          </table:table-cell>
          <table:table-cell table:style-name="ce112" table:number-columns-repeated="3"/>
          <table:table-cell table:style-name="ce221" table:formula="of:=IF([.E75]=&quot;NÃO PREENCHER&quot;;&quot; &quot;;IF([.F81]=[.$Y$4];0;IF([.F81]=[.$Y$3];[.F80]/2;[.F80])))" office:value-type="string" office:string-value=" " calcext:value-type="string">
            <text:p><text:s/></text:p>
          </table:table-cell>
          <table:table-cell table:style-name="ce258"/>
          <table:table-cell table:style-name="ce279" table:content-validation-name="val52" table:number-columns-spanned="4" table:number-rows-spanned="1"/>
          <table:covered-table-cell table:style-name="ce299"/>
          <table:covered-table-cell table:style-name="ce258"/>
          <table:covered-table-cell table:style-name="ce339"/>
          <table:table-cell table:style-name="ce361"/>
          <table:table-cell table:style-name="ce370" table:formula="of:=IF(AND([.F81]=[.$U$15];[.H82]&gt;[.J80]);&quot;ERRO DE PREENCHIMENTO&quot;;IF([.J82]&lt;0;&quot;ERRO DE PREENCHIMENTO&quot;;&quot; &quot;))" office:value-type="string" office:string-value=" " calcext:value-type="string">
            <text:p><text:s/></text:p>
          </table:table-cell>
          <table:table-cell table:style-name="ce353" table:number-columns-repeated="3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82]" office:value-type="float" office:value="0" calcext:value-type="float">
            <text:p>0</text:p>
          </table:table-cell>
          <table:table-cell table:number-columns-repeated="972"/>
        </table:table-row>
        <table:table-row table:style-name="ro57">
          <table:table-cell table:style-name="ce16"/>
          <table:table-cell table:style-name="ce26"/>
          <table:table-cell table:style-name="ce89"/>
          <table:table-cell table:style-name="ce119"/>
          <table:table-cell table:style-name="ce89"/>
          <table:table-cell table:style-name="ce222" table:formula="of:=IF([.H82]&gt;[.J80];&quot;Atenção! NOTA maior que o LIMITE&quot;;&quot; &quot;)" office:value-type="string" office:string-value=" " calcext:value-type="string">
            <text:p><text:s/></text:p>
          </table:table-cell>
          <table:table-cell table:style-name="ce89"/>
          <table:table-cell table:style-name="ce280" table:formula="of:=IF(AND([.F81]=[.$U$11];[.H82]=0);&quot;FALTA PREENCHER O VALOR DA NOTA FISCAL&quot;;IF(AND([.F81]=[.$U$15];[.H82]=0);&quot;FALTA PREENCHER O VALOR DA NOTA FISCAL&quot;;&quot; &quot;))" office:value-type="string" office:string-value=" " calcext:value-type="string">
            <text:p><text:s/></text:p>
          </table:table-cell>
          <table:table-cell table:style-name="ce89" table:number-columns-repeated="3"/>
          <table:table-cell table:style-name="ce361"/>
          <table:table-cell table:style-name="ce370" table:formula="of:=IF(AND([.F81]=[.$U$16];[.H82]&gt;0);&quot;ERRO DE PREENCHIMENTO&quot;;IF(AND([.F81]=[.$U$12];[.H82]&gt;0);&quot;ERRO DE PREENCHIMENTO&quot;;IF(AND([.F81]=[.$U$14];[.H82]&gt;0);&quot;ERRO DE PREENCHIMENTO&quot;;IF(AND([.F81]=[.$U$13];[.H82]&gt;0);&quot;ERRO DE PREENCHIMENTO&quot;;&quot; &quot;))))" office:value-type="string" office:string-value=" " calcext:value-type="string">
            <text:p><text:s/></text:p>
          </table:table-cell>
          <table:table-cell table:style-name="ce355"/>
          <table:table-cell table:style-name="ce353" table:number-columns-repeated="2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83]" office:value-type="float" office:value="0" calcext:value-type="float">
            <text:p>0</text:p>
          </table:table-cell>
          <table:table-cell table:number-columns-repeated="972"/>
        </table:table-row>
        <table:table-row table:style-name="ro38">
          <table:table-cell table:style-name="ce14" office:value-type="float" office:value="33" calcext:value-type="float" table:number-columns-spanned="1" table:number-rows-spanned="8">
            <text:p>33</text:p>
          </table:table-cell>
          <table:table-cell table:style-name="ce62" office:value-type="string" calcext:value-type="string">
            <text:p><text:s/>2º PERÍODO DE <text:s/>24 HORAS</text:p>
          </table:table-cell>
          <table:table-cell table:style-name="ce110" table:number-columns-repeated="2"/>
          <table:table-cell table:style-name="ce194" table:formula="of:=IF([.D72]&gt;=2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0" table:number-columns-repeated="5"/>
          <table:table-cell table:style-name="ce335"/>
          <table:table-cell table:style-name="ce361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84]" office:value-type="float" office:value="0" calcext:value-type="float">
            <text:p>0</text:p>
          </table:table-cell>
          <table:table-cell table:number-columns-repeated="972"/>
        </table:table-row>
        <table:table-row table:style-name="ro58">
          <table:covered-table-cell/>
          <table:table-cell table:style-name="ce63" office:value-type="string" calcext:value-type="string">
            <text:p>TRABALHADO</text:p>
          </table:table-cell>
          <table:table-cell table:style-name="ce111" table:number-columns-repeated="8"/>
          <table:table-cell table:style-name="ce336"/>
          <table:table-cell table:style-name="ce361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85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64" office:value-type="string" calcext:value-type="string">
            <text:p>FAIXA:</text:p>
          </table:table-cell>
          <table:table-cell table:style-name="ce112" table:number-columns-repeated="3"/>
          <table:table-cell table:style-name="ce27" table:formula="of:=IF([.E84]=&quot;NÃO PREENCHER&quot;;&quot; &quot;;[.F77])" office:value-type="string" office:string-value=" " calcext:value-type="string">
            <text:p><text:s/></text:p>
          </table:table-cell>
          <table:table-cell table:style-name="ce256" table:number-columns-repeated="4"/>
          <table:table-cell table:style-name="ce327"/>
          <table:table-cell table:style-name="ce361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86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35" office:value-type="string" calcext:value-type="string">
            <text:p>CIDADE <text:s/>HOSPEDAGEM:</text:p>
          </table:table-cell>
          <table:table-cell table:style-name="ce97" table:number-columns-repeated="3"/>
          <table:table-cell table:style-name="ce144" table:number-columns-spanned="6" table:number-rows-spanned="1"/>
          <table:covered-table-cell table:number-columns-repeated="4" table:style-name="ce131"/>
          <table:covered-table-cell table:style-name="ce134"/>
          <table:table-cell table:style-name="ce362"/>
          <table:table-cell table:style-name="ce355"/>
          <table:table-cell table:style-name="ce353" table:number-columns-repeated="3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87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35" office:value-type="string" calcext:value-type="string">
            <text:p>CATEGORIA:</text:p>
          </table:table-cell>
          <table:table-cell table:style-name="ce97" table:number-columns-repeated="3"/>
          <table:table-cell table:style-name="ce218" table:content-validation-name="val39" table:number-columns-spanned="3" table:number-rows-spanned="1"/>
          <table:covered-table-cell table:number-columns-repeated="2" table:style-name="ce131"/>
          <table:table-cell table:style-name="ce297"/>
          <table:table-cell table:style-name="ce256"/>
          <table:table-cell table:style-name="ce327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88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66" office:value-type="string" calcext:value-type="string">
            <text:p>VALOR INTEGRAL DA DIÁRIA :</text:p>
          </table:table-cell>
          <table:table-cell table:style-name="ce114" table:number-columns-repeated="3"/>
          <table:table-cell table:style-name="ce219" table:formula="of:=IF([.E84]=&quot;NÃO PREENCHER&quot;;&quot; &quot;;IF([.F88]=0;&quot; &quot;;IF(AND([.F86]=[.$V$2];[.F88]=[.$O$2]);[.$R$2];IF(AND([.F86]=[.$V$2];[.F88]=[.$O$3]);[.$R$3];IF(AND([.F86]=[.$V$2];[.F88]=[.$O$4]);[.$R$4];IF(AND([.F86]=[.$V$3];[.F88]=[.$O$2]);[.$R$5];IF(AND([.F86]=[.$V$3];[.F88]=[.$O$3]);[.$R$6];IF(AND([.F86]=[.$V$3];[.F88]=[.$O$4]);[.$R$7];IF(AND([.F86]=[.$V$4];[.F88]=[.$O$2]);[.$R$8];IF(AND([.F86]=[.$V$4];[.F88]=[.$O$3]);[.$R$9];IF(AND([.F86]=[.$V$4];[.F88]=[.$O$4]);[.$R$10])))))))))))" office:value-type="string" office:string-value=" " calcext:value-type="string">
            <text:p><text:s/></text:p>
          </table:table-cell>
          <table:table-cell table:style-name="ce257"/>
          <table:table-cell table:style-name="ce260"/>
          <table:table-cell table:style-name="ce298"/>
          <table:table-cell table:style-name="ce313"/>
          <table:table-cell table:style-name="ce337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89]" office:value-type="float" office:value="0" calcext:value-type="float">
            <text:p>0</text:p>
          </table:table-cell>
          <table:table-cell table:number-columns-repeated="972"/>
        </table:table-row>
        <table:table-row table:style-name="ro59">
          <table:covered-table-cell/>
          <table:table-cell table:style-name="ce65" office:value-type="string" calcext:value-type="string" table:number-columns-spanned="4" table:number-rows-spanned="1">
            <text:p>DIÁRIAS com <text:span text:style-name="T13">Alimentação</text:span><text:span text:style-name="T12"> E/OU </text:span><text:span text:style-name="T13">Pousada</text:span> <text:span text:style-name="T14">gratuita</text:span><text:span text:style-name="T15">?</text:span><text:span text:style-name="T16"> </text:span></text:p>
          </table:table-cell>
          <table:covered-table-cell table:number-columns-repeated="3" table:style-name="ce97"/>
          <table:table-cell table:style-name="ce220" table:content-validation-name="val38" table:number-columns-spanned="5" table:number-rows-spanned="1"/>
          <table:covered-table-cell table:number-columns-repeated="4" table:style-name="ce131"/>
          <table:table-cell table:style-name="ce338"/>
          <table:table-cell table:style-name="ce347"/>
          <table:table-cell table:style-name="ce370" table:formula="of:=IF(AND([.E84]=&quot;NÃO PREENCHER&quot;;[.H91]&lt;&gt;0);&quot;ERRO DE PREENCHIMENTO&quot;;&quot; &quot;)" office:value-type="string" office:string-value=" " calcext:value-type="string">
            <text:p><text:s/></text:p>
          </table:table-cell>
          <table:table-cell table:style-name="ce353" table:number-columns-repeated="3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90]" office:value-type="float" office:value="0" calcext:value-type="float">
            <text:p>0</text:p>
          </table:table-cell>
          <table:table-cell table:number-columns-repeated="972"/>
        </table:table-row>
        <table:table-row table:style-name="ro49">
          <table:covered-table-cell/>
          <table:table-cell table:style-name="ce64" office:value-type="string" calcext:value-type="string">
            <text:p>VALOR <text:s/>DA DIÁRIA NO 2º PERÍODO <text:s/>:</text:p>
          </table:table-cell>
          <table:table-cell table:style-name="ce112" table:number-columns-repeated="3"/>
          <table:table-cell table:style-name="ce221" table:formula="of:=IF([.E84]=&quot;NÃO PREENCHER&quot;;&quot; &quot;;IF([.F90]=[.$Y$4];0;IF([.F90]=[.$Y$3];[.F89]/2;[.F89])))" office:value-type="string" office:string-value=" " calcext:value-type="string">
            <text:p><text:s/></text:p>
          </table:table-cell>
          <table:table-cell table:style-name="ce259"/>
          <table:table-cell table:style-name="ce279" table:content-validation-name="val52" table:number-columns-spanned="4" table:number-rows-spanned="1"/>
          <table:covered-table-cell table:style-name="ce300" office:value-type="string" calcext:value-type="string">
            <text:p>ALIMENTAÇÃO:</text:p>
          </table:covered-table-cell>
          <table:covered-table-cell table:style-name="ce259" table:formula="of:=IF([.F90]=[.$U$12];[.J89];IF([.F90]=[.$U$13];[.J89];IF([.F90]=[.$U$15];0;[.J89]-[.H91])))" office:value-type="currency" office:currency="BRL" office:value="0" calcext:value-type="currency">
            <text:p>R$ 0,00</text:p>
          </table:covered-table-cell>
          <table:covered-table-cell table:style-name="ce340" table:formula="of:=IF(OR([.F90]=[.$U$13];[.F90]=[.$U$12]);[.J91];SUM([.H91];[.J91]))" office:value-type="float" office:value="0" calcext:value-type="float">
            <text:p>0</text:p>
          </table:covered-table-cell>
          <table:table-cell table:style-name="ce347"/>
          <table:table-cell table:style-name="ce370" table:formula="of:=IF(AND([.F90]=[.$U$15];[.H91]&gt;[.J89]);&quot;ERRO DE PREENCHIMENTO&quot;;IF([.J91]&lt;0;&quot;ERRO DE PREENCHIMENTO&quot;;&quot; &quot;))" office:value-type="string" office:string-value=" " calcext:value-type="string">
            <text:p><text:s/></text:p>
          </table:table-cell>
          <table:table-cell table:style-name="ce353" table:number-columns-repeated="3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91]" office:value-type="float" office:value="0" calcext:value-type="float">
            <text:p>0</text:p>
          </table:table-cell>
          <table:table-cell table:number-columns-repeated="972"/>
        </table:table-row>
        <table:table-row table:style-name="ro57">
          <table:table-cell table:style-name="ce16"/>
          <table:table-cell table:style-name="ce26"/>
          <table:table-cell table:style-name="ce89" table:number-columns-repeated="3"/>
          <table:table-cell table:style-name="ce222" table:formula="of:=IF([.H91]&gt;[.J89];&quot;Atenção! NOTA FISCAL maior que o LIMITE&quot;;&quot; &quot;)" office:value-type="string" office:string-value=" " calcext:value-type="string">
            <text:p><text:s/></text:p>
          </table:table-cell>
          <table:table-cell table:style-name="ce89"/>
          <table:table-cell table:style-name="ce280" table:formula="of:=IF(AND([.F90]=[.$U$11];[.H91]=0);&quot;FALTA PREENCHER O VALOR DA NOTA FISCAL&quot;;IF(AND([.F90]=[.$U$15];[.H91]=0);&quot;FALTA PREENCHER O VALOR DA NOTA FISCAL&quot;;&quot; &quot;))" office:value-type="string" office:string-value=" " calcext:value-type="string">
            <text:p><text:s/></text:p>
          </table:table-cell>
          <table:table-cell table:style-name="ce89" table:number-columns-repeated="3"/>
          <table:table-cell table:style-name="ce347"/>
          <table:table-cell table:style-name="ce370" table:formula="of:=IF(AND([.F90]=[.$U$16];[.H91]&gt;0);&quot;ERRO DE PREENCHIMENTO&quot;;IF(AND([.F90]=[.$U$12];[.H91]&gt;0);&quot;ERRO DE PREENCHIMENTO&quot;;IF(AND([.F90]=[.$U$14];[.H91]&gt;0);&quot;ERRO DE PREENCHIMENTO&quot;;IF(AND([.F90]=[.$U$13];[.H91]&gt;0);&quot;ERRO DE PREENCHIMENTO&quot;;&quot; &quot;))))" office:value-type="string" office:string-value=" " calcext:value-type="string">
            <text:p><text:s/></text:p>
          </table:table-cell>
          <table:table-cell table:style-name="ce353" table:number-columns-repeated="3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92]" office:value-type="float" office:value="0" calcext:value-type="float">
            <text:p>0</text:p>
          </table:table-cell>
          <table:table-cell table:number-columns-repeated="972"/>
        </table:table-row>
        <table:table-row table:style-name="ro38">
          <table:table-cell table:style-name="ce14" office:value-type="float" office:value="34" calcext:value-type="float" table:number-columns-spanned="1" table:number-rows-spanned="8">
            <text:p>34</text:p>
          </table:table-cell>
          <table:table-cell table:style-name="ce62" office:value-type="string" calcext:value-type="string">
            <text:p><text:s/>3º PERÍODO DE <text:s/>24 HORAS</text:p>
          </table:table-cell>
          <table:table-cell table:style-name="ce110" table:number-columns-repeated="2"/>
          <table:table-cell table:style-name="ce194" table:formula="of:=IF([.D72]&gt;=3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0" table:number-columns-repeated="5"/>
          <table:table-cell table:style-name="ce335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93]" office:value-type="float" office:value="0" calcext:value-type="float">
            <text:p>0</text:p>
          </table:table-cell>
          <table:table-cell table:number-columns-repeated="972"/>
        </table:table-row>
        <table:table-row table:style-name="ro60">
          <table:covered-table-cell/>
          <table:table-cell table:style-name="ce63" office:value-type="string" calcext:value-type="string">
            <text:p>TRABALHADO</text:p>
          </table:table-cell>
          <table:table-cell table:style-name="ce111" table:number-columns-repeated="8"/>
          <table:table-cell table:style-name="ce336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94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64" office:value-type="string" calcext:value-type="string">
            <text:p>FAIXA</text:p>
          </table:table-cell>
          <table:table-cell table:style-name="ce115" table:number-columns-repeated="3"/>
          <table:table-cell table:style-name="ce27" table:formula="of:=IF([.E93]=&quot;NÃO PREENCHER&quot;;&quot; &quot;;[.F77])" office:value-type="string" office:string-value=" " calcext:value-type="string">
            <text:p><text:s/></text:p>
          </table:table-cell>
          <table:table-cell table:style-name="ce256" table:number-columns-repeated="4"/>
          <table:table-cell table:style-name="ce327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95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67" office:value-type="string" calcext:value-type="string">
            <text:p>CIDADE <text:s/>HOSPEDAGEM:</text:p>
          </table:table-cell>
          <table:table-cell table:style-name="ce116" table:number-columns-repeated="3"/>
          <table:table-cell table:style-name="ce144" table:number-columns-spanned="6" table:number-rows-spanned="1"/>
          <table:covered-table-cell table:number-columns-repeated="4" table:style-name="ce131"/>
          <table:covered-table-cell table:style-name="ce134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96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35" office:value-type="string" calcext:value-type="string">
            <text:p>CATEGORIA:</text:p>
          </table:table-cell>
          <table:table-cell table:style-name="ce117" table:number-columns-repeated="3"/>
          <table:table-cell table:style-name="ce218" table:content-validation-name="val40" table:number-columns-spanned="3" table:number-rows-spanned="1"/>
          <table:covered-table-cell table:number-columns-repeated="2" table:style-name="ce131"/>
          <table:table-cell table:style-name="ce297"/>
          <table:table-cell table:style-name="ce256"/>
          <table:table-cell table:style-name="ce327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97]" office:value-type="float" office:value="0" calcext:value-type="float">
            <text:p>0</text:p>
          </table:table-cell>
          <table:table-cell table:number-columns-repeated="972"/>
        </table:table-row>
        <table:table-row table:style-name="ro40">
          <table:covered-table-cell/>
          <table:table-cell table:style-name="ce64" office:value-type="string" calcext:value-type="string">
            <text:p>VALOR INTEGRAL DA DIÁRIA :</text:p>
          </table:table-cell>
          <table:table-cell table:style-name="ce115" table:number-columns-repeated="3"/>
          <table:table-cell table:style-name="ce219" table:formula="of:=IF([.E93]=&quot;NÃO PREENCHER&quot;;&quot; &quot;;IF([.F97]=0;&quot; &quot;;IF(AND([.F95]=[.$V$2];[.F97]=[.$O$2]);[.$R$2];IF(AND([.F95]=[.$V$2];[.F97]=[.$O$3]);[.$R$3];IF(AND([.F95]=[.$V$2];[.F97]=[.$O$4]);[.$R$4];IF(AND([.F95]=[.$V$3];[.F97]=[.$O$2]);[.$R$5];IF(AND([.F95]=[.$V$3];[.F97]=[.$O$3]);[.$R$6];IF(AND([.F95]=[.$V$3];[.F97]=[.$O$4]);[.$R$7];IF(AND([.F95]=[.$V$4];[.F97]=[.$O$2]);[.$R$8];IF(AND([.F95]=[.$V$4];[.F97]=[.$O$3]);[.$R$9];IF(AND([.F95]=[.$V$4];[.F97]=[.$O$4]);[.$R$10])))))))))))" office:value-type="string" office:string-value=" " calcext:value-type="string">
            <text:p><text:s/></text:p>
          </table:table-cell>
          <table:table-cell table:style-name="ce257"/>
          <table:table-cell table:style-name="ce256"/>
          <table:table-cell table:style-name="ce298"/>
          <table:table-cell table:style-name="ce313"/>
          <table:table-cell table:style-name="ce327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98]" office:value-type="float" office:value="0" calcext:value-type="float">
            <text:p>0</text:p>
          </table:table-cell>
          <table:table-cell table:number-columns-repeated="972"/>
        </table:table-row>
        <table:table-row table:style-name="ro34">
          <table:covered-table-cell/>
          <table:table-cell table:style-name="ce65" office:value-type="string" calcext:value-type="string" table:number-columns-spanned="4" table:number-rows-spanned="1">
            <text:p>DIÁRIAS com <text:span text:style-name="T13">Alimentação</text:span><text:span text:style-name="T12"> E/OU </text:span><text:span text:style-name="T13">Pousada</text:span> <text:span text:style-name="T14">gratuita</text:span><text:span text:style-name="T15">?</text:span><text:span text:style-name="T16"> </text:span></text:p>
          </table:table-cell>
          <table:covered-table-cell table:number-columns-repeated="3" table:style-name="ce117"/>
          <table:table-cell table:style-name="ce220" table:content-validation-name="val38" table:number-columns-spanned="5" table:number-rows-spanned="1"/>
          <table:covered-table-cell table:number-columns-repeated="4" table:style-name="ce131"/>
          <table:table-cell table:style-name="ce338"/>
          <table:table-cell table:style-name="ce347"/>
          <table:table-cell table:style-name="ce370" table:formula="of:=IF(AND([.E93]=&quot;NÃO PREENCHER&quot;;[.H100]&lt;&gt;0);&quot;ERRO DE PREENCHIMENTO&quot;;&quot; &quot;)" office:value-type="string" office:string-value=" " calcext:value-type="string">
            <text:p><text:s/></text:p>
          </table:table-cell>
          <table:table-cell table:style-name="ce353" table:number-columns-repeated="3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99]" office:value-type="float" office:value="0" calcext:value-type="float">
            <text:p>0</text:p>
          </table:table-cell>
          <table:table-cell table:number-columns-repeated="972"/>
        </table:table-row>
        <table:table-row table:style-name="ro61">
          <table:covered-table-cell/>
          <table:table-cell table:style-name="ce64" office:value-type="string" calcext:value-type="string">
            <text:p>VALOR <text:s/>DA DIÁRIA <text:s/>NO 3º PERÍODO <text:s/>:</text:p>
          </table:table-cell>
          <table:table-cell table:style-name="ce115" table:number-columns-repeated="3"/>
          <table:table-cell table:style-name="ce221" table:formula="of:=IF([.E93]=&quot;NÃO PREENCHER&quot;;&quot; &quot;;IF([.F99]=[.$Y$4];0;IF([.F99]=[.$Y$3];[.F98]/2;[.F98])))" office:value-type="string" office:string-value=" " calcext:value-type="string">
            <text:p><text:s/></text:p>
          </table:table-cell>
          <table:table-cell table:style-name="ce259"/>
          <table:table-cell table:style-name="ce279" table:content-validation-name="val52" table:number-columns-spanned="4" table:number-rows-spanned="1"/>
          <table:covered-table-cell table:style-name="ce300" office:value-type="string" calcext:value-type="string">
            <text:p>ALIMENTAÇÃO:</text:p>
          </table:covered-table-cell>
          <table:covered-table-cell table:style-name="ce259" table:formula="of:=IF([.F99]=[.$U$12];[.J98];IF([.F99]=[.$U$13];[.J98];IF([.F99]=[.$U$15];0;[.J98]-[.H100])))" office:value-type="currency" office:currency="BRL" office:value="0" calcext:value-type="currency">
            <text:p>R$ 0,00</text:p>
          </table:covered-table-cell>
          <table:covered-table-cell table:style-name="ce340" table:formula="of:=IF(OR([.F99]=[.$U$13];[.F99]=[.$U$12]);[.J100];SUM([.H100];[.J100]))" office:value-type="float" office:value="0" calcext:value-type="float">
            <text:p>0</text:p>
          </table:covered-table-cell>
          <table:table-cell table:style-name="ce347"/>
          <table:table-cell table:style-name="ce370" table:formula="of:=IF(AND([.F99]=[.$U$15];[.H100]&gt;[.J98]);&quot;ERRO DE PREENCHIMENTO&quot;;IF([.J100]&lt;0;&quot;ERRO DE PREENCHIMENTO&quot;;&quot; &quot;))" office:value-type="string" office:string-value=" " calcext:value-type="string">
            <text:p><text:s/></text:p>
          </table:table-cell>
          <table:table-cell table:style-name="ce353" table:number-columns-repeated="3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00]" office:value-type="float" office:value="0" calcext:value-type="float">
            <text:p>0</text:p>
          </table:table-cell>
          <table:table-cell table:number-columns-repeated="972"/>
        </table:table-row>
        <table:table-row table:style-name="ro58">
          <table:table-cell table:style-name="ce16"/>
          <table:table-cell table:style-name="ce26"/>
          <table:table-cell table:style-name="ce89" table:number-columns-repeated="3"/>
          <table:table-cell table:style-name="ce222" table:formula="of:=IF([.H100]&gt;[.J98];&quot;Atenção! NOTA FISCAL maior que o LIMITE&quot;;&quot; &quot;)" office:value-type="string" office:string-value=" " calcext:value-type="string">
            <text:p><text:s/></text:p>
          </table:table-cell>
          <table:table-cell table:style-name="ce89"/>
          <table:table-cell table:style-name="ce280" table:formula="of:=IF(AND([.F99]=[.$U$11];[.H100]=0);&quot;FALTA PREENCHER O VALOR DA NOTA FISCAL&quot;;IF(AND([.F99]=[.$U$15];[.H100]=0);&quot;FALTA PREENCHER O VALOR DA NOTA FISCAL&quot;;&quot; &quot;))" office:value-type="string" office:string-value=" " calcext:value-type="string">
            <text:p><text:s/></text:p>
          </table:table-cell>
          <table:table-cell table:style-name="ce89" table:number-columns-repeated="3"/>
          <table:table-cell table:style-name="ce347"/>
          <table:table-cell table:style-name="ce370" table:formula="of:=IF(AND([.F99]=[.$U$16];[.H100]&gt;0);&quot;ERRO DE PREENCHIMENTO&quot;;IF(AND([.F99]=[.$U$12];[.H100]&gt;0);&quot;ERRO DE PREENCHIMENTO&quot;;IF(AND([.F99]=[.$U$14];[.H100]&gt;0);&quot;ERRO DE PREENCHIMENTO&quot;;IF(AND([.F99]=[.$U$13];[.H100]&gt;0);&quot;ERRO DE PREENCHIMENTO&quot;;&quot; &quot;))))" office:value-type="string" office:string-value=" " calcext:value-type="string">
            <text:p><text:s/></text:p>
          </table:table-cell>
          <table:table-cell table:style-name="ce353" table:number-columns-repeated="3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01]" office:value-type="float" office:value="0" calcext:value-type="float">
            <text:p>0</text:p>
          </table:table-cell>
          <table:table-cell table:number-columns-repeated="972"/>
        </table:table-row>
        <table:table-row table:style-name="ro38">
          <table:table-cell table:style-name="ce17" office:value-type="float" office:value="35" calcext:value-type="float" table:number-columns-spanned="1" table:number-rows-spanned="8">
            <text:p>35</text:p>
          </table:table-cell>
          <table:table-cell table:style-name="ce62" office:value-type="string" calcext:value-type="string">
            <text:p><text:s/>4º PERÍODO DE <text:s/>24 HORAS</text:p>
          </table:table-cell>
          <table:table-cell table:style-name="ce110" table:number-columns-repeated="2"/>
          <table:table-cell table:style-name="ce194" table:formula="of:=IF([.D72]&gt;=4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0" table:number-columns-repeated="5"/>
          <table:table-cell table:style-name="ce335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02]" office:value-type="float" office:value="0" calcext:value-type="float">
            <text:p>0</text:p>
          </table:table-cell>
          <table:table-cell table:number-columns-repeated="972"/>
        </table:table-row>
        <table:table-row table:style-name="ro10">
          <table:covered-table-cell/>
          <table:table-cell table:style-name="ce63" office:value-type="string" calcext:value-type="string">
            <text:p>TRABALHADO</text:p>
          </table:table-cell>
          <table:table-cell table:style-name="ce111" table:number-columns-repeated="8"/>
          <table:table-cell table:style-name="ce336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03]" office:value-type="float" office:value="0" calcext:value-type="float">
            <text:p>0</text:p>
          </table:table-cell>
          <table:table-cell table:number-columns-repeated="972"/>
        </table:table-row>
        <table:table-row table:style-name="ro40">
          <table:covered-table-cell/>
          <table:table-cell table:style-name="ce64" office:value-type="string" calcext:value-type="string">
            <text:p>FAIXA:</text:p>
          </table:table-cell>
          <table:table-cell table:style-name="ce115" table:number-columns-repeated="2"/>
          <table:table-cell table:style-name="ce195"/>
          <table:table-cell table:style-name="ce223" table:formula="of:=IF([.E102]=&quot;NÃO PREENCHER&quot;;&quot; &quot;;[.F77])" office:value-type="string" office:string-value=" " calcext:value-type="string">
            <text:p><text:s/></text:p>
          </table:table-cell>
          <table:table-cell table:style-name="ce256" table:number-columns-repeated="4"/>
          <table:table-cell table:style-name="ce327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04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68" office:value-type="string" calcext:value-type="string">
            <text:p>CIDADE <text:s/>HOSPEDAGEM:</text:p>
          </table:table-cell>
          <table:table-cell table:style-name="ce117" table:number-columns-repeated="3"/>
          <table:table-cell table:style-name="ce144" table:number-columns-spanned="6" table:number-rows-spanned="1"/>
          <table:covered-table-cell table:number-columns-repeated="4" table:style-name="ce131"/>
          <table:covered-table-cell table:style-name="ce134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05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68" office:value-type="string" calcext:value-type="string">
            <text:p>CATEGORIA:</text:p>
          </table:table-cell>
          <table:table-cell table:style-name="ce117" table:number-columns-repeated="3"/>
          <table:table-cell table:style-name="ce218" table:content-validation-name="val41" table:number-columns-spanned="3" table:number-rows-spanned="1"/>
          <table:covered-table-cell table:number-columns-repeated="2" table:style-name="ce131"/>
          <table:table-cell table:style-name="ce297"/>
          <table:table-cell table:style-name="ce256"/>
          <table:table-cell table:style-name="ce327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06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64" office:value-type="string" calcext:value-type="string">
            <text:p>VALOR INTEGRAL DA DIÁRIA :</text:p>
          </table:table-cell>
          <table:table-cell table:style-name="ce115" table:number-columns-repeated="3"/>
          <table:table-cell table:style-name="ce219" table:formula="of:=IF([.E102]=&quot;NÃO PREENCHER&quot;;&quot; &quot;;IF([.F106]=0;&quot; &quot;;IF(AND([.F104]=[.$V$2];[.F106]=[.$O$2]);[.$R$2];IF(AND([.F104]=[.$V$2];[.F106]=[.$O$3]);[.$R$3];IF(AND([.F104]=[.$V$2];[.F106]=[.$O$4]);[.$R$4];IF(AND([.F104]=[.$V$3];[.F106]=[.$O$2]);[.$R$5];IF(AND([.F104]=[.$V$3];[.F106]=[.$O$3]);[.$R$6];IF(AND([.F104]=[.$V$3];[.F106]=[.$O$4]);[.$R$7];IF(AND([.F104]=[.$V$4];[.F106]=[.$O$2]);[.$R$8];IF(AND([.F104]=[.$V$4];[.F106]=[.$O$3]);[.$R$9];IF(AND([.F104]=[.$V$4];[.F106]=[.$O$4]);[.$R$10])))))))))))" office:value-type="string" office:string-value=" " calcext:value-type="string">
            <text:p><text:s/></text:p>
          </table:table-cell>
          <table:table-cell table:style-name="ce257"/>
          <table:table-cell table:style-name="ce256"/>
          <table:table-cell table:style-name="ce298"/>
          <table:table-cell table:style-name="ce313"/>
          <table:table-cell table:style-name="ce327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07]" office:value-type="float" office:value="0" calcext:value-type="float">
            <text:p>0</text:p>
          </table:table-cell>
          <table:table-cell table:number-columns-repeated="972"/>
        </table:table-row>
        <table:table-row table:style-name="ro59">
          <table:covered-table-cell/>
          <table:table-cell table:style-name="ce65" office:value-type="string" calcext:value-type="string" table:number-columns-spanned="4" table:number-rows-spanned="1">
            <text:p>DIÁRIAS com <text:span text:style-name="T13">Alimentação</text:span><text:span text:style-name="T12"> E/OU </text:span><text:span text:style-name="T13">Pousada</text:span> <text:span text:style-name="T14">gratuita</text:span><text:span text:style-name="T15">?</text:span><text:span text:style-name="T16"> </text:span></text:p>
          </table:table-cell>
          <table:covered-table-cell table:number-columns-repeated="3" table:style-name="ce117"/>
          <table:table-cell table:style-name="ce220" table:content-validation-name="val38" table:number-columns-spanned="5" table:number-rows-spanned="1"/>
          <table:covered-table-cell table:number-columns-repeated="4" table:style-name="ce131"/>
          <table:table-cell table:style-name="ce338"/>
          <table:table-cell table:style-name="ce347"/>
          <table:table-cell table:style-name="ce370" table:formula="of:=IF(AND([.E102]=&quot;NÃO PREENCHER&quot;;[.H109]&lt;&gt;0);&quot;ERRO DE PREENCHIMENTO&quot;;&quot; &quot;)" office:value-type="string" office:string-value=" " calcext:value-type="string">
            <text:p><text:s/></text:p>
          </table:table-cell>
          <table:table-cell table:style-name="ce353" table:number-columns-repeated="3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08]" office:value-type="float" office:value="0" calcext:value-type="float">
            <text:p>0</text:p>
          </table:table-cell>
          <table:table-cell table:number-columns-repeated="972"/>
        </table:table-row>
        <table:table-row table:style-name="ro62">
          <table:covered-table-cell/>
          <table:table-cell table:style-name="ce64" office:value-type="string" calcext:value-type="string">
            <text:p>VALOR <text:s/>DA DIÁRIA NO 4º PERÍODO <text:s/>:</text:p>
          </table:table-cell>
          <table:table-cell table:style-name="ce115" table:number-columns-repeated="3"/>
          <table:table-cell table:style-name="ce221" table:formula="of:=IF([.E102]=&quot;NÃO PREENCHER&quot;;&quot; &quot;;IF([.F108]=[.$Y$4];0;IF([.F108]=[.$Y$3];[.F107]/2;[.F107])))" office:value-type="string" office:string-value=" " calcext:value-type="string">
            <text:p><text:s/></text:p>
          </table:table-cell>
          <table:table-cell table:style-name="ce259"/>
          <table:table-cell table:style-name="ce279" table:content-validation-name="val52" table:number-columns-spanned="4" table:number-rows-spanned="1"/>
          <table:covered-table-cell table:style-name="ce300" office:value-type="string" calcext:value-type="string">
            <text:p>ALIMENTAÇÃO:</text:p>
          </table:covered-table-cell>
          <table:covered-table-cell table:style-name="ce259" table:formula="of:=IF([.F108]=[.$U$12];[.J107];IF([.F108]=[.$U$13];[.J107];IF([.F108]=[.$U$15];0;[.J107]-[.H109])))" office:value-type="currency" office:currency="BRL" office:value="0" calcext:value-type="currency">
            <text:p>R$ 0,00</text:p>
          </table:covered-table-cell>
          <table:covered-table-cell table:style-name="ce340" table:formula="of:=IF(OR([.F108]=[.$U$13];[.F108]=[.$U$12]);[.J109];SUM([.H109];[.J109]))" office:value-type="float" office:value="0" calcext:value-type="float">
            <text:p>0</text:p>
          </table:covered-table-cell>
          <table:table-cell table:style-name="ce347"/>
          <table:table-cell table:style-name="ce370" table:formula="of:=IF(AND([.F108]=[.$U$15];[.H109]&gt;[.J107]);&quot;ERRO DE PREENCHIMENTO&quot;;IF([.J109]&lt;0;&quot;ERRO DE PREENCHIMENTO&quot;;&quot; &quot;))" office:value-type="string" office:string-value=" " calcext:value-type="string">
            <text:p><text:s/></text:p>
          </table:table-cell>
          <table:table-cell table:style-name="ce353" table:number-columns-repeated="3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09]" office:value-type="float" office:value="0" calcext:value-type="float">
            <text:p>0</text:p>
          </table:table-cell>
          <table:table-cell table:number-columns-repeated="972"/>
        </table:table-row>
        <table:table-row table:style-name="ro63">
          <table:table-cell table:style-name="ce16"/>
          <table:table-cell table:style-name="ce26"/>
          <table:table-cell table:style-name="ce89" table:number-columns-repeated="3"/>
          <table:table-cell table:style-name="ce222" table:formula="of:=IF([.H109]&gt;[.J107];&quot;Atenção! NOTA FISCAL maior que o LIMITE&quot;;&quot; &quot;)" office:value-type="string" office:string-value=" " calcext:value-type="string">
            <text:p><text:s/></text:p>
          </table:table-cell>
          <table:table-cell table:style-name="ce89"/>
          <table:table-cell table:style-name="ce280" table:formula="of:=IF(AND([.F108]=[.$U$11];[.H109]=0);&quot;FALTA PREENCHER O VALOR DA NOTA FISCAL&quot;;IF(AND([.F108]=[.$U$15];[.H109]=0);&quot;FALTA PREENCHER O VALOR DA NOTA FISCAL&quot;;&quot; &quot;))" office:value-type="string" office:string-value=" " calcext:value-type="string">
            <text:p><text:s/></text:p>
          </table:table-cell>
          <table:table-cell table:style-name="ce89" table:number-columns-repeated="3"/>
          <table:table-cell table:style-name="ce347"/>
          <table:table-cell table:style-name="ce370" table:formula="of:=IF(AND([.F108]=[.$U$16];[.H109]&gt;0);&quot;ERRO DE PREENCHIMENTO&quot;;IF(AND([.F108]=[.$U$12];[.H109]&gt;0);&quot;ERRO DE PREENCHIMENTO&quot;;IF(AND([.F108]=[.$U$14];[.H109]&gt;0);&quot;ERRO DE PREENCHIMENTO&quot;;IF(AND([.F108]=[.$U$13];[.H109]&gt;0);&quot;ERRO DE PREENCHIMENTO&quot;;&quot; &quot;))))" office:value-type="string" office:string-value=" " calcext:value-type="string">
            <text:p><text:s/></text:p>
          </table:table-cell>
          <table:table-cell table:style-name="ce353" table:number-columns-repeated="3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10]" office:value-type="float" office:value="0" calcext:value-type="float">
            <text:p>0</text:p>
          </table:table-cell>
          <table:table-cell table:number-columns-repeated="972"/>
        </table:table-row>
        <table:table-row table:style-name="ro38">
          <table:table-cell table:style-name="ce14" office:value-type="float" office:value="36" calcext:value-type="float" table:number-columns-spanned="1" table:number-rows-spanned="8">
            <text:p>36</text:p>
          </table:table-cell>
          <table:table-cell table:style-name="ce62" office:value-type="string" calcext:value-type="string">
            <text:p><text:s/>5º PERÍODO DE 24 HORAS</text:p>
          </table:table-cell>
          <table:table-cell table:style-name="ce110" table:number-columns-repeated="2"/>
          <table:table-cell table:style-name="ce194" table:formula="of:=IF([.D72]&gt;=5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0" table:number-columns-repeated="5"/>
          <table:table-cell table:style-name="ce335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11]" office:value-type="float" office:value="0" calcext:value-type="float">
            <text:p>0</text:p>
          </table:table-cell>
          <table:table-cell table:number-columns-repeated="972"/>
        </table:table-row>
        <table:table-row table:style-name="ro54">
          <table:covered-table-cell/>
          <table:table-cell table:style-name="ce63" office:value-type="string" calcext:value-type="string">
            <text:p>TRABALHADO</text:p>
          </table:table-cell>
          <table:table-cell table:style-name="ce111" table:number-columns-repeated="8"/>
          <table:table-cell table:style-name="ce336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12]" office:value-type="float" office:value="0" calcext:value-type="float">
            <text:p>0</text:p>
          </table:table-cell>
          <table:table-cell table:number-columns-repeated="972"/>
        </table:table-row>
        <table:table-row table:style-name="ro64">
          <table:covered-table-cell/>
          <table:table-cell table:style-name="ce66" office:value-type="string" calcext:value-type="string">
            <text:p>FAIXA:</text:p>
          </table:table-cell>
          <table:table-cell table:style-name="ce114" table:number-columns-repeated="3"/>
          <table:table-cell table:style-name="ce27" table:formula="of:=IF([.E111]=&quot;NÃO PREENCHER&quot;;&quot; &quot;;[.F77])" office:value-type="string" office:string-value=" " calcext:value-type="string">
            <text:p><text:s/></text:p>
          </table:table-cell>
          <table:table-cell table:style-name="ce256" table:number-columns-repeated="4"/>
          <table:table-cell table:style-name="ce327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13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67" office:value-type="string" calcext:value-type="string">
            <text:p>CIDADE <text:s/>HOSPEDAGEM:</text:p>
          </table:table-cell>
          <table:table-cell table:style-name="ce118" table:number-columns-repeated="3"/>
          <table:table-cell table:style-name="ce144" table:number-columns-spanned="6" table:number-rows-spanned="1"/>
          <table:covered-table-cell table:number-columns-repeated="4" table:style-name="ce131"/>
          <table:covered-table-cell table:style-name="ce134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14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67" office:value-type="string" calcext:value-type="string">
            <text:p>CATEGORIA:</text:p>
          </table:table-cell>
          <table:table-cell table:style-name="ce118" table:number-columns-repeated="3"/>
          <table:table-cell table:style-name="ce218" table:content-validation-name="val42" table:number-columns-spanned="3" table:number-rows-spanned="1"/>
          <table:covered-table-cell table:number-columns-repeated="2" table:style-name="ce131"/>
          <table:table-cell table:style-name="ce297"/>
          <table:table-cell table:style-name="ce256"/>
          <table:table-cell table:style-name="ce327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15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66" office:value-type="string" calcext:value-type="string">
            <text:p>VALOR INTEGRAL DA DIÁRIA :</text:p>
          </table:table-cell>
          <table:table-cell table:style-name="ce114" table:number-columns-repeated="3"/>
          <table:table-cell table:style-name="ce219" table:formula="of:=IF([.E111]=&quot;NÃO PREENCHER&quot;;&quot; &quot;;IF([.F115]=0;&quot; &quot;;IF(AND([.F113]=[.$V$2];[.F115]=[.$O$2]);[.$R$2];IF(AND([.F113]=[.$V$2];[.F115]=[.$O$3]);[.$R$3];IF(AND([.F113]=[.$V$2];[.F115]=[.$O$4]);[.$R$4];IF(AND([.F113]=[.$V$3];[.F115]=[.$O$2]);[.$R$5];IF(AND([.F113]=[.$V$3];[.F115]=[.$O$3]);[.$R$6];IF(AND([.F113]=[.$V$3];[.F115]=[.$O$4]);[.$R$7];IF(AND([.F113]=[.$V$4];[.F115]=[.$O$2]);[.$R$8];IF(AND([.F113]=[.$V$4];[.F115]=[.$O$3]);[.$R$9];IF(AND([.F113]=[.$V$4];[.F115]=[.$O$4]);[.$R$10])))))))))))" office:value-type="string" office:string-value=" " calcext:value-type="string">
            <text:p><text:s/></text:p>
          </table:table-cell>
          <table:table-cell table:style-name="ce257"/>
          <table:table-cell table:style-name="ce256"/>
          <table:table-cell table:style-name="ce298"/>
          <table:table-cell table:style-name="ce313"/>
          <table:table-cell table:style-name="ce327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16]" office:value-type="float" office:value="0" calcext:value-type="float">
            <text:p>0</text:p>
          </table:table-cell>
          <table:table-cell table:number-columns-repeated="972"/>
        </table:table-row>
        <table:table-row table:style-name="ro36">
          <table:covered-table-cell/>
          <table:table-cell table:style-name="ce65" office:value-type="string" calcext:value-type="string" table:number-columns-spanned="4" table:number-rows-spanned="1">
            <text:p>DIÁRIAS com <text:span text:style-name="T13">Alimentação</text:span><text:span text:style-name="T12"> E/OU </text:span><text:span text:style-name="T13">Pousada</text:span> <text:span text:style-name="T14">gratuita</text:span><text:span text:style-name="T15">?</text:span><text:span text:style-name="T16"> </text:span></text:p>
          </table:table-cell>
          <table:covered-table-cell table:number-columns-repeated="3" table:style-name="ce118"/>
          <table:table-cell table:style-name="ce220" table:content-validation-name="val38" table:number-columns-spanned="5" table:number-rows-spanned="1"/>
          <table:covered-table-cell table:number-columns-repeated="4" table:style-name="ce131"/>
          <table:table-cell table:style-name="ce338"/>
          <table:table-cell table:style-name="ce347"/>
          <table:table-cell table:style-name="ce370" table:formula="of:=IF(AND([.E111]=&quot;NÃO PREENCHER&quot;;[.H118]&lt;&gt;0);&quot;ERRO DE PREENCHIMENTO&quot;;&quot; &quot;)" office:value-type="string" office:string-value=" " calcext:value-type="string">
            <text:p><text:s/></text:p>
          </table:table-cell>
          <table:table-cell table:style-name="ce353" table:number-columns-repeated="3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17]" office:value-type="float" office:value="0" calcext:value-type="float">
            <text:p>0</text:p>
          </table:table-cell>
          <table:table-cell table:number-columns-repeated="972"/>
        </table:table-row>
        <table:table-row table:style-name="ro62">
          <table:covered-table-cell/>
          <table:table-cell table:style-name="ce66" office:value-type="string" calcext:value-type="string">
            <text:p>VALOR <text:s/>DA DIÁRIA NO 5º PERÍODO <text:s/>:</text:p>
          </table:table-cell>
          <table:table-cell table:style-name="ce114" table:number-columns-repeated="3"/>
          <table:table-cell table:style-name="ce221" table:formula="of:=IF([.E111]=&quot;NÃO PREENCHER&quot;;&quot; &quot;;IF([.F117]=[.$Y$4];0;IF([.F117]=[.$Y$3];[.F116]/2;[.F116])))" office:value-type="string" office:string-value=" " calcext:value-type="string">
            <text:p><text:s/></text:p>
          </table:table-cell>
          <table:table-cell table:style-name="ce259"/>
          <table:table-cell table:style-name="ce279" table:content-validation-name="val52" table:number-columns-spanned="4" table:number-rows-spanned="1"/>
          <table:covered-table-cell table:style-name="ce300" office:value-type="string" calcext:value-type="string">
            <text:p>ALIMENTAÇÃO:</text:p>
          </table:covered-table-cell>
          <table:covered-table-cell table:style-name="ce259" table:formula="of:=IF([.F117]=[.$U$12];[.J116];IF([.F117]=[.$U$13];[.J116];IF([.F117]=[.$U$15];0;[.J116]-[.H118])))" office:value-type="currency" office:currency="BRL" office:value="0" calcext:value-type="currency">
            <text:p>R$ 0,00</text:p>
          </table:covered-table-cell>
          <table:covered-table-cell table:style-name="ce340" table:formula="of:=IF(OR([.F117]=[.$U$13];[.F117]=[.$U$12]);[.J118];SUM([.H118];[.J118]))" office:value-type="float" office:value="0" calcext:value-type="float">
            <text:p>0</text:p>
          </table:covered-table-cell>
          <table:table-cell table:style-name="ce347"/>
          <table:table-cell table:style-name="ce370" table:formula="of:=IF(AND([.F117]=[.$U$15];[.H118]&gt;[.J116]);&quot;ERRO DE PREENCHIMENTO&quot;;IF([.J118]&lt;0;&quot;ERRO DE PREENCHIMENTO&quot;;&quot; &quot;))" office:value-type="string" office:string-value=" " calcext:value-type="string">
            <text:p><text:s/></text:p>
          </table:table-cell>
          <table:table-cell table:style-name="ce353" table:number-columns-repeated="3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18]" office:value-type="float" office:value="0" calcext:value-type="float">
            <text:p>0</text:p>
          </table:table-cell>
          <table:table-cell table:number-columns-repeated="972"/>
        </table:table-row>
        <table:table-row table:style-name="ro53">
          <table:table-cell table:style-name="ce16"/>
          <table:table-cell table:style-name="ce69" table:formula="of:=[.B74]" office:value-type="string" office:string-value="DATA EMISSÃO:" calcext:value-type="string">
            <text:p>DATA EMISSÃO:</text:p>
          </table:table-cell>
          <table:table-cell table:style-name="ce119" table:formula="of:=[.C74]" office:value-type="string" office:string-value=" " calcext:value-type="string">
            <text:p><text:s/></text:p>
          </table:table-cell>
          <table:table-cell table:style-name="ce89"/>
          <table:table-cell table:style-name="ce119" table:formula="of:=[.D4]" office:value-type="float" office:value="0" calcext:value-type="float">
            <text:p>0</text:p>
          </table:table-cell>
          <table:table-cell table:style-name="ce222"/>
          <table:table-cell table:style-name="ce89"/>
          <table:table-cell table:style-name="ce280" table:formula="of:=IF(AND([.F117]=[.$U$11];[.H118]=0);&quot;FALTA PREENCHER O VALOR DA NOTA FISCAL&quot;;IF(AND([.F117]=[.$U$15];[.H118]=0);&quot;FALTA PREENCHER O VALOR DA NOTA FISCAL&quot;;&quot; &quot;))" office:value-type="string" office:string-value=" " calcext:value-type="string">
            <text:p><text:s/></text:p>
          </table:table-cell>
          <table:table-cell table:style-name="ce89" table:number-columns-repeated="3"/>
          <table:table-cell table:style-name="ce347"/>
          <table:table-cell table:style-name="ce370" table:formula="of:=IF(AND([.F117]=[.$U$16];[.H118]&gt;0);&quot;ERRO DE PREENCHIMENTO&quot;;IF(AND([.F117]=[.$U$12];[.H118]&gt;0);&quot;ERRO DE PREENCHIMENTO&quot;;IF(AND([.F117]=[.$U$14];[.H118]&gt;0);&quot;ERRO DE PREENCHIMENTO&quot;;IF(AND([.F117]=[.$U$13];[.H118]&gt;0);&quot;ERRO DE PREENCHIMENTO&quot;;&quot; &quot;))))" office:value-type="string" office:string-value=" " calcext:value-type="string">
            <text:p><text:s/></text:p>
          </table:table-cell>
          <table:table-cell table:style-name="ce353" table:number-columns-repeated="3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19]" office:value-type="float" office:value="0" calcext:value-type="float">
            <text:p>0</text:p>
          </table:table-cell>
          <table:table-cell table:number-columns-repeated="972"/>
        </table:table-row>
        <table:table-row table:style-name="ro38">
          <table:table-cell table:style-name="ce14" office:value-type="float" office:value="37" calcext:value-type="float" table:number-columns-spanned="1" table:number-rows-spanned="8">
            <text:p>37</text:p>
          </table:table-cell>
          <table:table-cell table:style-name="ce62" office:value-type="string" calcext:value-type="string">
            <text:p><text:s/>6º PERÍODO DE <text:s/>24 HORAS</text:p>
          </table:table-cell>
          <table:table-cell table:style-name="ce110" table:number-columns-repeated="2"/>
          <table:table-cell table:style-name="ce194" table:formula="of:=IF([.D72]&gt;=6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0" table:number-columns-repeated="5"/>
          <table:table-cell table:style-name="ce335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20]" office:value-type="float" office:value="0" calcext:value-type="float">
            <text:p>0</text:p>
          </table:table-cell>
          <table:table-cell table:number-columns-repeated="972"/>
        </table:table-row>
        <table:table-row table:style-name="ro63">
          <table:covered-table-cell/>
          <table:table-cell table:style-name="ce63" office:value-type="string" calcext:value-type="string">
            <text:p>TRABALHADO</text:p>
          </table:table-cell>
          <table:table-cell table:style-name="ce111" table:number-columns-repeated="8"/>
          <table:table-cell table:style-name="ce336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21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64" office:value-type="string" calcext:value-type="string">
            <text:p>FAIXA:</text:p>
          </table:table-cell>
          <table:table-cell table:style-name="ce115" table:number-columns-repeated="3"/>
          <table:table-cell table:style-name="ce224" table:formula="of:=IF([.E120]=&quot;NÃO PREENCHER&quot;;&quot; &quot;;[.F77])" office:value-type="string" office:string-value=" " calcext:value-type="string">
            <text:p><text:s/></text:p>
          </table:table-cell>
          <table:table-cell table:style-name="ce260" table:number-columns-repeated="4"/>
          <table:table-cell table:style-name="ce337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22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35" office:value-type="string" calcext:value-type="string">
            <text:p>CIDADE <text:s/>HOSPEDAGEM:</text:p>
          </table:table-cell>
          <table:table-cell table:style-name="ce117" table:number-columns-repeated="3"/>
          <table:table-cell table:style-name="ce144" table:number-columns-spanned="6" table:number-rows-spanned="1"/>
          <table:covered-table-cell table:number-columns-repeated="4" table:style-name="ce131"/>
          <table:covered-table-cell table:style-name="ce134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23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35" office:value-type="string" calcext:value-type="string">
            <text:p>CATEGORIA:</text:p>
          </table:table-cell>
          <table:table-cell table:style-name="ce117" table:number-columns-repeated="3"/>
          <table:table-cell table:style-name="ce218" table:content-validation-name="val43" table:number-columns-spanned="3" table:number-rows-spanned="1"/>
          <table:covered-table-cell table:number-columns-repeated="2" table:style-name="ce131"/>
          <table:table-cell table:style-name="ce297"/>
          <table:table-cell table:style-name="ce256"/>
          <table:table-cell table:style-name="ce327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24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64" office:value-type="string" calcext:value-type="string">
            <text:p>VALOR INTEGRAL DA DIÁRIA :</text:p>
          </table:table-cell>
          <table:table-cell table:style-name="ce115" table:number-columns-repeated="3"/>
          <table:table-cell table:style-name="ce219" table:formula="of:=IF([.E120]=&quot;NÃO PREENCHER&quot;;&quot; &quot;;IF([.F124]=0;&quot; &quot;;IF(AND([.F122]=[.$V$2];[.F124]=[.$O$2]);[.$R$2];IF(AND([.F122]=[.$V$2];[.F124]=[.$O$3]);[.$R$3];IF(AND([.F122]=[.$V$2];[.F124]=[.$O$4]);[.$R$4];IF(AND([.F122]=[.$V$3];[.F124]=[.$O$2]);[.$R$5];IF(AND([.F122]=[.$V$3];[.F124]=[.$O$3]);[.$R$6];IF(AND([.F122]=[.$V$3];[.F124]=[.$O$4]);[.$R$7];IF(AND([.F122]=[.$V$4];[.F124]=[.$O$2]);[.$R$8];IF(AND([.F122]=[.$V$4];[.F124]=[.$O$3]);[.$R$9];IF(AND([.F122]=[.$V$4];[.F124]=[.$O$4]);[.$R$10])))))))))))" office:value-type="string" office:string-value=" " calcext:value-type="string">
            <text:p><text:s/></text:p>
          </table:table-cell>
          <table:table-cell table:style-name="ce257"/>
          <table:table-cell table:style-name="ce260"/>
          <table:table-cell table:style-name="ce298"/>
          <table:table-cell table:style-name="ce313"/>
          <table:table-cell table:style-name="ce337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25]" office:value-type="float" office:value="0" calcext:value-type="float">
            <text:p>0</text:p>
          </table:table-cell>
          <table:table-cell table:number-columns-repeated="972"/>
        </table:table-row>
        <table:table-row table:style-name="ro34">
          <table:covered-table-cell/>
          <table:table-cell table:style-name="ce65" office:value-type="string" calcext:value-type="string" table:number-columns-spanned="4" table:number-rows-spanned="1">
            <text:p>DIÁRIAS com <text:span text:style-name="T13">Alimentação</text:span><text:span text:style-name="T12"> E/OU </text:span><text:span text:style-name="T13">Pousada</text:span> <text:span text:style-name="T14">gratuita</text:span><text:span text:style-name="T15">?</text:span><text:span text:style-name="T16"> </text:span></text:p>
          </table:table-cell>
          <table:covered-table-cell table:number-columns-repeated="3" table:style-name="ce117"/>
          <table:table-cell table:style-name="ce220" table:content-validation-name="val38" table:number-columns-spanned="5" table:number-rows-spanned="1"/>
          <table:covered-table-cell table:number-columns-repeated="4" table:style-name="ce131"/>
          <table:table-cell table:style-name="ce338"/>
          <table:table-cell table:style-name="ce347"/>
          <table:table-cell table:style-name="ce370" table:formula="of:=IF(AND([.E120]=&quot;NÃO PREENCHER&quot;;[.H127]&lt;&gt;0);&quot;ERRO DE PREENCHIMENTO&quot;;&quot; &quot;)" office:value-type="string" office:string-value=" " calcext:value-type="string">
            <text:p><text:s/></text:p>
          </table:table-cell>
          <table:table-cell table:style-name="ce353" table:number-columns-repeated="3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26]" office:value-type="float" office:value="0" calcext:value-type="float">
            <text:p>0</text:p>
          </table:table-cell>
          <table:table-cell table:number-columns-repeated="972"/>
        </table:table-row>
        <table:table-row table:style-name="ro62">
          <table:covered-table-cell/>
          <table:table-cell table:style-name="ce64" office:value-type="string" calcext:value-type="string">
            <text:p>VALOR <text:s/>DA DIÁRIA <text:s/>NO 6º PERÍODO <text:s/>:</text:p>
          </table:table-cell>
          <table:table-cell table:style-name="ce115" table:number-columns-repeated="3"/>
          <table:table-cell table:style-name="ce221" table:formula="of:=IF([.E120]=&quot;NÃO PREENCHER&quot;;&quot; &quot;;IF([.F126]=[.$Y$4];0;IF([.F126]=[.$Y$3];[.F125]/2;[.F125])))" office:value-type="string" office:string-value=" " calcext:value-type="string">
            <text:p><text:s/></text:p>
          </table:table-cell>
          <table:table-cell table:style-name="ce259"/>
          <table:table-cell table:style-name="ce279" table:content-validation-name="val52" table:number-columns-spanned="4" table:number-rows-spanned="1"/>
          <table:covered-table-cell table:style-name="ce300" office:value-type="string" calcext:value-type="string">
            <text:p>ALIMENTAÇÃO:</text:p>
          </table:covered-table-cell>
          <table:covered-table-cell table:style-name="ce259" table:formula="of:=IF([.F126]=[.$U$12];[.J125];IF([.F126]=[.$U$13];[.J125];IF([.F126]=[.$U$15];0;[.J125]-[.H127])))" office:value-type="currency" office:currency="BRL" office:value="0" calcext:value-type="currency">
            <text:p>R$ 0,00</text:p>
          </table:covered-table-cell>
          <table:covered-table-cell table:style-name="ce340" table:formula="of:=IF(OR([.F126]=[.$U$13];[.F126]=[.$U$12]);[.J127];SUM([.H127];[.J127]))" office:value-type="float" office:value="0" calcext:value-type="float">
            <text:p>0</text:p>
          </table:covered-table-cell>
          <table:table-cell table:style-name="ce347"/>
          <table:table-cell table:style-name="ce370" table:formula="of:=IF(AND([.F126]=[.$U$15];[.H127]&gt;[.J125]);&quot;ERRO DE PREENCHIMENTO&quot;;IF([.J127]&lt;0;&quot;ERRO DE PREENCHIMENTO&quot;;&quot; &quot;))" office:value-type="string" office:string-value=" " calcext:value-type="string">
            <text:p><text:s/></text:p>
          </table:table-cell>
          <table:table-cell table:style-name="ce353" table:number-columns-repeated="3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27]" office:value-type="float" office:value="0" calcext:value-type="float">
            <text:p>0</text:p>
          </table:table-cell>
          <table:table-cell table:number-columns-repeated="972"/>
        </table:table-row>
        <table:table-row table:style-name="ro54">
          <table:table-cell table:style-name="ce16"/>
          <table:table-cell table:style-name="ce70"/>
          <table:table-cell table:style-name="ce74" table:number-columns-repeated="3"/>
          <table:table-cell table:style-name="ce222" table:formula="of:=IF([.H127]&gt;[.J125];&quot;Atenção! NOTA FISCAL maior que o LIMITE&quot;;&quot; &quot;)" office:value-type="string" office:string-value=" " calcext:value-type="string">
            <text:p><text:s/></text:p>
          </table:table-cell>
          <table:table-cell table:style-name="ce89"/>
          <table:table-cell table:style-name="ce280" table:formula="of:=IF(AND([.F126]=[.$U$11];[.H127]=0);&quot;FALTA PREENCHER O VALOR DA NOTA FISCAL&quot;;IF(AND([.F126]=[.$U$15];[.H127]=0);&quot;FALTA PREENCHER O VALOR DA NOTA FISCAL&quot;;&quot; &quot;))" office:value-type="string" office:string-value=" " calcext:value-type="string">
            <text:p><text:s/></text:p>
          </table:table-cell>
          <table:table-cell table:style-name="ce89" table:number-columns-repeated="3"/>
          <table:table-cell table:style-name="ce347"/>
          <table:table-cell table:style-name="ce370" table:formula="of:=IF(AND([.F126]=[.$U$16];[.H127]&gt;0);&quot;ERRO DE PREENCHIMENTO&quot;;IF(AND([.F126]=[.$U$12];[.H127]&gt;0);&quot;ERRO DE PREENCHIMENTO&quot;;IF(AND([.F126]=[.$U$14];[.H127]&gt;0);&quot;ERRO DE PREENCHIMENTO&quot;;IF(AND([.F126]=[.$U$13];[.H127]&gt;0);&quot;ERRO DE PREENCHIMENTO&quot;;&quot; &quot;))))" office:value-type="string" office:string-value=" " calcext:value-type="string">
            <text:p><text:s/></text:p>
          </table:table-cell>
          <table:table-cell table:style-name="ce353" table:number-columns-repeated="3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28]" office:value-type="float" office:value="0" calcext:value-type="float">
            <text:p>0</text:p>
          </table:table-cell>
          <table:table-cell table:number-columns-repeated="972"/>
        </table:table-row>
        <table:table-row table:style-name="ro65" table:visibility="collapse">
          <table:table-cell table:style-name="ce16"/>
          <table:table-cell table:style-name="ce70" table:formula="of:=[.B74]" office:value-type="string" office:string-value="DATA EMISSÃO:" calcext:value-type="string">
            <text:p>DATA EMISSÃO:</text:p>
          </table:table-cell>
          <table:table-cell table:style-name="ce74" table:formula="of:=IF([.C2]=0;&quot; &quot;;[.C2])" office:value-type="string" office:string-value=" " calcext:value-type="string">
            <text:p><text:s/></text:p>
          </table:table-cell>
          <table:table-cell table:style-name="ce74"/>
          <table:table-cell table:style-name="ce74" table:formula="of:=[.E74]" office:value-type="string" office:string-value=" " calcext:value-type="string">
            <text:p><text:s/></text:p>
          </table:table-cell>
          <table:table-cell table:style-name="ce222"/>
          <table:table-cell table:style-name="ce89"/>
          <table:table-cell table:style-name="ce280"/>
          <table:table-cell table:style-name="ce89" table:number-columns-repeated="3"/>
          <table:table-cell table:style-name="ce347"/>
          <table:table-cell table:style-name="ce371"/>
          <table:table-cell table:style-name="ce353" table:number-columns-repeated="3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29]" office:value-type="float" office:value="0" calcext:value-type="float">
            <text:p>0</text:p>
          </table:table-cell>
          <table:table-cell table:number-columns-repeated="972"/>
        </table:table-row>
        <table:table-row table:style-name="ro38">
          <table:table-cell table:style-name="ce14" office:value-type="float" office:value="38" calcext:value-type="float" table:number-columns-spanned="1" table:number-rows-spanned="8">
            <text:p>38</text:p>
          </table:table-cell>
          <table:table-cell table:style-name="ce62" office:value-type="string" calcext:value-type="string">
            <text:p><text:s/>7º PERÍODO DE 24 HORAS</text:p>
          </table:table-cell>
          <table:table-cell table:style-name="ce110" table:number-columns-repeated="2"/>
          <table:table-cell table:style-name="ce194" table:formula="of:=IF([.D72]&gt;=7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0" table:number-columns-repeated="5"/>
          <table:table-cell table:style-name="ce335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30]" office:value-type="float" office:value="0" calcext:value-type="float">
            <text:p>0</text:p>
          </table:table-cell>
          <table:table-cell table:number-columns-repeated="972"/>
        </table:table-row>
        <table:table-row table:style-name="ro57">
          <table:covered-table-cell/>
          <table:table-cell table:style-name="ce63" office:value-type="string" calcext:value-type="string">
            <text:p>TRABALHADO</text:p>
          </table:table-cell>
          <table:table-cell table:style-name="ce111" table:number-columns-repeated="8"/>
          <table:table-cell table:style-name="ce336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31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64" office:value-type="string" calcext:value-type="string">
            <text:p>FAIXA:</text:p>
          </table:table-cell>
          <table:table-cell table:style-name="ce115" table:number-columns-repeated="3"/>
          <table:table-cell table:style-name="ce224" table:formula="of:=IF([.E130]=&quot;NÃO PREENCHER&quot;;&quot; &quot;;[.F77])" office:value-type="string" office:string-value=" " calcext:value-type="string">
            <text:p><text:s/></text:p>
          </table:table-cell>
          <table:table-cell table:style-name="ce260" table:number-columns-repeated="4"/>
          <table:table-cell table:style-name="ce337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32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35" office:value-type="string" calcext:value-type="string">
            <text:p>CIDADE <text:s/>HOSPEDAGEM:</text:p>
          </table:table-cell>
          <table:table-cell table:style-name="ce117" table:number-columns-repeated="3"/>
          <table:table-cell table:style-name="ce144" table:number-columns-spanned="6" table:number-rows-spanned="1"/>
          <table:covered-table-cell table:number-columns-repeated="4" table:style-name="ce131"/>
          <table:covered-table-cell table:style-name="ce134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33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35" office:value-type="string" calcext:value-type="string">
            <text:p>CATEGORIA:</text:p>
          </table:table-cell>
          <table:table-cell table:style-name="ce117" table:number-columns-repeated="3"/>
          <table:table-cell table:style-name="ce218" table:content-validation-name="val44" table:number-columns-spanned="3" table:number-rows-spanned="1"/>
          <table:covered-table-cell table:number-columns-repeated="2" table:style-name="ce131"/>
          <table:table-cell table:style-name="ce297"/>
          <table:table-cell table:style-name="ce256"/>
          <table:table-cell table:style-name="ce327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34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64" office:value-type="string" calcext:value-type="string">
            <text:p>VALOR INTEGRAL DA DIÁRIA :</text:p>
          </table:table-cell>
          <table:table-cell table:style-name="ce115" table:number-columns-repeated="3"/>
          <table:table-cell table:style-name="ce219" table:formula="of:=IF([.E130]=&quot;NÃO PREENCHER&quot;;&quot; &quot;;IF([.F134]=0;&quot; &quot;;IF(AND([.F132]=[.$V$2];[.F134]=[.$O$2]);[.$R$2];IF(AND([.F132]=[.$V$2];[.F134]=[.$O$3]);[.$R$3];IF(AND([.F132]=[.$V$2];[.F134]=[.$O$4]);[.$R$4];IF(AND([.F132]=[.$V$3];[.F134]=[.$O$2]);[.$R$5];IF(AND([.F132]=[.$V$3];[.F134]=[.$O$3]);[.$R$6];IF(AND([.F132]=[.$V$3];[.F134]=[.$O$4]);[.$R$7];IF(AND([.F132]=[.$V$4];[.F134]=[.$O$2]);[.$R$8];IF(AND([.F132]=[.$V$4];[.F134]=[.$O$3]);[.$R$9];IF(AND([.F132]=[.$V$4];[.F134]=[.$O$4]);[.$R$10])))))))))))" office:value-type="string" office:string-value=" " calcext:value-type="string">
            <text:p><text:s/></text:p>
          </table:table-cell>
          <table:table-cell table:style-name="ce257"/>
          <table:table-cell table:style-name="ce256"/>
          <table:table-cell table:style-name="ce298"/>
          <table:table-cell table:style-name="ce313"/>
          <table:table-cell table:style-name="ce327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35]" office:value-type="float" office:value="0" calcext:value-type="float">
            <text:p>0</text:p>
          </table:table-cell>
          <table:table-cell table:number-columns-repeated="972"/>
        </table:table-row>
        <table:table-row table:style-name="ro46">
          <table:covered-table-cell/>
          <table:table-cell table:style-name="ce65" office:value-type="string" calcext:value-type="string" table:number-columns-spanned="4" table:number-rows-spanned="1">
            <text:p>DIÁRIAS com <text:span text:style-name="T13">Alimentação</text:span><text:span text:style-name="T12"> E/OU </text:span><text:span text:style-name="T13">Pousada</text:span> <text:span text:style-name="T14">gratuita</text:span><text:span text:style-name="T15">?</text:span><text:span text:style-name="T16"> </text:span></text:p>
          </table:table-cell>
          <table:covered-table-cell table:number-columns-repeated="3" table:style-name="ce117"/>
          <table:table-cell table:style-name="ce220" table:content-validation-name="val38" table:number-columns-spanned="5" table:number-rows-spanned="1"/>
          <table:covered-table-cell table:number-columns-repeated="4" table:style-name="ce131"/>
          <table:table-cell table:style-name="ce338"/>
          <table:table-cell table:style-name="ce347"/>
          <table:table-cell table:style-name="ce370" table:formula="of:=IF(AND([.E130]=&quot;NÃO PREENCHER&quot;;[.H137]&lt;&gt;0);&quot;ERRO DE PREENCHIMENTO&quot;;&quot; &quot;)" office:value-type="string" office:string-value=" " calcext:value-type="string">
            <text:p><text:s/></text:p>
          </table:table-cell>
          <table:table-cell table:style-name="ce353" table:number-columns-repeated="3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36]" office:value-type="float" office:value="0" calcext:value-type="float">
            <text:p>0</text:p>
          </table:table-cell>
          <table:table-cell table:number-columns-repeated="972"/>
        </table:table-row>
        <table:table-row table:style-name="ro66">
          <table:covered-table-cell/>
          <table:table-cell table:style-name="ce64" office:value-type="string" calcext:value-type="string">
            <text:p>VALOR <text:s/>DA DIÁRIA <text:s/>NO 7º <text:s/>PERÍODO <text:s/>:</text:p>
          </table:table-cell>
          <table:table-cell table:style-name="ce115" table:number-columns-repeated="3"/>
          <table:table-cell table:style-name="ce221" table:formula="of:=IF([.E130]=&quot;NÃO PREENCHER&quot;;&quot; &quot;;IF([.F136]=[.$Y$4];0;IF([.F136]=[.$Y$3];[.F135]/2;[.F135])))" office:value-type="string" office:string-value=" " calcext:value-type="string">
            <text:p><text:s/></text:p>
          </table:table-cell>
          <table:table-cell table:style-name="ce259"/>
          <table:table-cell table:style-name="ce279" table:content-validation-name="val52" table:number-columns-spanned="4" table:number-rows-spanned="1"/>
          <table:covered-table-cell table:style-name="ce300" office:value-type="string" calcext:value-type="string">
            <text:p>ALIMENTAÇÃO:</text:p>
          </table:covered-table-cell>
          <table:covered-table-cell table:style-name="ce259" table:formula="of:=IF([.F136]=[.$U$12];[.J135];IF([.F136]=[.$U$13];[.J135];IF([.F136]=[.$U$15];0;[.J135]-[.H137])))" office:value-type="currency" office:currency="BRL" office:value="0" calcext:value-type="currency">
            <text:p>R$ 0,00</text:p>
          </table:covered-table-cell>
          <table:covered-table-cell table:style-name="ce340" table:formula="of:=IF(OR([.F136]=[.$U$13];[.F136]=[.$U$12]);[.J137];SUM([.H137];[.J137]))" office:value-type="float" office:value="0" calcext:value-type="float">
            <text:p>0</text:p>
          </table:covered-table-cell>
          <table:table-cell table:style-name="ce347"/>
          <table:table-cell table:style-name="ce370" table:formula="of:=IF(AND([.F136]=[.$U$15];[.H137]&gt;[.J135]);&quot;ERRO DE PREENCHIMENTO&quot;;IF([.J137]&lt;0;&quot;ERRO DE PREENCHIMENTO&quot;;&quot; &quot;))" office:value-type="string" office:string-value=" " calcext:value-type="string">
            <text:p><text:s/></text:p>
          </table:table-cell>
          <table:table-cell table:style-name="ce353" table:number-columns-repeated="3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37]" office:value-type="float" office:value="0" calcext:value-type="float">
            <text:p>0</text:p>
          </table:table-cell>
          <table:table-cell table:number-columns-repeated="972"/>
        </table:table-row>
        <table:table-row table:style-name="ro32">
          <table:table-cell table:style-name="ce16"/>
          <table:table-cell table:style-name="ce26"/>
          <table:table-cell table:style-name="ce89" table:number-columns-repeated="3"/>
          <table:table-cell table:style-name="ce225" table:formula="of:=IF([.H137]&gt;[.J135];&quot;Atenção! NOTA FISCAL maior que o LIMITE&quot;;&quot; &quot;)" office:value-type="string" office:string-value=" " calcext:value-type="string">
            <text:p><text:s/></text:p>
          </table:table-cell>
          <table:table-cell table:style-name="ce89"/>
          <table:table-cell table:style-name="ce280" table:formula="of:=IF(AND([.F136]=[.$U$11];[.H137]=0);&quot;FALTA PREENCHER O VALOR DA NOTA FISCAL&quot;;IF(AND([.F136]=[.$U$15];[.H137]=0);&quot;FALTA PREENCHER O VALOR DA NOTA FISCAL&quot;;&quot; &quot;))" office:value-type="string" office:string-value=" " calcext:value-type="string">
            <text:p><text:s/></text:p>
          </table:table-cell>
          <table:table-cell table:style-name="ce89" table:number-columns-repeated="3"/>
          <table:table-cell table:style-name="ce347"/>
          <table:table-cell table:style-name="ce370" table:formula="of:=IF(AND([.F136]=[.$U$16];[.H137]&gt;0);&quot;ERRO DE PREENCHIMENTO&quot;;IF(AND([.F136]=[.$U$12];[.H137]&gt;0);&quot;ERRO DE PREENCHIMENTO&quot;;IF(AND([.F136]=[.$U$14];[.H137]&gt;0);&quot;ERRO DE PREENCHIMENTO&quot;;IF(AND([.F136]=[.$U$13];[.H137]&gt;0);&quot;ERRO DE PREENCHIMENTO&quot;;&quot; &quot;))))" office:value-type="string" office:string-value=" " calcext:value-type="string">
            <text:p><text:s/></text:p>
          </table:table-cell>
          <table:table-cell table:style-name="ce353" table:number-columns-repeated="3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38]" office:value-type="float" office:value="0" calcext:value-type="float">
            <text:p>0</text:p>
          </table:table-cell>
          <table:table-cell table:number-columns-repeated="972"/>
        </table:table-row>
        <table:table-row table:style-name="ro38">
          <table:table-cell table:style-name="ce14" office:value-type="float" office:value="39" calcext:value-type="float" table:number-columns-spanned="1" table:number-rows-spanned="8">
            <text:p>39</text:p>
          </table:table-cell>
          <table:table-cell table:style-name="ce62" office:value-type="string" calcext:value-type="string">
            <text:p><text:s/>8º PERÍODO DE <text:s/>24 HORAS</text:p>
          </table:table-cell>
          <table:table-cell table:style-name="ce110" table:number-columns-repeated="2"/>
          <table:table-cell table:style-name="ce194" table:formula="of:=IF([.D72]&gt;=8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0" table:number-columns-repeated="5"/>
          <table:table-cell table:style-name="ce335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39]" office:value-type="float" office:value="0" calcext:value-type="float">
            <text:p>0</text:p>
          </table:table-cell>
          <table:table-cell table:number-columns-repeated="972"/>
        </table:table-row>
        <table:table-row table:style-name="ro57">
          <table:covered-table-cell/>
          <table:table-cell table:style-name="ce63" office:value-type="string" calcext:value-type="string">
            <text:p>TRABALHADO</text:p>
          </table:table-cell>
          <table:table-cell table:style-name="ce111" table:number-columns-repeated="8"/>
          <table:table-cell table:style-name="ce336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40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71" office:value-type="string" calcext:value-type="string">
            <text:p>FAIXA:</text:p>
          </table:table-cell>
          <table:table-cell table:style-name="ce112" table:number-columns-repeated="3"/>
          <table:table-cell table:style-name="ce27" table:formula="of:=IF([.E139]=&quot;NÃO PREENCHER&quot;;&quot; &quot;;[.F77])" office:value-type="string" office:string-value=" " calcext:value-type="string">
            <text:p><text:s/></text:p>
          </table:table-cell>
          <table:table-cell table:style-name="ce256" table:number-columns-repeated="4"/>
          <table:table-cell table:style-name="ce327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41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72" office:value-type="string" calcext:value-type="string">
            <text:p>CIDADE <text:s/>HOSPEDAGEM:</text:p>
          </table:table-cell>
          <table:table-cell table:style-name="ce97" table:number-columns-repeated="3"/>
          <table:table-cell table:style-name="ce144" table:number-columns-spanned="6" table:number-rows-spanned="1"/>
          <table:covered-table-cell table:number-columns-repeated="4" table:style-name="ce131"/>
          <table:covered-table-cell table:style-name="ce134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42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72" office:value-type="string" calcext:value-type="string">
            <text:p>CATEGORIA:</text:p>
          </table:table-cell>
          <table:table-cell table:style-name="ce97" table:number-columns-repeated="3"/>
          <table:table-cell table:style-name="ce218" table:content-validation-name="val45" table:number-columns-spanned="3" table:number-rows-spanned="1"/>
          <table:covered-table-cell table:number-columns-repeated="2" table:style-name="ce131"/>
          <table:table-cell table:style-name="ce297"/>
          <table:table-cell table:style-name="ce256"/>
          <table:table-cell table:style-name="ce327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43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71" office:value-type="string" calcext:value-type="string">
            <text:p>VALOR INTEGRAL DA DIÁRIA :</text:p>
          </table:table-cell>
          <table:table-cell table:style-name="ce112" table:number-columns-repeated="3"/>
          <table:table-cell table:style-name="ce219" table:formula="of:=IF([.E139]=&quot;NÃO PREENCHER&quot;;&quot; &quot;;IF([.F143]=0;&quot; &quot;;IF(AND([.F141]=[.$V$2];[.F143]=[.$O$2]);[.$R$2];IF(AND([.F141]=[.$V$2];[.F143]=[.$O$3]);[.$R$3];IF(AND([.F141]=[.$V$2];[.F143]=[.$O$4]);[.$R$4];IF(AND([.F141]=[.$V$3];[.F143]=[.$O$2]);[.$R$5];IF(AND([.F141]=[.$V$3];[.F143]=[.$O$3]);[.$R$6];IF(AND([.F141]=[.$V$3];[.F143]=[.$O$4]);[.$R$7];IF(AND([.F141]=[.$V$4];[.F143]=[.$O$2]);[.$R$8];IF(AND([.F141]=[.$V$4];[.F143]=[.$O$3]);[.$R$9];IF(AND([.F141]=[.$V$4];[.F143]=[.$O$4]);[.$R$10])))))))))))" office:value-type="string" office:string-value=" " calcext:value-type="string">
            <text:p><text:s/></text:p>
          </table:table-cell>
          <table:table-cell table:style-name="ce257"/>
          <table:table-cell table:style-name="ce256"/>
          <table:table-cell table:style-name="ce298"/>
          <table:table-cell table:style-name="ce313"/>
          <table:table-cell table:style-name="ce327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44]" office:value-type="float" office:value="0" calcext:value-type="float">
            <text:p>0</text:p>
          </table:table-cell>
          <table:table-cell table:number-columns-repeated="972"/>
        </table:table-row>
        <table:table-row table:style-name="ro56">
          <table:covered-table-cell/>
          <table:table-cell table:style-name="ce65" office:value-type="string" calcext:value-type="string" table:number-columns-spanned="4" table:number-rows-spanned="1">
            <text:p>DIÁRIAS com <text:span text:style-name="T13">Alimentação</text:span><text:span text:style-name="T12"> E/OU </text:span><text:span text:style-name="T13">Pousada</text:span> <text:span text:style-name="T14">gratuita</text:span><text:span text:style-name="T15">?</text:span><text:span text:style-name="T16"> </text:span></text:p>
          </table:table-cell>
          <table:covered-table-cell table:number-columns-repeated="3" table:style-name="ce97"/>
          <table:table-cell table:style-name="ce220" table:content-validation-name="val38" table:number-columns-spanned="5" table:number-rows-spanned="1"/>
          <table:covered-table-cell table:number-columns-repeated="4" table:style-name="ce131"/>
          <table:table-cell table:style-name="ce338"/>
          <table:table-cell table:style-name="ce347"/>
          <table:table-cell table:style-name="ce370" table:formula="of:=IF(AND([.E139]=&quot;NÃO PREENCHER&quot;;[.H146]&lt;&gt;0);&quot;ERRO DE PREENCHIMENTO&quot;;&quot; &quot;)" office:value-type="string" office:string-value=" " calcext:value-type="string">
            <text:p><text:s/></text:p>
          </table:table-cell>
          <table:table-cell table:style-name="ce353" table:number-columns-repeated="3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45]" office:value-type="float" office:value="0" calcext:value-type="float">
            <text:p>0</text:p>
          </table:table-cell>
          <table:table-cell table:number-columns-repeated="972"/>
        </table:table-row>
        <table:table-row table:style-name="ro62">
          <table:covered-table-cell/>
          <table:table-cell table:style-name="ce71" office:value-type="string" calcext:value-type="string">
            <text:p>VALOR <text:s/>DA DIÁRIA <text:s/>NO 8º <text:s/>PERÍODO <text:s/>:</text:p>
          </table:table-cell>
          <table:table-cell table:style-name="ce112" table:number-columns-repeated="3"/>
          <table:table-cell table:style-name="ce221" table:formula="of:=IF([.E139]=&quot;NÃO PREENCHER&quot;;&quot; &quot;;IF([.F145]=[.$Y$4];0;IF([.F145]=[.$Y$3];[.F144]/2;[.F144])))" office:value-type="string" office:string-value=" " calcext:value-type="string">
            <text:p><text:s/></text:p>
          </table:table-cell>
          <table:table-cell table:style-name="ce259"/>
          <table:table-cell table:style-name="ce279" table:content-validation-name="val52" table:number-columns-spanned="4" table:number-rows-spanned="1"/>
          <table:covered-table-cell table:style-name="ce300" office:value-type="string" calcext:value-type="string">
            <text:p>ALIMENTAÇÃO:</text:p>
          </table:covered-table-cell>
          <table:covered-table-cell table:style-name="ce259" table:formula="of:=IF([.F145]=[.$U$12];[.J144];IF([.F145]=[.$U$13];[.J144];IF([.F145]=[.$U$15];0;[.J144]-[.H146])))" office:value-type="currency" office:currency="BRL" office:value="0" calcext:value-type="currency">
            <text:p>R$ 0,00</text:p>
          </table:covered-table-cell>
          <table:covered-table-cell table:style-name="ce340" table:formula="of:=IF(OR([.F145]=[.$U$13];[.F145]=[.$U$12]);[.J146];SUM([.H146];[.J146]))" office:value-type="float" office:value="0" calcext:value-type="float">
            <text:p>0</text:p>
          </table:covered-table-cell>
          <table:table-cell table:style-name="ce347"/>
          <table:table-cell table:style-name="ce370" table:formula="of:=IF(AND([.F145]=[.$U$15];[.H146]&gt;[.J144]);&quot;ERRO DE PREENCHIMENTO&quot;;IF([.J146]&lt;0;&quot;ERRO DE PREENCHIMENTO&quot;;&quot; &quot;))" office:value-type="string" office:string-value=" " calcext:value-type="string">
            <text:p><text:s/></text:p>
          </table:table-cell>
          <table:table-cell table:style-name="ce353" table:number-columns-repeated="3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46]" office:value-type="float" office:value="0" calcext:value-type="float">
            <text:p>0</text:p>
          </table:table-cell>
          <table:table-cell table:number-columns-repeated="972"/>
        </table:table-row>
        <table:table-row table:style-name="ro40">
          <table:table-cell table:style-name="ce16"/>
          <table:table-cell table:style-name="ce26"/>
          <table:table-cell table:style-name="ce89" table:number-columns-repeated="3"/>
          <table:table-cell table:style-name="ce225" table:formula="of:=IF([.H146]&gt;[.J144];&quot;Atenção! NOTA FISCAL maior que o LIMITE&quot;;&quot; &quot;)" office:value-type="string" office:string-value=" " calcext:value-type="string">
            <text:p><text:s/></text:p>
          </table:table-cell>
          <table:table-cell table:style-name="ce89"/>
          <table:table-cell table:style-name="ce281" table:formula="of:=IF(AND([.F145]=[.$U$11];[.H146]=0);&quot;FALTA PREENCHER O VALOR DA NOTA FISCAL&quot;;IF(AND([.F145]=[.$U$15];[.H146]=0);&quot;FALTA PREENCHER O VALOR DA NOTA FISCAL&quot;;&quot; &quot;))" office:value-type="string" office:string-value=" " calcext:value-type="string">
            <text:p><text:s/></text:p>
          </table:table-cell>
          <table:table-cell table:style-name="ce89" table:number-columns-repeated="3"/>
          <table:table-cell table:style-name="ce347"/>
          <table:table-cell table:style-name="ce371" table:formula="of:=IF(AND([.F145]=[.$U$16];[.H146]&gt;0);&quot;ERRO DE PREENCHIMENTO&quot;;IF(AND([.F145]=[.$U$12];[.H146]&gt;0);&quot;ERRO DE PREENCHIMENTO&quot;;IF(AND([.F145]=[.$U$14];[.H146]&gt;0);&quot;ERRO DE PREENCHIMENTO&quot;;IF(AND([.F145]=[.$U$13];[.H146]&gt;0);&quot;ERRO DE PREENCHIMENTO&quot;;&quot; &quot;))))" office:value-type="string" office:string-value=" " calcext:value-type="string">
            <text:p><text:s/></text:p>
          </table:table-cell>
          <table:table-cell table:style-name="ce353" table:number-columns-repeated="3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47]" office:value-type="float" office:value="0" calcext:value-type="float">
            <text:p>0</text:p>
          </table:table-cell>
          <table:table-cell table:number-columns-repeated="972"/>
        </table:table-row>
        <table:table-row table:style-name="ro38">
          <table:table-cell table:style-name="ce14" office:value-type="float" office:value="40" calcext:value-type="float" table:number-columns-spanned="1" table:number-rows-spanned="8">
            <text:p>40</text:p>
          </table:table-cell>
          <table:table-cell table:style-name="ce62" office:value-type="string" calcext:value-type="string">
            <text:p><text:s/>9º PERÍODO DE <text:s/>24 HORAS</text:p>
          </table:table-cell>
          <table:table-cell table:style-name="ce110" table:number-columns-repeated="2"/>
          <table:table-cell table:style-name="ce194" table:formula="of:=IF([.D72]&gt;=9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0" table:number-columns-repeated="5"/>
          <table:table-cell table:style-name="ce335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48]" office:value-type="float" office:value="0" calcext:value-type="float">
            <text:p>0</text:p>
          </table:table-cell>
          <table:table-cell table:number-columns-repeated="972"/>
        </table:table-row>
        <table:table-row table:style-name="ro57">
          <table:covered-table-cell/>
          <table:table-cell table:style-name="ce63" office:value-type="string" calcext:value-type="string">
            <text:p>TRABALHADO</text:p>
          </table:table-cell>
          <table:table-cell table:style-name="ce111" table:number-columns-repeated="8"/>
          <table:table-cell table:style-name="ce336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49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64" office:value-type="string" calcext:value-type="string">
            <text:p>FAIXA:</text:p>
          </table:table-cell>
          <table:table-cell table:style-name="ce112" table:number-columns-repeated="3"/>
          <table:table-cell table:style-name="ce27" table:formula="of:=IF([.E148]=&quot;NÃO PREENCHER&quot;;&quot; &quot;;[.F77])" office:value-type="string" office:string-value=" " calcext:value-type="string">
            <text:p><text:s/></text:p>
          </table:table-cell>
          <table:table-cell table:style-name="ce256" table:number-columns-repeated="4"/>
          <table:table-cell table:style-name="ce327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50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35" office:value-type="string" calcext:value-type="string">
            <text:p>CIDADE <text:s/>HOSPEDAGEM:</text:p>
          </table:table-cell>
          <table:table-cell table:style-name="ce97" table:number-columns-repeated="3"/>
          <table:table-cell table:style-name="ce144" table:number-columns-spanned="6" table:number-rows-spanned="1"/>
          <table:covered-table-cell table:number-columns-repeated="4" table:style-name="ce131"/>
          <table:covered-table-cell table:style-name="ce134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51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35" office:value-type="string" calcext:value-type="string">
            <text:p>CATEGORIA:</text:p>
          </table:table-cell>
          <table:table-cell table:style-name="ce97" table:number-columns-repeated="3"/>
          <table:table-cell table:style-name="ce218" table:content-validation-name="val46" table:number-columns-spanned="3" table:number-rows-spanned="1"/>
          <table:covered-table-cell table:number-columns-repeated="2" table:style-name="ce131"/>
          <table:table-cell table:style-name="ce297"/>
          <table:table-cell table:style-name="ce256"/>
          <table:table-cell table:style-name="ce327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52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64" office:value-type="string" calcext:value-type="string">
            <text:p>VALOR INTEGRAL DA DIÁRIA :</text:p>
          </table:table-cell>
          <table:table-cell table:style-name="ce112" table:number-columns-repeated="3"/>
          <table:table-cell table:style-name="ce219" table:formula="of:=IF([.E148]=&quot;NÃO PREENCHER&quot;;&quot; &quot;;IF([.F152]=0;&quot; &quot;;IF(AND([.F150]=[.$V$2];[.F152]=[.$O$2]);[.$R$2];IF(AND([.F150]=[.$V$2];[.F152]=[.$O$3]);[.$R$3];IF(AND([.F150]=[.$V$2];[.F152]=[.$O$4]);[.$R$4];IF(AND([.F150]=[.$V$3];[.F152]=[.$O$2]);[.$R$5];IF(AND([.F150]=[.$V$3];[.F152]=[.$O$3]);[.$R$6];IF(AND([.F150]=[.$V$3];[.F152]=[.$O$4]);[.$R$7];IF(AND([.F150]=[.$V$4];[.F152]=[.$O$2]);[.$R$8];IF(AND([.F150]=[.$V$4];[.F152]=[.$O$3]);[.$R$9];IF(AND([.F150]=[.$V$4];[.F152]=[.$O$4]);[.$R$10])))))))))))" office:value-type="string" office:string-value=" " calcext:value-type="string">
            <text:p><text:s/></text:p>
          </table:table-cell>
          <table:table-cell table:style-name="ce257"/>
          <table:table-cell table:style-name="ce256"/>
          <table:table-cell table:style-name="ce298"/>
          <table:table-cell table:style-name="ce313"/>
          <table:table-cell table:style-name="ce327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53]" office:value-type="float" office:value="0" calcext:value-type="float">
            <text:p>0</text:p>
          </table:table-cell>
          <table:table-cell table:number-columns-repeated="972"/>
        </table:table-row>
        <table:table-row table:style-name="ro67">
          <table:covered-table-cell/>
          <table:table-cell table:style-name="ce65" office:value-type="string" calcext:value-type="string" table:number-columns-spanned="4" table:number-rows-spanned="1">
            <text:p>DIÁRIAS com <text:span text:style-name="T13">Alimentação</text:span><text:span text:style-name="T12"> E/OU </text:span><text:span text:style-name="T13">Pousada</text:span> <text:span text:style-name="T14">gratuita</text:span><text:span text:style-name="T15">?</text:span><text:span text:style-name="T16"> </text:span></text:p>
          </table:table-cell>
          <table:covered-table-cell table:number-columns-repeated="3" table:style-name="ce97"/>
          <table:table-cell table:style-name="ce220" table:content-validation-name="val38" table:number-columns-spanned="5" table:number-rows-spanned="1"/>
          <table:covered-table-cell table:number-columns-repeated="4" table:style-name="ce131"/>
          <table:table-cell table:style-name="ce338"/>
          <table:table-cell table:style-name="ce347"/>
          <table:table-cell table:style-name="ce370" table:formula="of:=IF(AND([.E148]=&quot;NÃO PREENCHER&quot;;[.H155]&lt;&gt;0);&quot;ERRO DE PREENCHIMENTO&quot;;&quot; &quot;)" office:value-type="string" office:string-value=" " calcext:value-type="string">
            <text:p><text:s/></text:p>
          </table:table-cell>
          <table:table-cell table:style-name="ce353" table:number-columns-repeated="3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54]" office:value-type="float" office:value="0" calcext:value-type="float">
            <text:p>0</text:p>
          </table:table-cell>
          <table:table-cell table:number-columns-repeated="972"/>
        </table:table-row>
        <table:table-row table:style-name="ro66">
          <table:covered-table-cell/>
          <table:table-cell table:style-name="ce64" office:value-type="string" calcext:value-type="string">
            <text:p>VALOR <text:s/>DA DIÁRIA NO 9º <text:s/>PERÍODO <text:s/>:</text:p>
          </table:table-cell>
          <table:table-cell table:style-name="ce112" table:number-columns-repeated="3"/>
          <table:table-cell table:style-name="ce221" table:formula="of:=IF([.E148]=&quot;NÃO PREENCHER&quot;;&quot; &quot;;IF([.F154]=[.$Y$4];0;IF([.F154]=[.$Y$3];[.F153]/2;[.F153])))" office:value-type="string" office:string-value=" " calcext:value-type="string">
            <text:p><text:s/></text:p>
          </table:table-cell>
          <table:table-cell table:style-name="ce259"/>
          <table:table-cell table:style-name="ce279" table:content-validation-name="val52" table:number-columns-spanned="4" table:number-rows-spanned="1"/>
          <table:covered-table-cell table:style-name="ce300" office:value-type="string" calcext:value-type="string">
            <text:p>ALIMENTAÇÃO:</text:p>
          </table:covered-table-cell>
          <table:covered-table-cell table:style-name="ce259" table:formula="of:=IF([.F154]=[.$U$12];[.J153];IF([.F154]=[.$U$13];[.J153];IF([.F154]=[.$U$15];0;[.J153]-[.H155])))" office:value-type="currency" office:currency="BRL" office:value="0" calcext:value-type="currency">
            <text:p>R$ 0,00</text:p>
          </table:covered-table-cell>
          <table:covered-table-cell table:style-name="ce340" table:formula="of:=IF(OR([.F154]=[.$U$13];[.F154]=[.$U$12]);[.J155];SUM([.H155];[.J155]))" office:value-type="float" office:value="0" calcext:value-type="float">
            <text:p>0</text:p>
          </table:covered-table-cell>
          <table:table-cell table:style-name="ce347"/>
          <table:table-cell table:style-name="ce370" table:formula="of:=IF(AND([.F154]=[.$U$15];[.H155]&gt;[.J153]);&quot;ERRO DE PREENCHIMENTO&quot;;IF([.J155]&lt;0;&quot;ERRO DE PREENCHIMENTO&quot;;&quot; &quot;))" office:value-type="string" office:string-value=" " calcext:value-type="string">
            <text:p><text:s/></text:p>
          </table:table-cell>
          <table:table-cell table:style-name="ce353" table:number-columns-repeated="3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55]" office:value-type="float" office:value="0" calcext:value-type="float">
            <text:p>0</text:p>
          </table:table-cell>
          <table:table-cell table:number-columns-repeated="972"/>
        </table:table-row>
        <table:table-row table:style-name="ro60">
          <table:table-cell table:style-name="ce16"/>
          <table:table-cell table:style-name="ce26"/>
          <table:table-cell table:style-name="ce89" table:number-columns-repeated="3"/>
          <table:table-cell table:style-name="ce225" table:formula="of:=IF([.H155]&gt;[.J153];&quot;Atenção! NOTA FISCAL maior que o LIMITE&quot;;&quot; &quot;)" office:value-type="string" office:string-value=" " calcext:value-type="string">
            <text:p><text:s/></text:p>
          </table:table-cell>
          <table:table-cell table:style-name="ce89"/>
          <table:table-cell table:style-name="ce281" table:formula="of:=IF(AND([.F154]=[.$U$11];[.H155]=0);&quot;FALTA PREENCHER O VALOR DA NOTA FISCAL&quot;;IF(AND([.F154]=[.$U$15];[.H155]=0);&quot;FALTA PREENCHER O VALOR DA NOTA FISCAL&quot;;&quot; &quot;))" office:value-type="string" office:string-value=" " calcext:value-type="string">
            <text:p><text:s/></text:p>
          </table:table-cell>
          <table:table-cell table:style-name="ce89" table:number-columns-repeated="3"/>
          <table:table-cell table:style-name="ce347"/>
          <table:table-cell table:style-name="ce371" table:formula="of:=IF(AND([.F154]=[.$U$16];[.H155]&gt;0);&quot;ERRO DE PREENCHIMENTO&quot;;IF(AND([.F154]=[.$U$12];[.H155]&gt;0);&quot;ERRO DE PREENCHIMENTO&quot;;IF(AND([.F154]=[.$U$14];[.H155]&gt;0);&quot;ERRO DE PREENCHIMENTO&quot;;IF(AND([.F154]=[.$U$13];[.H155]&gt;0);&quot;ERRO DE PREENCHIMENTO&quot;;&quot; &quot;))))" office:value-type="string" office:string-value=" " calcext:value-type="string">
            <text:p><text:s/></text:p>
          </table:table-cell>
          <table:table-cell table:style-name="ce353" table:number-columns-repeated="3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56]" office:value-type="float" office:value="0" calcext:value-type="float">
            <text:p>0</text:p>
          </table:table-cell>
          <table:table-cell table:number-columns-repeated="972"/>
        </table:table-row>
        <table:table-row table:style-name="ro38">
          <table:table-cell table:style-name="ce14" office:value-type="float" office:value="41" calcext:value-type="float" table:number-columns-spanned="1" table:number-rows-spanned="8">
            <text:p>41</text:p>
          </table:table-cell>
          <table:table-cell table:style-name="ce62" office:value-type="string" calcext:value-type="string">
            <text:p><text:s/>10º PERÍODO DE <text:s/>24 HORAS</text:p>
          </table:table-cell>
          <table:table-cell table:style-name="ce110" table:number-columns-repeated="2"/>
          <table:table-cell table:style-name="ce194" table:formula="of:=IF([.D72]&gt;=10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0" table:number-columns-repeated="5"/>
          <table:table-cell table:style-name="ce335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57]" office:value-type="float" office:value="0" calcext:value-type="float">
            <text:p>0</text:p>
          </table:table-cell>
          <table:table-cell table:number-columns-repeated="972"/>
        </table:table-row>
        <table:table-row table:style-name="ro54">
          <table:covered-table-cell/>
          <table:table-cell table:style-name="ce63" office:value-type="string" calcext:value-type="string">
            <text:p>TRABALHADO</text:p>
          </table:table-cell>
          <table:table-cell table:style-name="ce111" table:number-columns-repeated="8"/>
          <table:table-cell table:style-name="ce336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58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64" office:value-type="string" calcext:value-type="string">
            <text:p>FAIXA:</text:p>
          </table:table-cell>
          <table:table-cell table:style-name="ce112" table:number-columns-repeated="3"/>
          <table:table-cell table:style-name="ce27" table:formula="of:=IF([.E157]=&quot;NÃO PREENCHER&quot;;&quot; &quot;;[.F77])" office:value-type="string" office:string-value=" " calcext:value-type="string">
            <text:p><text:s/></text:p>
          </table:table-cell>
          <table:table-cell table:style-name="ce256" table:number-columns-repeated="4"/>
          <table:table-cell table:style-name="ce327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59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35" office:value-type="string" calcext:value-type="string">
            <text:p>CIDADE <text:s/>HOSPEDAGEM:</text:p>
          </table:table-cell>
          <table:table-cell table:style-name="ce97" table:number-columns-repeated="3"/>
          <table:table-cell table:style-name="ce226" table:number-columns-spanned="6" table:number-rows-spanned="1"/>
          <table:covered-table-cell table:number-columns-repeated="4" table:style-name="ce131"/>
          <table:covered-table-cell table:style-name="ce134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60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35" office:value-type="string" calcext:value-type="string">
            <text:p>CATEGORIA:</text:p>
          </table:table-cell>
          <table:table-cell table:style-name="ce97" table:number-columns-repeated="3"/>
          <table:table-cell table:style-name="ce218" table:content-validation-name="val47" table:number-columns-spanned="3" table:number-rows-spanned="1"/>
          <table:covered-table-cell table:number-columns-repeated="2" table:style-name="ce131"/>
          <table:table-cell table:style-name="ce297"/>
          <table:table-cell table:style-name="ce256"/>
          <table:table-cell table:style-name="ce327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61]" office:value-type="float" office:value="0" calcext:value-type="float">
            <text:p>0</text:p>
          </table:table-cell>
          <table:table-cell table:number-columns-repeated="972"/>
        </table:table-row>
        <table:table-row table:style-name="ro55">
          <table:covered-table-cell/>
          <table:table-cell table:style-name="ce64" office:value-type="string" calcext:value-type="string">
            <text:p>VALOR INTEGRAL DA DIÁRIA :</text:p>
          </table:table-cell>
          <table:table-cell table:style-name="ce112" table:number-columns-repeated="3"/>
          <table:table-cell table:style-name="ce219" table:formula="of:=IF([.E157]=&quot;NÃO PREENCHER&quot;;&quot; &quot;;IF([.F161]=0;&quot; &quot;;IF(AND([.F159]=[.$V$2];[.F161]=[.$O$2]);[.$R$2];IF(AND([.F159]=[.$V$2];[.F161]=[.$O$3]);[.$R$3];IF(AND([.F159]=[.$V$2];[.F161]=[.$O$4]);[.$R$4];IF(AND([.F159]=[.$V$3];[.F161]=[.$O$2]);[.$R$5];IF(AND([.F159]=[.$V$3];[.F161]=[.$O$3]);[.$R$6];IF(AND([.F159]=[.$V$3];[.F161]=[.$O$4]);[.$R$7];IF(AND([.F159]=[.$V$4];[.F161]=[.$O$2]);[.$R$8];IF(AND([.F159]=[.$V$4];[.F161]=[.$O$3]);[.$R$9];IF(AND([.F159]=[.$V$4];[.F161]=[.$O$4]);[.$R$10])))))))))))" office:value-type="string" office:string-value=" " calcext:value-type="string">
            <text:p><text:s/></text:p>
          </table:table-cell>
          <table:table-cell table:style-name="ce257"/>
          <table:table-cell table:style-name="ce256"/>
          <table:table-cell table:style-name="ce298"/>
          <table:table-cell table:style-name="ce313"/>
          <table:table-cell table:style-name="ce327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62]" office:value-type="float" office:value="0" calcext:value-type="float">
            <text:p>0</text:p>
          </table:table-cell>
          <table:table-cell table:number-columns-repeated="972"/>
        </table:table-row>
        <table:table-row table:style-name="ro56">
          <table:covered-table-cell/>
          <table:table-cell table:style-name="ce65" office:value-type="string" calcext:value-type="string" table:number-columns-spanned="4" table:number-rows-spanned="1">
            <text:p>DIÁRIAS com <text:span text:style-name="T13">Alimentação</text:span><text:span text:style-name="T12"> E/OU </text:span><text:span text:style-name="T13">Pousada</text:span> <text:span text:style-name="T14">gratuita</text:span><text:span text:style-name="T15">?</text:span><text:span text:style-name="T16"> </text:span></text:p>
          </table:table-cell>
          <table:covered-table-cell table:number-columns-repeated="3" table:style-name="ce97"/>
          <table:table-cell table:style-name="ce220" table:content-validation-name="val38" table:number-columns-spanned="5" table:number-rows-spanned="1"/>
          <table:covered-table-cell table:number-columns-repeated="4" table:style-name="ce131"/>
          <table:table-cell table:style-name="ce338"/>
          <table:table-cell table:style-name="ce347"/>
          <table:table-cell table:style-name="ce370" table:formula="of:=IF(AND([.E157]=&quot;NÃO PREENCHER&quot;;[.H164]&lt;&gt;0);&quot;ERRO DE PREENCHIMENTO&quot;;&quot; &quot;)" office:value-type="string" office:string-value=" " calcext:value-type="string">
            <text:p><text:s/></text:p>
          </table:table-cell>
          <table:table-cell table:style-name="ce353" table:number-columns-repeated="3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63]" office:value-type="float" office:value="0" calcext:value-type="float">
            <text:p>0</text:p>
          </table:table-cell>
          <table:table-cell table:number-columns-repeated="972"/>
        </table:table-row>
        <table:table-row table:style-name="ro62">
          <table:covered-table-cell/>
          <table:table-cell table:style-name="ce64" office:value-type="string" calcext:value-type="string">
            <text:p>VALOR <text:s/>DA DIÁRIA <text:s text:c="2"/>NO 10º PERÍODO <text:s/>:</text:p>
          </table:table-cell>
          <table:table-cell table:style-name="ce112" table:number-columns-repeated="3"/>
          <table:table-cell table:style-name="ce221" table:formula="of:=IF([.E157]=&quot;NÃO PREENCHER&quot;;&quot; &quot;;IF([.F163]=[.$Y$4];0;IF([.F163]=[.$Y$3];[.F162]/2;[.F162])))" office:value-type="string" office:string-value=" " calcext:value-type="string">
            <text:p><text:s/></text:p>
          </table:table-cell>
          <table:table-cell table:style-name="ce259"/>
          <table:table-cell table:style-name="ce279" table:content-validation-name="val52" table:number-columns-spanned="4" table:number-rows-spanned="1"/>
          <table:covered-table-cell table:style-name="ce300" office:value-type="string" calcext:value-type="string">
            <text:p>ALIMENTAÇÃO:</text:p>
          </table:covered-table-cell>
          <table:covered-table-cell table:style-name="ce259" table:formula="of:=IF([.F163]=[.$U$12];[.J162];IF([.F163]=[.$U$13];[.J162];IF([.F163]=[.$U$15];0;[.J162]-[.H164])))" office:value-type="currency" office:currency="BRL" office:value="0" calcext:value-type="currency">
            <text:p>R$ 0,00</text:p>
          </table:covered-table-cell>
          <table:covered-table-cell table:style-name="ce340" table:formula="of:=IF(OR([.F163]=[.$U$13];[.F163]=[.$U$12]);[.J164];SUM([.H164];[.J164]))" office:value-type="float" office:value="0" calcext:value-type="float">
            <text:p>0</text:p>
          </table:covered-table-cell>
          <table:table-cell table:style-name="ce347"/>
          <table:table-cell table:style-name="ce370" table:formula="of:=IF(AND([.F163]=[.$U$15];[.H164]&gt;[.J162]);&quot;ERRO DE PREENCHIMENTO&quot;;IF([.J164]&lt;0;&quot;ERRO DE PREENCHIMENTO&quot;;&quot; &quot;))" office:value-type="string" office:string-value=" " calcext:value-type="string">
            <text:p><text:s/></text:p>
          </table:table-cell>
          <table:table-cell table:style-name="ce353" table:number-columns-repeated="3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64]" office:value-type="float" office:value="0" calcext:value-type="float">
            <text:p>0</text:p>
          </table:table-cell>
          <table:table-cell table:number-columns-repeated="972"/>
        </table:table-row>
        <table:table-row table:style-name="ro68">
          <table:table-cell table:style-name="ce16"/>
          <table:table-cell table:style-name="ce73" table:number-columns-repeated="2"/>
          <table:table-cell table:style-name="ce89"/>
          <table:table-cell table:style-name="ce73"/>
          <table:table-cell table:style-name="ce225" table:formula="of:=IF([.H164]&gt;[.J162];&quot;Atenção! NOTA FISCAL maior que o LIMITE&quot;;&quot; &quot;)" office:value-type="string" office:string-value=" " calcext:value-type="string">
            <text:p><text:s/></text:p>
          </table:table-cell>
          <table:table-cell table:style-name="ce89"/>
          <table:table-cell table:style-name="ce281" table:formula="of:=IF(AND([.F163]=[.$U$11];[.H164]=0);&quot;FALTA PREENCHER O VALOR DA NOTA FISCAL&quot;;IF(AND([.F163]=[.$U$15];[.H164]=0);&quot;FALTA PREENCHER O VALOR DA NOTA FISCAL&quot;;&quot; &quot;))" office:value-type="string" office:string-value=" " calcext:value-type="string">
            <text:p><text:s/></text:p>
          </table:table-cell>
          <table:table-cell table:style-name="ce89" table:number-columns-repeated="3"/>
          <table:table-cell table:style-name="ce347"/>
          <table:table-cell table:style-name="ce371" table:formula="of:=IF(AND([.F163]=[.$U$16];[.H164]&gt;0);&quot;ERRO DE PREENCHIMENTO&quot;;IF(AND([.F163]=[.$U$12];[.H164]&gt;0);&quot;ERRO DE PREENCHIMENTO&quot;;IF(AND([.F163]=[.$U$14];[.H164]&gt;0);&quot;ERRO DE PREENCHIMENTO&quot;;IF(AND([.F163]=[.$U$13];[.H164]&gt;0);&quot;ERRO DE PREENCHIMENTO&quot;;&quot; &quot;))))" office:value-type="string" office:string-value=" " calcext:value-type="string">
            <text:p><text:s/></text:p>
          </table:table-cell>
          <table:table-cell table:style-name="ce353" table:number-columns-repeated="3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65]" office:value-type="float" office:value="0" calcext:value-type="float">
            <text:p>0</text:p>
          </table:table-cell>
          <table:table-cell table:number-columns-repeated="972"/>
        </table:table-row>
        <table:table-row table:style-name="ro27">
          <table:table-cell table:style-name="ce16"/>
          <table:table-cell table:style-name="ce73" table:formula="of:=[.B129]" office:value-type="string" office:string-value="DATA EMISSÃO:" calcext:value-type="string">
            <text:p>DATA EMISSÃO:</text:p>
          </table:table-cell>
          <table:table-cell table:style-name="ce73" table:formula="of:=[.C129]" office:value-type="string" office:string-value=" " calcext:value-type="string">
            <text:p><text:s/></text:p>
          </table:table-cell>
          <table:table-cell table:style-name="ce89"/>
          <table:table-cell table:style-name="ce73" table:formula="of:=[.E129]" office:value-type="string" office:string-value=" " calcext:value-type="string">
            <text:p><text:s/></text:p>
          </table:table-cell>
          <table:table-cell table:style-name="ce227"/>
          <table:table-cell table:style-name="ce89" table:number-columns-repeated="5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66]" office:value-type="float" office:value="0" calcext:value-type="float">
            <text:p>0</text:p>
          </table:table-cell>
          <table:table-cell table:number-columns-repeated="972"/>
        </table:table-row>
        <table:table-row table:style-name="ro12">
          <table:table-cell table:style-name="ce14" office:value-type="float" office:value="42" calcext:value-type="float" table:number-columns-spanned="1" table:number-rows-spanned="8">
            <text:p>42</text:p>
          </table:table-cell>
          <table:table-cell table:style-name="ce62" office:value-type="string" calcext:value-type="string">
            <text:p><text:s/>11º PERÍODO DE 24 HORAS</text:p>
          </table:table-cell>
          <table:table-cell table:style-name="ce110" table:number-columns-repeated="2"/>
          <table:table-cell table:style-name="ce194" table:formula="of:=IF([.D72]&gt;=11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0" table:number-columns-repeated="5"/>
          <table:table-cell table:style-name="ce335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67]" office:value-type="float" office:value="0" calcext:value-type="float">
            <text:p>0</text:p>
          </table:table-cell>
          <table:table-cell table:number-columns-repeated="972"/>
        </table:table-row>
        <table:table-row table:style-name="ro47">
          <table:covered-table-cell/>
          <table:table-cell table:style-name="ce63" office:value-type="string" calcext:value-type="string">
            <text:p>TRABALHADO</text:p>
          </table:table-cell>
          <table:table-cell table:style-name="ce111" table:number-columns-repeated="7"/>
          <table:table-cell table:style-name="ce312"/>
          <table:table-cell table:style-name="ce336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68]" office:value-type="float" office:value="0" calcext:value-type="float">
            <text:p>0</text:p>
          </table:table-cell>
          <table:table-cell table:number-columns-repeated="972"/>
        </table:table-row>
        <table:table-row table:style-name="ro69">
          <table:covered-table-cell/>
          <table:table-cell table:style-name="ce64" office:value-type="string" calcext:value-type="string">
            <text:p>FAIXA:</text:p>
          </table:table-cell>
          <table:table-cell table:style-name="ce112" table:number-columns-repeated="3"/>
          <table:table-cell table:style-name="ce27" table:formula="of:=IF([.E167]=&quot;NÃO PREENCHER&quot;;&quot; &quot;;[.F77])" office:value-type="string" office:string-value=" " calcext:value-type="string">
            <text:p><text:s/></text:p>
          </table:table-cell>
          <table:table-cell table:style-name="ce256" table:number-columns-repeated="4"/>
          <table:table-cell table:style-name="ce327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69]" office:value-type="float" office:value="0" calcext:value-type="float">
            <text:p>0</text:p>
          </table:table-cell>
          <table:table-cell table:number-columns-repeated="972"/>
        </table:table-row>
        <table:table-row table:style-name="ro69">
          <table:covered-table-cell/>
          <table:table-cell table:style-name="ce35" office:value-type="string" calcext:value-type="string">
            <text:p>CIDADE <text:s/>HOSPEDAGEM:</text:p>
          </table:table-cell>
          <table:table-cell table:style-name="ce113"/>
          <table:table-cell table:style-name="ce97" table:number-columns-repeated="2"/>
          <table:table-cell table:style-name="ce144" table:number-columns-spanned="6" table:number-rows-spanned="1"/>
          <table:covered-table-cell table:number-columns-repeated="4" table:style-name="ce131"/>
          <table:covered-table-cell table:style-name="ce134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70]" office:value-type="float" office:value="0" calcext:value-type="float">
            <text:p>0</text:p>
          </table:table-cell>
          <table:table-cell table:number-columns-repeated="972"/>
        </table:table-row>
        <table:table-row table:style-name="ro69">
          <table:covered-table-cell/>
          <table:table-cell table:style-name="ce35" office:value-type="string" calcext:value-type="string">
            <text:p>CATEGORIA:</text:p>
          </table:table-cell>
          <table:table-cell table:style-name="ce97" table:number-columns-repeated="3"/>
          <table:table-cell table:style-name="ce218" table:content-validation-name="val37" table:number-columns-spanned="3" table:number-rows-spanned="1"/>
          <table:covered-table-cell table:number-columns-repeated="2" table:style-name="ce131"/>
          <table:table-cell table:style-name="ce297"/>
          <table:table-cell table:style-name="ce256"/>
          <table:table-cell table:style-name="ce327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71]" office:value-type="float" office:value="0" calcext:value-type="float">
            <text:p>0</text:p>
          </table:table-cell>
          <table:table-cell table:number-columns-repeated="972"/>
        </table:table-row>
        <table:table-row table:style-name="ro69">
          <table:covered-table-cell/>
          <table:table-cell table:style-name="ce64" office:value-type="string" calcext:value-type="string">
            <text:p>VALOR INTEGRAL DA DIÁRIA :</text:p>
          </table:table-cell>
          <table:table-cell table:style-name="ce112" table:number-columns-repeated="3"/>
          <table:table-cell table:style-name="ce219" table:formula="of:=IF([.E167]=&quot;NÃO PREENCHER&quot;;&quot; &quot;;IF([.F171]=0;&quot; &quot;;IF(AND([.F169]=[.$V$2];[.F171]=[.$O$2]);[.$R$2];IF(AND([.F169]=[.$V$2];[.F171]=[.$O$3]);[.$R$3];IF(AND([.F169]=[.$V$2];[.F171]=[.$O$4]);[.$R$4];IF(AND([.F169]=[.$V$3];[.F171]=[.$O$2]);[.$R$5];IF(AND([.F169]=[.$V$3];[.F171]=[.$O$3]);[.$R$6];IF(AND([.F169]=[.$V$3];[.F171]=[.$O$4]);[.$R$7];IF(AND([.F169]=[.$V$4];[.F171]=[.$O$2]);[.$R$8];IF(AND([.F169]=[.$V$4];[.F171]=[.$O$3]);[.$R$9];IF(AND([.F169]=[.$V$4];[.F171]=[.$O$4]);[.$R$10])))))))))))" office:value-type="string" office:string-value=" " calcext:value-type="string">
            <text:p><text:s/></text:p>
          </table:table-cell>
          <table:table-cell table:style-name="ce257"/>
          <table:table-cell table:style-name="ce260"/>
          <table:table-cell table:style-name="ce298"/>
          <table:table-cell table:style-name="ce313"/>
          <table:table-cell table:style-name="ce337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72]" office:value-type="float" office:value="0" calcext:value-type="float">
            <text:p>0</text:p>
          </table:table-cell>
          <table:table-cell table:number-columns-repeated="972"/>
        </table:table-row>
        <table:table-row table:style-name="ro34">
          <table:covered-table-cell/>
          <table:table-cell table:style-name="ce65" office:value-type="string" calcext:value-type="string" table:number-columns-spanned="4" table:number-rows-spanned="1">
            <text:p>DIÁRIAS com <text:span text:style-name="T13">Alimentação</text:span><text:span text:style-name="T12"> E/OU </text:span><text:span text:style-name="T13">Pousada</text:span> <text:span text:style-name="T14">gratuita</text:span><text:span text:style-name="T15">?</text:span><text:span text:style-name="T16"> </text:span></text:p>
          </table:table-cell>
          <table:covered-table-cell table:number-columns-repeated="3" table:style-name="ce97"/>
          <table:table-cell table:style-name="ce220" table:content-validation-name="val38" table:number-columns-spanned="5" table:number-rows-spanned="1"/>
          <table:covered-table-cell table:number-columns-repeated="4" table:style-name="ce131"/>
          <table:table-cell table:style-name="ce338"/>
          <table:table-cell table:style-name="ce347"/>
          <table:table-cell table:style-name="ce370" table:formula="of:=IF(AND([.E167]=&quot;NÃO PREENCHER&quot;;[.H174]&lt;&gt;0);&quot;ERRO DE PREENCHIMENTO&quot;;&quot; &quot;)" office:value-type="string" office:string-value=" " calcext:value-type="string">
            <text:p><text:s/></text:p>
          </table:table-cell>
          <table:table-cell table:style-name="ce353" table:number-columns-repeated="3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73]" office:value-type="float" office:value="0" calcext:value-type="float">
            <text:p>0</text:p>
          </table:table-cell>
          <table:table-cell table:number-columns-repeated="972"/>
        </table:table-row>
        <table:table-row table:style-name="ro49">
          <table:covered-table-cell/>
          <table:table-cell table:style-name="ce64" office:value-type="string" calcext:value-type="string">
            <text:p>VALOR <text:s/>DA DIÁRIA NO 11º <text:s/>PERÍODO <text:s/>:</text:p>
          </table:table-cell>
          <table:table-cell table:style-name="ce112" table:number-columns-repeated="3"/>
          <table:table-cell table:style-name="ce221" table:formula="of:=IF([.E167]=&quot;NÃO PREENCHER&quot;;&quot; &quot;;IF([.F173]=[.$Y$4];0;IF([.F173]=[.$Y$3];[.F172]/2;[.F172])))" office:value-type="string" office:string-value=" " calcext:value-type="string">
            <text:p><text:s/></text:p>
          </table:table-cell>
          <table:table-cell table:style-name="ce259"/>
          <table:table-cell table:style-name="ce279" table:content-validation-name="val52" table:number-columns-spanned="4" table:number-rows-spanned="1"/>
          <table:covered-table-cell table:style-name="ce300" office:value-type="string" calcext:value-type="string">
            <text:p>ALIMENTAÇÃO:</text:p>
          </table:covered-table-cell>
          <table:covered-table-cell table:style-name="ce259" table:formula="of:=IF([.F173]=[.$U$12];[.J172];IF([.F173]=[.$U$13];[.J172];IF([.F173]=[.$U$15];0;[.J172]-[.H174])))" office:value-type="currency" office:currency="BRL" office:value="0" calcext:value-type="currency">
            <text:p>R$ 0,00</text:p>
          </table:covered-table-cell>
          <table:covered-table-cell table:style-name="ce340" table:formula="of:=IF(OR([.F173]=[.$U$13];[.F173]=[.$U$12]);[.J174];SUM([.H174];[.J174]))" office:value-type="float" office:value="0" calcext:value-type="float">
            <text:p>0</text:p>
          </table:covered-table-cell>
          <table:table-cell table:style-name="ce347"/>
          <table:table-cell table:style-name="ce370" table:formula="of:=IF(AND([.F173]=[.$U$15];[.H174]&gt;[.J172]);&quot;ERRO DE PREENCHIMENTO&quot;;IF([.J174]&lt;0;&quot;ERRO DE PREENCHIMENTO&quot;;&quot; &quot;))" office:value-type="string" office:string-value=" " calcext:value-type="string">
            <text:p><text:s/></text:p>
          </table:table-cell>
          <table:table-cell table:style-name="ce353" table:number-columns-repeated="3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74]" office:value-type="float" office:value="0" calcext:value-type="float">
            <text:p>0</text:p>
          </table:table-cell>
          <table:table-cell table:number-columns-repeated="972"/>
        </table:table-row>
        <table:table-row table:style-name="ro16">
          <table:table-cell table:style-name="ce16"/>
          <table:table-cell table:style-name="ce26"/>
          <table:table-cell table:style-name="ce89" table:number-columns-repeated="3"/>
          <table:table-cell table:style-name="ce225" table:formula="of:=IF([.H174]&gt;[.J172];&quot;Atenção! NOTA FISCAL maior que o LIMITE&quot;;&quot; &quot;)" office:value-type="string" office:string-value=" " calcext:value-type="string">
            <text:p><text:s/></text:p>
          </table:table-cell>
          <table:table-cell table:style-name="ce89"/>
          <table:table-cell table:style-name="ce281" table:formula="of:=IF(AND([.F173]=[.$U$11];[.H174]=0);&quot;FALTA PREENCHER O VALOR DA NOTA FISCAL&quot;;IF(AND([.F173]=[.$U$15];[.H174]=0);&quot;FALTA PREENCHER O VALOR DA NOTA FISCAL&quot;;&quot; &quot;))" office:value-type="string" office:string-value=" " calcext:value-type="string">
            <text:p><text:s/></text:p>
          </table:table-cell>
          <table:table-cell table:style-name="ce89" table:number-columns-repeated="3"/>
          <table:table-cell table:style-name="ce347"/>
          <table:table-cell table:style-name="ce371" table:formula="of:=IF(AND([.F173]=[.$U$16];[.H174]&gt;0);&quot;ERRO DE PREENCHIMENTO&quot;;IF(AND([.F173]=[.$U$12];[.H174]&gt;0);&quot;ERRO DE PREENCHIMENTO&quot;;IF(AND([.F173]=[.$U$14];[.H174]&gt;0);&quot;ERRO DE PREENCHIMENTO&quot;;IF(AND([.F173]=[.$U$13];[.H174]&gt;0);&quot;ERRO DE PREENCHIMENTO&quot;;&quot; &quot;))))" office:value-type="string" office:string-value=" " calcext:value-type="string">
            <text:p><text:s/></text:p>
          </table:table-cell>
          <table:table-cell table:style-name="ce353" table:number-columns-repeated="3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75]" office:value-type="float" office:value="0" calcext:value-type="float">
            <text:p>0</text:p>
          </table:table-cell>
          <table:table-cell table:number-columns-repeated="972"/>
        </table:table-row>
        <table:table-row table:style-name="ro69">
          <table:table-cell table:style-name="ce14" office:value-type="float" office:value="43" calcext:value-type="float" table:number-columns-spanned="1" table:number-rows-spanned="8">
            <text:p>43</text:p>
          </table:table-cell>
          <table:table-cell table:style-name="ce62" office:value-type="string" calcext:value-type="string">
            <text:p><text:s/>12º PERÍODO DE <text:s/>24 HORAS</text:p>
          </table:table-cell>
          <table:table-cell table:style-name="ce110" table:number-columns-repeated="2"/>
          <table:table-cell table:style-name="ce194" table:formula="of:=IF([.D72]&gt;=12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0" table:number-columns-repeated="5"/>
          <table:table-cell table:style-name="ce335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76]" office:value-type="float" office:value="0" calcext:value-type="float">
            <text:p>0</text:p>
          </table:table-cell>
          <table:table-cell table:number-columns-repeated="972"/>
        </table:table-row>
        <table:table-row table:style-name="ro58">
          <table:covered-table-cell/>
          <table:table-cell table:style-name="ce63" office:value-type="string" calcext:value-type="string">
            <text:p>TRABALHADO</text:p>
          </table:table-cell>
          <table:table-cell table:style-name="ce111" table:number-columns-repeated="8"/>
          <table:table-cell table:style-name="ce336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77]" office:value-type="float" office:value="0" calcext:value-type="float">
            <text:p>0</text:p>
          </table:table-cell>
          <table:table-cell table:number-columns-repeated="972"/>
        </table:table-row>
        <table:table-row table:style-name="ro37">
          <table:covered-table-cell/>
          <table:table-cell table:style-name="ce64" office:value-type="string" calcext:value-type="string">
            <text:p>FAIXA:</text:p>
          </table:table-cell>
          <table:table-cell table:style-name="ce112" table:number-columns-repeated="3"/>
          <table:table-cell table:style-name="ce27" table:formula="of:=IF([.E176]=&quot;NÃO PREENCHER&quot;;&quot; &quot;;[.F77])" office:value-type="string" office:string-value=" " calcext:value-type="string">
            <text:p><text:s/></text:p>
          </table:table-cell>
          <table:table-cell table:style-name="ce256" table:number-columns-repeated="4"/>
          <table:table-cell table:style-name="ce327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78]" office:value-type="float" office:value="0" calcext:value-type="float">
            <text:p>0</text:p>
          </table:table-cell>
          <table:table-cell table:number-columns-repeated="972"/>
        </table:table-row>
        <table:table-row table:style-name="ro69">
          <table:covered-table-cell/>
          <table:table-cell table:style-name="ce35" office:value-type="string" calcext:value-type="string">
            <text:p>CIDADE <text:s/>HOSPEDAGEM:</text:p>
          </table:table-cell>
          <table:table-cell table:style-name="ce97" table:number-columns-repeated="3"/>
          <table:table-cell table:style-name="ce144" table:number-columns-spanned="6" table:number-rows-spanned="1"/>
          <table:covered-table-cell table:number-columns-repeated="4" table:style-name="ce131"/>
          <table:covered-table-cell table:style-name="ce134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79]" office:value-type="float" office:value="0" calcext:value-type="float">
            <text:p>0</text:p>
          </table:table-cell>
          <table:table-cell table:number-columns-repeated="972"/>
        </table:table-row>
        <table:table-row table:style-name="ro69">
          <table:covered-table-cell/>
          <table:table-cell table:style-name="ce35" office:value-type="string" calcext:value-type="string">
            <text:p>CATEGORIA:</text:p>
          </table:table-cell>
          <table:table-cell table:style-name="ce97" table:number-columns-repeated="3"/>
          <table:table-cell table:style-name="ce218" table:content-validation-name="val39" table:number-columns-spanned="3" table:number-rows-spanned="1"/>
          <table:covered-table-cell table:number-columns-repeated="2" table:style-name="ce131"/>
          <table:table-cell table:style-name="ce297"/>
          <table:table-cell table:style-name="ce256"/>
          <table:table-cell table:style-name="ce327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80]" office:value-type="float" office:value="0" calcext:value-type="float">
            <text:p>0</text:p>
          </table:table-cell>
          <table:table-cell table:number-columns-repeated="972"/>
        </table:table-row>
        <table:table-row table:style-name="ro66">
          <table:covered-table-cell/>
          <table:table-cell table:style-name="ce66" office:value-type="string" calcext:value-type="string">
            <text:p>VALOR INTEGRAL DA DIÁRIA :</text:p>
          </table:table-cell>
          <table:table-cell table:style-name="ce114" table:number-columns-repeated="3"/>
          <table:table-cell table:style-name="ce219" table:formula="of:=IF([.E176]=&quot;NÃO PREENCHER&quot;;&quot; &quot;;IF([.F180]=0;&quot; &quot;;IF(AND([.F178]=[.$V$2];[.F180]=[.$O$2]);[.$R$2];IF(AND([.F178]=[.$V$2];[.F180]=[.$O$3]);[.$R$3];IF(AND([.F178]=[.$V$2];[.F180]=[.$O$4]);[.$R$4];IF(AND([.F178]=[.$V$3];[.F180]=[.$O$2]);[.$R$5];IF(AND([.F178]=[.$V$3];[.F180]=[.$O$3]);[.$R$6];IF(AND([.F178]=[.$V$3];[.F180]=[.$O$4]);[.$R$7];IF(AND([.F178]=[.$V$4];[.F180]=[.$O$2]);[.$R$8];IF(AND([.F178]=[.$V$4];[.F180]=[.$O$3]);[.$R$9];IF(AND([.F178]=[.$V$4];[.F180]=[.$O$4]);[.$R$10])))))))))))" office:value-type="string" office:string-value=" " calcext:value-type="string">
            <text:p><text:s/></text:p>
          </table:table-cell>
          <table:table-cell table:style-name="ce257"/>
          <table:table-cell table:style-name="ce260"/>
          <table:table-cell table:style-name="ce298"/>
          <table:table-cell table:style-name="ce313"/>
          <table:table-cell table:style-name="ce337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81]"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covered-table-cell/>
          <table:table-cell table:style-name="ce65" office:value-type="string" calcext:value-type="string" table:number-columns-spanned="4" table:number-rows-spanned="1">
            <text:p>DIÁRIAS com <text:span text:style-name="T13">Alimentação</text:span><text:span text:style-name="T12"> E/OU </text:span><text:span text:style-name="T13">Pousada</text:span> <text:span text:style-name="T14">gratuita</text:span><text:span text:style-name="T15">?</text:span><text:span text:style-name="T16"> </text:span></text:p>
          </table:table-cell>
          <table:covered-table-cell table:number-columns-repeated="3" table:style-name="ce97"/>
          <table:table-cell table:style-name="ce220" table:content-validation-name="val38" table:number-columns-spanned="5" table:number-rows-spanned="1"/>
          <table:covered-table-cell table:number-columns-repeated="4" table:style-name="ce131"/>
          <table:table-cell table:style-name="ce338"/>
          <table:table-cell table:style-name="ce347"/>
          <table:table-cell table:style-name="ce370" table:formula="of:=IF(AND([.E176]=&quot;NÃO PREENCHER&quot;;[.H183]&lt;&gt;0);&quot;ERRO DE PREENCHIMENTO&quot;;&quot; &quot;)" office:value-type="string" office:string-value=" " calcext:value-type="string">
            <text:p><text:s/></text:p>
          </table:table-cell>
          <table:table-cell table:style-name="ce353" table:number-columns-repeated="3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82]" office:value-type="float" office:value="0" calcext:value-type="float">
            <text:p>0</text:p>
          </table:table-cell>
          <table:table-cell table:number-columns-repeated="972"/>
        </table:table-row>
        <table:table-row table:style-name="ro62">
          <table:covered-table-cell/>
          <table:table-cell table:style-name="ce64" office:value-type="string" calcext:value-type="string">
            <text:p>VALOR <text:s/>DA DIÁRIA NO 12º PERÍODO <text:s/>:</text:p>
          </table:table-cell>
          <table:table-cell table:style-name="ce112" table:number-columns-repeated="3"/>
          <table:table-cell table:style-name="ce221" table:formula="of:=IF([.E176]=&quot;NÃO PREENCHER&quot;;&quot; &quot;;IF([.F182]=[.$Y$4];0;IF([.F182]=[.$Y$3];[.F181]/2;[.F181])))" office:value-type="string" office:string-value=" " calcext:value-type="string">
            <text:p><text:s/></text:p>
          </table:table-cell>
          <table:table-cell table:style-name="ce259"/>
          <table:table-cell table:style-name="ce279" table:content-validation-name="val52" table:number-columns-spanned="4" table:number-rows-spanned="1"/>
          <table:covered-table-cell table:style-name="ce300" office:value-type="string" calcext:value-type="string">
            <text:p>ALIMENTAÇÃO:</text:p>
          </table:covered-table-cell>
          <table:covered-table-cell table:style-name="ce259" table:formula="of:=IF([.F182]=[.$U$12];[.J181];IF([.F182]=[.$U$13];[.J181];IF([.F182]=[.$U$15];0;[.J181]-[.H183])))" office:value-type="currency" office:currency="BRL" office:value="0" calcext:value-type="currency">
            <text:p>R$ 0,00</text:p>
          </table:covered-table-cell>
          <table:covered-table-cell table:style-name="ce340" table:formula="of:=IF(OR([.F182]=[.$U$13];[.F182]=[.$U$12]);[.J183];SUM([.H183];[.J183]))" office:value-type="float" office:value="0" calcext:value-type="float">
            <text:p>0</text:p>
          </table:covered-table-cell>
          <table:table-cell table:style-name="ce347"/>
          <table:table-cell table:style-name="ce370" table:formula="of:=IF(AND([.F182]=[.$U$15];[.H183]&gt;[.J181]);&quot;ERRO DE PREENCHIMENTO&quot;;IF([.J183]&lt;0;&quot;ERRO DE PREENCHIMENTO&quot;;&quot; &quot;))" office:value-type="string" office:string-value=" " calcext:value-type="string">
            <text:p><text:s/></text:p>
          </table:table-cell>
          <table:table-cell table:style-name="ce353" table:number-columns-repeated="3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83]" office:value-type="float" office:value="0" calcext:value-type="float">
            <text:p>0</text:p>
          </table:table-cell>
          <table:table-cell table:number-columns-repeated="972"/>
        </table:table-row>
        <table:table-row table:style-name="ro12">
          <table:table-cell table:style-name="ce16"/>
          <table:table-cell table:style-name="ce74" table:number-columns-repeated="2"/>
          <table:table-cell table:style-name="ce89"/>
          <table:table-cell table:style-name="ce74"/>
          <table:table-cell table:style-name="ce225" table:formula="of:=IF([.H183]&gt;[.J181];&quot;Atenção! NOTA FISCAL maior que o LIMITE&quot;;&quot; &quot;)" office:value-type="string" office:string-value=" " calcext:value-type="string">
            <text:p><text:s/></text:p>
          </table:table-cell>
          <table:table-cell table:style-name="ce89"/>
          <table:table-cell table:style-name="ce281" table:formula="of:=IF(AND([.F182]=[.$U$11];[.H183]=0);&quot;FALTA PREENCHER O VALOR DA NOTA FISCAL&quot;;IF(AND([.F182]=[.$U$15];[.H183]=0);&quot;FALTA PREENCHER O VALOR DA NOTA FISCAL&quot;;&quot; &quot;))" office:value-type="string" office:string-value=" " calcext:value-type="string">
            <text:p><text:s/></text:p>
          </table:table-cell>
          <table:table-cell table:style-name="ce89" table:number-columns-repeated="3"/>
          <table:table-cell table:style-name="ce347"/>
          <table:table-cell table:style-name="ce371" table:formula="of:=IF(AND([.F182]=[.$U$16];[.H183]&gt;0);&quot;ERRO DE PREENCHIMENTO&quot;;IF(AND([.F182]=[.$U$12];[.H183]&gt;0);&quot;ERRO DE PREENCHIMENTO&quot;;IF(AND([.F182]=[.$U$14];[.H183]&gt;0);&quot;ERRO DE PREENCHIMENTO&quot;;IF(AND([.F182]=[.$U$13];[.H183]&gt;0);&quot;ERRO DE PREENCHIMENTO&quot;;&quot; &quot;))))" office:value-type="string" office:string-value=" " calcext:value-type="string">
            <text:p><text:s/></text:p>
          </table:table-cell>
          <table:table-cell table:style-name="ce353" table:number-columns-repeated="3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84]" office:value-type="float" office:value="0" calcext:value-type="float">
            <text:p>0</text:p>
          </table:table-cell>
          <table:table-cell table:number-columns-repeated="972"/>
        </table:table-row>
        <table:table-row table:style-name="ro12" table:visibility="collapse">
          <table:table-cell table:style-name="ce16"/>
          <table:table-cell table:style-name="ce74" table:formula="of:=[.B166]" office:value-type="string" office:string-value="DATA EMISSÃO:" calcext:value-type="string">
            <text:p>DATA EMISSÃO:</text:p>
          </table:table-cell>
          <table:table-cell table:style-name="ce74" table:formula="of:=[.C166]" office:value-type="string" office:string-value=" " calcext:value-type="string">
            <text:p><text:s/></text:p>
          </table:table-cell>
          <table:table-cell table:style-name="ce89"/>
          <table:table-cell table:style-name="ce74" table:formula="of:=[.E166]" office:value-type="string" office:string-value=" " calcext:value-type="string">
            <text:p><text:s/></text:p>
          </table:table-cell>
          <table:table-cell table:style-name="ce89" table:number-columns-repeated="6"/>
          <table:table-cell table:style-name="ce347"/>
          <table:table-cell table:style-name="ce371"/>
          <table:table-cell table:style-name="ce353" table:number-columns-repeated="3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85]" office:value-type="float" office:value="0" calcext:value-type="float">
            <text:p>0</text:p>
          </table:table-cell>
          <table:table-cell table:number-columns-repeated="972"/>
        </table:table-row>
        <table:table-row table:style-name="ro12">
          <table:table-cell table:style-name="ce14" office:value-type="float" office:value="44" calcext:value-type="float" table:number-columns-spanned="1" table:number-rows-spanned="8">
            <text:p>44</text:p>
          </table:table-cell>
          <table:table-cell table:style-name="ce62" office:value-type="string" calcext:value-type="string">
            <text:p><text:s/>13º PERÍODO DE <text:s/>24 HORAS</text:p>
          </table:table-cell>
          <table:table-cell table:style-name="ce110" table:number-columns-repeated="2"/>
          <table:table-cell table:style-name="ce194" table:formula="of:=IF([.D72]&gt;=13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0" table:number-columns-repeated="5"/>
          <table:table-cell table:style-name="ce335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86]" office:value-type="float" office:value="0" calcext:value-type="float">
            <text:p>0</text:p>
          </table:table-cell>
          <table:table-cell table:number-columns-repeated="972"/>
        </table:table-row>
        <table:table-row table:style-name="ro58">
          <table:covered-table-cell/>
          <table:table-cell table:style-name="ce63" office:value-type="string" calcext:value-type="string">
            <text:p>TRABALHADO</text:p>
          </table:table-cell>
          <table:table-cell table:style-name="ce111" table:number-columns-repeated="8"/>
          <table:table-cell table:style-name="ce336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87]" office:value-type="float" office:value="0" calcext:value-type="float">
            <text:p>0</text:p>
          </table:table-cell>
          <table:table-cell table:number-columns-repeated="972"/>
        </table:table-row>
        <table:table-row table:style-name="ro69">
          <table:covered-table-cell/>
          <table:table-cell table:style-name="ce64" office:value-type="string" calcext:value-type="string">
            <text:p>FAIXA</text:p>
          </table:table-cell>
          <table:table-cell table:style-name="ce115" table:number-columns-repeated="3"/>
          <table:table-cell table:style-name="ce27" table:formula="of:=IF([.E186]=&quot;NÃO PREENCHER&quot;;&quot; &quot;;[.F77])" office:value-type="string" office:string-value=" " calcext:value-type="string">
            <text:p><text:s/></text:p>
          </table:table-cell>
          <table:table-cell table:style-name="ce256" table:number-columns-repeated="4"/>
          <table:table-cell table:style-name="ce327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88]" office:value-type="float" office:value="0" calcext:value-type="float">
            <text:p>0</text:p>
          </table:table-cell>
          <table:table-cell table:number-columns-repeated="972"/>
        </table:table-row>
        <table:table-row table:style-name="ro40">
          <table:covered-table-cell/>
          <table:table-cell table:style-name="ce67" office:value-type="string" calcext:value-type="string">
            <text:p>CIDADE <text:s/>HOSPEDAGEM:</text:p>
          </table:table-cell>
          <table:table-cell table:style-name="ce116" table:number-columns-repeated="3"/>
          <table:table-cell table:style-name="ce144" table:number-columns-spanned="6" table:number-rows-spanned="1"/>
          <table:covered-table-cell table:number-columns-repeated="4" table:style-name="ce131"/>
          <table:covered-table-cell table:style-name="ce134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89]" office:value-type="float" office:value="0" calcext:value-type="float">
            <text:p>0</text:p>
          </table:table-cell>
          <table:table-cell table:number-columns-repeated="972"/>
        </table:table-row>
        <table:table-row table:style-name="ro69">
          <table:covered-table-cell/>
          <table:table-cell table:style-name="ce35" office:value-type="string" calcext:value-type="string">
            <text:p>CATEGORIA:</text:p>
          </table:table-cell>
          <table:table-cell table:style-name="ce117" table:number-columns-repeated="3"/>
          <table:table-cell table:style-name="ce218" table:content-validation-name="val40" table:number-columns-spanned="3" table:number-rows-spanned="1"/>
          <table:covered-table-cell table:number-columns-repeated="2" table:style-name="ce131"/>
          <table:table-cell table:style-name="ce297"/>
          <table:table-cell table:style-name="ce256"/>
          <table:table-cell table:style-name="ce327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90]" office:value-type="float" office:value="0" calcext:value-type="float">
            <text:p>0</text:p>
          </table:table-cell>
          <table:table-cell table:number-columns-repeated="972"/>
        </table:table-row>
        <table:table-row table:style-name="ro40">
          <table:covered-table-cell/>
          <table:table-cell table:style-name="ce64" office:value-type="string" calcext:value-type="string">
            <text:p>VALOR INTEGRAL DA DIÁRIA :</text:p>
          </table:table-cell>
          <table:table-cell table:style-name="ce115" table:number-columns-repeated="3"/>
          <table:table-cell table:style-name="ce219" table:formula="of:=IF([.E186]=&quot;NÃO PREENCHER&quot;;&quot; &quot;;IF([.F190]=0;&quot; &quot;;IF(AND([.F188]=[.$V$2];[.F190]=[.$O$2]);[.$R$2];IF(AND([.F188]=[.$V$2];[.F190]=[.$O$3]);[.$R$3];IF(AND([.F188]=[.$V$2];[.F190]=[.$O$4]);[.$R$4];IF(AND([.F188]=[.$V$3];[.F190]=[.$O$2]);[.$R$5];IF(AND([.F188]=[.$V$3];[.F190]=[.$O$3]);[.$R$6];IF(AND([.F188]=[.$V$3];[.F190]=[.$O$4]);[.$R$7];IF(AND([.F188]=[.$V$4];[.F190]=[.$O$2]);[.$R$8];IF(AND([.F188]=[.$V$4];[.F190]=[.$O$3]);[.$R$9];IF(AND([.F188]=[.$V$4];[.F190]=[.$O$4]);[.$R$10])))))))))))" office:value-type="string" office:string-value=" " calcext:value-type="string">
            <text:p><text:s/></text:p>
          </table:table-cell>
          <table:table-cell table:style-name="ce257"/>
          <table:table-cell table:style-name="ce256"/>
          <table:table-cell table:style-name="ce298"/>
          <table:table-cell table:style-name="ce313"/>
          <table:table-cell table:style-name="ce327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91]" office:value-type="float" office:value="0" calcext:value-type="float">
            <text:p>0</text:p>
          </table:table-cell>
          <table:table-cell table:number-columns-repeated="972"/>
        </table:table-row>
        <table:table-row table:style-name="ro36">
          <table:covered-table-cell/>
          <table:table-cell table:style-name="ce65" office:value-type="string" calcext:value-type="string" table:number-columns-spanned="4" table:number-rows-spanned="1">
            <text:p>DIÁRIAS com <text:span text:style-name="T13">Alimentação</text:span><text:span text:style-name="T12"> E/OU </text:span><text:span text:style-name="T13">Pousada</text:span> <text:span text:style-name="T14">gratuita</text:span><text:span text:style-name="T15">?</text:span><text:span text:style-name="T16"> </text:span></text:p>
          </table:table-cell>
          <table:covered-table-cell table:number-columns-repeated="3" table:style-name="ce117"/>
          <table:table-cell table:style-name="ce220" table:content-validation-name="val38" table:number-columns-spanned="5" table:number-rows-spanned="1"/>
          <table:covered-table-cell table:number-columns-repeated="4" table:style-name="ce131"/>
          <table:table-cell table:style-name="ce338"/>
          <table:table-cell table:style-name="ce347"/>
          <table:table-cell table:style-name="ce370" table:formula="of:=IF(AND([.E186]=&quot;NÃO PREENCHER&quot;;[.H193]&lt;&gt;0);&quot;ERRO DE PREENCHIMENTO&quot;;&quot; &quot;)" office:value-type="string" office:string-value=" " calcext:value-type="string">
            <text:p><text:s/></text:p>
          </table:table-cell>
          <table:table-cell table:style-name="ce353" table:number-columns-repeated="3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92]" office:value-type="float" office:value="0" calcext:value-type="float">
            <text:p>0</text:p>
          </table:table-cell>
          <table:table-cell table:number-columns-repeated="972"/>
        </table:table-row>
        <table:table-row table:style-name="ro66">
          <table:covered-table-cell/>
          <table:table-cell table:style-name="ce64" office:value-type="string" calcext:value-type="string">
            <text:p>VALOR <text:s/>DA DIÁRIA <text:s/>NO 13º PERÍODO <text:s/>:</text:p>
          </table:table-cell>
          <table:table-cell table:style-name="ce115" table:number-columns-repeated="3"/>
          <table:table-cell table:style-name="ce221" table:formula="of:=IF([.E186]=&quot;NÃO PREENCHER&quot;;&quot; &quot;;IF([.F192]=[.$Y$4];0;IF([.F192]=[.$Y$3];[.F191]/2;[.F191])))" office:value-type="string" office:string-value=" " calcext:value-type="string">
            <text:p><text:s/></text:p>
          </table:table-cell>
          <table:table-cell table:style-name="ce259"/>
          <table:table-cell table:style-name="ce279" table:content-validation-name="val52" table:number-columns-spanned="4" table:number-rows-spanned="1"/>
          <table:covered-table-cell table:style-name="ce300" office:value-type="string" calcext:value-type="string">
            <text:p>ALIMENTAÇÃO:</text:p>
          </table:covered-table-cell>
          <table:covered-table-cell table:style-name="ce259" table:formula="of:=IF([.F192]=[.$U$12];[.J191];IF([.F192]=[.$U$13];[.J191];IF([.F192]=[.$U$15];0;[.J191]-[.H193])))" office:value-type="currency" office:currency="BRL" office:value="0" calcext:value-type="currency">
            <text:p>R$ 0,00</text:p>
          </table:covered-table-cell>
          <table:covered-table-cell table:style-name="ce340" table:formula="of:=IF(OR([.F192]=[.$U$13];[.F192]=[.$U$12]);[.J193];SUM([.H193];[.J193]))" office:value-type="float" office:value="0" calcext:value-type="float">
            <text:p>0</text:p>
          </table:covered-table-cell>
          <table:table-cell table:style-name="ce347"/>
          <table:table-cell table:style-name="ce370" table:formula="of:=IF(AND([.F192]=[.$U$15];[.H193]&gt;[.J191]);&quot;ERRO DE PREENCHIMENTO&quot;;IF([.J193]&lt;0;&quot;ERRO DE PREENCHIMENTO&quot;;&quot; &quot;))" office:value-type="string" office:string-value=" " calcext:value-type="string">
            <text:p><text:s/></text:p>
          </table:table-cell>
          <table:table-cell table:style-name="ce353" table:number-columns-repeated="3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93]" office:value-type="float" office:value="0" calcext:value-type="float">
            <text:p>0</text:p>
          </table:table-cell>
          <table:table-cell table:number-columns-repeated="972"/>
        </table:table-row>
        <table:table-row table:style-name="ro60">
          <table:table-cell table:style-name="ce16"/>
          <table:table-cell table:style-name="ce26"/>
          <table:table-cell table:style-name="ce89" table:number-columns-repeated="3"/>
          <table:table-cell table:style-name="ce225" table:formula="of:=IF([.H193]&gt;[.J191];&quot;Atenção! NOTA FISCAL maior que o LIMITE&quot;;&quot; &quot;)" office:value-type="string" office:string-value=" " calcext:value-type="string">
            <text:p><text:s/></text:p>
          </table:table-cell>
          <table:table-cell table:style-name="ce89"/>
          <table:table-cell table:style-name="ce281" table:formula="of:=IF(AND([.F192]=[.$U$11];[.H193]=0);&quot;FALTA PREENCHER O VALOR DA NOTA FISCAL&quot;;IF(AND([.F192]=[.$U$15];[.H193]=0);&quot;FALTA PREENCHER O VALOR DA NOTA FISCAL&quot;;&quot; &quot;))" office:value-type="string" office:string-value=" " calcext:value-type="string">
            <text:p><text:s/></text:p>
          </table:table-cell>
          <table:table-cell table:style-name="ce89" table:number-columns-repeated="3"/>
          <table:table-cell table:style-name="ce347"/>
          <table:table-cell table:style-name="ce371" table:formula="of:=IF(AND([.F192]=[.$U$16];[.H193]&gt;0);&quot;ERRO DE PREENCHIMENTO&quot;;IF(AND([.F192]=[.$U$12];[.H193]&gt;0);&quot;ERRO DE PREENCHIMENTO&quot;;IF(AND([.F192]=[.$U$14];[.H193]&gt;0);&quot;ERRO DE PREENCHIMENTO&quot;;IF(AND([.F192]=[.$U$13];[.H193]&gt;0);&quot;ERRO DE PREENCHIMENTO&quot;;&quot; &quot;))))" office:value-type="string" office:string-value=" " calcext:value-type="string">
            <text:p><text:s/></text:p>
          </table:table-cell>
          <table:table-cell table:style-name="ce353" table:number-columns-repeated="3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94]" office:value-type="float" office:value="0" calcext:value-type="float">
            <text:p>0</text:p>
          </table:table-cell>
          <table:table-cell table:number-columns-repeated="972"/>
        </table:table-row>
        <table:table-row table:style-name="ro69">
          <table:table-cell table:style-name="ce14" office:value-type="float" office:value="45" calcext:value-type="float" table:number-columns-spanned="1" table:number-rows-spanned="8">
            <text:p>45</text:p>
          </table:table-cell>
          <table:table-cell table:style-name="ce62" office:value-type="string" calcext:value-type="string">
            <text:p><text:s/>14º PERÍODO DE <text:s/>24 HORAS</text:p>
          </table:table-cell>
          <table:table-cell table:style-name="ce110" table:number-columns-repeated="2"/>
          <table:table-cell table:style-name="ce194" table:formula="of:=IF([.D72]&gt;=14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0" table:number-columns-repeated="5"/>
          <table:table-cell table:style-name="ce335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95]" office:value-type="float" office:value="0" calcext:value-type="float">
            <text:p>0</text:p>
          </table:table-cell>
          <table:table-cell table:number-columns-repeated="972"/>
        </table:table-row>
        <table:table-row table:style-name="ro54">
          <table:covered-table-cell/>
          <table:table-cell table:style-name="ce63" office:value-type="string" calcext:value-type="string">
            <text:p>TRABALHADO</text:p>
          </table:table-cell>
          <table:table-cell table:style-name="ce111" table:number-columns-repeated="8"/>
          <table:table-cell table:style-name="ce336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96]" office:value-type="float" office:value="0" calcext:value-type="float">
            <text:p>0</text:p>
          </table:table-cell>
          <table:table-cell table:number-columns-repeated="972"/>
        </table:table-row>
        <table:table-row table:style-name="ro66">
          <table:covered-table-cell/>
          <table:table-cell table:style-name="ce64" office:value-type="string" calcext:value-type="string">
            <text:p>FAIXA:</text:p>
          </table:table-cell>
          <table:table-cell table:style-name="ce115" table:number-columns-repeated="2"/>
          <table:table-cell table:style-name="ce195"/>
          <table:table-cell table:style-name="ce223" table:formula="of:=IF([.E195]=&quot;NÃO PREENCHER&quot;;&quot; &quot;;[.F169])" office:value-type="string" office:string-value=" " calcext:value-type="string">
            <text:p><text:s/></text:p>
          </table:table-cell>
          <table:table-cell table:style-name="ce256" table:number-columns-repeated="4"/>
          <table:table-cell table:style-name="ce327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97]" office:value-type="float" office:value="0" calcext:value-type="float">
            <text:p>0</text:p>
          </table:table-cell>
          <table:table-cell table:number-columns-repeated="972"/>
        </table:table-row>
        <table:table-row table:style-name="ro69">
          <table:covered-table-cell/>
          <table:table-cell table:style-name="ce68" office:value-type="string" calcext:value-type="string">
            <text:p>CIDADE <text:s/>HOSPEDAGEM:</text:p>
          </table:table-cell>
          <table:table-cell table:style-name="ce117" table:number-columns-repeated="3"/>
          <table:table-cell table:style-name="ce144" table:number-columns-spanned="6" table:number-rows-spanned="1"/>
          <table:covered-table-cell table:number-columns-repeated="4" table:style-name="ce131"/>
          <table:covered-table-cell table:style-name="ce134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98]" office:value-type="float" office:value="0" calcext:value-type="float">
            <text:p>0</text:p>
          </table:table-cell>
          <table:table-cell table:number-columns-repeated="972"/>
        </table:table-row>
        <table:table-row table:style-name="ro16">
          <table:covered-table-cell/>
          <table:table-cell table:style-name="ce68" office:value-type="string" calcext:value-type="string">
            <text:p>CATEGORIA:</text:p>
          </table:table-cell>
          <table:table-cell table:style-name="ce117" table:number-columns-repeated="3"/>
          <table:table-cell table:style-name="ce218" table:content-validation-name="val41" table:number-columns-spanned="3" table:number-rows-spanned="1"/>
          <table:covered-table-cell table:number-columns-repeated="2" table:style-name="ce131"/>
          <table:table-cell table:style-name="ce297"/>
          <table:table-cell table:style-name="ce256"/>
          <table:table-cell table:style-name="ce327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199]" office:value-type="float" office:value="0" calcext:value-type="float">
            <text:p>0</text:p>
          </table:table-cell>
          <table:table-cell table:number-columns-repeated="972"/>
        </table:table-row>
        <table:table-row table:style-name="ro23">
          <table:covered-table-cell/>
          <table:table-cell table:style-name="ce64" office:value-type="string" calcext:value-type="string">
            <text:p>VALOR INTEGRAL DA DIÁRIA :</text:p>
          </table:table-cell>
          <table:table-cell table:style-name="ce115" table:number-columns-repeated="3"/>
          <table:table-cell table:style-name="ce219" table:formula="of:=IF([.E195]=&quot;NÃO PREENCHER&quot;;&quot; &quot;;IF([.F199]=0;&quot; &quot;;IF(AND([.F197]=[.$V$2];[.F199]=[.$O$2]);[.$R$2];IF(AND([.F197]=[.$V$2];[.F199]=[.$O$3]);[.$R$3];IF(AND([.F197]=[.$V$2];[.F199]=[.$O$4]);[.$R$4];IF(AND([.F197]=[.$V$3];[.F199]=[.$O$2]);[.$R$5];IF(AND([.F197]=[.$V$3];[.F199]=[.$O$3]);[.$R$6];IF(AND([.F197]=[.$V$3];[.F199]=[.$O$4]);[.$R$7];IF(AND([.F197]=[.$V$4];[.F199]=[.$O$2]);[.$R$8];IF(AND([.F197]=[.$V$4];[.F199]=[.$O$3]);[.$R$9];IF(AND([.F197]=[.$V$4];[.F199]=[.$O$4]);[.$R$10])))))))))))" office:value-type="string" office:string-value=" " calcext:value-type="string">
            <text:p><text:s/></text:p>
          </table:table-cell>
          <table:table-cell table:style-name="ce257"/>
          <table:table-cell table:style-name="ce256"/>
          <table:table-cell table:style-name="ce298"/>
          <table:table-cell table:style-name="ce313"/>
          <table:table-cell table:style-name="ce327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17"/>
          <table:table-cell table:formula="of:=['LISTA EMPREGADO'.B200]" office:value-type="float" office:value="0" calcext:value-type="float">
            <text:p>0</text:p>
          </table:table-cell>
          <table:table-cell table:number-columns-repeated="972"/>
        </table:table-row>
        <table:table-row table:style-name="ro70">
          <table:covered-table-cell/>
          <table:table-cell table:style-name="ce65" office:value-type="string" calcext:value-type="string" table:number-columns-spanned="4" table:number-rows-spanned="1">
            <text:p>DIÁRIAS com <text:span text:style-name="T13">Alimentação</text:span><text:span text:style-name="T12"> E/OU </text:span><text:span text:style-name="T13">Pousada</text:span> <text:span text:style-name="T14">gratuita</text:span><text:span text:style-name="T15">?</text:span><text:span text:style-name="T16"> </text:span></text:p>
          </table:table-cell>
          <table:covered-table-cell table:number-columns-repeated="3" table:style-name="ce117"/>
          <table:table-cell table:style-name="ce220" table:content-validation-name="val38" table:number-columns-spanned="5" table:number-rows-spanned="1"/>
          <table:covered-table-cell table:number-columns-repeated="4" table:style-name="ce131"/>
          <table:table-cell table:style-name="ce338"/>
          <table:table-cell table:style-name="ce347"/>
          <table:table-cell table:style-name="ce370" table:formula="of:=IF(AND([.E195]=&quot;NÃO PREENCHER&quot;;[.H202]&lt;&gt;0);&quot;ERRO DE PREENCHIMENTO&quot;;&quot; &quot;)" office:value-type="string" office:string-value=" " calcext:value-type="string">
            <text:p><text:s/></text:p>
          </table:table-cell>
          <table:table-cell table:style-name="ce353" table:number-columns-repeated="3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49">
          <table:covered-table-cell/>
          <table:table-cell table:style-name="ce64" office:value-type="string" calcext:value-type="string">
            <text:p>VALOR <text:s/>DA DIÁRIA NO 14º PERÍODO <text:s/>:</text:p>
          </table:table-cell>
          <table:table-cell table:style-name="ce115" table:number-columns-repeated="3"/>
          <table:table-cell table:style-name="ce221" table:formula="of:=IF([.E195]=&quot;NÃO PREENCHER&quot;;&quot; &quot;;IF([.F201]=[.$Y$4];0;IF([.F201]=[.$Y$3];[.F200]/2;[.F200])))" office:value-type="string" office:string-value=" " calcext:value-type="string">
            <text:p><text:s/></text:p>
          </table:table-cell>
          <table:table-cell table:style-name="ce259"/>
          <table:table-cell table:style-name="ce279" table:content-validation-name="val52" table:number-columns-spanned="4" table:number-rows-spanned="1"/>
          <table:covered-table-cell table:style-name="ce300" office:value-type="string" calcext:value-type="string">
            <text:p>ALIMENTAÇÃO:</text:p>
          </table:covered-table-cell>
          <table:covered-table-cell table:style-name="ce259" table:formula="of:=IF([.F201]=[.$U$12];[.J200];IF([.F201]=[.$U$13];[.J200];IF([.F201]=[.$U$15];0;[.J200]-[.H202])))" office:value-type="currency" office:currency="BRL" office:value="0" calcext:value-type="currency">
            <text:p>R$ 0,00</text:p>
          </table:covered-table-cell>
          <table:covered-table-cell table:style-name="ce340" table:formula="of:=IF(OR([.F201]=[.$U$13];[.F201]=[.$U$12]);[.J202];SUM([.H202];[.J202]))" office:value-type="float" office:value="0" calcext:value-type="float">
            <text:p>0</text:p>
          </table:covered-table-cell>
          <table:table-cell table:style-name="ce347"/>
          <table:table-cell table:style-name="ce370" table:formula="of:=IF(AND([.F201]=[.$U$15];[.H202]&gt;[.J200]);&quot;ERRO DE PREENCHIMENTO&quot;;IF([.J202]&lt;0;&quot;ERRO DE PREENCHIMENTO&quot;;&quot; &quot;))" office:value-type="string" office:string-value=" " calcext:value-type="string">
            <text:p><text:s/></text:p>
          </table:table-cell>
          <table:table-cell table:style-name="ce353" table:number-columns-repeated="3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60">
          <table:table-cell table:style-name="ce16"/>
          <table:table-cell table:style-name="ce26"/>
          <table:table-cell table:style-name="ce89" table:number-columns-repeated="3"/>
          <table:table-cell table:style-name="ce225" table:formula="of:=IF([.H202]&gt;[.J200];&quot;Atenção! NOTA FISCAL maior que o LIMITE&quot;;&quot; &quot;)" office:value-type="string" office:string-value=" " calcext:value-type="string">
            <text:p><text:s/></text:p>
          </table:table-cell>
          <table:table-cell table:style-name="ce89"/>
          <table:table-cell table:style-name="ce281" table:formula="of:=IF(AND([.F201]=[.$U$11];[.H202]=0);&quot;FALTA PREENCHER O VALOR DA NOTA FISCAL&quot;;IF(AND([.F201]=[.$U$15];[.H202]=0);&quot;FALTA PREENCHER O VALOR DA NOTA FISCAL&quot;;&quot; &quot;))" office:value-type="string" office:string-value=" " calcext:value-type="string">
            <text:p><text:s/></text:p>
          </table:table-cell>
          <table:table-cell table:style-name="ce89" table:number-columns-repeated="3"/>
          <table:table-cell table:style-name="ce347"/>
          <table:table-cell table:style-name="ce371" table:formula="of:=IF(AND([.F201]=[.$U$16];[.H202]&gt;0);&quot;ERRO DE PREENCHIMENTO&quot;;IF(AND([.F201]=[.$U$12];[.H202]&gt;0);&quot;ERRO DE PREENCHIMENTO&quot;;IF(AND([.F201]=[.$U$14];[.H202]&gt;0);&quot;ERRO DE PREENCHIMENTO&quot;;IF(AND([.F201]=[.$U$13];[.H202]&gt;0);&quot;ERRO DE PREENCHIMENTO&quot;;&quot; &quot;))))" office:value-type="string" office:string-value=" " calcext:value-type="string">
            <text:p><text:s/></text:p>
          </table:table-cell>
          <table:table-cell table:style-name="ce353" table:number-columns-repeated="3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69">
          <table:table-cell table:style-name="ce14" office:value-type="float" office:value="46" calcext:value-type="float" table:number-columns-spanned="1" table:number-rows-spanned="8">
            <text:p>46</text:p>
          </table:table-cell>
          <table:table-cell table:style-name="ce62" office:value-type="string" calcext:value-type="string">
            <text:p><text:s/>15º PERÍODO DE 24 HORAS</text:p>
          </table:table-cell>
          <table:table-cell table:style-name="ce110" table:number-columns-repeated="2"/>
          <table:table-cell table:style-name="ce194" table:formula="of:=IF([.D72]&gt;=15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0" table:number-columns-repeated="5"/>
          <table:table-cell table:style-name="ce335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63">
          <table:covered-table-cell/>
          <table:table-cell table:style-name="ce63" office:value-type="string" calcext:value-type="string">
            <text:p>TRABALHADO</text:p>
          </table:table-cell>
          <table:table-cell table:style-name="ce111" table:number-columns-repeated="8"/>
          <table:table-cell table:style-name="ce336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66">
          <table:covered-table-cell/>
          <table:table-cell table:style-name="ce66" office:value-type="string" calcext:value-type="string">
            <text:p>FAIXA:</text:p>
          </table:table-cell>
          <table:table-cell table:style-name="ce114" table:number-columns-repeated="3"/>
          <table:table-cell table:style-name="ce27" table:formula="of:=IF([.E204]=&quot;NÃO PREENCHER&quot;;&quot; &quot;;[.F169])" office:value-type="string" office:string-value=" " calcext:value-type="string">
            <text:p><text:s/></text:p>
          </table:table-cell>
          <table:table-cell table:style-name="ce256" table:number-columns-repeated="4"/>
          <table:table-cell table:style-name="ce327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69">
          <table:covered-table-cell/>
          <table:table-cell table:style-name="ce67" office:value-type="string" calcext:value-type="string">
            <text:p>CIDADE <text:s/>HOSPEDAGEM:</text:p>
          </table:table-cell>
          <table:table-cell table:style-name="ce118" table:number-columns-repeated="3"/>
          <table:table-cell table:style-name="ce144" table:number-columns-spanned="6" table:number-rows-spanned="1"/>
          <table:covered-table-cell table:number-columns-repeated="4" table:style-name="ce131"/>
          <table:covered-table-cell table:style-name="ce134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10">
          <table:covered-table-cell/>
          <table:table-cell table:style-name="ce67" office:value-type="string" calcext:value-type="string">
            <text:p>CATEGORIA:</text:p>
          </table:table-cell>
          <table:table-cell table:style-name="ce118" table:number-columns-repeated="3"/>
          <table:table-cell table:style-name="ce218" table:content-validation-name="val42" table:number-columns-spanned="3" table:number-rows-spanned="1"/>
          <table:covered-table-cell table:number-columns-repeated="2" table:style-name="ce131"/>
          <table:table-cell table:style-name="ce297"/>
          <table:table-cell table:style-name="ce256"/>
          <table:table-cell table:style-name="ce327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71">
          <table:covered-table-cell/>
          <table:table-cell table:style-name="ce66" office:value-type="string" calcext:value-type="string">
            <text:p>VALOR INTEGRAL DA DIÁRIA :</text:p>
          </table:table-cell>
          <table:table-cell table:style-name="ce114" table:number-columns-repeated="3"/>
          <table:table-cell table:style-name="ce219" table:formula="of:=IF([.E204]=&quot;NÃO PREENCHER&quot;;&quot; &quot;;IF([.F208]=0;&quot; &quot;;IF(AND([.F206]=[.$V$2];[.F208]=[.$O$2]);[.$R$2];IF(AND([.F206]=[.$V$2];[.F208]=[.$O$3]);[.$R$3];IF(AND([.F206]=[.$V$2];[.F208]=[.$O$4]);[.$R$4];IF(AND([.F206]=[.$V$3];[.F208]=[.$O$2]);[.$R$5];IF(AND([.F206]=[.$V$3];[.F208]=[.$O$3]);[.$R$6];IF(AND([.F206]=[.$V$3];[.F208]=[.$O$4]);[.$R$7];IF(AND([.F206]=[.$V$4];[.F208]=[.$O$2]);[.$R$8];IF(AND([.F206]=[.$V$4];[.F208]=[.$O$3]);[.$R$9];IF(AND([.F206]=[.$V$4];[.F208]=[.$O$4]);[.$R$10])))))))))))" office:value-type="string" office:string-value=" " calcext:value-type="string">
            <text:p><text:s/></text:p>
          </table:table-cell>
          <table:table-cell table:style-name="ce257"/>
          <table:table-cell table:style-name="ce256"/>
          <table:table-cell table:style-name="ce298"/>
          <table:table-cell table:style-name="ce313"/>
          <table:table-cell table:style-name="ce327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70">
          <table:covered-table-cell/>
          <table:table-cell table:style-name="ce65" office:value-type="string" calcext:value-type="string" table:number-columns-spanned="4" table:number-rows-spanned="1">
            <text:p>DIÁRIAS com <text:span text:style-name="T13">Alimentação</text:span><text:span text:style-name="T12"> E/OU </text:span><text:span text:style-name="T13">Pousada</text:span> <text:span text:style-name="T14">gratuita</text:span><text:span text:style-name="T15">?</text:span><text:span text:style-name="T16"> </text:span></text:p>
          </table:table-cell>
          <table:covered-table-cell table:number-columns-repeated="3" table:style-name="ce118"/>
          <table:table-cell table:style-name="ce220" table:content-validation-name="val38" table:number-columns-spanned="5" table:number-rows-spanned="1"/>
          <table:covered-table-cell table:number-columns-repeated="4" table:style-name="ce131"/>
          <table:table-cell table:style-name="ce338"/>
          <table:table-cell table:style-name="ce347"/>
          <table:table-cell table:style-name="ce370" table:formula="of:=IF(AND([.E204]=&quot;NÃO PREENCHER&quot;;[.H211]&lt;&gt;0);&quot;ERRO DE PREENCHIMENTO&quot;;&quot; &quot;)" office:value-type="string" office:string-value=" " calcext:value-type="string">
            <text:p><text:s/></text:p>
          </table:table-cell>
          <table:table-cell table:style-name="ce353" table:number-columns-repeated="3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26">
          <table:covered-table-cell/>
          <table:table-cell table:style-name="ce66" office:value-type="string" calcext:value-type="string">
            <text:p>VALOR <text:s/>DA DIÁRIA NO 15º PERÍODO <text:s/>:</text:p>
          </table:table-cell>
          <table:table-cell table:style-name="ce114" table:number-columns-repeated="3"/>
          <table:table-cell table:style-name="ce221" table:formula="of:=IF([.E204]=&quot;NÃO PREENCHER&quot;;&quot; &quot;;IF([.F210]=[.$Y$4];0;IF([.F210]=[.$Y$3];[.F209]/2;[.F209])))" office:value-type="string" office:string-value=" " calcext:value-type="string">
            <text:p><text:s/></text:p>
          </table:table-cell>
          <table:table-cell table:style-name="ce259"/>
          <table:table-cell table:style-name="ce279" table:content-validation-name="val52" table:number-columns-spanned="4" table:number-rows-spanned="1"/>
          <table:covered-table-cell table:style-name="ce300" office:value-type="string" calcext:value-type="string">
            <text:p>ALIMENTAÇÃO:</text:p>
          </table:covered-table-cell>
          <table:covered-table-cell table:style-name="ce259" table:formula="of:=IF([.F210]=[.$U$12];[.J209];IF([.F210]=[.$U$13];[.J209];IF([.F210]=[.$U$15];0;[.J209]-[.H211])))" office:value-type="currency" office:currency="BRL" office:value="0" calcext:value-type="currency">
            <text:p>R$ 0,00</text:p>
          </table:covered-table-cell>
          <table:covered-table-cell table:style-name="ce340" table:formula="of:=IF(OR([.F210]=[.$U$13];[.F210]=[.$U$12]);[.J211];SUM([.H211];[.J211]))" office:value-type="float" office:value="0" calcext:value-type="float">
            <text:p>0</text:p>
          </table:covered-table-cell>
          <table:table-cell table:style-name="ce347"/>
          <table:table-cell table:style-name="ce370" table:formula="of:=IF(AND([.F210]=[.$U$15];[.H211]&gt;[.J209]);&quot;ERRO DE PREENCHIMENTO&quot;;IF([.J211]&lt;0;&quot;ERRO DE PREENCHIMENTO&quot;;&quot; &quot;))" office:value-type="string" office:string-value=" " calcext:value-type="string">
            <text:p><text:s/></text:p>
          </table:table-cell>
          <table:table-cell table:style-name="ce353" table:number-columns-repeated="3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72">
          <table:table-cell table:style-name="ce22"/>
          <table:table-cell table:style-name="ce75" table:formula="of:=[.B74]" office:value-type="string" office:string-value="DATA EMISSÃO:" calcext:value-type="string">
            <text:p>DATA EMISSÃO:</text:p>
          </table:table-cell>
          <table:table-cell table:style-name="ce120" table:formula="of:=[.C2]" office:value-type="float" office:value="0" calcext:value-type="float">
            <text:p>0</text:p>
          </table:table-cell>
          <table:table-cell table:style-name="ce166"/>
          <table:table-cell table:style-name="ce120" table:formula="of:=[.D4]" office:value-type="float" office:value="0" calcext:value-type="float">
            <text:p>0</text:p>
          </table:table-cell>
          <table:table-cell table:style-name="ce225"/>
          <table:table-cell table:style-name="ce166"/>
          <table:table-cell table:style-name="ce281" table:formula="of:=IF(AND([.F210]=[.$U$11];[.H211]=0);&quot;FALTA PREENCHER O VALOR DA NOTA FISCAL&quot;;IF(AND([.F210]=[.$U$15];[.H211]=0);&quot;FALTA PREENCHER O VALOR DA NOTA FISCAL&quot;;&quot; &quot;))" office:value-type="string" office:string-value=" " calcext:value-type="string">
            <text:p><text:s/></text:p>
          </table:table-cell>
          <table:table-cell table:style-name="ce166" table:number-columns-repeated="3"/>
          <table:table-cell table:style-name="ce347"/>
          <table:table-cell table:style-name="ce371" table:formula="of:=IF(AND([.F210]=[.$U$16];[.H211]&gt;0);&quot;ERRO DE PREENCHIMENTO&quot;;IF(AND([.F210]=[.$U$12];[.H211]&gt;0);&quot;ERRO DE PREENCHIMENTO&quot;;IF(AND([.F210]=[.$U$14];[.H211]&gt;0);&quot;ERRO DE PREENCHIMENTO&quot;;IF(AND([.F210]=[.$U$13];[.H211]&gt;0);&quot;ERRO DE PREENCHIMENTO&quot;;&quot; &quot;))))" office:value-type="string" office:string-value=" " calcext:value-type="string">
            <text:p><text:s/></text:p>
          </table:table-cell>
          <table:table-cell table:style-name="ce353" table:number-columns-repeated="3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69">
          <table:table-cell table:style-name="ce14" office:value-type="float" office:value="47" calcext:value-type="float" table:number-columns-spanned="1" table:number-rows-spanned="8">
            <text:p>47</text:p>
          </table:table-cell>
          <table:table-cell table:style-name="ce62" office:value-type="string" calcext:value-type="string">
            <text:p><text:s/>16º PERÍODO DE <text:s/>24 HORAS</text:p>
          </table:table-cell>
          <table:table-cell table:style-name="ce110" table:number-columns-repeated="2"/>
          <table:table-cell table:style-name="ce194" table:formula="of:=IF([.D72]&gt;=16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0" table:number-columns-repeated="5"/>
          <table:table-cell table:style-name="ce335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58">
          <table:covered-table-cell/>
          <table:table-cell table:style-name="ce63" office:value-type="string" calcext:value-type="string">
            <text:p>TRABALHADO</text:p>
          </table:table-cell>
          <table:table-cell table:style-name="ce111" table:number-columns-repeated="8"/>
          <table:table-cell table:style-name="ce336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69">
          <table:covered-table-cell/>
          <table:table-cell table:style-name="ce64" office:value-type="string" calcext:value-type="string">
            <text:p>FAIXA:</text:p>
          </table:table-cell>
          <table:table-cell table:style-name="ce115" table:number-columns-repeated="3"/>
          <table:table-cell table:style-name="ce224" table:formula="of:=IF([.E213]=&quot;NÃO PREENCHER&quot;;&quot; &quot;;[.F169])" office:value-type="string" office:string-value=" " calcext:value-type="string">
            <text:p><text:s/></text:p>
          </table:table-cell>
          <table:table-cell table:style-name="ce260" table:number-columns-repeated="4"/>
          <table:table-cell table:style-name="ce337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69">
          <table:covered-table-cell/>
          <table:table-cell table:style-name="ce35" office:value-type="string" calcext:value-type="string">
            <text:p>CIDADE <text:s/>HOSPEDAGEM:</text:p>
          </table:table-cell>
          <table:table-cell table:style-name="ce117" table:number-columns-repeated="3"/>
          <table:table-cell table:style-name="ce144" table:number-columns-spanned="6" table:number-rows-spanned="1"/>
          <table:covered-table-cell table:number-columns-repeated="4" table:style-name="ce131"/>
          <table:covered-table-cell table:style-name="ce134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69">
          <table:covered-table-cell/>
          <table:table-cell table:style-name="ce35" office:value-type="string" calcext:value-type="string">
            <text:p>CATEGORIA:</text:p>
          </table:table-cell>
          <table:table-cell table:style-name="ce117" table:number-columns-repeated="3"/>
          <table:table-cell table:style-name="ce218" table:content-validation-name="val43" table:number-columns-spanned="3" table:number-rows-spanned="1"/>
          <table:covered-table-cell table:number-columns-repeated="2" table:style-name="ce131"/>
          <table:table-cell table:style-name="ce297"/>
          <table:table-cell table:style-name="ce256"/>
          <table:table-cell table:style-name="ce327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40">
          <table:covered-table-cell/>
          <table:table-cell table:style-name="ce64" office:value-type="string" calcext:value-type="string">
            <text:p>VALOR INTEGRAL DA DIÁRIA :</text:p>
          </table:table-cell>
          <table:table-cell table:style-name="ce115" table:number-columns-repeated="3"/>
          <table:table-cell table:style-name="ce219" table:formula="of:=IF([.E213]=&quot;NÃO PREENCHER&quot;;&quot; &quot;;IF([.F217]=0;&quot; &quot;;IF(AND([.F215]=[.$V$2];[.F217]=[.$O$2]);[.$R$2];IF(AND([.F215]=[.$V$2];[.F217]=[.$O$3]);[.$R$3];IF(AND([.F215]=[.$V$2];[.F217]=[.$O$4]);[.$R$4];IF(AND([.F215]=[.$V$3];[.F217]=[.$O$2]);[.$R$5];IF(AND([.F215]=[.$V$3];[.F217]=[.$O$3]);[.$R$6];IF(AND([.F215]=[.$V$3];[.F217]=[.$O$4]);[.$R$7];IF(AND([.F215]=[.$V$4];[.F217]=[.$O$2]);[.$R$8];IF(AND([.F215]=[.$V$4];[.F217]=[.$O$3]);[.$R$9];IF(AND([.F215]=[.$V$4];[.F217]=[.$O$4]);[.$R$10])))))))))))" office:value-type="string" office:string-value=" " calcext:value-type="string">
            <text:p><text:s/></text:p>
          </table:table-cell>
          <table:table-cell table:style-name="ce257"/>
          <table:table-cell table:style-name="ce260"/>
          <table:table-cell table:style-name="ce298"/>
          <table:table-cell table:style-name="ce313"/>
          <table:table-cell table:style-name="ce337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34">
          <table:covered-table-cell/>
          <table:table-cell table:style-name="ce65" office:value-type="string" calcext:value-type="string" table:number-columns-spanned="4" table:number-rows-spanned="1">
            <text:p>DIÁRIAS com <text:span text:style-name="T13">Alimentação</text:span><text:span text:style-name="T12"> E/OU </text:span><text:span text:style-name="T13">Pousada</text:span> <text:span text:style-name="T14">gratuita</text:span><text:span text:style-name="T15">?</text:span><text:span text:style-name="T16"> </text:span></text:p>
          </table:table-cell>
          <table:covered-table-cell table:number-columns-repeated="3" table:style-name="ce117"/>
          <table:table-cell table:style-name="ce220" table:content-validation-name="val38" table:number-columns-spanned="5" table:number-rows-spanned="1"/>
          <table:covered-table-cell table:number-columns-repeated="4" table:style-name="ce131"/>
          <table:table-cell table:style-name="ce338"/>
          <table:table-cell table:style-name="ce347"/>
          <table:table-cell table:style-name="ce370" table:formula="of:=IF(AND([.E213]=&quot;NÃO PREENCHER&quot;;[.H220]&lt;&gt;0);&quot;ERRO DE PREENCHIMENTO&quot;;&quot; &quot;)" office:value-type="string" office:string-value=" " calcext:value-type="string">
            <text:p><text:s/></text:p>
          </table:table-cell>
          <table:table-cell table:style-name="ce353" table:number-columns-repeated="3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15">
          <table:covered-table-cell/>
          <table:table-cell table:style-name="ce64" office:value-type="string" calcext:value-type="string">
            <text:p>VALOR <text:s/>DA DIÁRIA <text:s/>NO 16º PERÍODO <text:s/>:</text:p>
          </table:table-cell>
          <table:table-cell table:style-name="ce115" table:number-columns-repeated="3"/>
          <table:table-cell table:style-name="ce221" table:formula="of:=IF([.E213]=&quot;NÃO PREENCHER&quot;;&quot; &quot;;IF([.F219]=[.$Y$4];0;IF([.F219]=[.$Y$3];[.F218]/2;[.F218])))" office:value-type="string" office:string-value=" " calcext:value-type="string">
            <text:p><text:s/></text:p>
          </table:table-cell>
          <table:table-cell table:style-name="ce259"/>
          <table:table-cell table:style-name="ce279" table:content-validation-name="val52" table:number-columns-spanned="4" table:number-rows-spanned="1"/>
          <table:covered-table-cell table:style-name="ce300" office:value-type="string" calcext:value-type="string">
            <text:p>ALIMENTAÇÃO:</text:p>
          </table:covered-table-cell>
          <table:covered-table-cell table:style-name="ce259" table:formula="of:=IF([.F219]=[.$U$12];[.J218];IF([.F219]=[.$U$13];[.J218];IF([.F219]=[.$U$15];0;[.J218]-[.H220])))" office:value-type="currency" office:currency="BRL" office:value="0" calcext:value-type="currency">
            <text:p>R$ 0,00</text:p>
          </table:covered-table-cell>
          <table:covered-table-cell table:style-name="ce340" table:formula="of:=IF(OR([.F219]=[.$U$13];[.F219]=[.$U$12]);[.J220];SUM([.H220];[.J220]))" office:value-type="float" office:value="0" calcext:value-type="float">
            <text:p>0</text:p>
          </table:covered-table-cell>
          <table:table-cell table:style-name="ce347"/>
          <table:table-cell table:style-name="ce370" table:formula="of:=IF(AND([.F219]=[.$U$15];[.H220]&gt;[.J218]);&quot;ERRO DE PREENCHIMENTO&quot;;IF([.J220]&lt;0;&quot;ERRO DE PREENCHIMENTO&quot;;&quot; &quot;))" office:value-type="string" office:string-value=" " calcext:value-type="string">
            <text:p><text:s/></text:p>
          </table:table-cell>
          <table:table-cell table:style-name="ce353" table:number-columns-repeated="3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69">
          <table:table-cell table:style-name="ce16"/>
          <table:table-cell table:style-name="ce70"/>
          <table:table-cell table:style-name="ce74" table:number-columns-repeated="3"/>
          <table:table-cell table:style-name="ce225" table:formula="of:=IF([.H220]&gt;[.J218];&quot;Atenção! NOTA FISCAL maior que o LIMITE&quot;;&quot; &quot;)" office:value-type="string" office:string-value=" " calcext:value-type="string">
            <text:p><text:s/></text:p>
          </table:table-cell>
          <table:table-cell table:style-name="ce89"/>
          <table:table-cell table:style-name="ce281" table:formula="of:=IF(AND([.F219]=[.$U$11];[.H220]=0);&quot;FALTA PREENCHER O VALOR DA NOTA FISCAL&quot;;IF(AND([.F219]=[.$U$15];[.H220]=0);&quot;FALTA PREENCHER O VALOR DA NOTA FISCAL&quot;;&quot; &quot;))" office:value-type="string" office:string-value=" " calcext:value-type="string">
            <text:p><text:s/></text:p>
          </table:table-cell>
          <table:table-cell table:style-name="ce89" table:number-columns-repeated="3"/>
          <table:table-cell table:style-name="ce347"/>
          <table:table-cell table:style-name="ce371" table:formula="of:=IF(AND([.F219]=[.$U$16];[.H220]&gt;0);&quot;ERRO DE PREENCHIMENTO&quot;;IF(AND([.F219]=[.$U$12];[.H220]&gt;0);&quot;ERRO DE PREENCHIMENTO&quot;;IF(AND([.F219]=[.$U$14];[.H220]&gt;0);&quot;ERRO DE PREENCHIMENTO&quot;;IF(AND([.F219]=[.$U$13];[.H220]&gt;0);&quot;ERRO DE PREENCHIMENTO&quot;;&quot; &quot;))))" office:value-type="string" office:string-value=" " calcext:value-type="string">
            <text:p><text:s/></text:p>
          </table:table-cell>
          <table:table-cell table:style-name="ce353" table:number-columns-repeated="3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69">
          <table:table-cell table:style-name="ce14" office:value-type="float" office:value="48" calcext:value-type="float" table:number-columns-spanned="1" table:number-rows-spanned="8">
            <text:p>48</text:p>
          </table:table-cell>
          <table:table-cell table:style-name="ce62" office:value-type="string" calcext:value-type="string">
            <text:p><text:s/>17º PERÍODO DE 24 HORAS</text:p>
          </table:table-cell>
          <table:table-cell table:style-name="ce110" table:number-columns-repeated="2"/>
          <table:table-cell table:style-name="ce194" table:formula="of:=IF([.D72]&gt;=17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0" table:number-columns-repeated="5"/>
          <table:table-cell table:style-name="ce335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73">
          <table:covered-table-cell/>
          <table:table-cell table:style-name="ce63" office:value-type="string" calcext:value-type="string">
            <text:p>TRABALHADO</text:p>
          </table:table-cell>
          <table:table-cell table:style-name="ce111" table:number-columns-repeated="8"/>
          <table:table-cell table:style-name="ce336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69">
          <table:covered-table-cell/>
          <table:table-cell table:style-name="ce64" office:value-type="string" calcext:value-type="string">
            <text:p>FAIXA:</text:p>
          </table:table-cell>
          <table:table-cell table:style-name="ce115" table:number-columns-repeated="3"/>
          <table:table-cell table:style-name="ce224" table:formula="of:=IF([.E222]=&quot;NÃO PREENCHER&quot;;&quot; &quot;;[.F169])" office:value-type="string" office:string-value=" " calcext:value-type="string">
            <text:p><text:s/></text:p>
          </table:table-cell>
          <table:table-cell table:style-name="ce260" table:number-columns-repeated="4"/>
          <table:table-cell table:style-name="ce337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69">
          <table:covered-table-cell/>
          <table:table-cell table:style-name="ce35" office:value-type="string" calcext:value-type="string">
            <text:p>CIDADE <text:s/>HOSPEDAGEM:</text:p>
          </table:table-cell>
          <table:table-cell table:style-name="ce117" table:number-columns-repeated="3"/>
          <table:table-cell table:style-name="ce144" table:number-columns-spanned="6" table:number-rows-spanned="1"/>
          <table:covered-table-cell table:number-columns-repeated="4" table:style-name="ce131"/>
          <table:covered-table-cell table:style-name="ce134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69">
          <table:covered-table-cell/>
          <table:table-cell table:style-name="ce35" office:value-type="string" calcext:value-type="string">
            <text:p>CATEGORIA:</text:p>
          </table:table-cell>
          <table:table-cell table:style-name="ce117" table:number-columns-repeated="3"/>
          <table:table-cell table:style-name="ce218" table:content-validation-name="val44" table:number-columns-spanned="3" table:number-rows-spanned="1"/>
          <table:covered-table-cell table:number-columns-repeated="2" table:style-name="ce131"/>
          <table:table-cell table:style-name="ce297"/>
          <table:table-cell table:style-name="ce256"/>
          <table:table-cell table:style-name="ce327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64">
          <table:covered-table-cell/>
          <table:table-cell table:style-name="ce64" office:value-type="string" calcext:value-type="string">
            <text:p>VALOR INTEGRAL DA DIÁRIA :</text:p>
          </table:table-cell>
          <table:table-cell table:style-name="ce115" table:number-columns-repeated="3"/>
          <table:table-cell table:style-name="ce219" table:formula="of:=IF([.E222]=&quot;NÃO PREENCHER&quot;;&quot; &quot;;IF([.F226]=0;&quot; &quot;;IF(AND([.F224]=[.$V$2];[.F226]=[.$O$2]);[.$R$2];IF(AND([.F224]=[.$V$2];[.F226]=[.$O$3]);[.$R$3];IF(AND([.F224]=[.$V$2];[.F226]=[.$O$4]);[.$R$4];IF(AND([.F224]=[.$V$3];[.F226]=[.$O$2]);[.$R$5];IF(AND([.F224]=[.$V$3];[.F226]=[.$O$3]);[.$R$6];IF(AND([.F224]=[.$V$3];[.F226]=[.$O$4]);[.$R$7];IF(AND([.F224]=[.$V$4];[.F226]=[.$O$2]);[.$R$8];IF(AND([.F224]=[.$V$4];[.F226]=[.$O$3]);[.$R$9];IF(AND([.F224]=[.$V$4];[.F226]=[.$O$4]);[.$R$10])))))))))))" office:value-type="string" office:string-value=" " calcext:value-type="string">
            <text:p><text:s/></text:p>
          </table:table-cell>
          <table:table-cell table:style-name="ce257"/>
          <table:table-cell table:style-name="ce256"/>
          <table:table-cell table:style-name="ce298"/>
          <table:table-cell table:style-name="ce313"/>
          <table:table-cell table:style-name="ce327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46">
          <table:covered-table-cell/>
          <table:table-cell table:style-name="ce65" office:value-type="string" calcext:value-type="string" table:number-columns-spanned="4" table:number-rows-spanned="1">
            <text:p>DIÁRIAS com <text:span text:style-name="T13">Alimentação</text:span><text:span text:style-name="T12"> E/OU </text:span><text:span text:style-name="T13">Pousada</text:span> <text:span text:style-name="T14">gratuita</text:span><text:span text:style-name="T15">?</text:span><text:span text:style-name="T16"> </text:span></text:p>
          </table:table-cell>
          <table:covered-table-cell table:number-columns-repeated="3" table:style-name="ce117"/>
          <table:table-cell table:style-name="ce220" table:content-validation-name="val38" table:number-columns-spanned="5" table:number-rows-spanned="1"/>
          <table:covered-table-cell table:number-columns-repeated="4" table:style-name="ce131"/>
          <table:table-cell table:style-name="ce338"/>
          <table:table-cell table:style-name="ce347"/>
          <table:table-cell table:style-name="ce370" table:formula="of:=IF(AND([.E222]=&quot;NÃO PREENCHER&quot;;[.H229]&lt;&gt;0);&quot;ERRO DE PREENCHIMENTO&quot;;&quot; &quot;)" office:value-type="string" office:string-value=" " calcext:value-type="string">
            <text:p><text:s/></text:p>
          </table:table-cell>
          <table:table-cell table:style-name="ce353" table:number-columns-repeated="3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40">
          <table:covered-table-cell/>
          <table:table-cell table:style-name="ce64" office:value-type="string" calcext:value-type="string">
            <text:p>VALOR <text:s/>DA DIÁRIA <text:s/>NO 17º <text:s/>PERÍODO <text:s/>:</text:p>
          </table:table-cell>
          <table:table-cell table:style-name="ce115" table:number-columns-repeated="3"/>
          <table:table-cell table:style-name="ce221" table:formula="of:=IF([.E222]=&quot;NÃO PREENCHER&quot;;&quot; &quot;;IF([.F228]=[.$Y$4];0;IF([.F228]=[.$Y$3];[.F227]/2;[.F227])))" office:value-type="string" office:string-value=" " calcext:value-type="string">
            <text:p><text:s/></text:p>
          </table:table-cell>
          <table:table-cell table:style-name="ce259"/>
          <table:table-cell table:style-name="ce279" table:content-validation-name="val52" table:number-columns-spanned="4" table:number-rows-spanned="1"/>
          <table:covered-table-cell table:style-name="ce300" office:value-type="string" calcext:value-type="string">
            <text:p>ALIMENTAÇÃO:</text:p>
          </table:covered-table-cell>
          <table:covered-table-cell table:style-name="ce259" table:formula="of:=IF([.F228]=[.$U$12];[.J227];IF([.F228]=[.$U$13];[.J227];IF([.F228]=[.$U$15];0;[.J227]-[.H229])))" office:value-type="currency" office:currency="BRL" office:value="0" calcext:value-type="currency">
            <text:p>R$ 0,00</text:p>
          </table:covered-table-cell>
          <table:covered-table-cell table:style-name="ce340" table:formula="of:=IF(OR([.F228]=[.$U$13];[.F228]=[.$U$12]);[.J229];SUM([.H229];[.J229]))" office:value-type="float" office:value="0" calcext:value-type="float">
            <text:p>0</text:p>
          </table:covered-table-cell>
          <table:table-cell table:style-name="ce347"/>
          <table:table-cell table:style-name="ce370" table:formula="of:=IF(AND([.F228]=[.$U$15];[.H229]&gt;[.J227]);&quot;ERRO DE PREENCHIMENTO&quot;;IF([.J229]&lt;0;&quot;ERRO DE PREENCHIMENTO&quot;;&quot; &quot;))" office:value-type="string" office:string-value=" " calcext:value-type="string">
            <text:p><text:s/></text:p>
          </table:table-cell>
          <table:table-cell table:style-name="ce353" table:number-columns-repeated="3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69">
          <table:table-cell table:style-name="ce16"/>
          <table:table-cell table:style-name="ce26"/>
          <table:table-cell table:style-name="ce89" table:number-columns-repeated="3"/>
          <table:table-cell table:style-name="ce225" table:formula="of:=IF([.H229]&gt;[.J227];&quot;Atenção! NOTA FISCAL maior que o LIMITE&quot;;&quot; &quot;)" office:value-type="string" office:string-value=" " calcext:value-type="string">
            <text:p><text:s/></text:p>
          </table:table-cell>
          <table:table-cell table:style-name="ce89"/>
          <table:table-cell table:style-name="ce281" table:formula="of:=IF(AND([.F228]=[.$U$11];[.H229]=0);&quot;FALTA PREENCHER O VALOR DA NOTA FISCAL&quot;;IF(AND([.F228]=[.$U$15];[.H229]=0);&quot;FALTA PREENCHER O VALOR DA NOTA FISCAL&quot;;&quot; &quot;))" office:value-type="string" office:string-value=" " calcext:value-type="string">
            <text:p><text:s/></text:p>
          </table:table-cell>
          <table:table-cell table:style-name="ce89" table:number-columns-repeated="3"/>
          <table:table-cell table:style-name="ce347"/>
          <table:table-cell table:style-name="ce371" table:formula="of:=IF(AND([.F228]=[.$U$16];[.H229]&gt;0);&quot;ERRO DE PREENCHIMENTO&quot;;IF(AND([.F228]=[.$U$12];[.H229]&gt;0);&quot;ERRO DE PREENCHIMENTO&quot;;IF(AND([.F228]=[.$U$14];[.H229]&gt;0);&quot;ERRO DE PREENCHIMENTO&quot;;IF(AND([.F228]=[.$U$13];[.H229]&gt;0);&quot;ERRO DE PREENCHIMENTO&quot;;&quot; &quot;))))" office:value-type="string" office:string-value=" " calcext:value-type="string">
            <text:p><text:s/></text:p>
          </table:table-cell>
          <table:table-cell table:style-name="ce353" table:number-columns-repeated="3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69">
          <table:table-cell table:style-name="ce14" office:value-type="float" office:value="49" calcext:value-type="float" table:number-columns-spanned="1" table:number-rows-spanned="8">
            <text:p>49</text:p>
          </table:table-cell>
          <table:table-cell table:style-name="ce76" office:value-type="string" calcext:value-type="string">
            <text:p><text:s/>18º PERÍODO DE <text:s/>24 HORAS</text:p>
          </table:table-cell>
          <table:table-cell table:style-name="ce121" table:number-columns-repeated="2"/>
          <table:table-cell table:style-name="ce196" table:formula="of:=IF([.D72]&gt;=18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21" table:number-columns-repeated="5"/>
          <table:table-cell table:style-name="ce341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57">
          <table:covered-table-cell/>
          <table:table-cell table:style-name="ce77" office:value-type="string" calcext:value-type="string">
            <text:p>TRABALHADO</text:p>
          </table:table-cell>
          <table:table-cell table:style-name="ce122" table:number-columns-repeated="8"/>
          <table:table-cell table:style-name="ce342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69">
          <table:covered-table-cell/>
          <table:table-cell table:style-name="ce71" office:value-type="string" calcext:value-type="string">
            <text:p>FAIXA:</text:p>
          </table:table-cell>
          <table:table-cell table:style-name="ce112" table:number-columns-repeated="3"/>
          <table:table-cell table:style-name="ce27" table:formula="of:=IF([.E231]=&quot;NÃO PREENCHER&quot;;&quot; &quot;;[.F169])" office:value-type="string" office:string-value=" " calcext:value-type="string">
            <text:p><text:s/></text:p>
          </table:table-cell>
          <table:table-cell table:style-name="ce256" table:number-columns-repeated="4"/>
          <table:table-cell table:style-name="ce327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69">
          <table:covered-table-cell/>
          <table:table-cell table:style-name="ce72" office:value-type="string" calcext:value-type="string">
            <text:p>CIDADE <text:s/>HOSPEDAGEM:</text:p>
          </table:table-cell>
          <table:table-cell table:style-name="ce97" table:number-columns-repeated="3"/>
          <table:table-cell table:style-name="ce144" table:number-columns-spanned="6" table:number-rows-spanned="1"/>
          <table:covered-table-cell table:number-columns-repeated="4" table:style-name="ce131"/>
          <table:covered-table-cell table:style-name="ce134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69">
          <table:covered-table-cell/>
          <table:table-cell table:style-name="ce72" office:value-type="string" calcext:value-type="string">
            <text:p>CATEGORIA:</text:p>
          </table:table-cell>
          <table:table-cell table:style-name="ce97" table:number-columns-repeated="3"/>
          <table:table-cell table:style-name="ce218" table:content-validation-name="val45" table:number-columns-spanned="3" table:number-rows-spanned="1"/>
          <table:covered-table-cell table:number-columns-repeated="2" table:style-name="ce131"/>
          <table:table-cell table:style-name="ce297"/>
          <table:table-cell table:style-name="ce256"/>
          <table:table-cell table:style-name="ce327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64">
          <table:covered-table-cell/>
          <table:table-cell table:style-name="ce71" office:value-type="string" calcext:value-type="string">
            <text:p>VALOR INTEGRAL DA DIÁRIA :</text:p>
          </table:table-cell>
          <table:table-cell table:style-name="ce112" table:number-columns-repeated="3"/>
          <table:table-cell table:style-name="ce219" table:formula="of:=IF([.E231]=&quot;NÃO PREENCHER&quot;;&quot; &quot;;IF([.F235]=0;&quot; &quot;;IF(AND([.F233]=[.$V$2];[.F235]=[.$O$2]);[.$R$2];IF(AND([.F233]=[.$V$2];[.F235]=[.$O$3]);[.$R$3];IF(AND([.F233]=[.$V$2];[.F235]=[.$O$4]);[.$R$4];IF(AND([.F233]=[.$V$3];[.F235]=[.$O$2]);[.$R$5];IF(AND([.F233]=[.$V$3];[.F235]=[.$O$3]);[.$R$6];IF(AND([.F233]=[.$V$3];[.F235]=[.$O$4]);[.$R$7];IF(AND([.F233]=[.$V$4];[.F235]=[.$O$2]);[.$R$8];IF(AND([.F233]=[.$V$4];[.F235]=[.$O$3]);[.$R$9];IF(AND([.F233]=[.$V$4];[.F235]=[.$O$4]);[.$R$10])))))))))))" office:value-type="string" office:string-value=" " calcext:value-type="string">
            <text:p><text:s/></text:p>
          </table:table-cell>
          <table:table-cell table:style-name="ce257"/>
          <table:table-cell table:style-name="ce256"/>
          <table:table-cell table:style-name="ce298"/>
          <table:table-cell table:style-name="ce313"/>
          <table:table-cell table:style-name="ce327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74">
          <table:covered-table-cell/>
          <table:table-cell table:style-name="ce65" office:value-type="string" calcext:value-type="string" table:number-columns-spanned="4" table:number-rows-spanned="1">
            <text:p>DIÁRIAS com <text:span text:style-name="T13">Alimentação</text:span><text:span text:style-name="T12"> E/OU </text:span><text:span text:style-name="T13">Pousada</text:span> <text:span text:style-name="T14">gratuita</text:span><text:span text:style-name="T15">?</text:span><text:span text:style-name="T16"> </text:span></text:p>
          </table:table-cell>
          <table:covered-table-cell table:number-columns-repeated="3" table:style-name="ce97"/>
          <table:table-cell table:style-name="ce220" table:content-validation-name="val38" table:number-columns-spanned="5" table:number-rows-spanned="1"/>
          <table:covered-table-cell table:number-columns-repeated="4" table:style-name="ce131"/>
          <table:table-cell table:style-name="ce338"/>
          <table:table-cell table:style-name="ce347"/>
          <table:table-cell table:style-name="ce370" table:formula="of:=IF(AND([.E231]=&quot;NÃO PREENCHER&quot;;[.H238]&lt;&gt;0);&quot;ERRO DE PREENCHIMENTO&quot;;&quot; &quot;)" office:value-type="string" office:string-value=" " calcext:value-type="string">
            <text:p><text:s/></text:p>
          </table:table-cell>
          <table:table-cell table:style-name="ce353" table:number-columns-repeated="3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62">
          <table:covered-table-cell/>
          <table:table-cell table:style-name="ce71" office:value-type="string" calcext:value-type="string">
            <text:p>VALOR <text:s/>DA DIÁRIA <text:s/>NO 18º <text:s/>PERÍODO <text:s/>:</text:p>
          </table:table-cell>
          <table:table-cell table:style-name="ce112" table:number-columns-repeated="3"/>
          <table:table-cell table:style-name="ce221" table:formula="of:=IF([.E231]=&quot;NÃO PREENCHER&quot;;&quot; &quot;;IF([.F237]=[.$Y$4];0;IF([.F237]=[.$Y$3];[.F236]/2;[.F236])))" office:value-type="string" office:string-value=" " calcext:value-type="string">
            <text:p><text:s/></text:p>
          </table:table-cell>
          <table:table-cell table:style-name="ce259"/>
          <table:table-cell table:style-name="ce279" table:content-validation-name="val52" table:number-columns-spanned="4" table:number-rows-spanned="1"/>
          <table:covered-table-cell table:style-name="ce300" office:value-type="string" calcext:value-type="string">
            <text:p>ALIMENTAÇÃO:</text:p>
          </table:covered-table-cell>
          <table:covered-table-cell table:style-name="ce259" table:formula="of:=IF([.F237]=[.$U$12];[.J236];IF([.F237]=[.$U$13];[.J236];IF([.F237]=[.$U$15];0;[.J236]-[.H238])))" office:value-type="currency" office:currency="BRL" office:value="0" calcext:value-type="currency">
            <text:p>R$ 0,00</text:p>
          </table:covered-table-cell>
          <table:covered-table-cell table:style-name="ce340" table:formula="of:=IF(OR([.F237]=[.$U$13];[.F237]=[.$U$12]);[.J238];SUM([.H238];[.J238]))" office:value-type="float" office:value="0" calcext:value-type="float">
            <text:p>0</text:p>
          </table:covered-table-cell>
          <table:table-cell table:style-name="ce347"/>
          <table:table-cell table:style-name="ce370" table:formula="of:=IF(AND([.F237]=[.$U$15];[.H238]&gt;[.J236]);&quot;ERRO DE PREENCHIMENTO&quot;;IF([.J238]&lt;0;&quot;ERRO DE PREENCHIMENTO&quot;;&quot; &quot;))" office:value-type="string" office:string-value=" " calcext:value-type="string">
            <text:p><text:s/></text:p>
          </table:table-cell>
          <table:table-cell table:style-name="ce353" table:number-columns-repeated="3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54">
          <table:table-cell table:style-name="ce16"/>
          <table:table-cell table:style-name="ce74" table:number-columns-repeated="2"/>
          <table:table-cell table:style-name="ce89"/>
          <table:table-cell table:style-name="ce74"/>
          <table:table-cell table:style-name="ce225" table:formula="of:=IF([.H238]&gt;[.J236];&quot;Atenção! NOTA FISCAL maior que o LIMITE&quot;;&quot; &quot;)" office:value-type="string" office:string-value=" " calcext:value-type="string">
            <text:p><text:s/></text:p>
          </table:table-cell>
          <table:table-cell table:style-name="ce89"/>
          <table:table-cell table:style-name="ce281" table:formula="of:=IF(AND([.F237]=[.$U$11];[.H238]=0);&quot;FALTA PREENCHER O VALOR DA NOTA FISCAL&quot;;IF(AND([.F237]=[.$U$15];[.H238]=0);&quot;FALTA PREENCHER O VALOR DA NOTA FISCAL&quot;;&quot; &quot;))" office:value-type="string" office:string-value=" " calcext:value-type="string">
            <text:p><text:s/></text:p>
          </table:table-cell>
          <table:table-cell table:style-name="ce89" table:number-columns-repeated="3"/>
          <table:table-cell table:style-name="ce347"/>
          <table:table-cell table:style-name="ce371" table:formula="of:=IF(AND([.F237]=[.$U$16];[.H238]&gt;0);&quot;ERRO DE PREENCHIMENTO&quot;;IF(AND([.F237]=[.$U$12];[.H238]&gt;0);&quot;ERRO DE PREENCHIMENTO&quot;;IF(AND([.F237]=[.$U$14];[.H238]&gt;0);&quot;ERRO DE PREENCHIMENTO&quot;;IF(AND([.F237]=[.$U$13];[.H238]&gt;0);&quot;ERRO DE PREENCHIMENTO&quot;;&quot; &quot;))))" office:value-type="string" office:string-value=" " calcext:value-type="string">
            <text:p><text:s/></text:p>
          </table:table-cell>
          <table:table-cell table:style-name="ce353" table:number-columns-repeated="3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75" table:visibility="collapse">
          <table:table-cell table:style-name="ce16"/>
          <table:table-cell table:style-name="ce74" table:formula="of:=[.B185]" office:value-type="string" office:string-value="DATA EMISSÃO:" calcext:value-type="string">
            <text:p>DATA EMISSÃO:</text:p>
          </table:table-cell>
          <table:table-cell table:style-name="ce74" table:formula="of:=[.C185]" office:value-type="string" office:string-value=" " calcext:value-type="string">
            <text:p><text:s/></text:p>
          </table:table-cell>
          <table:table-cell table:style-name="ce89"/>
          <table:table-cell table:style-name="ce74" table:formula="of:=[.E185]" office:value-type="string" office:string-value=" " calcext:value-type="string">
            <text:p><text:s/></text:p>
          </table:table-cell>
          <table:table-cell table:style-name="ce89" table:number-columns-repeated="6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69">
          <table:table-cell table:style-name="ce14" office:value-type="float" office:value="50" calcext:value-type="float" table:number-columns-spanned="1" table:number-rows-spanned="8">
            <text:p>50</text:p>
          </table:table-cell>
          <table:table-cell table:style-name="ce62" office:value-type="string" calcext:value-type="string">
            <text:p><text:s/>19º PERÍODO DE <text:s/>24 HORAS</text:p>
          </table:table-cell>
          <table:table-cell table:style-name="ce110" table:number-columns-repeated="2"/>
          <table:table-cell table:style-name="ce194" table:formula="of:=IF([.D72]&gt;=19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0" table:number-columns-repeated="5"/>
          <table:table-cell table:style-name="ce335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47">
          <table:covered-table-cell/>
          <table:table-cell table:style-name="ce63" office:value-type="string" calcext:value-type="string">
            <text:p>TRABALHADO</text:p>
          </table:table-cell>
          <table:table-cell table:style-name="ce111" table:number-columns-repeated="8"/>
          <table:table-cell table:style-name="ce336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69">
          <table:covered-table-cell/>
          <table:table-cell table:style-name="ce64" office:value-type="string" calcext:value-type="string">
            <text:p>FAIXA:</text:p>
          </table:table-cell>
          <table:table-cell table:style-name="ce112" table:number-columns-repeated="3"/>
          <table:table-cell table:style-name="ce27" table:formula="of:=IF([.E241]=&quot;NÃO PREENCHER&quot;;&quot; &quot;;[.F169])" office:value-type="string" office:string-value=" " calcext:value-type="string">
            <text:p><text:s/></text:p>
          </table:table-cell>
          <table:table-cell table:style-name="ce256" table:number-columns-repeated="4"/>
          <table:table-cell table:style-name="ce327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69">
          <table:covered-table-cell/>
          <table:table-cell table:style-name="ce35" office:value-type="string" calcext:value-type="string">
            <text:p>CIDADE <text:s/>HOSPEDAGEM:</text:p>
          </table:table-cell>
          <table:table-cell table:style-name="ce97" table:number-columns-repeated="3"/>
          <table:table-cell table:style-name="ce144" table:number-columns-spanned="6" table:number-rows-spanned="1"/>
          <table:covered-table-cell table:number-columns-repeated="4" table:style-name="ce131"/>
          <table:covered-table-cell table:style-name="ce134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69">
          <table:covered-table-cell/>
          <table:table-cell table:style-name="ce35" office:value-type="string" calcext:value-type="string">
            <text:p>CATEGORIA:</text:p>
          </table:table-cell>
          <table:table-cell table:style-name="ce97" table:number-columns-repeated="3"/>
          <table:table-cell table:style-name="ce218" table:content-validation-name="val46" table:number-columns-spanned="3" table:number-rows-spanned="1"/>
          <table:covered-table-cell table:number-columns-repeated="2" table:style-name="ce131"/>
          <table:table-cell table:style-name="ce301"/>
          <table:table-cell table:style-name="ce260"/>
          <table:table-cell table:style-name="ce337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37">
          <table:covered-table-cell/>
          <table:table-cell table:style-name="ce64" office:value-type="string" calcext:value-type="string">
            <text:p>VALOR INTEGRAL DA DIÁRIA :</text:p>
          </table:table-cell>
          <table:table-cell table:style-name="ce112" table:number-columns-repeated="3"/>
          <table:table-cell table:style-name="ce219" table:formula="of:=IF([.E241]=&quot;NÃO PREENCHER&quot;;&quot; &quot;;IF([.F245]=0;&quot; &quot;;IF(AND([.F243]=[.$V$2];[.F245]=[.$O$2]);[.$R$2];IF(AND([.F243]=[.$V$2];[.F245]=[.$O$3]);[.$R$3];IF(AND([.F243]=[.$V$2];[.F245]=[.$O$4]);[.$R$4];IF(AND([.F243]=[.$V$3];[.F245]=[.$O$2]);[.$R$5];IF(AND([.F243]=[.$V$3];[.F245]=[.$O$3]);[.$R$6];IF(AND([.F243]=[.$V$3];[.F245]=[.$O$4]);[.$R$7];IF(AND([.F243]=[.$V$4];[.F245]=[.$O$2]);[.$R$8];IF(AND([.F243]=[.$V$4];[.F245]=[.$O$3]);[.$R$9];IF(AND([.F243]=[.$V$4];[.F245]=[.$O$4]);[.$R$10])))))))))))" office:value-type="string" office:string-value=" " calcext:value-type="string">
            <text:p><text:s/></text:p>
          </table:table-cell>
          <table:table-cell table:style-name="ce257"/>
          <table:table-cell table:style-name="ce256"/>
          <table:table-cell table:style-name="ce298"/>
          <table:table-cell table:style-name="ce313"/>
          <table:table-cell table:style-name="ce327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76">
          <table:covered-table-cell/>
          <table:table-cell table:style-name="ce65" office:value-type="string" calcext:value-type="string" table:number-columns-spanned="4" table:number-rows-spanned="1">
            <text:p>DIÁRIAS com <text:span text:style-name="T13">Alimentação</text:span><text:span text:style-name="T12"> E/OU </text:span><text:span text:style-name="T13">Pousada</text:span> <text:span text:style-name="T14">gratuita</text:span><text:span text:style-name="T15">?</text:span><text:span text:style-name="T16"> </text:span></text:p>
          </table:table-cell>
          <table:covered-table-cell table:number-columns-repeated="3" table:style-name="ce97"/>
          <table:table-cell table:style-name="ce220" table:content-validation-name="val38" table:number-columns-spanned="5" table:number-rows-spanned="1"/>
          <table:covered-table-cell table:number-columns-repeated="4" table:style-name="ce131"/>
          <table:table-cell table:style-name="ce338"/>
          <table:table-cell table:style-name="ce347"/>
          <table:table-cell table:style-name="ce370" table:formula="of:=IF(AND([.E241]=&quot;NÃO PREENCHER&quot;;[.H248]&lt;&gt;0);&quot;ERRO DE PREENCHIMENTO&quot;;&quot; &quot;)" office:value-type="string" office:string-value=" " calcext:value-type="string">
            <text:p><text:s/></text:p>
          </table:table-cell>
          <table:table-cell table:style-name="ce353" table:number-columns-repeated="3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64">
          <table:covered-table-cell/>
          <table:table-cell table:style-name="ce64" office:value-type="string" calcext:value-type="string">
            <text:p>VALOR <text:s/>DA DIÁRIA NO 19º <text:s/>PERÍODO <text:s/>:</text:p>
          </table:table-cell>
          <table:table-cell table:style-name="ce112" table:number-columns-repeated="3"/>
          <table:table-cell table:style-name="ce221" table:formula="of:=IF([.E241]=&quot;NÃO PREENCHER&quot;;&quot; &quot;;IF([.F247]=[.$Y$4];0;IF([.F247]=[.$Y$3];[.F246]/2;[.F246])))" office:value-type="string" office:string-value=" " calcext:value-type="string">
            <text:p><text:s/></text:p>
          </table:table-cell>
          <table:table-cell table:style-name="ce259"/>
          <table:table-cell table:style-name="ce279" table:content-validation-name="val52" table:number-columns-spanned="4" table:number-rows-spanned="1"/>
          <table:covered-table-cell table:style-name="ce300" office:value-type="string" calcext:value-type="string">
            <text:p>ALIMENTAÇÃO:</text:p>
          </table:covered-table-cell>
          <table:covered-table-cell table:style-name="ce259" table:formula="of:=IF([.F247]=[.$U$12];[.J246];IF([.F247]=[.$U$13];[.J246];IF([.F247]=[.$U$15];0;[.J246]-[.H248])))" office:value-type="currency" office:currency="BRL" office:value="0" calcext:value-type="currency">
            <text:p>R$ 0,00</text:p>
          </table:covered-table-cell>
          <table:covered-table-cell table:style-name="ce340" table:formula="of:=IF(OR([.F247]=[.$U$13];[.F247]=[.$U$12]);[.J248];SUM([.H248];[.J248]))" office:value-type="float" office:value="0" calcext:value-type="float">
            <text:p>0</text:p>
          </table:covered-table-cell>
          <table:table-cell table:style-name="ce347"/>
          <table:table-cell table:style-name="ce370" table:formula="of:=IF(AND([.F247]=[.$U$15];[.H248]&gt;[.J246]);&quot;ERRO DE PREENCHIMENTO&quot;;IF([.J248]&lt;0;&quot;ERRO DE PREENCHIMENTO&quot;;&quot; &quot;))" office:value-type="string" office:string-value=" " calcext:value-type="string">
            <text:p><text:s/></text:p>
          </table:table-cell>
          <table:table-cell table:style-name="ce353" table:number-columns-repeated="3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69">
          <table:table-cell table:style-name="ce16"/>
          <table:table-cell table:style-name="ce26"/>
          <table:table-cell table:style-name="ce89" table:number-columns-repeated="3"/>
          <table:table-cell table:style-name="ce225" table:formula="of:=IF([.H248]&gt;[.J246];&quot;Atenção! NOTA FISCAL maior que o LIMITE&quot;;&quot; &quot;)" office:value-type="string" office:string-value=" " calcext:value-type="string">
            <text:p><text:s/></text:p>
          </table:table-cell>
          <table:table-cell table:style-name="ce89"/>
          <table:table-cell table:style-name="ce281" table:formula="of:=IF(AND([.F247]=[.$U$11];[.H248]=0);&quot;FALTA PREENCHER O VALOR DA NOTA FISCAL&quot;;IF(AND([.F247]=[.$U$15];[.H248]=0);&quot;FALTA PREENCHER O VALOR DA NOTA FISCAL&quot;;&quot; &quot;))" office:value-type="string" office:string-value=" " calcext:value-type="string">
            <text:p><text:s/></text:p>
          </table:table-cell>
          <table:table-cell table:style-name="ce89" table:number-columns-repeated="3"/>
          <table:table-cell table:style-name="ce347"/>
          <table:table-cell table:style-name="ce371" table:formula="of:=IF(AND([.F247]=[.$U$16];[.H248]&gt;0);&quot;ERRO DE PREENCHIMENTO&quot;;IF(AND([.F247]=[.$U$12];[.H248]&gt;0);&quot;ERRO DE PREENCHIMENTO&quot;;IF(AND([.F247]=[.$U$14];[.H248]&gt;0);&quot;ERRO DE PREENCHIMENTO&quot;;IF(AND([.F247]=[.$U$13];[.H248]&gt;0);&quot;ERRO DE PREENCHIMENTO&quot;;&quot; &quot;))))" office:value-type="string" office:string-value=" " calcext:value-type="string">
            <text:p><text:s/></text:p>
          </table:table-cell>
          <table:table-cell table:style-name="ce353" table:number-columns-repeated="3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69">
          <table:table-cell table:style-name="ce14" office:value-type="float" office:value="51" calcext:value-type="float" table:number-columns-spanned="1" table:number-rows-spanned="8">
            <text:p>51</text:p>
          </table:table-cell>
          <table:table-cell table:style-name="ce62" office:value-type="string" calcext:value-type="string">
            <text:p><text:s/>20º PERÍODO DE <text:s/>24 HORAS</text:p>
          </table:table-cell>
          <table:table-cell table:style-name="ce110" table:number-columns-repeated="2"/>
          <table:table-cell table:style-name="ce194" table:formula="of:=IF([.D72]&gt;=20;&quot;PREENCHIMENTO OBRIGATÓRIO&quot;;&quot;NÃO PREENCHER&quot;)" office:value-type="string" office:string-value="NÃO PREENCHER" calcext:value-type="string">
            <text:p>NÃO PREENCHER</text:p>
          </table:table-cell>
          <table:table-cell table:style-name="ce110" table:number-columns-repeated="5"/>
          <table:table-cell table:style-name="ce335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63">
          <table:covered-table-cell/>
          <table:table-cell table:style-name="ce63" office:value-type="string" calcext:value-type="string">
            <text:p>TRABALHADO</text:p>
          </table:table-cell>
          <table:table-cell table:style-name="ce111" table:number-columns-repeated="8"/>
          <table:table-cell table:style-name="ce336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69">
          <table:covered-table-cell/>
          <table:table-cell table:style-name="ce64" office:value-type="string" calcext:value-type="string">
            <text:p>FAIXA:</text:p>
          </table:table-cell>
          <table:table-cell table:style-name="ce112" table:number-columns-repeated="3"/>
          <table:table-cell table:style-name="ce27" table:formula="of:=IF([.E250]=&quot;NÃO PREENCHER&quot;;&quot; &quot;;[.F77])" office:value-type="string" office:string-value=" " calcext:value-type="string">
            <text:p><text:s/></text:p>
          </table:table-cell>
          <table:table-cell table:style-name="ce256" table:number-columns-repeated="4"/>
          <table:table-cell table:style-name="ce327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69">
          <table:covered-table-cell/>
          <table:table-cell table:style-name="ce35" office:value-type="string" calcext:value-type="string">
            <text:p>CIDADE <text:s/>HOSPEDAGEM:</text:p>
          </table:table-cell>
          <table:table-cell table:style-name="ce97" table:number-columns-repeated="3"/>
          <table:table-cell table:style-name="ce144" table:number-columns-spanned="6" table:number-rows-spanned="1"/>
          <table:covered-table-cell table:number-columns-repeated="4" table:style-name="ce131"/>
          <table:covered-table-cell table:style-name="ce134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69">
          <table:covered-table-cell/>
          <table:table-cell table:style-name="ce35" office:value-type="string" calcext:value-type="string">
            <text:p>CATEGORIA:</text:p>
          </table:table-cell>
          <table:table-cell table:style-name="ce97" table:number-columns-repeated="3"/>
          <table:table-cell table:style-name="ce218" table:content-validation-name="val47" table:number-columns-spanned="3" table:number-rows-spanned="1"/>
          <table:covered-table-cell table:number-columns-repeated="2" table:style-name="ce131"/>
          <table:table-cell table:style-name="ce297"/>
          <table:table-cell table:style-name="ce256"/>
          <table:table-cell table:style-name="ce327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64">
          <table:covered-table-cell/>
          <table:table-cell table:style-name="ce64" office:value-type="string" calcext:value-type="string">
            <text:p>VALOR INTEGRAL DA DIÁRIA :</text:p>
          </table:table-cell>
          <table:table-cell table:style-name="ce112" table:number-columns-repeated="3"/>
          <table:table-cell table:style-name="ce219" table:formula="of:=IF([.E250]=&quot;NÃO PREENCHER&quot;;&quot; &quot;;IF([.F254]=0;&quot; &quot;;IF(AND([.F252]=[.$V$2];[.F254]=[.$O$2]);[.$R$2];IF(AND([.F252]=[.$V$2];[.F254]=[.$O$3]);[.$R$3];IF(AND([.F252]=[.$V$2];[.F254]=[.$O$4]);[.$R$4];IF(AND([.F252]=[.$V$3];[.F254]=[.$O$2]);[.$R$5];IF(AND([.F252]=[.$V$3];[.F254]=[.$O$3]);[.$R$6];IF(AND([.F252]=[.$V$3];[.F254]=[.$O$4]);[.$R$7];IF(AND([.F252]=[.$V$4];[.F254]=[.$O$2]);[.$R$8];IF(AND([.F252]=[.$V$4];[.F254]=[.$O$3]);[.$R$9];IF(AND([.F252]=[.$V$4];[.F254]=[.$O$4]);[.$R$10])))))))))))" office:value-type="string" office:string-value=" " calcext:value-type="string">
            <text:p><text:s/></text:p>
          </table:table-cell>
          <table:table-cell table:style-name="ce257"/>
          <table:table-cell table:style-name="ce256"/>
          <table:table-cell table:style-name="ce298"/>
          <table:table-cell table:style-name="ce313"/>
          <table:table-cell table:style-name="ce327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46">
          <table:covered-table-cell/>
          <table:table-cell table:style-name="ce65" office:value-type="string" calcext:value-type="string" table:number-columns-spanned="4" table:number-rows-spanned="1">
            <text:p>DIÁRIAS com <text:span text:style-name="T13">Alimentação</text:span><text:span text:style-name="T12"> E/OU </text:span><text:span text:style-name="T13">Pousada</text:span> <text:span text:style-name="T14">gratuita</text:span><text:span text:style-name="T15">?</text:span><text:span text:style-name="T16"> </text:span></text:p>
          </table:table-cell>
          <table:covered-table-cell table:number-columns-repeated="3" table:style-name="ce97"/>
          <table:table-cell table:style-name="ce220" table:content-validation-name="val38" table:number-columns-spanned="5" table:number-rows-spanned="1"/>
          <table:covered-table-cell table:number-columns-repeated="4" table:style-name="ce131"/>
          <table:table-cell table:style-name="ce338"/>
          <table:table-cell table:style-name="ce347"/>
          <table:table-cell table:style-name="ce370" table:formula="of:=IF(AND([.E250]=&quot;NÃO PREENCHER&quot;;[.H257]&lt;&gt;0);&quot;ERRO DE PREENCHIMENTO&quot;;&quot; &quot;)" office:value-type="string" office:string-value=" " calcext:value-type="string">
            <text:p><text:s/></text:p>
          </table:table-cell>
          <table:table-cell table:style-name="ce353" table:number-columns-repeated="3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62">
          <table:covered-table-cell/>
          <table:table-cell table:style-name="ce64" office:value-type="string" calcext:value-type="string">
            <text:p>VALOR <text:s/>DA DIÁRIA <text:s text:c="2"/>NO 20º PERÍODO <text:s/>:</text:p>
          </table:table-cell>
          <table:table-cell table:style-name="ce112" table:number-columns-repeated="3"/>
          <table:table-cell table:style-name="ce221" table:formula="of:=IF([.E250]=&quot;NÃO PREENCHER&quot;;&quot; &quot;;IF([.F256]=[.$Y$4];0;IF([.F256]=[.$Y$3];[.F255]/2;[.F255])))" office:value-type="string" office:string-value=" " calcext:value-type="string">
            <text:p><text:s/></text:p>
          </table:table-cell>
          <table:table-cell table:style-name="ce259"/>
          <table:table-cell table:style-name="ce279" table:content-validation-name="val52" table:number-columns-spanned="4" table:number-rows-spanned="1"/>
          <table:covered-table-cell table:style-name="ce300" office:value-type="string" calcext:value-type="string">
            <text:p>ALIMENTAÇÃO:</text:p>
          </table:covered-table-cell>
          <table:covered-table-cell table:style-name="ce259" table:formula="of:=IF([.F256]=[.$U$12];[.J255];IF([.F256]=[.$U$13];[.J255];IF([.F256]=[.$U$15];0;[.J255]-[.H257])))" office:value-type="currency" office:currency="BRL" office:value="0" calcext:value-type="currency">
            <text:p>R$ 0,00</text:p>
          </table:covered-table-cell>
          <table:covered-table-cell table:style-name="ce340" table:formula="of:=IF(OR([.F256]=[.$U$13];[.F256]=[.$U$12]);[.J257];SUM([.H257];[.J257]))" office:value-type="float" office:value="0" calcext:value-type="float">
            <text:p>0</text:p>
          </table:covered-table-cell>
          <table:table-cell table:style-name="ce347"/>
          <table:table-cell table:style-name="ce370" table:formula="of:=IF(AND([.F256]=[.$U$15];[.H257]&gt;[.J255]);&quot;ERRO DE PREENCHIMENTO&quot;;IF([.J257]&lt;0;&quot;ERRO DE PREENCHIMENTO&quot;;&quot; &quot;))" office:value-type="string" office:string-value=" " calcext:value-type="string">
            <text:p><text:s/></text:p>
          </table:table-cell>
          <table:table-cell table:style-name="ce353" table:number-columns-repeated="3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77">
          <table:table-cell table:style-name="ce16"/>
          <table:table-cell table:style-name="ce69" table:formula="of:=[.B74]" office:value-type="string" office:string-value="DATA EMISSÃO:" calcext:value-type="string">
            <text:p>DATA EMISSÃO:</text:p>
          </table:table-cell>
          <table:table-cell table:style-name="ce119" table:formula="of:=[.C2]" office:value-type="float" office:value="0" calcext:value-type="float">
            <text:p>0</text:p>
          </table:table-cell>
          <table:table-cell table:style-name="ce89"/>
          <table:table-cell table:style-name="ce119" table:formula="of:=[.D4]" office:value-type="float" office:value="0" calcext:value-type="float">
            <text:p>0</text:p>
          </table:table-cell>
          <table:table-cell table:style-name="ce225"/>
          <table:table-cell table:style-name="ce89"/>
          <table:table-cell table:style-name="ce281" table:formula="of:=IF(AND([.F256]=[.$U$11];[.H257]=0);&quot;FALTA PREENCHER O VALOR DA NOTA FISCAL&quot;;IF(AND([.F256]=[.$U$15];[.H257]=0);&quot;FALTA PREENCHER O VALOR DA NOTA FISCAL&quot;;&quot; &quot;))" office:value-type="string" office:string-value=" " calcext:value-type="string">
            <text:p><text:s/></text:p>
          </table:table-cell>
          <table:table-cell table:style-name="ce89" table:number-columns-repeated="3"/>
          <table:table-cell table:style-name="ce347"/>
          <table:table-cell table:style-name="ce371" table:formula="of:=IF(AND([.F256]=[.$U$16];[.H257]&gt;0);&quot;ERRO DE PREENCHIMENTO&quot;;IF(AND([.F256]=[.$U$12];[.H257]&gt;0);&quot;ERRO DE PREENCHIMENTO&quot;;IF(AND([.F256]=[.$U$14];[.H257]&gt;0);&quot;ERRO DE PREENCHIMENTO&quot;;IF(AND([.F256]=[.$U$13];[.H257]&gt;0);&quot;ERRO DE PREENCHIMENTO&quot;;&quot; &quot;))))" office:value-type="string" office:string-value=" " calcext:value-type="string">
            <text:p><text:s/></text:p>
          </table:table-cell>
          <table:table-cell table:style-name="ce353" table:number-columns-repeated="3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69">
          <table:table-cell table:style-name="ce14" office:value-type="float" office:value="52" calcext:value-type="float" table:number-columns-spanned="1" table:number-rows-spanned="11">
            <text:p>52</text:p>
          </table:table-cell>
          <table:table-cell table:style-name="ce78" office:value-type="string" calcext:value-type="string">
            <text:p><text:s/>PERÍODO INCOMPLETO - menores de <text:s/>24 HORAS </text:p>
          </table:table-cell>
          <table:table-cell table:style-name="ce123" table:number-columns-repeated="2"/>
          <table:table-cell table:style-name="ce110" table:number-columns-repeated="2"/>
          <table:table-cell table:style-name="ce194" table:formula="of:=IF([.D55]=0;&quot;NÃO PREENCHER&quot;;&quot;PREENCHIMENTO OBRIGATÓRIO&quot;)" office:value-type="string" office:string-value="NÃO PREENCHER" calcext:value-type="string">
            <text:p>NÃO PREENCHER</text:p>
          </table:table-cell>
          <table:table-cell table:style-name="ce110" table:number-columns-repeated="3"/>
          <table:table-cell table:style-name="ce335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63">
          <table:covered-table-cell/>
          <table:table-cell table:style-name="ce63" office:value-type="string" calcext:value-type="string">
            <text:p>TRABALHADO</text:p>
          </table:table-cell>
          <table:table-cell table:style-name="ce124" table:number-columns-repeated="2"/>
          <table:table-cell table:style-name="ce111" table:number-columns-repeated="6"/>
          <table:table-cell table:style-name="ce336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69">
          <table:covered-table-cell/>
          <table:table-cell table:style-name="ce64" office:value-type="string" calcext:value-type="string">
            <text:p>FAIXA:</text:p>
          </table:table-cell>
          <table:table-cell table:style-name="ce125"/>
          <table:table-cell table:style-name="ce167"/>
          <table:table-cell table:style-name="ce115"/>
          <table:table-cell table:style-name="ce27" table:formula="of:=IF([.G259]=&quot;NÃO PREENCHER&quot;;&quot; &quot;;IF([.D25]=&quot;NÃO&quot;;[.D9];[.F25]))" office:value-type="string" office:string-value=" " calcext:value-type="string">
            <text:p><text:s/></text:p>
          </table:table-cell>
          <table:table-cell table:style-name="ce256" table:number-columns-repeated="2"/>
          <table:table-cell table:style-name="ce302"/>
          <table:table-cell table:style-name="ce256"/>
          <table:table-cell table:style-name="ce327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69">
          <table:covered-table-cell/>
          <table:table-cell table:style-name="ce79" office:value-type="string" calcext:value-type="string">
            <text:p>CIDADES <text:s/>ENVOLVIDAS NO PERÍODO INCOMPLETO:</text:p>
          </table:table-cell>
          <table:table-cell table:style-name="ce126"/>
          <table:table-cell table:style-name="ce168"/>
          <table:table-cell table:style-name="ce117"/>
          <table:table-cell table:style-name="ce144" table:number-columns-spanned="6" table:number-rows-spanned="1"/>
          <table:covered-table-cell table:number-columns-repeated="4" table:style-name="ce131"/>
          <table:covered-table-cell table:style-name="ce134"/>
          <table:table-cell table:style-name="ce347"/>
          <table:table-cell table:style-name="ce353"/>
          <table:table-cell table:style-name="ce353" office:value-type="string" calcext:value-type="string">
            <text:p>NÃO TEM DIREITO A DIÁRIA – MENOR QUE 6 HORAS</text:p>
          </table:table-cell>
          <table:table-cell table:style-name="ce353" table:number-columns-repeated="2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69">
          <table:covered-table-cell/>
          <table:table-cell table:style-name="ce35" office:value-type="string" calcext:value-type="string">
            <text:p>CIDADE <text:s/>HOSPEDAGEM</text:p>
          </table:table-cell>
          <table:table-cell table:style-name="ce117" table:number-columns-repeated="3"/>
          <table:table-cell table:style-name="ce228" table:number-columns-spanned="3" table:number-rows-spanned="1"/>
          <table:covered-table-cell table:number-columns-repeated="2" table:style-name="ce131"/>
          <table:table-cell table:style-name="ce303" table:formula="of:=IF([.G259]=&quot;NÃO PREENCHER&quot;;&quot; &quot;;IF(AND([.K265]=1;[.F268]=[.N268]);&quot;COM COMPROVAÇÃO&quot;;IF(AND([.K265]=1;[.F268]=[.N264]);&quot;COM COMPROVAÇÃO&quot;;&quot; &quot;)))" office:value-type="string" office:string-value=" " calcext:value-type="string">
            <text:p><text:s/></text:p>
          </table:table-cell>
          <table:table-cell table:style-name="ce256"/>
          <table:table-cell table:style-name="ce327"/>
          <table:table-cell table:style-name="ce347"/>
          <table:table-cell table:style-name="ce353"/>
          <table:table-cell table:style-name="ce358" office:value-type="string" calcext:value-type="string">
            <text:p>ALIMENTAÇÃO + SEM POUSADA – DE 6 A 12 HORAS</text:p>
          </table:table-cell>
          <table:table-cell table:style-name="ce353" table:number-columns-repeated="2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69">
          <table:covered-table-cell/>
          <table:table-cell table:style-name="ce35" office:value-type="string" calcext:value-type="string">
            <text:p>CATEGORIA:</text:p>
          </table:table-cell>
          <table:table-cell table:style-name="ce117" table:number-columns-repeated="3"/>
          <table:table-cell table:style-name="ce218" table:content-validation-name="val48" table:number-columns-spanned="3" table:number-rows-spanned="1"/>
          <table:covered-table-cell table:number-columns-repeated="2" table:style-name="ce131"/>
          <table:table-cell table:style-name="ce297"/>
          <table:table-cell table:style-name="ce256"/>
          <table:table-cell table:style-name="ce327"/>
          <table:table-cell table:style-name="ce347"/>
          <table:table-cell table:style-name="ce353"/>
          <table:table-cell table:style-name="ce358" office:value-type="string" calcext:value-type="string">
            <text:p>ALIMENTAÇÃO + POUSADA COM COMPROVAÇÃO – DE 12 A 24 HORAS</text:p>
          </table:table-cell>
          <table:table-cell table:style-name="ce353" table:number-columns-repeated="2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69">
          <table:covered-table-cell/>
          <table:table-cell table:style-name="ce64" office:value-type="string" calcext:value-type="string">
            <text:p>HORAS:</text:p>
          </table:table-cell>
          <table:table-cell table:style-name="ce115" table:number-columns-repeated="3"/>
          <table:table-cell table:style-name="ce229" table:formula="of:=IF([.G259]=&quot;NÃO PREENCHER&quot;;&quot; &quot;;[.D69])" office:value-type="string" office:string-value=" " calcext:value-type="string">
            <text:p><text:s/></text:p>
          </table:table-cell>
          <table:table-cell table:style-name="ce223" office:value-type="string" calcext:value-type="string">
            <text:p>DIÁRIA PARCIAL:</text:p>
          </table:table-cell>
          <table:table-cell table:style-name="ce256"/>
          <table:table-cell table:style-name="ce304" table:formula="of:=IF([.G259]=&quot;NÃO PREENCHER&quot;;&quot; &quot;;[.K69])" office:value-type="string" office:string-value=" " calcext:value-type="string">
            <text:p><text:s/></text:p>
          </table:table-cell>
          <table:table-cell table:style-name="ce314" table:formula="of:=IF([.G259]=&quot;NÃO PREENCHER&quot;;0;IF([.L265]=3;0;IF([.L265]=2;0.35;IF(AND([.L265]=1;[.F266]=[.Z3]);1;0.5))))" office:value-type="float" office:value="0" calcext:value-type="float">
            <text:p>0</text:p>
          </table:table-cell>
          <table:table-cell table:style-name="ce343" office:value-type="string" calcext:value-type="string">
            <text:p><text:s text:c="2"/>diária</text:p>
          </table:table-cell>
          <table:table-cell table:style-name="ce353" table:formula="of:=IF([.G259]=&quot;NÃO PREENCHER&quot;;&quot; &quot;;[.L70])" office:value-type="string" office:string-value=" " calcext:value-type="string">
            <text:p><text:s/></text:p>
          </table:table-cell>
          <table:table-cell table:style-name="ce353"/>
          <table:table-cell table:style-name="ce358" office:value-type="string" calcext:value-type="string">
            <text:p>ALIMENTAÇÃO + POUSADA SEM COMPROVAÇÃO – DE 12 A 24 HORAS</text:p>
          </table:table-cell>
          <table:table-cell table:style-name="ce353" table:number-columns-repeated="2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23">
          <table:covered-table-cell/>
          <table:table-cell table:style-name="ce80" office:value-type="string" calcext:value-type="string">
            <text:p>POUSADA <text:span text:style-name="T12">( COM OU SEM COMPROVAÇÃO )</text:span></text:p>
          </table:table-cell>
          <table:table-cell table:style-name="ce127" table:number-columns-repeated="3"/>
          <table:table-cell table:style-name="ce230" table:content-validation-name="val49" table:number-columns-spanned="6" table:number-rows-spanned="1"/>
          <table:covered-table-cell table:style-name="ce261"/>
          <table:covered-table-cell table:style-name="ce282"/>
          <table:covered-table-cell table:number-columns-repeated="2" table:style-name="ce256"/>
          <table:covered-table-cell table:style-name="ce327"/>
          <table:table-cell table:style-name="ce347"/>
          <table:table-cell table:style-name="ce353"/>
          <table:table-cell table:style-name="ce358" office:value-type="string" calcext:value-type="string">
            <text:p>ALIMENTAÇÃO + POUSADA GRATUITA – DE 12 A 24 HORAS</text:p>
          </table:table-cell>
          <table:table-cell table:style-name="ce353" table:number-columns-repeated="2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69">
          <table:covered-table-cell/>
          <table:table-cell table:style-name="ce64" office:value-type="string" calcext:value-type="string">
            <text:p>VALOR INTEGRAL DA DIÁRIA :</text:p>
          </table:table-cell>
          <table:table-cell table:style-name="ce115" table:number-columns-repeated="3"/>
          <table:table-cell table:style-name="ce219" table:formula="of:=IF([.G259]=&quot;NÃO PREENCHER&quot;;&quot; &quot;;IF([.F264]=0;&quot; &quot;;IF(AND([.F261]=[.$V$2];[.F264]=[.$O$2]);[.$R$2];IF(AND([.F261]=[.$V$2];[.F264]=[.$O$3]);[.$R$3];IF(AND([.F261]=[.$V$2];[.F264]=[.$O$4]);[.$R$4];IF(AND([.F261]=[.$V$3];[.F264]=[.$O$2]);[.$R$5];IF(AND([.F261]=[.$V$3];[.F264]=[.$O$3]);[.$R$6];IF(AND([.F261]=[.$V$3];[.F264]=[.$O$4]);[.$R$7];IF(AND([.F261]=[.$V$4];[.F264]=[.$O$2]);[.$R$8];IF(AND([.F261]=[.$V$4];[.F264]=[.$O$3]);[.$R$9];IF(AND([.F261]=[.$V$4];[.F264]=[.$O$4]);[.$R$10])))))))))))" office:value-type="string" office:string-value=" " calcext:value-type="string">
            <text:p><text:s/></text:p>
          </table:table-cell>
          <table:table-cell table:style-name="ce257"/>
          <table:table-cell table:style-name="ce256"/>
          <table:table-cell table:style-name="ce298"/>
          <table:table-cell table:style-name="ce313" table:formula="of:=IF(AND([.K265]=2;[.F268]=[.N263]);[.F267]*0.35;IF(AND([.K265]=2;[.F268]=[.N270]);0;IF([.K265]=3;0;IF(AND([.K265]=1;[.F268]=[.N264]);[.F267];IF(AND([.K265]=1;[.F268]=[.N265]);[.F267]/2;IF(AND([.K265]=1;[.F268]=[.N266]);[.F267]/2;IF(AND([.K265]=1;[.F268]=[.N267]);0;IF(AND([.K265]=1;[.F268]=[.N268]);[.F267];IF(AND([.K265]=1;[.F268]=[.N269]);0;&quot; &quot;)))))))))" office:value-type="string" office:string-value=" " calcext:value-type="string">
            <text:p><text:s/></text:p>
          </table:table-cell>
          <table:table-cell table:style-name="ce327"/>
          <table:table-cell table:style-name="ce347"/>
          <table:table-cell table:style-name="ce353"/>
          <table:table-cell table:style-name="ce358" office:value-type="string" calcext:value-type="string">
            <text:p>ALIMENTAÇÃO GRATUITA + POUSADA SEM COMPROVAÇÃO – DE 12 A 24 HORAS</text:p>
          </table:table-cell>
          <table:table-cell table:style-name="ce353" table:number-columns-repeated="2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34">
          <table:covered-table-cell/>
          <table:table-cell table:style-name="ce65" office:value-type="string" calcext:value-type="string" table:number-columns-spanned="4" table:number-rows-spanned="1">
            <text:p>DIÁRIAS com <text:span text:style-name="T13">Alimentação</text:span><text:span text:style-name="T12"> E/OU </text:span><text:span text:style-name="T13">Pousada</text:span> <text:span text:style-name="T14">gratuita</text:span><text:span text:style-name="T15">?</text:span><text:span text:style-name="T16"> </text:span></text:p>
          </table:table-cell>
          <table:covered-table-cell table:number-columns-repeated="3" table:style-name="ce117"/>
          <table:table-cell table:style-name="ce220" table:content-validation-name="val38" table:number-columns-spanned="5" table:number-rows-spanned="1"/>
          <table:covered-table-cell table:number-columns-repeated="4" table:style-name="ce131"/>
          <table:table-cell table:style-name="ce338"/>
          <table:table-cell table:style-name="ce347"/>
          <table:table-cell table:style-name="ce370" table:formula="of:=IF(AND([.G59]=&quot;NÃO PREENCHER&quot;;[.H269]&lt;&gt;0);&quot;ERRO DE PREENCHIMENTO&quot;;&quot; &quot;)" office:value-type="string" office:string-value=" " calcext:value-type="string">
            <text:p><text:s/></text:p>
          </table:table-cell>
          <table:table-cell table:style-name="ce358" office:value-type="string" calcext:value-type="string">
            <text:p>ALIMENTAÇÃO GRATUITA + POUSADA COM COMPROVAÇÃO – DE 12 A 24 HORAS</text:p>
          </table:table-cell>
          <table:table-cell table:style-name="ce353" table:number-columns-repeated="2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78">
          <table:covered-table-cell/>
          <table:table-cell table:style-name="ce81" office:value-type="string" calcext:value-type="string" table:number-columns-spanned="4" table:number-rows-spanned="1">
            <text:p>VALOR <text:s/>DA DIÁRIA <text:s/>NO PERÍODO INCOMPLETO:</text:p>
          </table:table-cell>
          <table:covered-table-cell table:number-columns-repeated="3" table:style-name="ce115"/>
          <table:table-cell table:style-name="ce221" table:formula="of:=IF([.G259]=&quot;NÃO PREENCHER&quot;;&quot; &quot;;IF([.F268]=[.Y4];0;IF([.F268]=[.Y3];[.F267]*[.J265]/2;[.F267]*[.J265])))" office:value-type="string" office:string-value=" " calcext:value-type="string">
            <text:p><text:s/></text:p>
          </table:table-cell>
          <table:table-cell table:style-name="ce259"/>
          <table:table-cell table:style-name="ce279" table:content-validation-name="val52" table:number-columns-spanned="4" table:number-rows-spanned="1"/>
          <table:covered-table-cell table:style-name="ce300" office:value-type="string" calcext:value-type="string">
            <text:p>ALIMENTAÇÃO:</text:p>
          </table:covered-table-cell>
          <table:covered-table-cell table:style-name="ce259" table:formula="of:=IF(AND([.K265]=1;[.F268]=[.N266]);[.J267];IF([.K265]=3;0;IF(AND([.K265]=2;[.F268]=[.N263]);[.J267];IF([.K265]=2;[.J267];IF(AND([.K265]=1;[.F268]=[.N265]);[.J267];IF(AND([.K265]=1;[.F268]=[.N264]);[.J267]-[.H269];IF(AND([.K265]=1;[.F268]=[.N268]);0;IF(AND([.K265]=1;[.F268]=[.N269]);[.J267];0))))))))" office:value-type="currency" office:currency="BRL" office:value="0" calcext:value-type="currency">
            <text:p>R$ 0,00</text:p>
          </table:covered-table-cell>
          <table:covered-table-cell table:style-name="ce344" table:formula="of:=IF(AND([.K265]=1;[.F268]=[.N266]);[.J267];IF([.K265]=2;[.J269];IF(AND([.K265]=1;[.F268]=[.N264]);SUM([.J269];[.H269]);IF(AND([.K265]=1;[.F268]=[.N268]);[.H269];IF(AND([.K265]=1;[.F268]=[.N265]);[.J269];0)))))" office:value-type="currency" office:currency="BRL" office:value="0" calcext:value-type="currency">
            <text:p>R$ 0,00</text:p>
          </table:covered-table-cell>
          <table:table-cell table:style-name="ce347"/>
          <table:table-cell table:style-name="ce353"/>
          <table:table-cell table:style-name="ce358" office:value-type="string" calcext:value-type="string">
            <text:p>ALIMENTAÇÃO GRATUITA + POUSADA GRATUITA – DE 12 A 24 HORAS</text:p>
          </table:table-cell>
          <table:table-cell table:style-name="ce353" table:number-columns-repeated="2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71">
          <table:table-cell table:style-name="ce16"/>
          <table:table-cell table:style-name="ce82"/>
          <table:table-cell table:style-name="ce128" table:number-columns-repeated="3"/>
          <table:table-cell table:style-name="ce231" table:formula="of:=IF([.H269]&gt;[.J267];&quot;Atenção! NOTA FISCAL maior que o LIMITE&quot;;&quot; &quot;)" office:value-type="string" office:string-value=" " calcext:value-type="string">
            <text:p><text:s/></text:p>
          </table:table-cell>
          <table:table-cell table:style-name="ce262" table:formula="of:=IF(AND([.K265]=2;[.H269]&lt;&gt;0);&quot;ERRO DE PREENCHIMENTO&quot;;IF(AND([.K265]=3;[.F268]&lt;&gt;[.N262]);&quot;ERRO DE PREENCHIMENTO&quot;;IF(AND([.K265]=1;[.F268]=[.N266];[.H269]&lt;&gt;0);&quot;ERRO DE PREENCHIMENTO&quot;;IF(AND([.K265]=1;[.F268]=[.N265];[.H269]&lt;&gt;0);&quot;ERRO DE PREENCHIMENTO&quot;;IF(AND([.K265]=1;[.F268]=[.N264];[.H269]=0);&quot;FALTA PREENCHER O VALOR DA NOTA FISCAL&quot;;IF(AND([.F268]=[.N268];[.K265]=1;[.H269]=0);&quot;FALTA PREENCHER O VALOR DA NOTA FISCAL&quot;;IF(AND([.F268]=[.N267];[.K265]=1;[.H269]&lt;&gt;0);&quot;ERRO DE PREENCHIMENTO&quot;;IF(AND([.K265]=1;[.F268]=[.N269];[.H269]&lt;&gt;0);&quot;ERRO DE PREENCHIMENTO&quot;;&quot; &quot;))))))))" office:value-type="string" office:string-value=" " calcext:value-type="string">
            <text:p><text:s/></text:p>
          </table:table-cell>
          <table:table-cell table:style-name="ce240"/>
          <table:table-cell table:style-name="ce262"/>
          <table:table-cell table:style-name="ce315" table:formula="of:=IF(AND([.K265]=1;[.F268]=[.N264]);1;0)" office:value-type="float" office:value="0" calcext:value-type="float">
            <text:p>0</text:p>
          </table:table-cell>
          <table:table-cell table:style-name="ce262" table:formula="of:=IF([.H269]&gt;[.J267];&quot;ERRO DE PREENCHIMENTO&quot;;&quot; &quot;)" office:value-type="string" office:string-value=" " calcext:value-type="string">
            <text:p><text:s/></text:p>
          </table:table-cell>
          <table:table-cell table:style-name="ce347"/>
          <table:table-cell table:style-name="ce353"/>
          <table:table-cell table:style-name="ce358" office:value-type="string" calcext:value-type="string">
            <text:p>ALIMENTAÇÃO GRATUITA + SEM POUSADA – DE 6 A 12 HORAS</text:p>
          </table:table-cell>
          <table:table-cell table:style-name="ce353" table:number-columns-repeated="2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57">
          <table:table-cell table:style-name="ce16"/>
          <table:table-cell table:style-name="ce82"/>
          <table:table-cell table:style-name="ce128" table:number-columns-repeated="3"/>
          <table:table-cell table:style-name="ce232"/>
          <table:table-cell table:style-name="ce240" table:number-columns-repeated="3"/>
          <table:table-cell table:style-name="ce316" table:formula="of:=[.J265]" office:value-type="float" office:value="0" calcext:value-type="float">
            <text:p>0</text:p>
          </table:table-cell>
          <table:table-cell table:style-name="ce316" table:formula="of:=[.D72]+[.J271]" office:value-type="float" office:value="0" calcext:value-type="float">
            <text:p>0</text:p>
          </table:table-cell>
          <table:table-cell table:style-name="ce347"/>
          <table:table-cell table:style-name="ce353" table:formula="of:=[.K271]-10" office:value-type="float" office:value="-10" calcext:value-type="float">
            <text:p>-10</text:p>
          </table:table-cell>
          <table:table-cell table:style-name="ce353" table:number-columns-repeated="3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15" table:visibility="collapse">
          <table:table-cell table:style-name="ce14" office:value-type="float" office:value="53" calcext:value-type="float">
            <text:p>53</text:p>
          </table:table-cell>
          <table:table-cell table:style-name="ce64" office:value-type="string" calcext:value-type="string">
            <text:p>VALOR <text:s/>DA DIÁRIA :</text:p>
          </table:table-cell>
          <table:table-cell table:style-name="ce112" table:number-columns-repeated="3"/>
          <table:table-cell table:style-name="ce233" office:value-type="string" calcext:value-type="string">
            <text:p><text:s/>POUSADA:</text:p>
          </table:table-cell>
          <table:table-cell table:style-name="ce263" table:formula="of:=SUM([.H269];[.H257];[.H248];[.H238];[.H229];[.H220];[.H211];[.H202];[.H193];[.H183];[.H174];[.H164];[.H155];[.H146];[.H137];[.H127];[.H118];[.H109];[.H100];[.H91];[.H82])" office:value-type="float" office:value="0" calcext:value-type="float">
            <text:p>0,00</text:p>
          </table:table-cell>
          <table:table-cell table:style-name="ce256" table:number-columns-repeated="2"/>
          <table:table-cell table:style-name="ce317" office:value-type="string" calcext:value-type="string">
            <text:p>ALIMENTAÇÃO:</text:p>
          </table:table-cell>
          <table:table-cell table:style-name="ce345" table:formula="of:=SUM([.J269];[.J257];[.J248];[.J238];[.J229];[.J220];[.J211];[.J202];[.J193];[.J183];[.J174];[.J164];[.J155];[.J146];[.J137];[.J127];[.J118];[.J109];[.J100];[.J91];[.J82])" office:value-type="float" office:value="0" calcext:value-type="float">
            <text:p>0,00</text:p>
          </table:table-cell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26">
          <table:table-cell table:style-name="ce14" office:value-type="float" office:value="53" calcext:value-type="float">
            <text:p>53</text:p>
          </table:table-cell>
          <table:table-cell table:style-name="ce64" office:value-type="string" calcext:value-type="string">
            <text:p>VALOR TOTAL DA DIÁRIA A RECEBER :</text:p>
          </table:table-cell>
          <table:table-cell table:style-name="ce112" table:number-columns-repeated="3"/>
          <table:table-cell table:style-name="ce234" table:formula="of:=SUM([.F269];[.F257];[.F248];[.F238];[.F229];[.F220];[.F211];[.F202];[.F193];[.F183];[.F174];[.F164];[.F155];[.F146];[.F137];[.F127];[.F118];[.F109];[.F100];[.F91];[.F82])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260"/>
          <table:table-cell table:style-name="ce260" table:number-columns-repeated="3"/>
          <table:table-cell table:style-name="ce337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26" table:visibility="collapse">
          <table:table-cell table:style-name="ce14" office:value-type="float" office:value="54" calcext:value-type="float">
            <text:p>54</text:p>
          </table:table-cell>
          <table:table-cell table:style-name="ce64" office:value-type="string" calcext:value-type="string">
            <text:p>SOLICITAÇÃO DE ADIANTAMENTO<text:span text:style-name="T12"> Nº1</text:span></text:p>
          </table:table-cell>
          <table:table-cell table:style-name="ce112" table:number-columns-repeated="3"/>
          <table:table-cell table:style-name="ce234" table:formula="of:=IF([.D72]&gt;10;SUM([.F82];[.F91];[.F100];[.F109];[.F118];[.F127];[.F137];[.F146];[.F155];[.F164];[.F26]);SUM([.F82];[.F91];[.F100];[.F109];[.F118];[.F127];[.F137];[.F146];[.F155];[.F164];[.F269]))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260"/>
          <table:table-cell table:style-name="ce283" table:formula="of:=IF(AND([.D72]=0;[.J265]=0.5);&quot; 0,5 Diária&quot;;IF(AND([.D72]=0;[.J265]=1);&quot; 1 Diária&quot;;IF([.D72]&gt;10;&quot;10 Diárias&quot;;[.K271]&amp;&quot; Diárias&quot;)))" office:value-type="string" office:string-value="0 Diárias" calcext:value-type="string">
            <text:p>0 Diárias</text:p>
          </table:table-cell>
          <table:table-cell table:style-name="ce260" table:number-columns-repeated="2"/>
          <table:table-cell table:style-name="ce337"/>
          <table:table-cell table:style-name="ce347"/>
          <table:table-cell table:style-name="ce353" table:formula="of:=IF([.D66]&gt;10;SUM([.H164];[.H155];[.H146];[.H137];[.H127];[.H118];[.H109];[.H100];[.H91];[.H82]);SUM([.H269];[.H164];[.H155];[.H146];[.H137];[.H127];[.H118];[.H109];[.H100];[.H91];[.H82]))" office:value-type="float" office:value="0" calcext:value-type="float">
            <text:p>0</text:p>
          </table:table-cell>
          <table:table-cell table:style-name="ce353" table:formula="of:=IF([.D66]&gt;10;SUM([.J164];[.J155];[.J146];[.J137];[.J127];[.J118];[.J109];[.J100];[.J91];[.J82]);SUM([.J269];[.J164];[.J155];[.J146];[.J137];[.J127];[.J118];[.J109];[.J100];[.J91];[.J82]))" office:value-type="float" office:value="0" calcext:value-type="float">
            <text:p>0</text:p>
          </table:table-cell>
          <table:table-cell table:style-name="ce353" table:formula="of:=SUM([.M274:.N274])" office:value-type="float" office:value="0" calcext:value-type="float">
            <text:p>0</text:p>
          </table:table-cell>
          <table:table-cell table:style-name="ce353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11" table:visibility="collapse">
          <table:table-cell table:style-name="ce14" office:value-type="float" office:value="55" calcext:value-type="float">
            <text:p>55</text:p>
          </table:table-cell>
          <table:table-cell table:style-name="ce83" office:value-type="string" calcext:value-type="string" table:number-columns-spanned="4" table:number-rows-spanned="1">
            <text:p>SOLICITAÇÃO DE ADIANTAMENTO <text:span text:style-name="T12">Nº2</text:span> <text:span text:style-name="T12">(Complemento)</text:span></text:p>
          </table:table-cell>
          <table:covered-table-cell table:number-columns-repeated="3" table:style-name="ce129"/>
          <table:table-cell table:style-name="ce234" table:formula="of:=IF([.D66]&gt;10;SUM([.F174];[.F183];[.F193];[.F202];[.F211];[.F220];[.F229];[.F238];[.F248];[.F257];[.F269]);0)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260"/>
          <table:table-cell table:style-name="ce283" table:formula="of:=IF(AND([.D72]=11;[.J265]=0);&quot; 1 Diária Complementar &quot;;IF([.D72]&gt;10;[.M271]&amp;&quot; Diárias Complementares&quot;;&quot; 0 (zero) Diária Complementar &quot;))" office:value-type="string" office:string-value=" 0 (zero) Diária Complementar " calcext:value-type="string">
            <text:p><text:s/>0 (zero) Diária Complementar </text:p>
          </table:table-cell>
          <table:table-cell table:style-name="ce260" table:number-columns-repeated="2"/>
          <table:table-cell table:style-name="ce337"/>
          <table:table-cell table:style-name="ce347"/>
          <table:table-cell table:style-name="ce353" table:formula="of:=IF([.D66]&gt;10;SUM([.H269];[.H257];[.H248];[.H238];[.H229];[.H220];[.H211];[.H202];[.H193];[.H183];[.H174]);0)" office:value-type="float" office:value="0" calcext:value-type="float">
            <text:p>0</text:p>
          </table:table-cell>
          <table:table-cell table:style-name="ce353" table:formula="of:=IF([.D66]&gt;10;SUM([.J269];[.J257];[.J248];[.J238];[.J229];[.J220];[.J211];[.J202];[.J193];[.J183];[.J174]);0)" office:value-type="float" office:value="0" calcext:value-type="float">
            <text:p>0</text:p>
          </table:table-cell>
          <table:table-cell table:style-name="ce353" table:formula="of:=SUM([.M275:.N275])" office:value-type="float" office:value="0" calcext:value-type="float">
            <text:p>0</text:p>
          </table:table-cell>
          <table:table-cell table:style-name="ce353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79">
          <table:table-cell table:style-name="ce23"/>
          <table:table-cell table:style-name="ce84" table:number-columns-spanned="4" table:number-rows-spanned="1"/>
          <table:covered-table-cell table:number-columns-repeated="3" table:style-name="ce130"/>
          <table:table-cell table:style-name="ce235"/>
          <table:table-cell table:style-name="ce264"/>
          <table:table-cell table:style-name="ce60" table:number-columns-spanned="2" table:number-rows-spanned="1"/>
          <table:covered-table-cell table:style-name="ce50"/>
          <table:table-cell table:style-name="ce318"/>
          <table:table-cell table:style-name="ce264"/>
          <table:table-cell table:style-name="ce347"/>
          <table:table-cell table:style-name="ce353" table:formula="of:=SUM([.M274:.M275])" office:value-type="float" office:value="0" calcext:value-type="float">
            <text:p>0</text:p>
          </table:table-cell>
          <table:table-cell table:style-name="ce353" table:formula="of:=SUM([.N274:.N275])" office:value-type="float" office:value="0" calcext:value-type="float">
            <text:p>0</text:p>
          </table:table-cell>
          <table:table-cell table:style-name="ce353" table:formula="of:=SUM([.O274:.O275])" office:value-type="float" office:value="0" calcext:value-type="float">
            <text:p>0</text:p>
          </table:table-cell>
          <table:table-cell table:style-name="ce353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47">
          <table:table-cell table:style-name="ce23"/>
          <table:table-cell table:style-name="ce84" table:number-columns-spanned="4" table:number-rows-spanned="1"/>
          <table:covered-table-cell table:number-columns-repeated="3" table:style-name="ce130"/>
          <table:table-cell table:style-name="ce235"/>
          <table:table-cell table:style-name="ce264"/>
          <table:table-cell table:style-name="ce60" table:number-columns-spanned="2" table:number-rows-spanned="1"/>
          <table:covered-table-cell table:style-name="ce50"/>
          <table:table-cell table:style-name="ce318"/>
          <table:table-cell table:style-name="ce264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26">
          <table:table-cell table:style-name="ce16"/>
          <table:table-cell table:style-name="ce85" office:value-type="string" calcext:value-type="string" table:number-columns-spanned="4" table:number-rows-spanned="1">
            <text:p>EMPREGADO – SOLICITANTE</text:p>
          </table:table-cell>
          <table:covered-table-cell table:number-columns-repeated="2" table:style-name="ce131"/>
          <table:covered-table-cell table:style-name="ce134"/>
          <table:table-cell table:style-name="ce236" office:value-type="string" calcext:value-type="string" table:number-columns-spanned="6" table:number-rows-spanned="1">
            <text:p>PRESIDENTE CABEFE – AUTORIZAÇÃO</text:p>
          </table:table-cell>
          <table:covered-table-cell table:number-columns-repeated="4" table:style-name="ce131"/>
          <table:covered-table-cell table:style-name="ce134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26">
          <table:table-cell table:style-name="ce16"/>
          <table:table-cell table:style-name="ce86" office:value-type="string" calcext:value-type="string">
            <text:p><text:s/>Data:</text:p>
          </table:table-cell>
          <table:table-cell table:style-name="ce132" office:value-type="string" calcext:value-type="string">
            <text:p><text:s/>Assinatura:</text:p>
          </table:table-cell>
          <table:table-cell/>
          <table:table-cell table:style-name="ce197"/>
          <table:table-cell table:style-name="ce132" office:value-type="string" calcext:value-type="string">
            <text:p><text:s/>Data:</text:p>
          </table:table-cell>
          <table:table-cell table:style-name="ce197"/>
          <table:table-cell table:style-name="ce284" office:value-type="string" calcext:value-type="string">
            <text:p><text:s/>Assinatura:</text:p>
          </table:table-cell>
          <table:table-cell table:number-columns-repeated="2"/>
          <table:table-cell table:style-name="ce197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26">
          <table:table-cell table:style-name="ce16"/>
          <table:table-cell table:style-name="ce87"/>
          <table:table-cell table:style-name="ce133"/>
          <table:table-cell table:style-name="ce98"/>
          <table:table-cell table:style-name="ce198"/>
          <table:table-cell table:style-name="ce133"/>
          <table:table-cell table:style-name="ce198"/>
          <table:table-cell table:style-name="ce98" table:number-columns-repeated="3"/>
          <table:table-cell table:style-name="ce198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26">
          <table:table-cell table:style-name="ce16"/>
          <table:table-cell table:style-name="ce74" office:value-type="string" calcext:value-type="string">
            <text:p>MOD. 950-19A E CABEFE</text:p>
          </table:table-cell>
          <table:table-cell table:style-name="ce89" table:number-columns-repeated="9"/>
          <table:table-cell table:style-name="ce347"/>
          <table:table-cell table:style-name="ce353" table:number-columns-repeated="4"/>
          <table:table-cell table:style-name="ce384"/>
          <table:table-cell table:style-name="ce353" table:number-columns-repeated="17"/>
          <table:table-cell table:number-columns-repeated="990"/>
        </table:table-row>
        <table:table-row table:style-name="ro26">
          <table:table-cell table:style-name="ce16"/>
          <table:table-cell table:style-name="ce26"/>
          <table:table-cell table:style-name="ce89" table:number-columns-repeated="9"/>
          <table:table-cell table:style-name="ce347"/>
          <table:table-cell table:style-name="ce353" table:number-columns-repeated="3"/>
          <table:table-cell table:number-columns-repeated="1009"/>
        </table:table-row>
        <table:table-row table:style-name="ro26" table:number-rows-repeated="1048291">
          <table:table-cell table:number-columns-repeated="1024"/>
        </table:table-row>
        <table:table-row table:style-name="ro80" table:number-rows-repeated="2">
          <table:table-cell table:number-columns-repeated="1024"/>
        </table:table-row>
        <table:table-row table:style-name="ro80">
          <table:table-cell table:number-columns-repeated="1024"/>
        </table:table-row>
      </table:table>
      <table:table table:name="RELATÓRIO 1" table:style-name="ta1" table:protected="true" table:protection-key="/XCBhRrfhg1eGi6jeo9LBmDNYp0=" table:protection-key-digest-algorithm="http://www.w3.org/2000/09/xmldsig#sha1" table:print-ranges="'RELATÓRIO 1'.B1:'RELATÓRIO 1'.M61">
        <loext:table-protection loext:select-protected-cells="true" loext:select-unprotected-cells="true"/>
        <table:table-column table:style-name="co27" table:default-cell-style-name="ce401"/>
        <table:table-column table:style-name="co28" table:default-cell-style-name="ce402"/>
        <table:table-column table:style-name="co29" table:default-cell-style-name="ce402"/>
        <table:table-column table:style-name="co30" table:default-cell-style-name="ce402"/>
        <table:table-column table:style-name="co31" table:default-cell-style-name="ce401"/>
        <table:table-column table:style-name="co32" table:default-cell-style-name="ce401"/>
        <table:table-column table:style-name="co33" table:default-cell-style-name="ce401"/>
        <table:table-column table:style-name="co34" table:default-cell-style-name="ce401"/>
        <table:table-column table:style-name="co35" table:default-cell-style-name="ce401"/>
        <table:table-column table:style-name="co36" table:default-cell-style-name="ce401"/>
        <table:table-column table:style-name="co37" table:default-cell-style-name="ce401"/>
        <table:table-column table:style-name="co15" table:default-cell-style-name="ce401"/>
        <table:table-column table:style-name="co38" table:default-cell-style-name="ce401"/>
        <table:table-column table:style-name="co4" table:number-columns-repeated="5" table:default-cell-style-name="ce516"/>
        <table:table-column table:style-name="co39" table:default-cell-style-name="ce516"/>
        <table:table-column table:style-name="co4" table:number-columns-repeated="2" table:default-cell-style-name="ce516"/>
        <table:table-column table:style-name="co25" table:default-cell-style-name="ce516"/>
        <table:table-column table:style-name="co40" table:default-cell-style-name="ce516"/>
        <table:table-column table:style-name="co4" table:number-columns-repeated="18" table:default-cell-style-name="ce516"/>
        <table:table-column table:style-name="co4" table:number-columns-repeated="983" table:default-cell-style-name="ce401"/>
        <table:table-row table:style-name="ro81">
          <table:table-cell>
            <draw:frame table:end-cell-address="'RELATÓRIO 1'.C1" table:end-x="5.25mm" table:end-y="17.72mm" draw:z-index="0" draw:name="Figuras 1" draw:style-name="gr1" draw:text-style-name="P1" svg:width="24.84mm" svg:height="17.71mm" svg:x="6.97mm" svg:y="0.01mm">
              <draw:image xlink:href="Pictures/200000010000168000001D36CD1AB946.svm" xlink:type="simple" xlink:show="embed" xlink:actuate="onLoad">
                <text:p/>
              </draw:image>
            </draw:frame>
          </table:table-cell>
          <table:table-cell table:style-name="ce403" table:number-columns-repeated="3"/>
          <table:table-cell/>
          <table:table-cell table:style-name="ce450" office:value-type="string" calcext:value-type="string" table:number-columns-spanned="8" table:number-rows-spanned="1">
            <text:p>RELATÓRIO DE VIAGEM - CABEFE</text:p>
          </table:table-cell>
          <table:covered-table-cell/>
          <table:covered-table-cell table:style-name="ce474"/>
          <table:covered-table-cell table:number-columns-repeated="5"/>
          <table:table-cell table:number-columns-repeated="1011"/>
        </table:table-row>
        <table:table-row table:style-name="ro82">
          <table:table-cell/>
          <table:table-cell table:style-name="ce404" table:number-columns-repeated="3"/>
          <table:table-cell table:style-name="ce436"/>
          <table:table-cell table:style-name="ce445"/>
          <table:table-cell table:number-columns-repeated="9"/>
          <table:table-cell office:value-type="string" calcext:value-type="string">
            <text:p>SIM</text:p>
          </table:table-cell>
          <table:table-cell table:style-name="ce517" office:value-type="string" calcext:value-type="string">
            <text:p>Capital</text:p>
          </table:table-cell>
          <table:table-cell/>
          <table:table-cell office:value-type="string" calcext:value-type="string">
            <text:p>FAIXA I / Capital</text:p>
          </table:table-cell>
          <table:table-cell table:formula="of:=#REF!.[.D10]" office:value-type="string" office:string-value="" calcext:value-type="error">
            <text:p>Erro:501</text:p>
          </table:table-cell>
          <table:table-cell/>
          <table:table-cell office:value-type="string" calcext:value-type="string">
            <text:p>Veículo EMATER-MG</text:p>
          </table:table-cell>
          <table:table-cell/>
          <table:table-cell office:value-type="string" calcext:value-type="string">
            <text:p>FAIXA I</text:p>
          </table:table-cell>
          <table:table-cell office:value-type="string" calcext:value-type="string">
            <text:p>NÃO</text:p>
          </table:table-cell>
          <table:table-cell/>
          <table:table-cell office:value-type="string" calcext:value-type="string">
            <text:p>NÃO</text:p>
          </table:table-cell>
          <table:table-cell office:value-type="string" calcext:value-type="string">
            <text:p>SEM COMPROVAÇÃO</text:p>
          </table:table-cell>
          <table:table-cell/>
          <table:table-cell office:value-type="string" calcext:value-type="string">
            <text:p>AÉREO</text:p>
          </table:table-cell>
          <table:table-cell table:number-columns-repeated="994"/>
        </table:table-row>
        <table:table-row table:style-name="ro12">
          <table:table-cell/>
          <table:table-cell table:style-name="ce405" office:value-type="string" calcext:value-type="string" table:number-columns-spanned="12" table:number-rows-spanned="1">
            <text:p>DADOS DO EMPREGADO</text:p>
          </table:table-cell>
          <table:covered-table-cell table:number-columns-repeated="2" table:style-name="ce405"/>
          <table:covered-table-cell table:number-columns-repeated="9"/>
          <table:table-cell table:number-columns-repeated="3"/>
          <table:table-cell table:style-name="ce517" office:value-type="string" calcext:value-type="string">
            <text:p>Especial</text:p>
          </table:table-cell>
          <table:table-cell/>
          <table:table-cell office:value-type="string" calcext:value-type="string">
            <text:p>FAIXA I / Especial</text:p>
          </table:table-cell>
          <table:table-cell table:formula="of:=#REF!.e10" office:value-type="string" office:string-value="" calcext:value-type="error">
            <text:p>Erro:509</text:p>
          </table:table-cell>
          <table:table-cell/>
          <table:table-cell office:value-type="string" calcext:value-type="string">
            <text:p>ÔNIBUS </text:p>
          </table:table-cell>
          <table:table-cell/>
          <table:table-cell office:value-type="string" calcext:value-type="string">
            <text:p>FAIXA I I</text:p>
          </table:table-cell>
          <table:table-cell office:value-type="string" calcext:value-type="string">
            <text:p>SIM P/ FAIXA I I</text:p>
          </table:table-cell>
          <table:table-cell/>
          <table:table-cell office:value-type="string" calcext:value-type="string">
            <text:p>SIM - ALIMENTAÇÃO OU POUSADA GRATUITA (50%)</text:p>
          </table:table-cell>
          <table:table-cell office:value-type="string" calcext:value-type="string">
            <text:p>COM COMPROVAÇÃO</text:p>
          </table:table-cell>
          <table:table-cell/>
          <table:table-cell office:value-type="string" calcext:value-type="string">
            <text:p>INICIAL</text:p>
          </table:table-cell>
          <table:table-cell table:style-name="ce523" office:value-type="string" calcext:value-type="string">
            <text:p>TERMO INCIAL = Horário de desembarque no local de destino constante na passagem <text:s/>e constante no cartão de embarque</text:p>
          </table:table-cell>
          <table:table-cell table:number-columns-repeated="993"/>
        </table:table-row>
        <table:table-row table:style-name="ro83">
          <table:table-cell table:style-name="ce402"/>
          <table:table-cell table:style-name="ce406" office:value-type="string" calcext:value-type="string">
            <text:p><text:s/>Empregado:</text:p>
          </table:table-cell>
          <table:table-cell table:style-name="ce407"/>
          <table:table-cell table:style-name="ce407" table:formula="of:=IF(['CADASTRO 1'.D4]=0;&quot; &quot;;['CADASTRO 1'.D4])" office:value-type="string" office:string-value=" " calcext:value-type="string">
            <text:p><text:s/></text:p>
          </table:table-cell>
          <table:table-cell table:style-name="ce407"/>
          <table:table-cell table:style-name="ce451" table:content-validation-name="val56"/>
          <table:table-cell table:style-name="ce407" table:number-columns-repeated="3"/>
          <table:table-cell table:style-name="ce407" office:value-type="string" calcext:value-type="string">
            <text:p><text:s/>Matrícula:</text:p>
          </table:table-cell>
          <table:table-cell table:style-name="ce407" table:formula="of:=IF(['CADASTRO 1'.D5]=0;&quot; &quot;;['CADASTRO 1'.D5])" office:value-type="string" office:string-value=" " calcext:value-type="string">
            <text:p><text:s/></text:p>
          </table:table-cell>
          <table:table-cell table:style-name="ce407"/>
          <table:table-cell table:style-name="ce433"/>
          <table:table-cell table:style-name="ce517" table:number-columns-repeated="3"/>
          <table:table-cell table:style-name="ce517" office:value-type="string" calcext:value-type="string">
            <text:p>Demais Municípios</text:p>
          </table:table-cell>
          <table:table-cell table:style-name="ce517"/>
          <table:table-cell table:style-name="ce517" office:value-type="string" calcext:value-type="string">
            <text:p>FAIXA I / Demais Municípios</text:p>
          </table:table-cell>
          <table:table-cell table:style-name="ce517" table:formula="of:=#REF!.[.F10]" office:value-type="string" office:string-value="" calcext:value-type="error">
            <text:p>Erro:501</text:p>
          </table:table-cell>
          <table:table-cell table:style-name="ce517"/>
          <table:table-cell table:style-name="ce517" office:value-type="string" calcext:value-type="string">
            <text:p>AÉREO</text:p>
          </table:table-cell>
          <table:table-cell table:style-name="ce517"/>
          <table:table-cell table:style-name="ce517" office:value-type="string" calcext:value-type="string">
            <text:p>FAIXA I I I</text:p>
          </table:table-cell>
          <table:table-cell table:style-name="ce517" office:value-type="string" calcext:value-type="string">
            <text:p>SIM P/ FAIXA I I I</text:p>
          </table:table-cell>
          <table:table-cell table:style-name="ce517"/>
          <table:table-cell table:style-name="ce517" office:value-type="string" calcext:value-type="string">
            <text:p>SIM - ALIMENTAÇÃO E POUSADA GRATUITA (0%)</text:p>
          </table:table-cell>
          <table:table-cell table:style-name="ce517" office:value-type="string" calcext:value-type="string">
            <text:p>NÃO POUSADA</text:p>
          </table:table-cell>
          <table:table-cell table:style-name="ce517"/>
          <table:table-cell table:style-name="ce517" office:value-type="string" calcext:value-type="string">
            <text:p>FINAL</text:p>
          </table:table-cell>
          <table:table-cell table:style-name="ce524" office:value-type="string" calcext:value-type="string">
            <text:p>TERMO FINAL = Horário de embarque no retorno ao local de origem constante na passagem e constante no cartão de embarque</text:p>
          </table:table-cell>
          <table:table-cell table:style-name="ce517" table:number-columns-repeated="10"/>
          <table:table-cell table:style-name="ce402" table:number-columns-repeated="983"/>
        </table:table-row>
        <table:table-row table:style-name="ro83">
          <table:table-cell table:style-name="ce402"/>
          <table:table-cell table:style-name="ce406" office:value-type="string" calcext:value-type="string">
            <text:p><text:s/>Carteira Identidade:</text:p>
          </table:table-cell>
          <table:table-cell table:style-name="ce407" table:number-columns-repeated="2"/>
          <table:table-cell table:style-name="ce407" table:formula="of:=IF(['CADASTRO 1'.D7]=0;&quot; &quot;;['CADASTRO 1'.D7])" office:value-type="string" office:string-value=" " calcext:value-type="string">
            <text:p><text:s/></text:p>
          </table:table-cell>
          <table:table-cell table:style-name="ce452" table:content-validation-name="val57"/>
          <table:table-cell table:style-name="ce407" table:number-columns-repeated="4"/>
          <table:table-cell table:style-name="ce484" office:value-type="string" calcext:value-type="string">
            <text:p><text:s/>CPF:</text:p>
          </table:table-cell>
          <table:table-cell table:style-name="ce407" table:formula="of:=IF(['CADASTRO 1'.D6]=0;&quot; &quot;;['CADASTRO 1'.D6])" office:value-type="string" office:string-value=" " calcext:value-type="string">
            <text:p><text:s/></text:p>
          </table:table-cell>
          <table:table-cell table:style-name="ce433"/>
          <table:table-cell table:style-name="ce517" table:number-columns-repeated="5"/>
          <table:table-cell table:style-name="ce517" office:value-type="string" calcext:value-type="string">
            <text:p>FAIXA I I / Capital</text:p>
          </table:table-cell>
          <table:table-cell table:style-name="ce517" table:formula="of:=#REF!.[.D14]" office:value-type="string" office:string-value="" calcext:value-type="error">
            <text:p>Erro:501</text:p>
          </table:table-cell>
          <table:table-cell table:style-name="ce517"/>
          <table:table-cell table:style-name="ce517" office:value-type="string" calcext:value-type="string">
            <text:p>Veículo outra Empresa</text:p>
          </table:table-cell>
          <table:table-cell table:style-name="ce517" table:number-columns-repeated="7"/>
          <table:table-cell table:style-name="ce517" office:value-type="string" calcext:value-type="string">
            <text:p>Veículo EMATER-MG</text:p>
          </table:table-cell>
          <table:table-cell table:style-name="ce517" table:number-columns-repeated="11"/>
          <table:table-cell table:style-name="ce402" table:number-columns-repeated="983"/>
        </table:table-row>
        <table:table-row table:style-name="ro83">
          <table:table-cell table:style-name="ce402"/>
          <table:table-cell table:style-name="ce406" office:value-type="string" calcext:value-type="string">
            <text:p><text:s/>Cargo / Função:</text:p>
          </table:table-cell>
          <table:table-cell table:style-name="ce407" table:number-columns-repeated="2"/>
          <table:table-cell table:style-name="ce407" table:formula="of:=IF(['CADASTRO 1'.D8]=0;&quot; &quot;;['CADASTRO 1'.D8])" office:value-type="string" office:string-value=" " calcext:value-type="string">
            <text:p><text:s/></text:p>
          </table:table-cell>
          <table:table-cell table:style-name="ce451" table:content-validation-name="val58"/>
          <table:table-cell table:style-name="ce407" table:content-validation-name="val58" table:number-columns-repeated="4"/>
          <table:table-cell table:style-name="ce484" office:value-type="string" calcext:value-type="string">
            <text:p>FAIXA:</text:p>
          </table:table-cell>
          <table:table-cell table:style-name="ce407" table:formula="of:=IF(['CADASTRO 1'.D9]=0;&quot; &quot;;['CADASTRO 1'.D9])" office:value-type="string" office:string-value=" " calcext:value-type="string">
            <text:p><text:s/></text:p>
          </table:table-cell>
          <table:table-cell table:style-name="ce433"/>
          <table:table-cell table:style-name="ce517" table:number-columns-repeated="5"/>
          <table:table-cell table:style-name="ce517" office:value-type="string" calcext:value-type="string">
            <text:p>FAIXA I I <text:s/>/ Especial</text:p>
          </table:table-cell>
          <table:table-cell table:style-name="ce517" table:formula="of:=#REF!.e14" office:value-type="string" office:string-value="" calcext:value-type="error">
            <text:p>Erro:509</text:p>
          </table:table-cell>
          <table:table-cell table:style-name="ce517" table:number-columns-repeated="9"/>
          <table:table-cell table:style-name="ce517" office:value-type="string" calcext:value-type="string">
            <text:p>ÔNIBUS</text:p>
          </table:table-cell>
          <table:table-cell table:style-name="ce517" table:number-columns-repeated="11"/>
          <table:table-cell table:style-name="ce402" table:number-columns-repeated="983"/>
        </table:table-row>
        <table:table-row table:style-name="ro83">
          <table:table-cell table:style-name="ce402"/>
          <table:table-cell table:style-name="ce406" office:value-type="string" calcext:value-type="string">
            <text:p><text:s/>Unidade / CPI / Cidade:</text:p>
          </table:table-cell>
          <table:table-cell table:style-name="ce407" table:number-columns-repeated="3"/>
          <table:table-cell table:style-name="ce452" table:content-validation-name="val59" table:formula="of:=IF(['CADASTRO 1'.D10]=0;&quot; &quot;;['CADASTRO 1'.D10])" office:value-type="string" office:string-value=" " calcext:value-type="string">
            <text:p><text:s/></text:p>
          </table:table-cell>
          <table:table-cell table:style-name="ce407" table:content-validation-name="val59" table:number-columns-repeated="6"/>
          <table:table-cell table:style-name="ce433" table:content-validation-name="val59"/>
          <table:table-cell table:style-name="ce517" table:number-columns-repeated="5"/>
          <table:table-cell table:style-name="ce517" office:value-type="string" calcext:value-type="string">
            <text:p>FAIXA I I <text:s/>/ Demais Municípios</text:p>
          </table:table-cell>
          <table:table-cell table:style-name="ce517" table:formula="of:=#REF!.[.F14]" office:value-type="string" office:string-value="" calcext:value-type="error">
            <text:p>Erro:501</text:p>
          </table:table-cell>
          <table:table-cell table:style-name="ce517" table:number-columns-repeated="9"/>
          <table:table-cell table:style-name="ce517" office:value-type="string" calcext:value-type="string">
            <text:p>FINAL</text:p>
          </table:table-cell>
          <table:table-cell table:style-name="ce524" office:value-type="string" calcext:value-type="string">
            <text:p>TERMO FINAL = Horário de desembarque no retorno ao local de origem constante na passagem. </text:p>
          </table:table-cell>
          <table:table-cell table:style-name="ce517" table:number-columns-repeated="10"/>
          <table:table-cell table:style-name="ce402" table:number-columns-repeated="983"/>
        </table:table-row>
        <table:table-row table:style-name="ro83">
          <table:table-cell table:style-name="ce402"/>
          <table:table-cell table:style-name="ce406" office:value-type="string" calcext:value-type="string">
            <text:p><text:s/>E-mail:</text:p>
          </table:table-cell>
          <table:table-cell table:style-name="ce407" table:formula="of:=IF(['CADASTRO 1'.D11]=0;&quot; &quot;;['CADASTRO 1'.D11])" office:value-type="string" office:string-value=" " calcext:value-type="string">
            <text:p><text:s/></text:p>
          </table:table-cell>
          <table:table-cell table:style-name="ce407" table:number-columns-repeated="2"/>
          <table:table-cell table:style-name="ce451" table:content-validation-name="val60"/>
          <table:table-cell table:style-name="ce407" table:content-validation-name="val60" table:number-columns-repeated="6"/>
          <table:table-cell table:style-name="ce433" table:content-validation-name="val60"/>
          <table:table-cell table:style-name="ce517" table:number-columns-repeated="5"/>
          <table:table-cell table:style-name="ce517" office:value-type="string" calcext:value-type="string">
            <text:p>FAIXA I I / Capital</text:p>
          </table:table-cell>
          <table:table-cell table:style-name="ce517" table:formula="of:=#REF!.[.D18]" office:value-type="string" office:string-value="" calcext:value-type="error">
            <text:p>Erro:501</text:p>
          </table:table-cell>
          <table:table-cell table:style-name="ce517" table:number-columns-repeated="9"/>
          <table:table-cell table:style-name="ce517" office:value-type="string" calcext:value-type="string">
            <text:p>ÔNIBUS – INTERNACIONAL</text:p>
          </table:table-cell>
          <table:table-cell table:style-name="ce517" table:number-columns-repeated="11"/>
          <table:table-cell table:style-name="ce402" table:number-columns-repeated="983"/>
        </table:table-row>
        <table:table-row table:style-name="ro83">
          <table:table-cell table:style-name="ce402"/>
          <table:table-cell table:style-name="ce405" office:value-type="string" calcext:value-type="string" table:number-columns-spanned="5" table:number-rows-spanned="1">
            <text:p><text:s/>Nº Conta</text:p>
          </table:table-cell>
          <table:covered-table-cell table:number-columns-repeated="2" table:style-name="ce405"/>
          <table:covered-table-cell table:style-name="ce407"/>
          <table:covered-table-cell table:style-name="ce453" table:content-validation-name="val61"/>
          <table:table-cell table:style-name="ce425" office:value-type="string" calcext:value-type="string" table:number-columns-spanned="3" table:number-rows-spanned="1">
            <text:p><text:s/>Agência Nº</text:p>
          </table:table-cell>
          <table:covered-table-cell table:number-columns-repeated="2" table:style-name="ce407"/>
          <table:table-cell table:style-name="ce405" office:value-type="string" calcext:value-type="string" table:number-columns-spanned="4" table:number-rows-spanned="1">
            <text:p><text:s/>Banco</text:p>
          </table:table-cell>
          <table:covered-table-cell table:number-columns-repeated="2" table:style-name="ce407"/>
          <table:covered-table-cell table:style-name="ce433"/>
          <table:table-cell table:style-name="ce517" table:number-columns-repeated="5"/>
          <table:table-cell table:style-name="ce517" office:value-type="string" calcext:value-type="string">
            <text:p>FAIXA I I <text:s/>/ Especial</text:p>
          </table:table-cell>
          <table:table-cell table:style-name="ce517" table:formula="of:=#REF!.e18" office:value-type="string" office:string-value="" calcext:value-type="error">
            <text:p>Erro:509</text:p>
          </table:table-cell>
          <table:table-cell table:style-name="ce517" table:number-columns-repeated="9"/>
          <table:table-cell table:style-name="ce517" office:value-type="string" calcext:value-type="string">
            <text:p>INICIAL</text:p>
          </table:table-cell>
          <table:table-cell table:style-name="ce524" office:value-type="string" calcext:value-type="string">
            <text:p>TERMO INICIAL = Horário de desembarque no exterior (chegada ao destino) constante na passagem </text:p>
          </table:table-cell>
          <table:table-cell table:style-name="ce517" table:number-columns-repeated="10"/>
          <table:table-cell table:style-name="ce402" table:number-columns-repeated="983"/>
        </table:table-row>
        <table:table-row table:style-name="ro83">
          <table:table-cell table:style-name="ce402"/>
          <table:table-cell table:style-name="ce405" table:formula="of:=IF(['CADASTRO 1'.D12]=0;&quot; &quot;;['CADASTRO 1'.D12])" office:value-type="string" office:string-value=" " calcext:value-type="string" table:number-columns-spanned="5" table:number-rows-spanned="1">
            <text:p><text:s/></text:p>
          </table:table-cell>
          <table:covered-table-cell table:number-columns-repeated="2" table:style-name="ce405"/>
          <table:covered-table-cell table:style-name="ce407"/>
          <table:covered-table-cell table:style-name="ce453" table:content-validation-name="val62"/>
          <table:table-cell table:style-name="ce432" table:formula="of:=IF(['CADASTRO 1'.D13]=0;&quot; &quot;;['CADASTRO 1'.D13])" office:value-type="string" office:string-value=" " calcext:value-type="string" table:number-columns-spanned="3" table:number-rows-spanned="1">
            <text:p><text:s/></text:p>
          </table:table-cell>
          <table:covered-table-cell table:number-columns-repeated="2" table:style-name="ce407"/>
          <table:table-cell table:style-name="ce405" table:formula="of:=IF(['CADASTRO 1'.D14]=0;&quot; &quot;;['CADASTRO 1'.D14])" office:value-type="string" office:string-value=" " calcext:value-type="string" table:number-columns-spanned="4" table:number-rows-spanned="1">
            <text:p><text:s/></text:p>
          </table:table-cell>
          <table:covered-table-cell table:number-columns-repeated="2" table:style-name="ce407"/>
          <table:covered-table-cell table:style-name="ce433"/>
          <table:table-cell table:style-name="ce517" table:number-columns-repeated="5"/>
          <table:table-cell table:style-name="ce517" office:value-type="string" calcext:value-type="string">
            <text:p>FAIXA I I <text:s/>/ Demais Municípios</text:p>
          </table:table-cell>
          <table:table-cell table:style-name="ce517" table:formula="of:=#REF!.[.F18]" office:value-type="string" office:string-value="" calcext:value-type="error">
            <text:p>Erro:501</text:p>
          </table:table-cell>
          <table:table-cell table:style-name="ce517" table:number-columns-repeated="9"/>
          <table:table-cell table:style-name="ce517" office:value-type="string" calcext:value-type="string">
            <text:p>FINAL</text:p>
          </table:table-cell>
          <table:table-cell table:style-name="ce524" office:value-type="string" calcext:value-type="string">
            <text:p>TERMO FINAL = Horário de embarque no exterior para retorno ao Brasil constante na passagem</text:p>
          </table:table-cell>
          <table:table-cell table:style-name="ce517" table:number-columns-repeated="10"/>
          <table:table-cell table:style-name="ce402" table:number-columns-repeated="983"/>
        </table:table-row>
        <table:table-row table:style-name="ro41" table:visibility="collapse">
          <table:table-cell table:style-name="ce402"/>
          <table:table-cell table:style-name="ce407" table:number-columns-repeated="4"/>
          <table:table-cell table:style-name="ce451" table:content-validation-name="val62"/>
          <table:table-cell table:style-name="ce407" table:number-columns-repeated="7"/>
          <table:table-cell table:style-name="ce517" table:number-columns-repeated="17"/>
          <table:table-cell table:style-name="ce524"/>
          <table:table-cell table:style-name="ce517" table:number-columns-repeated="10"/>
          <table:table-cell table:style-name="ce402" table:number-columns-repeated="983"/>
        </table:table-row>
        <table:table-row table:style-name="ro39" table:visibility="collapse">
          <table:table-cell table:style-name="ce402"/>
          <table:table-cell table:style-name="ce408" office:value-type="string" calcext:value-type="string" table:number-columns-spanned="12" table:number-rows-spanned="1">
            <text:p>DADOS DO CONVÊNIO / CONTRATO</text:p>
          </table:table-cell>
          <table:covered-table-cell table:number-columns-repeated="2" table:style-name="ce408"/>
          <table:covered-table-cell table:style-name="ce404"/>
          <table:covered-table-cell table:style-name="ce454" table:content-validation-name="val33"/>
          <table:covered-table-cell table:number-columns-repeated="7" table:style-name="ce404"/>
          <table:table-cell table:style-name="ce517" table:number-columns-repeated="28"/>
          <table:table-cell table:style-name="ce402" table:number-columns-repeated="983"/>
        </table:table-row>
        <table:table-row table:style-name="ro83" table:visibility="collapse">
          <table:table-cell table:style-name="ce402"/>
          <table:table-cell table:style-name="ce406" office:value-type="string" calcext:value-type="string">
            <text:p><text:s/>Nº Convênio:</text:p>
          </table:table-cell>
          <table:table-cell table:style-name="ce407"/>
          <table:table-cell table:style-name="ce407" table:formula="of:=IF(['CADASTRO 1'.D16]=0;&quot; &quot;;['CADASTRO 1'.D16])" office:value-type="string" office:string-value=" " calcext:value-type="string">
            <text:p><text:s/></text:p>
          </table:table-cell>
          <table:table-cell table:style-name="ce407"/>
          <table:table-cell table:style-name="ce451" table:content-validation-name="val33"/>
          <table:table-cell table:style-name="ce407"/>
          <table:table-cell table:style-name="ce475"/>
          <table:table-cell table:style-name="ce484" office:value-type="string" calcext:value-type="string">
            <text:p>Nome da Verba: <text:s/></text:p>
          </table:table-cell>
          <table:table-cell table:style-name="ce407" table:formula="of:=IF(['CADASTRO 1'.D17]=0;&quot; &quot;;['CADASTRO 1'.D17])" office:value-type="string" office:string-value=" " calcext:value-type="string">
            <text:p><text:s/></text:p>
          </table:table-cell>
          <table:table-cell table:style-name="ce407" table:number-columns-repeated="2"/>
          <table:table-cell table:style-name="ce433"/>
          <table:table-cell table:style-name="ce517" table:number-columns-repeated="28"/>
          <table:table-cell table:style-name="ce402" table:number-columns-repeated="983"/>
        </table:table-row>
        <table:table-row table:style-name="ro83" table:visibility="collapse">
          <table:table-cell table:style-name="ce402"/>
          <table:table-cell table:style-name="ce406" office:value-type="string" calcext:value-type="string">
            <text:p><text:s/>Código Histórico:</text:p>
          </table:table-cell>
          <table:table-cell table:style-name="ce407" table:number-columns-repeated="2"/>
          <table:table-cell table:style-name="ce407" table:formula="of:=IF(['CADASTRO 1'.D18]=0;&quot; &quot;;['CADASTRO 1'.D18])" office:value-type="string" office:string-value=" " calcext:value-type="string">
            <text:p><text:s/></text:p>
          </table:table-cell>
          <table:table-cell table:style-name="ce451" table:content-validation-name="val33"/>
          <table:table-cell table:style-name="ce407"/>
          <table:table-cell table:style-name="ce476" office:value-type="string" calcext:value-type="string">
            <text:p>Meta/Ação:</text:p>
          </table:table-cell>
          <table:table-cell table:style-name="ce407" table:formula="of:=IF(['CADASTRO 1'.I18]=0;&quot; &quot;;['CADASTRO 1'.I18])" office:value-type="string" office:string-value=" " calcext:value-type="string">
            <text:p><text:s/></text:p>
          </table:table-cell>
          <table:table-cell table:style-name="ce407"/>
          <table:table-cell table:style-name="ce484" office:value-type="string" calcext:value-type="string">
            <text:p>CPI:</text:p>
          </table:table-cell>
          <table:table-cell table:style-name="ce407" table:formula="of:=IF(['CADASTRO 1'.D19]=0;&quot; &quot;;['CADASTRO 1'.D19])" office:value-type="string" office:string-value=" " calcext:value-type="string">
            <text:p><text:s/></text:p>
          </table:table-cell>
          <table:table-cell table:style-name="ce433"/>
          <table:table-cell table:style-name="ce517" table:number-columns-repeated="28"/>
          <table:table-cell table:style-name="ce402" table:number-columns-repeated="983"/>
        </table:table-row>
        <table:table-row table:style-name="ro83" table:visibility="collapse">
          <table:table-cell table:style-name="ce402"/>
          <table:table-cell table:style-name="ce409" office:value-type="string" calcext:value-type="string">
            <text:p><text:s/>Gestor ou Gerente responsável (Nome/Matrícula):</text:p>
          </table:table-cell>
          <table:table-cell table:style-name="ce424" table:number-columns-repeated="2"/>
          <table:table-cell table:style-name="ce407"/>
          <table:table-cell table:style-name="ce451"/>
          <table:table-cell table:style-name="ce407"/>
          <table:table-cell table:style-name="ce407" table:formula="of:=IF(['CADASTRO 1'.D20]=0;&quot; &quot;;['CADASTRO 1'.D20])" office:value-type="string" office:string-value=" " calcext:value-type="string">
            <text:p><text:s/></text:p>
          </table:table-cell>
          <table:table-cell table:style-name="ce407" table:number-columns-repeated="4"/>
          <table:table-cell table:style-name="ce433"/>
          <table:table-cell table:style-name="ce517" table:number-columns-repeated="28"/>
          <table:table-cell table:style-name="ce402" table:number-columns-repeated="983"/>
        </table:table-row>
        <table:table-row table:style-name="ro83" table:visibility="collapse">
          <table:table-cell table:style-name="ce402"/>
          <table:table-cell table:style-name="ce405" office:value-type="string" calcext:value-type="string" table:number-columns-spanned="5" table:number-rows-spanned="1">
            <text:p><text:s/>Nº Conta</text:p>
          </table:table-cell>
          <table:covered-table-cell table:number-columns-repeated="3" table:style-name="ce407"/>
          <table:covered-table-cell table:style-name="ce453" table:content-validation-name="val33"/>
          <table:table-cell table:style-name="ce432" office:value-type="string" calcext:value-type="string" table:number-columns-spanned="3" table:number-rows-spanned="1">
            <text:p><text:s/>Agência Nº</text:p>
          </table:table-cell>
          <table:covered-table-cell table:style-name="ce407"/>
          <table:covered-table-cell table:style-name="ce433"/>
          <table:table-cell table:style-name="ce432" office:value-type="string" calcext:value-type="string" table:number-columns-spanned="4" table:number-rows-spanned="1">
            <text:p><text:s/>Banco</text:p>
          </table:table-cell>
          <table:covered-table-cell table:number-columns-repeated="2" table:style-name="ce407"/>
          <table:covered-table-cell table:style-name="ce433"/>
          <table:table-cell table:style-name="ce517" table:number-columns-repeated="28"/>
          <table:table-cell table:style-name="ce402" table:number-columns-repeated="983"/>
        </table:table-row>
        <table:table-row table:style-name="ro83" table:visibility="collapse">
          <table:table-cell table:style-name="ce402"/>
          <table:table-cell table:style-name="ce405" table:formula="of:=IF(['CADASTRO 1'.D21]=0;&quot; &quot;;['CADASTRO 1'.D21])" office:value-type="string" office:string-value=" " calcext:value-type="string" table:number-columns-spanned="5" table:number-rows-spanned="1">
            <text:p><text:s/></text:p>
          </table:table-cell>
          <table:covered-table-cell table:number-columns-repeated="3" table:style-name="ce407"/>
          <table:covered-table-cell table:style-name="ce453" table:content-validation-name="val33"/>
          <table:table-cell table:style-name="ce432" table:formula="of:=IF(['CADASTRO 1'.D22]=0;&quot; &quot;;['CADASTRO 1'.D22])" office:value-type="string" office:string-value=" " calcext:value-type="string" table:number-columns-spanned="3" table:number-rows-spanned="1">
            <text:p><text:s/></text:p>
          </table:table-cell>
          <table:covered-table-cell table:style-name="ce407"/>
          <table:covered-table-cell table:style-name="ce433"/>
          <table:table-cell table:style-name="ce432" table:formula="of:=IF(['CADASTRO 1'.D23]=0;&quot; &quot;;['CADASTRO 1'.D23])" office:value-type="string" office:string-value=" " calcext:value-type="string" table:number-columns-spanned="4" table:number-rows-spanned="1">
            <text:p><text:s/></text:p>
          </table:table-cell>
          <table:covered-table-cell table:number-columns-repeated="2" table:style-name="ce407"/>
          <table:covered-table-cell table:style-name="ce433"/>
          <table:table-cell table:style-name="ce517" table:number-columns-repeated="28"/>
          <table:table-cell table:style-name="ce402" table:number-columns-repeated="983"/>
        </table:table-row>
        <table:table-row table:style-name="ro41">
          <table:table-cell table:style-name="ce402"/>
          <table:table-cell table:style-name="ce404" table:number-columns-repeated="4"/>
          <table:table-cell table:style-name="ce454" table:content-validation-name="val33"/>
          <table:table-cell table:style-name="ce404" table:number-columns-repeated="7"/>
          <table:table-cell table:style-name="ce517" table:number-columns-repeated="28"/>
          <table:table-cell table:style-name="ce402" table:number-columns-repeated="983"/>
        </table:table-row>
        <table:table-row table:style-name="ro37">
          <table:table-cell table:style-name="ce402"/>
          <table:table-cell table:style-name="ce406" office:value-type="string" calcext:value-type="string">
            <text:p><text:s/>Equiparação de Diárias :</text:p>
          </table:table-cell>
          <table:table-cell table:style-name="ce407" table:number-columns-repeated="2"/>
          <table:table-cell table:style-name="ce437"/>
          <table:table-cell table:style-name="ce452" table:content-validation-name="val63" table:formula="of:=IF(['CADASTRO 1'.D25]=0;&quot; &quot;;['CADASTRO 1'.D25])" office:value-type="string" office:string-value="NÃO" calcext:value-type="string" table:number-columns-spanned="2" table:number-rows-spanned="1">
            <text:p>NÃO</text:p>
          </table:table-cell>
          <table:covered-table-cell table:style-name="ce465"/>
          <table:table-cell table:style-name="ce477" table:formula="of:=IF([.F19]=[.Y3];[.X3];IF([.F19]=[.Y4];[.X4];[.Y2]))" office:value-type="string" office:string-value="NÃO" calcext:value-type="string">
            <text:p>NÃO</text:p>
          </table:table-cell>
          <table:table-cell table:style-name="ce465" table:number-columns-repeated="4"/>
          <table:table-cell table:style-name="ce505"/>
          <table:table-cell table:style-name="ce517" table:number-columns-repeated="28"/>
          <table:table-cell table:style-name="ce402" table:number-columns-repeated="983"/>
        </table:table-row>
        <table:table-row table:style-name="ro84">
          <table:table-cell table:number-columns-repeated="1024"/>
        </table:table-row>
        <table:table-row table:style-name="ro66">
          <table:table-cell/>
          <table:table-cell table:style-name="ce410" office:value-type="string" calcext:value-type="string" table:number-columns-spanned="3" table:number-rows-spanned="2">
            <text:p>ROTEIRO</text:p>
          </table:table-cell>
          <table:covered-table-cell table:style-name="ce425"/>
          <table:covered-table-cell table:style-name="ce432"/>
          <table:table-cell table:style-name="ce405" office:value-type="string" calcext:value-type="string" table:number-columns-spanned="2" table:number-rows-spanned="1">
            <text:p>INÍCIO</text:p>
          </table:table-cell>
          <table:covered-table-cell table:style-name="ce455"/>
          <table:table-cell table:style-name="ce466" office:value-type="string" calcext:value-type="string" table:number-columns-spanned="2" table:number-rows-spanned="1">
            <text:p>CHEGADA</text:p>
          </table:table-cell>
          <table:covered-table-cell table:style-name="ce438"/>
          <table:table-cell table:style-name="ce466" office:value-type="string" calcext:value-type="string" table:number-columns-spanned="2" table:number-rows-spanned="1">
            <text:p>SAIDA</text:p>
          </table:table-cell>
          <table:covered-table-cell table:style-name="ce455"/>
          <table:table-cell table:style-name="ce405" office:value-type="string" calcext:value-type="string" table:number-columns-spanned="2" table:number-rows-spanned="1">
            <text:p>FINAL</text:p>
          </table:table-cell>
          <table:covered-table-cell table:style-name="ce455"/>
          <table:table-cell table:style-name="ce506" office:value-type="string" calcext:value-type="string" table:number-columns-spanned="1" table:number-rows-spanned="2">
            <text:p>TRAB / HOSP TRAB <text:s/>PARTICULAR</text:p>
          </table:table-cell>
          <table:table-cell table:number-columns-repeated="1011"/>
        </table:table-row>
        <table:table-row table:style-name="ro25">
          <table:table-cell/>
          <table:covered-table-cell table:style-name="ce406"/>
          <table:covered-table-cell table:style-name="ce407"/>
          <table:covered-table-cell table:style-name="ce433"/>
          <table:table-cell table:style-name="ce438" office:value-type="string" calcext:value-type="string">
            <text:p>DATA</text:p>
          </table:table-cell>
          <table:table-cell table:style-name="ce438" office:value-type="string" calcext:value-type="string">
            <text:p>HORA</text:p>
          </table:table-cell>
          <table:table-cell table:style-name="ce438" office:value-type="string" calcext:value-type="string">
            <text:p>DATA</text:p>
          </table:table-cell>
          <table:table-cell table:style-name="ce438" office:value-type="string" calcext:value-type="string">
            <text:p>HORA</text:p>
          </table:table-cell>
          <table:table-cell table:style-name="ce438" office:value-type="string" calcext:value-type="string">
            <text:p>DATA</text:p>
          </table:table-cell>
          <table:table-cell table:style-name="ce438" office:value-type="string" calcext:value-type="string">
            <text:p>HORA</text:p>
          </table:table-cell>
          <table:table-cell table:style-name="ce438" office:value-type="string" calcext:value-type="string">
            <text:p>DATA</text:p>
          </table:table-cell>
          <table:table-cell table:style-name="ce438" office:value-type="string" calcext:value-type="string">
            <text:p>HORA</text:p>
          </table:table-cell>
          <table:covered-table-cell table:style-name="ce455"/>
          <table:table-cell table:number-columns-repeated="1011"/>
        </table:table-row>
        <table:table-row table:style-name="ro25">
          <table:table-cell/>
          <table:table-cell table:style-name="ce411" table:formula="of:=IF(['CADASTRO 1'.B29]=0;&quot; &quot;;['CADASTRO 1'.B29])" office:value-type="string" office:string-value=" " calcext:value-type="string" table:number-columns-spanned="3" table:number-rows-spanned="1">
            <text:p><text:s/></text:p>
          </table:table-cell>
          <table:covered-table-cell table:style-name="ce426"/>
          <table:covered-table-cell table:style-name="ce434"/>
          <table:table-cell table:style-name="ce439" table:formula="of:=IF(['CADASTRO 1'.C29]=0;&quot; &quot;;['CADASTRO 1'.C29])" office:value-type="string" office:string-value=" " calcext:value-type="string">
            <text:p><text:s/></text:p>
          </table:table-cell>
          <table:table-cell table:style-name="ce456" table:formula="of:=IF(['CADASTRO 1'.D29]=0;&quot; &quot;;['CADASTRO 1'.D29])" office:value-type="string" office:string-value=" " calcext:value-type="string">
            <text:p><text:s/></text:p>
          </table:table-cell>
          <table:table-cell table:style-name="ce467" table:number-columns-repeated="6"/>
          <table:table-cell table:style-name="ce507"/>
          <table:table-cell table:number-columns-repeated="1011"/>
        </table:table-row>
        <table:table-row table:style-name="ro25">
          <table:table-cell/>
          <table:table-cell table:style-name="ce411" table:formula="of:=IF(['CADASTRO 1'.B30]=0;&quot; &quot;;['CADASTRO 1'.B30])" office:value-type="string" office:string-value=" " calcext:value-type="string">
            <text:p><text:s/></text:p>
          </table:table-cell>
          <table:table-cell table:style-name="ce426"/>
          <table:table-cell table:style-name="ce434"/>
          <table:table-cell table:style-name="ce440"/>
          <table:table-cell table:style-name="ce457"/>
          <table:table-cell table:style-name="ce468" table:formula="of:=IF(['CADASTRO 1'.E30]=0;&quot; &quot;;['CADASTRO 1'.E30])" office:value-type="string" office:string-value=" " calcext:value-type="string">
            <text:p><text:s/></text:p>
          </table:table-cell>
          <table:table-cell table:style-name="ce478" table:formula="of:=IF(['CADASTRO 1'.F30]=0;&quot; &quot;;['CADASTRO 1'.F30])" office:value-type="string" office:string-value=" " calcext:value-type="string">
            <text:p><text:s/></text:p>
          </table:table-cell>
          <table:table-cell table:style-name="ce468" table:formula="of:=IF(['CADASTRO 1'.G30]=0;&quot; &quot;;['CADASTRO 1'.G30])" office:value-type="string" office:string-value=" " calcext:value-type="string">
            <text:p><text:s/></text:p>
          </table:table-cell>
          <table:table-cell table:style-name="ce478" table:formula="of:=IF(['CADASTRO 1'.H30]=0;&quot; &quot;;['CADASTRO 1'.H30])" office:value-type="string" office:string-value=" " calcext:value-type="string">
            <text:p><text:s/></text:p>
          </table:table-cell>
          <table:table-cell table:style-name="ce467" table:number-columns-repeated="2"/>
          <table:table-cell table:style-name="ce508" table:formula="of:=IF(['CADASTRO 1'.K30]=0;&quot; &quot;;['CADASTRO 1'.K30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11" table:formula="of:=IF(['CADASTRO 1'.B31]=0;&quot; &quot;;['CADASTRO 1'.B31])" office:value-type="string" office:string-value=" " calcext:value-type="string">
            <text:p><text:s/></text:p>
          </table:table-cell>
          <table:table-cell table:style-name="ce426"/>
          <table:table-cell table:style-name="ce434"/>
          <table:table-cell table:style-name="ce441" table:number-columns-repeated="2"/>
          <table:table-cell table:style-name="ce468" table:formula="of:=IF(['CADASTRO 1'.E31]=0;&quot; &quot;;['CADASTRO 1'.E31])" office:value-type="string" office:string-value=" " calcext:value-type="string">
            <text:p><text:s/></text:p>
          </table:table-cell>
          <table:table-cell table:style-name="ce478" table:formula="of:=IF(['CADASTRO 1'.F31]=0;&quot; &quot;;['CADASTRO 1'.F31])" office:value-type="string" office:string-value=" " calcext:value-type="string">
            <text:p><text:s/></text:p>
          </table:table-cell>
          <table:table-cell table:style-name="ce468" table:formula="of:=IF(['CADASTRO 1'.G31]=0;&quot; &quot;;['CADASTRO 1'.G31])" office:value-type="string" office:string-value=" " calcext:value-type="string">
            <text:p><text:s/></text:p>
          </table:table-cell>
          <table:table-cell table:style-name="ce478" table:formula="of:=IF(['CADASTRO 1'.H31]=0;&quot; &quot;;['CADASTRO 1'.H31])" office:value-type="string" office:string-value=" " calcext:value-type="string">
            <text:p><text:s/></text:p>
          </table:table-cell>
          <table:table-cell table:style-name="ce467" table:number-columns-repeated="2"/>
          <table:table-cell table:style-name="ce508" table:formula="of:=IF(['CADASTRO 1'.K31]=0;&quot; &quot;;['CADASTRO 1'.K31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11" table:formula="of:=IF(['CADASTRO 1'.B32]=0;&quot; &quot;;['CADASTRO 1'.B32])" office:value-type="string" office:string-value=" " calcext:value-type="string">
            <text:p><text:s/></text:p>
          </table:table-cell>
          <table:table-cell table:style-name="ce426"/>
          <table:table-cell table:style-name="ce434"/>
          <table:table-cell table:style-name="ce441" table:number-columns-repeated="2"/>
          <table:table-cell table:style-name="ce468" table:formula="of:=IF(['CADASTRO 1'.E32]=0;&quot; &quot;;['CADASTRO 1'.E32])" office:value-type="string" office:string-value=" " calcext:value-type="string">
            <text:p><text:s/></text:p>
          </table:table-cell>
          <table:table-cell table:style-name="ce478" table:formula="of:=IF(['CADASTRO 1'.F32]=0;&quot; &quot;;['CADASTRO 1'.F32])" office:value-type="string" office:string-value=" " calcext:value-type="string">
            <text:p><text:s/></text:p>
          </table:table-cell>
          <table:table-cell table:style-name="ce468" table:formula="of:=IF(['CADASTRO 1'.G32]=0;&quot; &quot;;['CADASTRO 1'.G32])" office:value-type="string" office:string-value=" " calcext:value-type="string">
            <text:p><text:s/></text:p>
          </table:table-cell>
          <table:table-cell table:style-name="ce478" table:formula="of:=IF(['CADASTRO 1'.H32]=0;&quot; &quot;;['CADASTRO 1'.H32])" office:value-type="string" office:string-value=" " calcext:value-type="string">
            <text:p><text:s/></text:p>
          </table:table-cell>
          <table:table-cell table:style-name="ce467" table:number-columns-repeated="2"/>
          <table:table-cell table:style-name="ce508" table:formula="of:=IF(['CADASTRO 1'.K32]=0;&quot; &quot;;['CADASTRO 1'.K32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11" table:formula="of:=IF(['CADASTRO 1'.B33]=0;&quot; &quot;;['CADASTRO 1'.B33])" office:value-type="string" office:string-value=" " calcext:value-type="string">
            <text:p><text:s/></text:p>
          </table:table-cell>
          <table:table-cell table:style-name="ce426"/>
          <table:table-cell table:style-name="ce434"/>
          <table:table-cell table:style-name="ce441" table:number-columns-repeated="2"/>
          <table:table-cell table:style-name="ce468" table:formula="of:=IF(['CADASTRO 1'.E33]=0;&quot; &quot;;['CADASTRO 1'.E33])" office:value-type="string" office:string-value=" " calcext:value-type="string">
            <text:p><text:s/></text:p>
          </table:table-cell>
          <table:table-cell table:style-name="ce478" table:formula="of:=IF(['CADASTRO 1'.F33]=0;&quot; &quot;;['CADASTRO 1'.F33])" office:value-type="string" office:string-value=" " calcext:value-type="string">
            <text:p><text:s/></text:p>
          </table:table-cell>
          <table:table-cell table:style-name="ce468" table:formula="of:=IF(['CADASTRO 1'.G33]=0;&quot; &quot;;['CADASTRO 1'.G33])" office:value-type="string" office:string-value=" " calcext:value-type="string">
            <text:p><text:s/></text:p>
          </table:table-cell>
          <table:table-cell table:style-name="ce478" table:formula="of:=IF(['CADASTRO 1'.H33]=0;&quot; &quot;;['CADASTRO 1'.H33])" office:value-type="string" office:string-value=" " calcext:value-type="string">
            <text:p><text:s/></text:p>
          </table:table-cell>
          <table:table-cell table:style-name="ce467" table:number-columns-repeated="2"/>
          <table:table-cell table:style-name="ce508" table:formula="of:=IF(['CADASTRO 1'.K33]=0;&quot; &quot;;['CADASTRO 1'.K33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11" table:formula="of:=IF(['CADASTRO 1'.B34]=0;&quot; &quot;;['CADASTRO 1'.B34])" office:value-type="string" office:string-value=" " calcext:value-type="string">
            <text:p><text:s/></text:p>
          </table:table-cell>
          <table:table-cell table:style-name="ce426"/>
          <table:table-cell table:style-name="ce434"/>
          <table:table-cell table:style-name="ce441" table:number-columns-repeated="2"/>
          <table:table-cell table:style-name="ce468" table:formula="of:=IF(['CADASTRO 1'.E34]=0;&quot; &quot;;['CADASTRO 1'.E34])" office:value-type="string" office:string-value=" " calcext:value-type="string">
            <text:p><text:s/></text:p>
          </table:table-cell>
          <table:table-cell table:style-name="ce478" table:formula="of:=IF(['CADASTRO 1'.F34]=0;&quot; &quot;;['CADASTRO 1'.F34])" office:value-type="string" office:string-value=" " calcext:value-type="string">
            <text:p><text:s/></text:p>
          </table:table-cell>
          <table:table-cell table:style-name="ce468" table:formula="of:=IF(['CADASTRO 1'.G34]=0;&quot; &quot;;['CADASTRO 1'.G34])" office:value-type="string" office:string-value=" " calcext:value-type="string">
            <text:p><text:s/></text:p>
          </table:table-cell>
          <table:table-cell table:style-name="ce478" table:formula="of:=IF(['CADASTRO 1'.H34]=0;&quot; &quot;;['CADASTRO 1'.H34])" office:value-type="string" office:string-value=" " calcext:value-type="string">
            <text:p><text:s/></text:p>
          </table:table-cell>
          <table:table-cell table:style-name="ce467" table:number-columns-repeated="2"/>
          <table:table-cell table:style-name="ce508" table:formula="of:=IF(['CADASTRO 1'.K34]=0;&quot; &quot;;['CADASTRO 1'.K34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11" table:formula="of:=IF(['CADASTRO 1'.B35]=0;&quot; &quot;;['CADASTRO 1'.B35])" office:value-type="string" office:string-value=" " calcext:value-type="string">
            <text:p><text:s/></text:p>
          </table:table-cell>
          <table:table-cell table:style-name="ce426"/>
          <table:table-cell table:style-name="ce434"/>
          <table:table-cell table:style-name="ce441" table:number-columns-repeated="2"/>
          <table:table-cell table:style-name="ce468" table:formula="of:=IF(['CADASTRO 1'.E35]=0;&quot; &quot;;['CADASTRO 1'.E35])" office:value-type="string" office:string-value=" " calcext:value-type="string">
            <text:p><text:s/></text:p>
          </table:table-cell>
          <table:table-cell table:style-name="ce478" table:formula="of:=IF(['CADASTRO 1'.F35]=0;&quot; &quot;;['CADASTRO 1'.F35])" office:value-type="string" office:string-value=" " calcext:value-type="string">
            <text:p><text:s/></text:p>
          </table:table-cell>
          <table:table-cell table:style-name="ce468" table:formula="of:=IF(['CADASTRO 1'.G35]=0;&quot; &quot;;['CADASTRO 1'.G35])" office:value-type="string" office:string-value=" " calcext:value-type="string">
            <text:p><text:s/></text:p>
          </table:table-cell>
          <table:table-cell table:style-name="ce478" table:formula="of:=IF(['CADASTRO 1'.H35]=0;&quot; &quot;;['CADASTRO 1'.H35])" office:value-type="string" office:string-value=" " calcext:value-type="string">
            <text:p><text:s/></text:p>
          </table:table-cell>
          <table:table-cell table:style-name="ce467" table:number-columns-repeated="2"/>
          <table:table-cell table:style-name="ce508" table:formula="of:=IF(['CADASTRO 1'.K35]=0;&quot; &quot;;['CADASTRO 1'.K35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11" table:formula="of:=IF(['CADASTRO 1'.B36]=0;&quot; &quot;;['CADASTRO 1'.B36])" office:value-type="string" office:string-value=" " calcext:value-type="string">
            <text:p><text:s/></text:p>
          </table:table-cell>
          <table:table-cell table:style-name="ce426"/>
          <table:table-cell table:style-name="ce434"/>
          <table:table-cell table:style-name="ce441" table:number-columns-repeated="2"/>
          <table:table-cell table:style-name="ce468" table:formula="of:=IF(['CADASTRO 1'.E36]=0;&quot; &quot;;['CADASTRO 1'.E36])" office:value-type="string" office:string-value=" " calcext:value-type="string">
            <text:p><text:s/></text:p>
          </table:table-cell>
          <table:table-cell table:style-name="ce478" table:formula="of:=IF(['CADASTRO 1'.F36]=0;&quot; &quot;;['CADASTRO 1'.F36])" office:value-type="string" office:string-value=" " calcext:value-type="string">
            <text:p><text:s/></text:p>
          </table:table-cell>
          <table:table-cell table:style-name="ce468" table:formula="of:=IF(['CADASTRO 1'.G36]=0;&quot; &quot;;['CADASTRO 1'.G36])" office:value-type="string" office:string-value=" " calcext:value-type="string">
            <text:p><text:s/></text:p>
          </table:table-cell>
          <table:table-cell table:style-name="ce478" table:formula="of:=IF(['CADASTRO 1'.H36]=0;&quot; &quot;;['CADASTRO 1'.H36])" office:value-type="string" office:string-value=" " calcext:value-type="string">
            <text:p><text:s/></text:p>
          </table:table-cell>
          <table:table-cell table:style-name="ce467" table:number-columns-repeated="2"/>
          <table:table-cell table:style-name="ce508" table:formula="of:=IF(['CADASTRO 1'.K36]=0;&quot; &quot;;['CADASTRO 1'.K36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11" table:formula="of:=IF(['CADASTRO 1'.B37]=0;&quot; &quot;;['CADASTRO 1'.B37])" office:value-type="string" office:string-value=" " calcext:value-type="string">
            <text:p><text:s/></text:p>
          </table:table-cell>
          <table:table-cell table:style-name="ce426"/>
          <table:table-cell table:style-name="ce434"/>
          <table:table-cell table:style-name="ce441" table:number-columns-repeated="2"/>
          <table:table-cell table:style-name="ce468" table:formula="of:=IF(['CADASTRO 1'.E37]=0;&quot; &quot;;['CADASTRO 1'.E37])" office:value-type="string" office:string-value=" " calcext:value-type="string">
            <text:p><text:s/></text:p>
          </table:table-cell>
          <table:table-cell table:style-name="ce478" table:formula="of:=IF(['CADASTRO 1'.F37]=0;&quot; &quot;;['CADASTRO 1'.F37])" office:value-type="string" office:string-value=" " calcext:value-type="string">
            <text:p><text:s/></text:p>
          </table:table-cell>
          <table:table-cell table:style-name="ce468" table:formula="of:=IF(['CADASTRO 1'.G37]=0;&quot; &quot;;['CADASTRO 1'.G37])" office:value-type="string" office:string-value=" " calcext:value-type="string">
            <text:p><text:s/></text:p>
          </table:table-cell>
          <table:table-cell table:style-name="ce478" table:formula="of:=IF(['CADASTRO 1'.H37]=0;&quot; &quot;;['CADASTRO 1'.H37])" office:value-type="string" office:string-value=" " calcext:value-type="string">
            <text:p><text:s/></text:p>
          </table:table-cell>
          <table:table-cell table:style-name="ce467" table:number-columns-repeated="2"/>
          <table:table-cell table:style-name="ce508" table:formula="of:=IF(['CADASTRO 1'.K37]=0;&quot; &quot;;['CADASTRO 1'.K37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11" table:formula="of:=IF(['CADASTRO 1'.B38]=0;&quot; &quot;;['CADASTRO 1'.B38])" office:value-type="string" office:string-value=" " calcext:value-type="string">
            <text:p><text:s/></text:p>
          </table:table-cell>
          <table:table-cell table:style-name="ce426"/>
          <table:table-cell table:style-name="ce434"/>
          <table:table-cell table:style-name="ce441" table:number-columns-repeated="2"/>
          <table:table-cell table:style-name="ce468" table:formula="of:=IF(['CADASTRO 1'.E38]=0;&quot; &quot;;['CADASTRO 1'.E38])" office:value-type="string" office:string-value=" " calcext:value-type="string">
            <text:p><text:s/></text:p>
          </table:table-cell>
          <table:table-cell table:style-name="ce478" table:formula="of:=IF(['CADASTRO 1'.F38]=0;&quot; &quot;;['CADASTRO 1'.F38])" office:value-type="string" office:string-value=" " calcext:value-type="string">
            <text:p><text:s/></text:p>
          </table:table-cell>
          <table:table-cell table:style-name="ce468" table:formula="of:=IF(['CADASTRO 1'.G38]=0;&quot; &quot;;['CADASTRO 1'.G38])" office:value-type="string" office:string-value=" " calcext:value-type="string">
            <text:p><text:s/></text:p>
          </table:table-cell>
          <table:table-cell table:style-name="ce478" table:formula="of:=IF(['CADASTRO 1'.H38]=0;&quot; &quot;;['CADASTRO 1'.H38])" office:value-type="string" office:string-value=" " calcext:value-type="string">
            <text:p><text:s/></text:p>
          </table:table-cell>
          <table:table-cell table:style-name="ce467" table:number-columns-repeated="2"/>
          <table:table-cell table:style-name="ce508" table:formula="of:=IF(['CADASTRO 1'.K38]=0;&quot; &quot;;['CADASTRO 1'.K38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11" table:formula="of:=IF(['CADASTRO 1'.B39]=0;&quot; &quot;;['CADASTRO 1'.B39])" office:value-type="string" office:string-value=" " calcext:value-type="string">
            <text:p><text:s/></text:p>
          </table:table-cell>
          <table:table-cell table:style-name="ce426"/>
          <table:table-cell table:style-name="ce434"/>
          <table:table-cell table:style-name="ce441" table:number-columns-repeated="2"/>
          <table:table-cell table:style-name="ce468" table:formula="of:=IF(['CADASTRO 1'.E39]=0;&quot; &quot;;['CADASTRO 1'.E39])" office:value-type="string" office:string-value=" " calcext:value-type="string">
            <text:p><text:s/></text:p>
          </table:table-cell>
          <table:table-cell table:style-name="ce478" table:formula="of:=IF(['CADASTRO 1'.F39]=0;&quot; &quot;;['CADASTRO 1'.F39])" office:value-type="string" office:string-value=" " calcext:value-type="string">
            <text:p><text:s/></text:p>
          </table:table-cell>
          <table:table-cell table:style-name="ce468" table:formula="of:=IF(['CADASTRO 1'.G39]=0;&quot; &quot;;['CADASTRO 1'.G39])" office:value-type="string" office:string-value=" " calcext:value-type="string">
            <text:p><text:s/></text:p>
          </table:table-cell>
          <table:table-cell table:style-name="ce478" table:formula="of:=IF(['CADASTRO 1'.H39]=0;&quot; &quot;;['CADASTRO 1'.H39])" office:value-type="string" office:string-value=" " calcext:value-type="string">
            <text:p><text:s/></text:p>
          </table:table-cell>
          <table:table-cell table:style-name="ce467" table:number-columns-repeated="2"/>
          <table:table-cell table:style-name="ce508" table:formula="of:=IF(['CADASTRO 1'.K39]=0;&quot; &quot;;['CADASTRO 1'.K39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11" table:formula="of:=IF(['CADASTRO 1'.B40]=0;&quot; &quot;;['CADASTRO 1'.B40])" office:value-type="string" office:string-value=" " calcext:value-type="string">
            <text:p><text:s/></text:p>
          </table:table-cell>
          <table:table-cell table:style-name="ce426"/>
          <table:table-cell table:style-name="ce434"/>
          <table:table-cell table:style-name="ce441" table:number-columns-repeated="2"/>
          <table:table-cell table:style-name="ce468" table:formula="of:=IF(['CADASTRO 1'.E40]=0;&quot; &quot;;['CADASTRO 1'.E40])" office:value-type="string" office:string-value=" " calcext:value-type="string">
            <text:p><text:s/></text:p>
          </table:table-cell>
          <table:table-cell table:style-name="ce478" table:formula="of:=IF(['CADASTRO 1'.F40]=0;&quot; &quot;;['CADASTRO 1'.F40])" office:value-type="string" office:string-value=" " calcext:value-type="string">
            <text:p><text:s/></text:p>
          </table:table-cell>
          <table:table-cell table:style-name="ce468" table:formula="of:=IF(['CADASTRO 1'.G40]=0;&quot; &quot;;['CADASTRO 1'.G40])" office:value-type="string" office:string-value=" " calcext:value-type="string">
            <text:p><text:s/></text:p>
          </table:table-cell>
          <table:table-cell table:style-name="ce478" table:formula="of:=IF(['CADASTRO 1'.H40]=0;&quot; &quot;;['CADASTRO 1'.H40])" office:value-type="string" office:string-value=" " calcext:value-type="string">
            <text:p><text:s/></text:p>
          </table:table-cell>
          <table:table-cell table:style-name="ce467" table:number-columns-repeated="2"/>
          <table:table-cell table:style-name="ce508" table:formula="of:=IF(['CADASTRO 1'.K40]=0;&quot; &quot;;['CADASTRO 1'.K40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11" table:formula="of:=IF(['CADASTRO 1'.B41]=0;&quot; &quot;;['CADASTRO 1'.B41])" office:value-type="string" office:string-value=" " calcext:value-type="string">
            <text:p><text:s/></text:p>
          </table:table-cell>
          <table:table-cell table:style-name="ce426"/>
          <table:table-cell table:style-name="ce434"/>
          <table:table-cell table:style-name="ce441" table:number-columns-repeated="2"/>
          <table:table-cell table:style-name="ce468" table:formula="of:=IF(['CADASTRO 1'.E41]=0;&quot; &quot;;['CADASTRO 1'.E41])" office:value-type="string" office:string-value=" " calcext:value-type="string">
            <text:p><text:s/></text:p>
          </table:table-cell>
          <table:table-cell table:style-name="ce478" table:formula="of:=IF(['CADASTRO 1'.F41]=0;&quot; &quot;;['CADASTRO 1'.F41])" office:value-type="string" office:string-value=" " calcext:value-type="string">
            <text:p><text:s/></text:p>
          </table:table-cell>
          <table:table-cell table:style-name="ce468" table:formula="of:=IF(['CADASTRO 1'.G41]=0;&quot; &quot;;['CADASTRO 1'.G41])" office:value-type="string" office:string-value=" " calcext:value-type="string">
            <text:p><text:s/></text:p>
          </table:table-cell>
          <table:table-cell table:style-name="ce478" table:formula="of:=IF(['CADASTRO 1'.H41]=0;&quot; &quot;;['CADASTRO 1'.H41])" office:value-type="string" office:string-value=" " calcext:value-type="string">
            <text:p><text:s/></text:p>
          </table:table-cell>
          <table:table-cell table:style-name="ce467" table:number-columns-repeated="2"/>
          <table:table-cell table:style-name="ce508" table:formula="of:=IF(['CADASTRO 1'.K41]=0;&quot; &quot;;['CADASTRO 1'.K41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11" table:formula="of:=IF(['CADASTRO 1'.B42]=0;&quot; &quot;;['CADASTRO 1'.B42])" office:value-type="string" office:string-value=" " calcext:value-type="string">
            <text:p><text:s/></text:p>
          </table:table-cell>
          <table:table-cell table:style-name="ce426"/>
          <table:table-cell table:style-name="ce434"/>
          <table:table-cell table:style-name="ce441" table:number-columns-repeated="2"/>
          <table:table-cell table:style-name="ce468" table:formula="of:=IF(['CADASTRO 1'.E42]=0;&quot; &quot;;['CADASTRO 1'.E42])" office:value-type="string" office:string-value=" " calcext:value-type="string">
            <text:p><text:s/></text:p>
          </table:table-cell>
          <table:table-cell table:style-name="ce478" table:formula="of:=IF(['CADASTRO 1'.F42]=0;&quot; &quot;;['CADASTRO 1'.F42])" office:value-type="string" office:string-value=" " calcext:value-type="string">
            <text:p><text:s/></text:p>
          </table:table-cell>
          <table:table-cell table:style-name="ce468" table:formula="of:=IF(['CADASTRO 1'.G42]=0;&quot; &quot;;['CADASTRO 1'.G42])" office:value-type="string" office:string-value=" " calcext:value-type="string">
            <text:p><text:s/></text:p>
          </table:table-cell>
          <table:table-cell table:style-name="ce478" table:formula="of:=IF(['CADASTRO 1'.H42]=0;&quot; &quot;;['CADASTRO 1'.H42])" office:value-type="string" office:string-value=" " calcext:value-type="string">
            <text:p><text:s/></text:p>
          </table:table-cell>
          <table:table-cell table:style-name="ce467" table:number-columns-repeated="2"/>
          <table:table-cell table:style-name="ce508" table:formula="of:=IF(['CADASTRO 1'.K42]=0;&quot; &quot;;['CADASTRO 1'.K42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11" table:formula="of:=IF(['CADASTRO 1'.B43]=0;&quot; &quot;;['CADASTRO 1'.B43])" office:value-type="string" office:string-value=" " calcext:value-type="string">
            <text:p><text:s/></text:p>
          </table:table-cell>
          <table:table-cell table:style-name="ce426"/>
          <table:table-cell table:style-name="ce434"/>
          <table:table-cell table:style-name="ce441" table:number-columns-repeated="2"/>
          <table:table-cell table:style-name="ce468" table:formula="of:=IF(['CADASTRO 1'.E43]=0;&quot; &quot;;['CADASTRO 1'.E43])" office:value-type="string" office:string-value=" " calcext:value-type="string">
            <text:p><text:s/></text:p>
          </table:table-cell>
          <table:table-cell table:style-name="ce478" table:formula="of:=IF(['CADASTRO 1'.F43]=0;&quot; &quot;;['CADASTRO 1'.F43])" office:value-type="string" office:string-value=" " calcext:value-type="string">
            <text:p><text:s/></text:p>
          </table:table-cell>
          <table:table-cell table:style-name="ce468" table:formula="of:=IF(['CADASTRO 1'.G43]=0;&quot; &quot;;['CADASTRO 1'.G43])" office:value-type="string" office:string-value=" " calcext:value-type="string">
            <text:p><text:s/></text:p>
          </table:table-cell>
          <table:table-cell table:style-name="ce478" table:formula="of:=IF(['CADASTRO 1'.H43]=0;&quot; &quot;;['CADASTRO 1'.H43])" office:value-type="string" office:string-value=" " calcext:value-type="string">
            <text:p><text:s/></text:p>
          </table:table-cell>
          <table:table-cell table:style-name="ce467" table:number-columns-repeated="2"/>
          <table:table-cell table:style-name="ce508" table:formula="of:=IF(['CADASTRO 1'.K43]=0;&quot; &quot;;['CADASTRO 1'.K43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25">
          <table:table-cell/>
          <table:table-cell table:style-name="ce412" table:formula="of:=[.B23]" office:value-type="string" office:string-value=" " calcext:value-type="string">
            <text:p><text:s/></text:p>
          </table:table-cell>
          <table:table-cell table:style-name="ce427"/>
          <table:table-cell table:style-name="ce435"/>
          <table:table-cell table:style-name="ce442" table:number-columns-repeated="6"/>
          <table:table-cell table:style-name="ce439" table:formula="of:=IF(['CADASTRO 1'.I44]=0;&quot; &quot;;['CADASTRO 1'.I44])" office:value-type="string" office:string-value=" " calcext:value-type="string">
            <text:p><text:s/></text:p>
          </table:table-cell>
          <table:table-cell table:style-name="ce456" table:formula="of:=IF(['CADASTRO 1'.J44]=0;&quot; &quot;;['CADASTRO 1'.J44])" office:value-type="string" office:string-value=" " calcext:value-type="string">
            <text:p><text:s/></text:p>
          </table:table-cell>
          <table:table-cell table:style-name="ce467"/>
          <table:table-cell table:number-columns-repeated="1011"/>
        </table:table-row>
        <table:table-row table:style-name="ro84">
          <table:table-cell table:number-columns-repeated="1024"/>
        </table:table-row>
        <table:table-row table:style-name="ro29">
          <table:table-cell/>
          <table:table-cell table:style-name="ce410" office:value-type="string" calcext:value-type="string" table:number-columns-spanned="4" table:number-rows-spanned="2">
            <text:p>TRANSPORTE UTILIZADO: </text:p>
          </table:table-cell>
          <table:covered-table-cell table:number-columns-repeated="2" table:style-name="ce410"/>
          <table:covered-table-cell table:style-name="ce443"/>
          <table:table-cell table:style-name="ce458" table:formula="of:=IF(['CADASTRO 1'.D46]=0;&quot; &quot;;['CADASTRO 1'.D46])" office:value-type="string" office:string-value=" " calcext:value-type="string" table:number-columns-spanned="4" table:number-rows-spanned="2">
            <text:p><text:s/></text:p>
          </table:table-cell>
          <table:covered-table-cell table:style-name="ce443"/>
          <table:covered-table-cell table:style-name="ce479"/>
          <table:covered-table-cell table:style-name="ce485"/>
          <table:table-cell table:style-name="ce405" office:value-type="string" calcext:value-type="string" table:number-columns-spanned="2" table:number-rows-spanned="1">
            <text:p>TERMO INICIAL</text:p>
          </table:table-cell>
          <table:covered-table-cell table:style-name="ce405"/>
          <table:table-cell table:style-name="ce432" office:value-type="string" calcext:value-type="string" table:number-columns-spanned="2" table:number-rows-spanned="1">
            <text:p>TERMO FINAL</text:p>
          </table:table-cell>
          <table:covered-table-cell table:style-name="ce509"/>
          <table:table-cell table:number-columns-repeated="1011"/>
        </table:table-row>
        <table:table-row table:style-name="ro29">
          <table:table-cell/>
          <table:covered-table-cell table:number-columns-repeated="3" table:style-name="ce413"/>
          <table:covered-table-cell table:style-name="ce444"/>
          <table:covered-table-cell table:style-name="ce459" table:content-validation-name="val64"/>
          <table:covered-table-cell table:style-name="ce444"/>
          <table:covered-table-cell table:style-name="ce473"/>
          <table:covered-table-cell table:style-name="ce486"/>
          <table:table-cell table:style-name="ce475" table:formula="of:=IF(['CADASTRO 1'.C50]=0;&quot; &quot;;['CADASTRO 1'.C50])" office:value-type="string" office:string-value=" " calcext:value-type="string">
            <text:p><text:s/></text:p>
          </table:table-cell>
          <table:table-cell table:style-name="ce494" table:formula="of:=IF(['CADASTRO 1'.D50]=0;&quot; &quot;;['CADASTRO 1'.D50])" office:value-type="string" office:string-value=" " calcext:value-type="string">
            <text:p><text:s/></text:p>
          </table:table-cell>
          <table:table-cell table:style-name="ce498" table:formula="of:=IF(['CADASTRO 1'.C51]=0;&quot; &quot;;['CADASTRO 1'.C51])" office:value-type="string" office:string-value=" " calcext:value-type="string">
            <text:p><text:s/></text:p>
          </table:table-cell>
          <table:table-cell table:style-name="ce510" table:formula="of:=IF(['CADASTRO 1'.D51]=0;&quot; &quot;;['CADASTRO 1'.D51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62">
          <table:table-cell/>
          <table:table-cell table:style-name="ce414" table:formula="of:=['CADASTRO 1'.B72]" office:value-type="string" office:string-value=" Nº DE DIÁRIAS  FINAL:" calcext:value-type="string">
            <text:p><text:s/>Nº DE DIÁRIAS <text:s/>FINAL:</text:p>
          </table:table-cell>
          <table:table-cell table:style-name="ce404" table:number-columns-repeated="2"/>
          <table:table-cell table:style-name="ce445"/>
          <table:table-cell table:style-name="ce460" table:formula="of:=IF(['CADASTRO 1'.D72]=0;['CADASTRO 1'.J271]&amp;&quot; DIÁRIA&quot;;IF(['CADASTRO 1'.K271]&gt;1;['CADASTRO 1'.K271]&amp;&quot; DIÁRIAS&quot;;['CADASTRO 1'.K271]&amp;&quot; DIÁRIA&quot;))" office:value-type="string" office:string-value="0 DIÁRIA" calcext:value-type="string">
            <text:p>0 DIÁRIA</text:p>
          </table:table-cell>
          <table:table-cell table:style-name="ce404"/>
          <table:table-cell table:style-name="ce445" table:number-columns-repeated="2"/>
          <table:table-cell table:style-name="ce404"/>
          <table:table-cell table:style-name="ce445"/>
          <table:table-cell table:style-name="ce499"/>
          <table:table-cell table:style-name="ce511"/>
          <table:table-cell table:number-columns-repeated="1011"/>
        </table:table-row>
        <table:table-row table:style-name="ro29">
          <table:table-cell/>
          <table:table-cell table:style-name="ce415" office:value-type="string" calcext:value-type="string">
            <text:p><text:s/>Relatório Sucinto:</text:p>
          </table:table-cell>
          <table:table-cell table:style-name="ce428" table:number-columns-repeated="2"/>
          <table:table-cell table:style-name="ce443"/>
          <table:table-cell table:style-name="ce461"/>
          <table:table-cell table:style-name="ce443" table:number-columns-repeated="2"/>
          <table:table-cell table:style-name="ce487" table:formula="of:=IF(['CADASTRO 1'.G46]=0;&quot; &quot;;['CADASTRO 1'.G46])" office:value-type="string" office:string-value=" " calcext:value-type="string">
            <text:p><text:s/></text:p>
          </table:table-cell>
          <table:table-cell table:style-name="ce443"/>
          <table:table-cell table:style-name="ce487" table:formula="of:=IF(['CADASTRO 1'.I46]=0;&quot; &quot;;['CADASTRO 1'.I46])" office:value-type="string" office:string-value=" " calcext:value-type="string">
            <text:p><text:s/></text:p>
          </table:table-cell>
          <table:table-cell table:style-name="ce443"/>
          <table:table-cell table:style-name="ce479"/>
          <table:table-cell table:number-columns-repeated="1011"/>
        </table:table-row>
        <table:table-row table:style-name="ro51">
          <table:table-cell/>
          <table:table-cell table:style-name="ce416" table:formula="of:=IF(['CADASTRO 1'.F50]=0;&quot; &quot;;['CADASTRO 1'.F50])" office:value-type="string" office:string-value=" " calcext:value-type="string" table:number-columns-spanned="12" table:number-rows-spanned="1">
            <text:p><text:s/></text:p>
          </table:table-cell>
          <table:covered-table-cell table:number-columns-repeated="2" table:style-name="ce429"/>
          <table:covered-table-cell table:number-columns-repeated="5" table:style-name="ce444"/>
          <table:covered-table-cell table:number-columns-repeated="3" table:style-name="ce490"/>
          <table:covered-table-cell table:style-name="ce512"/>
          <table:table-cell/>
          <table:table-cell table:style-name="ce521" table:formula="of:=IF(AND('d'#ref!&lt;=l#REF!;g#REF!=[.AB4]);1;IF(AND('d'#ref!&lt;=l#REF!;g#REF!=[.AB5]);0.5;IF(AND('d'#ref!&lt;=l#REF!;'d'#ref!&gt;l#REF!;g#REF!=[.AB3]);0.5;IF(AND('d'#ref!&lt;=l#REF!;'d'#ref!&gt;l#REF!);0.35;IF(AND('d'#ref!&gt;=l#REF!;'d'#ref!&lt;[.N45]);0.35;IF(AND('d'#ref!&gt;[.N45];g#REF!=[.AB4]);1;IF(AND('d'#ref!&gt;[.N45];g#REF!=[.AB5]);0.5;IF(AND('d'#ref!&gt;[.N45];g#REF!=[.AB3]);0;5))))))))" office:value-type="string" office:string-value="" calcext:value-type="error">
            <text:p>Erro:510</text:p>
          </table:table-cell>
          <table:table-cell table:number-columns-repeated="1009"/>
        </table:table-row>
        <table:table-row table:style-name="ro85">
          <table:table-cell table:number-columns-repeated="11"/>
          <table:table-cell table:style-name="ce500"/>
          <table:table-cell/>
          <table:table-cell table:style-name="ce518" office:value-type="time" office:time-value="PT12H00M00S" calcext:value-type="time">
            <text:p>12:00:00</text:p>
          </table:table-cell>
          <table:table-cell table:number-columns-repeated="1010"/>
        </table:table-row>
        <table:table-row table:style-name="ro39">
          <table:table-cell/>
          <table:table-cell table:style-name="ce405" office:value-type="string" calcext:value-type="string" table:number-columns-spanned="4" table:number-rows-spanned="1">
            <text:p>DESPESAS</text:p>
          </table:table-cell>
          <table:covered-table-cell table:number-columns-repeated="2" table:style-name="ce405"/>
          <table:covered-table-cell table:style-name="ce446"/>
          <table:table-cell table:style-name="ce410" office:value-type="string" calcext:value-type="string" table:number-columns-spanned="2" table:number-rows-spanned="1">
            <text:p>Valor Recebido</text:p>
          </table:table-cell>
          <table:covered-table-cell table:style-name="ce446"/>
          <table:table-cell table:style-name="ce410" office:value-type="string" calcext:value-type="string" table:number-columns-spanned="2" table:number-rows-spanned="1">
            <text:p>Despesa Realizada</text:p>
          </table:table-cell>
          <table:covered-table-cell table:style-name="ce446"/>
          <table:table-cell table:style-name="ce410" office:value-type="string" calcext:value-type="string" table:number-columns-spanned="2" table:number-rows-spanned="1">
            <text:p>Valor a Devolver</text:p>
          </table:table-cell>
          <table:covered-table-cell table:style-name="ce432"/>
          <table:table-cell table:style-name="ce501" office:value-type="string" calcext:value-type="string" table:number-columns-spanned="2" table:number-rows-spanned="1">
            <text:p>Valor a Receber</text:p>
          </table:table-cell>
          <table:covered-table-cell table:style-name="ce471"/>
          <table:table-cell table:style-name="ce518"/>
          <table:table-cell table:number-columns-repeated="1010"/>
        </table:table-row>
        <table:table-row table:style-name="ro54" table:visibility="collapse">
          <table:table-cell/>
          <table:table-cell table:style-name="ce417" office:value-type="string" calcext:value-type="string" table:number-columns-spanned="4" table:number-rows-spanned="1">
            <text:p><text:s/>DIÁRIAS – Hospedagem </text:p>
          </table:table-cell>
          <table:covered-table-cell table:number-columns-repeated="2" table:style-name="ce430"/>
          <table:covered-table-cell table:style-name="ce447"/>
          <table:table-cell table:style-name="ce462" table:content-validation-name="val65" table:number-columns-spanned="2" table:number-rows-spanned="1"/>
          <table:covered-table-cell table:style-name="ce469"/>
          <table:table-cell table:style-name="ce480" table:formula="of:=['CADASTRO 1'.G272]" office:value-type="float" office:value="0" calcext:value-type="float" table:number-columns-spanned="2" table:number-rows-spanned="1">
            <text:p>0,00</text:p>
          </table:table-cell>
          <table:covered-table-cell table:style-name="ce469"/>
          <table:table-cell table:style-name="ce491" table:number-columns-spanned="2" table:number-rows-spanned="1"/>
          <table:covered-table-cell table:style-name="ce495"/>
          <table:table-cell table:style-name="ce502" table:number-columns-spanned="2" table:number-rows-spanned="1"/>
          <table:covered-table-cell table:style-name="ce513"/>
          <table:table-cell table:style-name="ce518"/>
          <table:table-cell table:number-columns-repeated="1010"/>
        </table:table-row>
        <table:table-row table:style-name="ro10" table:visibility="collapse">
          <table:table-cell/>
          <table:table-cell table:style-name="ce417" office:value-type="string" calcext:value-type="string" table:number-columns-spanned="4" table:number-rows-spanned="1">
            <text:p><text:s/>DIÁRIAS – Alimentação </text:p>
          </table:table-cell>
          <table:covered-table-cell table:number-columns-repeated="2" table:style-name="ce430"/>
          <table:covered-table-cell table:style-name="ce447"/>
          <table:table-cell table:style-name="ce462" table:content-validation-name="val66" table:number-columns-spanned="2" table:number-rows-spanned="1"/>
          <table:covered-table-cell table:style-name="ce469"/>
          <table:table-cell table:style-name="ce480" table:formula="of:=['CADASTRO 1'.K272]" office:value-type="float" office:value="0" calcext:value-type="float" table:number-columns-spanned="2" table:number-rows-spanned="1">
            <text:p>0,00</text:p>
          </table:table-cell>
          <table:covered-table-cell table:style-name="ce469"/>
          <table:table-cell table:style-name="ce491" table:number-columns-spanned="2" table:number-rows-spanned="1"/>
          <table:covered-table-cell table:style-name="ce495"/>
          <table:table-cell table:style-name="ce502" table:number-columns-spanned="2" table:number-rows-spanned="1"/>
          <table:covered-table-cell table:style-name="ce513"/>
          <table:table-cell table:style-name="ce519"/>
          <table:table-cell table:style-name="ce522"/>
          <table:table-cell table:number-columns-repeated="1009"/>
        </table:table-row>
        <table:table-row table:style-name="ro86">
          <table:table-cell/>
          <table:table-cell table:style-name="ce418" office:value-type="string" calcext:value-type="string" table:number-columns-spanned="4" table:number-rows-spanned="1">
            <text:p><text:s/>DIÁRIAS ( Alimentação e Hospedagem <text:s/>) ( A )</text:p>
          </table:table-cell>
          <table:covered-table-cell table:number-columns-repeated="2" table:style-name="ce407"/>
          <table:covered-table-cell table:style-name="ce446"/>
          <table:table-cell table:style-name="ce463" table:number-columns-spanned="2" table:number-rows-spanned="1"/>
          <table:covered-table-cell table:style-name="ce462" table:formula="of:=SUM([.G47:.G48])" office:value-type="float" office:value="0" calcext:value-type="float">
            <text:p>0,00</text:p>
          </table:covered-table-cell>
          <table:table-cell table:style-name="ce481" table:formula="of:=['CADASTRO 1'.F273]" office:value-type="float" office:value="0" calcext:value-type="float" table:number-columns-spanned="2" table:number-rows-spanned="1">
            <text:p>0,00</text:p>
          </table:table-cell>
          <table:covered-table-cell table:style-name="ce469"/>
          <table:table-cell table:style-name="ce491" table:formula="of:=IF([.F49]&gt;[.H49];[.F49]-[.H49];&quot; &quot;)" office:value-type="string" office:string-value=" " calcext:value-type="string" table:number-columns-spanned="2" table:number-rows-spanned="1">
            <text:p><text:s/></text:p>
          </table:table-cell>
          <table:covered-table-cell table:style-name="ce495"/>
          <table:table-cell table:style-name="ce502" table:formula="of:=IF([.H49]&gt;[.F49];[.H49]-[.F49];0)" office:value-type="float" office:value="0" calcext:value-type="float" table:number-columns-spanned="2" table:number-rows-spanned="1">
            <text:p>0,00</text:p>
          </table:table-cell>
          <table:covered-table-cell table:style-name="ce513"/>
          <table:table-cell table:style-name="ce520"/>
          <table:table-cell table:style-name="ce522"/>
          <table:table-cell table:number-columns-repeated="1009"/>
        </table:table-row>
        <table:table-row table:style-name="ro54">
          <table:table-cell/>
          <table:table-cell table:style-name="ce417" office:value-type="string" calcext:value-type="string" table:number-columns-spanned="4" table:number-rows-spanned="1">
            <text:p><text:s/>Locomoção Urbana - Táxi ( B )</text:p>
          </table:table-cell>
          <table:covered-table-cell table:number-columns-repeated="2" table:style-name="ce407"/>
          <table:covered-table-cell table:style-name="ce446"/>
          <table:table-cell table:style-name="ce463" table:number-columns-spanned="2" table:number-rows-spanned="1"/>
          <table:covered-table-cell table:style-name="ce470"/>
          <table:table-cell table:style-name="ce463" table:number-columns-spanned="2" table:number-rows-spanned="1"/>
          <table:covered-table-cell table:style-name="ce470"/>
          <table:table-cell table:style-name="ce491" table:formula="of:=IF([.F50]&gt;[.H50];[.F50]-[.H50];&quot; &quot;)" office:value-type="string" office:string-value=" " calcext:value-type="string" table:number-columns-spanned="2" table:number-rows-spanned="1">
            <text:p><text:s/></text:p>
          </table:table-cell>
          <table:covered-table-cell table:style-name="ce496"/>
          <table:table-cell table:style-name="ce502" table:formula="of:=IF([.H50]&gt;[.F50];[.H50]-[.F50];&quot; &quot;)" office:value-type="string" office:string-value=" " calcext:value-type="string" table:number-columns-spanned="2" table:number-rows-spanned="1">
            <text:p><text:s/></text:p>
          </table:table-cell>
          <table:covered-table-cell table:style-name="ce514"/>
          <table:table-cell table:style-name="ce521"/>
          <table:table-cell table:number-columns-repeated="1010"/>
        </table:table-row>
        <table:table-row table:style-name="ro87">
          <table:table-cell/>
          <table:table-cell table:style-name="ce419" office:value-type="string" calcext:value-type="string" table:number-columns-spanned="4" table:number-rows-spanned="1">
            <text:p><text:s/>Manutenção corretiva de Veículo da EMATER-MG ( C )</text:p>
          </table:table-cell>
          <table:covered-table-cell table:number-columns-repeated="2" table:style-name="ce407"/>
          <table:covered-table-cell table:style-name="ce446"/>
          <table:table-cell table:style-name="ce462" table:number-columns-spanned="2" table:number-rows-spanned="1"/>
          <table:covered-table-cell table:style-name="ce470"/>
          <table:table-cell table:style-name="ce463" table:number-columns-spanned="2" table:number-rows-spanned="1"/>
          <table:covered-table-cell table:style-name="ce470"/>
          <table:table-cell table:style-name="ce491" table:formula="of:=IF([.F51]&gt;[.H51];[.F51]-[.H51];&quot; &quot;)" office:value-type="string" office:string-value=" " calcext:value-type="string" table:number-columns-spanned="2" table:number-rows-spanned="1">
            <text:p><text:s/></text:p>
          </table:table-cell>
          <table:covered-table-cell table:style-name="ce496"/>
          <table:table-cell table:style-name="ce502" table:formula="of:=IF([.H51]&gt;[.F51];[.H51]-[.F51];&quot; &quot;)" office:value-type="string" office:string-value=" " calcext:value-type="string" table:number-columns-spanned="2" table:number-rows-spanned="1">
            <text:p><text:s/></text:p>
          </table:table-cell>
          <table:covered-table-cell table:style-name="ce514"/>
          <table:table-cell table:style-name="ce518"/>
          <table:table-cell table:number-columns-repeated="1010"/>
        </table:table-row>
        <table:table-row table:style-name="ro88">
          <table:table-cell/>
          <table:table-cell table:style-name="ce419" office:value-type="string" calcext:value-type="string" table:number-columns-spanned="4" table:number-rows-spanned="1">
            <text:p><text:s/>Combustível / lubrificante ( Carro da EMATER-MG - fora do cartão combustível ) ( D )</text:p>
          </table:table-cell>
          <table:covered-table-cell table:number-columns-repeated="2" table:style-name="ce407"/>
          <table:covered-table-cell table:style-name="ce446"/>
          <table:table-cell table:style-name="ce463" table:number-columns-spanned="2" table:number-rows-spanned="1"/>
          <table:covered-table-cell table:style-name="ce470"/>
          <table:table-cell table:style-name="ce463" table:number-columns-spanned="2" table:number-rows-spanned="1"/>
          <table:covered-table-cell table:style-name="ce470"/>
          <table:table-cell table:style-name="ce491" table:formula="of:=IF([.F52]&gt;[.H52];[.F52]-[.H52];&quot; &quot;)" office:value-type="string" office:string-value=" " calcext:value-type="string" table:number-columns-spanned="2" table:number-rows-spanned="1">
            <text:p><text:s/></text:p>
          </table:table-cell>
          <table:covered-table-cell table:style-name="ce496"/>
          <table:table-cell table:style-name="ce502" table:formula="of:=IF([.H52]&gt;[.F52];[.H52]-[.F52];&quot; &quot;)" office:value-type="string" office:string-value=" " calcext:value-type="string" table:number-columns-spanned="2" table:number-rows-spanned="1">
            <text:p><text:s/></text:p>
          </table:table-cell>
          <table:covered-table-cell table:style-name="ce514"/>
          <table:table-cell table:style-name="ce518"/>
          <table:table-cell table:number-columns-repeated="1010"/>
        </table:table-row>
        <table:table-row table:style-name="ro12">
          <table:table-cell/>
          <table:table-cell table:style-name="ce406" office:value-type="string" calcext:value-type="string">
            <text:p><text:s/>Passagem ( E )</text:p>
          </table:table-cell>
          <table:table-cell table:style-name="ce407" table:number-columns-repeated="2"/>
          <table:table-cell table:style-name="ce446"/>
          <table:table-cell table:style-name="ce463" table:number-columns-spanned="2" table:number-rows-spanned="1"/>
          <table:covered-table-cell table:style-name="ce470"/>
          <table:table-cell table:style-name="ce463" table:number-columns-spanned="2" table:number-rows-spanned="1"/>
          <table:covered-table-cell table:style-name="ce470"/>
          <table:table-cell table:style-name="ce491" table:formula="of:=IF([.F53]&gt;[.H53];[.F53]-[.H53];&quot; &quot;)" office:value-type="string" office:string-value=" " calcext:value-type="string" table:number-columns-spanned="2" table:number-rows-spanned="1">
            <text:p><text:s/></text:p>
          </table:table-cell>
          <table:covered-table-cell table:style-name="ce496"/>
          <table:table-cell table:style-name="ce502" table:formula="of:=IF([.H53]&gt;[.F53];[.H53]-[.F53];&quot; &quot;)" office:value-type="string" office:string-value=" " calcext:value-type="string" table:number-columns-spanned="2" table:number-rows-spanned="1">
            <text:p><text:s/></text:p>
          </table:table-cell>
          <table:covered-table-cell table:style-name="ce514"/>
          <table:table-cell table:style-name="ce518"/>
          <table:table-cell table:number-columns-repeated="1010"/>
        </table:table-row>
        <table:table-row table:style-name="ro60">
          <table:table-cell/>
          <table:table-cell table:style-name="ce406" office:value-type="string" calcext:value-type="string">
            <text:p><text:s/>Outras ( F )</text:p>
          </table:table-cell>
          <table:table-cell table:style-name="ce407" table:number-columns-repeated="2"/>
          <table:table-cell table:style-name="ce446"/>
          <table:table-cell table:style-name="ce463" table:number-columns-spanned="2" table:number-rows-spanned="1"/>
          <table:covered-table-cell table:style-name="ce470"/>
          <table:table-cell table:style-name="ce463" table:number-columns-spanned="2" table:number-rows-spanned="1"/>
          <table:covered-table-cell table:style-name="ce470"/>
          <table:table-cell table:style-name="ce491" table:formula="of:=IF([.F54]&gt;[.H54];[.F54]-[.H54];&quot; &quot;)" office:value-type="string" office:string-value=" " calcext:value-type="string" table:number-columns-spanned="2" table:number-rows-spanned="1">
            <text:p><text:s/></text:p>
          </table:table-cell>
          <table:covered-table-cell table:style-name="ce496"/>
          <table:table-cell table:style-name="ce502" table:formula="of:=IF([.H54]&gt;[.F54];[.H54]-[.F54];&quot; &quot;)" office:value-type="string" office:string-value=" " calcext:value-type="string" table:number-columns-spanned="2" table:number-rows-spanned="1">
            <text:p><text:s/></text:p>
          </table:table-cell>
          <table:covered-table-cell table:style-name="ce514"/>
          <table:table-cell table:style-name="ce520"/>
          <table:table-cell table:number-columns-repeated="1010"/>
        </table:table-row>
        <table:table-row table:style-name="ro10">
          <table:table-cell/>
          <table:table-cell table:style-name="ce406" office:value-type="string" calcext:value-type="string">
            <text:p><text:s/>TOTAL ( A+B+C+D+E+F )</text:p>
          </table:table-cell>
          <table:table-cell table:style-name="ce407" table:number-columns-repeated="2"/>
          <table:table-cell table:style-name="ce446"/>
          <table:table-cell table:style-name="ce464" table:formula="of:=SUM([.F49:.F54])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464" table:formula="of:=SUM([.G47:.G54])" office:value-type="currency" office:currency="BRL" office:value="0" calcext:value-type="currency">
            <text:p>R$ 0,00</text:p>
          </table:covered-table-cell>
          <table:table-cell table:style-name="ce464" table:formula="of:=SUM([.H49:.H54])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488"/>
          <table:table-cell table:style-name="ce464" table:formula="of:=SUM([.J49:.J54])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497"/>
          <table:table-cell table:style-name="ce503" table:formula="of:=SUM([.L49:.L54])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515"/>
          <table:table-cell table:style-name="ce518"/>
          <table:table-cell table:number-columns-repeated="1010"/>
        </table:table-row>
        <table:table-row table:style-name="ro12">
          <table:table-cell/>
          <table:table-cell table:style-name="ce420" table:formula="of:=IF([.L56]&gt;0;&quot; O EMPREGADO DEVERÁ DEVOLVER À EMATER-MG/CONVÊNIO O VALOR DE: &quot;;IF([.L56]=0;&quot;SALDO DO ADIANTAMENTO : &quot;;&quot; O EMPREGADO FAZ JUS AO RECEBIMENTO  DO VALOR DE: &quot;))" office:value-type="string" office:string-value="SALDO DO ADIANTAMENTO : " calcext:value-type="string">
            <text:p>SALDO DO ADIANTAMENTO : </text:p>
          </table:table-cell>
          <table:table-cell table:number-columns-repeated="9"/>
          <table:table-cell table:style-name="ce504" table:formula="of:=[.J55]-[.L55]" office:value-type="currency" office:currency="BRL" office:value="0" calcext:value-type="currency" table:number-columns-spanned="2" table:number-rows-spanned="1">
            <text:p>R$ 0,00</text:p>
          </table:table-cell>
          <table:covered-table-cell/>
          <table:table-cell table:style-name="ce520"/>
          <table:table-cell table:number-columns-repeated="1010"/>
        </table:table-row>
        <table:table-row table:style-name="ro29">
          <table:table-cell/>
          <table:table-cell table:style-name="ce421" office:value-type="string" calcext:value-type="string" table:number-columns-spanned="6" table:number-rows-spanned="1">
            <text:p>EMPREGADO – SOLICITANTE</text:p>
          </table:table-cell>
          <table:covered-table-cell table:number-columns-repeated="2" table:style-name="ce421"/>
          <table:covered-table-cell table:number-columns-repeated="2" table:style-name="ce446"/>
          <table:covered-table-cell table:style-name="ce471"/>
          <table:table-cell table:style-name="ce482" office:value-type="string" calcext:value-type="string" table:number-columns-spanned="6" table:number-rows-spanned="1">
            <text:p>PRESIDENTE CABEFE – AUTORIZAÇÃO</text:p>
          </table:table-cell>
          <table:covered-table-cell table:number-columns-repeated="4" table:style-name="ce446"/>
          <table:covered-table-cell table:style-name="ce471"/>
          <table:table-cell table:style-name="ce520"/>
          <table:table-cell table:number-columns-repeated="1010"/>
        </table:table-row>
        <table:table-row table:style-name="ro18">
          <table:table-cell/>
          <table:table-cell table:style-name="ce417" office:value-type="string" calcext:value-type="string" table:number-columns-spanned="6" table:number-rows-spanned="1">
            <text:p>Declaro, sob as penas da lei, que não resido na localidade do destino.</text:p>
          </table:table-cell>
          <table:covered-table-cell table:number-columns-repeated="2" table:style-name="ce421"/>
          <table:covered-table-cell table:number-columns-repeated="2" table:style-name="ce446"/>
          <table:covered-table-cell table:style-name="ce471"/>
          <table:table-cell table:style-name="ce483" office:value-type="string" calcext:value-type="string">
            <text:p><text:s/>Data:</text:p>
          </table:table-cell>
          <table:table-cell table:style-name="ce479"/>
          <table:table-cell table:style-name="ce492" office:value-type="string" calcext:value-type="string">
            <text:p><text:s/>Assinatura:</text:p>
          </table:table-cell>
          <table:table-cell table:style-name="ce443" table:number-columns-repeated="2"/>
          <table:table-cell table:style-name="ce479"/>
          <table:table-cell table:style-name="ce520"/>
          <table:table-cell table:number-columns-repeated="1010"/>
        </table:table-row>
        <table:table-row table:style-name="ro25">
          <table:table-cell/>
          <table:table-cell table:style-name="ce414" office:value-type="string" calcext:value-type="string">
            <text:p><text:s/>Data:</text:p>
          </table:table-cell>
          <table:table-cell table:style-name="ce404" table:number-columns-repeated="2"/>
          <table:table-cell table:style-name="ce448" office:value-type="string" calcext:value-type="string">
            <text:p><text:s/>Assinatura:</text:p>
          </table:table-cell>
          <table:table-cell/>
          <table:table-cell table:style-name="ce472"/>
          <table:table-cell table:style-name="ce448"/>
          <table:table-cell table:style-name="ce472"/>
          <table:table-cell table:style-name="ce493"/>
          <table:table-cell table:number-columns-repeated="2"/>
          <table:table-cell table:style-name="ce472"/>
          <table:table-cell table:style-name="ce520"/>
          <table:table-cell table:number-columns-repeated="1010"/>
        </table:table-row>
        <table:table-row table:style-name="ro21">
          <table:table-cell/>
          <table:table-cell table:style-name="ce422" table:number-columns-spanned="2" table:number-rows-spanned="1"/>
          <table:covered-table-cell table:style-name="ce431"/>
          <table:table-cell table:style-name="ce431"/>
          <table:table-cell table:style-name="ce449"/>
          <table:table-cell table:style-name="ce444"/>
          <table:table-cell table:style-name="ce473"/>
          <table:table-cell table:style-name="ce449"/>
          <table:table-cell table:style-name="ce473"/>
          <table:table-cell table:style-name="ce444" table:formula="of:=['CADASTRO 1'.D20]" office:value-type="float" office:value="0" calcext:value-type="float">
            <text:p>0</text:p>
          </table:table-cell>
          <table:table-cell table:style-name="ce444" table:number-columns-repeated="2"/>
          <table:table-cell table:style-name="ce473"/>
          <table:table-cell table:style-name="ce520"/>
          <table:table-cell table:number-columns-repeated="1010"/>
        </table:table-row>
        <table:table-row table:style-name="ro89">
          <table:table-cell/>
          <table:table-cell table:style-name="ce423" office:value-type="string" calcext:value-type="string">
            <text:p>MOD. 950-19E CABEFE</text:p>
          </table:table-cell>
          <table:table-cell table:number-columns-repeated="6"/>
          <table:table-cell table:style-name="ce489" table:formula="of:=['CADASTRO 1'.L1]" office:value-type="string" office:string-value="FORMULÁRIO ATUALIZADO EM:  UPEC – 25/05/2016" calcext:value-type="string">
            <text:p>FORMULÁRIO ATUALIZADO EM: <text:s/>UPEC – 25/05/2016</text:p>
          </table:table-cell>
          <table:table-cell table:number-columns-repeated="4"/>
          <table:table-cell table:style-name="ce520"/>
          <table:table-cell table:number-columns-repeated="1010"/>
        </table:table-row>
        <table:table-row table:style-name="ro26">
          <table:table-cell table:number-columns-repeated="13"/>
          <table:table-cell table:style-name="ce520"/>
          <table:table-cell table:number-columns-repeated="1010"/>
        </table:table-row>
        <table:table-row table:style-name="ro26">
          <table:table-cell table:number-columns-repeated="13"/>
          <table:table-cell table:style-name="ce520"/>
          <table:table-cell table:formula="of:=SUM([.H47];[.H49];[.H50];[.H51];[.H52];[.H53];[.H54];[.J49])" office:value-type="float" office:value="0" calcext:value-type="float">
            <text:p>0</text:p>
          </table:table-cell>
          <table:table-cell table:number-columns-repeated="1009"/>
        </table:table-row>
        <table:table-row table:style-name="ro26">
          <table:table-cell table:number-columns-repeated="13"/>
          <table:table-cell table:style-name="ce520"/>
          <table:table-cell table:number-columns-repeated="1010"/>
        </table:table-row>
        <table:table-row table:style-name="ro26" table:number-rows-repeated="1048511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TABELA ESTADUAL_2" table:style-name="ta1" table:protected="true" table:protection-key="12FWw9r23gndYAMWkPGNBmMuFsI=" table:protection-key-digest-algorithm="http://www.w3.org/2000/09/xmldsig#sha1" table:print-ranges="'TABELA ESTADUAL_2'.B2:'TABELA ESTADUAL_2'.G107">
        <loext:table-protection loext:select-protected-cells="true" loext:select-unprotected-cells="true"/>
        <table:table-column table:style-name="co41" table:default-cell-style-name="ce525"/>
        <table:table-column table:style-name="co42" table:default-cell-style-name="ce525"/>
        <table:table-column table:style-name="co43" table:default-cell-style-name="ce525"/>
        <table:table-column table:style-name="co44" table:default-cell-style-name="ce525"/>
        <table:table-column table:style-name="co45" table:default-cell-style-name="ce525"/>
        <table:table-column table:style-name="co46" table:default-cell-style-name="ce525"/>
        <table:table-column table:style-name="co47" table:default-cell-style-name="ce525"/>
        <table:table-column table:style-name="co48" table:default-cell-style-name="ce525"/>
        <table:table-column table:style-name="co49" table:number-columns-repeated="1016" table:default-cell-style-name="ce525"/>
        <table:table-row table:style-name="ro79">
          <table:table-cell table:number-columns-repeated="1024"/>
        </table:table-row>
        <table:table-row table:style-name="ro90">
          <table:table-cell/>
          <table:table-cell table:style-name="ce526" office:value-type="string" calcext:value-type="string" table:number-columns-spanned="6" table:number-rows-spanned="1">
            <text:p>ATENÇÃO! Ver a NORMA DE ADMINISTRAÇÃO Nº<text:span text:style-name="T12"> 050-02/2016</text:span></text:p>
          </table:table-cell>
          <table:covered-table-cell table:style-name="ce537"/>
          <table:covered-table-cell table:number-columns-repeated="4"/>
          <table:table-cell table:number-columns-repeated="1017"/>
        </table:table-row>
        <table:table-row table:style-name="ro82">
          <table:table-cell table:number-columns-repeated="1024"/>
        </table:table-row>
        <table:table-row table:style-name="ro91">
          <table:table-cell table:number-columns-repeated="2"/>
          <table:table-cell table:style-name="ce556" office:value-type="string" calcext:value-type="string">
            <text:p>TABELA I</text:p>
          </table:table-cell>
          <table:table-cell table:style-name="ce569"/>
          <table:table-cell table:number-columns-repeated="1020"/>
        </table:table-row>
        <table:table-row table:style-name="ro46">
          <table:table-cell/>
          <table:table-cell table:style-name="ce527" office:value-type="string" calcext:value-type="string" table:number-columns-spanned="6" table:number-rows-spanned="1">
            <text:p>(a que se refere o sub item 5.5.1 - DIÁRIAS DE VIAGENS NACIONAIS -  NORMA DE ADMINISTRAÇÃO <text:span text:style-name="T12">Nº 050-02/2016)</text:span></text:p>
          </table:table-cell>
          <table:covered-table-cell table:style-name="ce557"/>
          <table:covered-table-cell table:number-columns-repeated="4"/>
          <table:table-cell table:number-columns-repeated="1017"/>
        </table:table-row>
        <table:table-row table:style-name="ro82">
          <table:table-cell table:number-columns-repeated="1024"/>
        </table:table-row>
        <table:table-row table:style-name="ro25">
          <table:table-cell/>
          <table:table-cell table:style-name="ce528" office:value-type="string" calcext:value-type="string" table:number-columns-spanned="2" table:number-rows-spanned="2">
            <text:p>FAIXA</text:p>
          </table:table-cell>
          <table:covered-table-cell table:style-name="ce558"/>
          <table:table-cell table:style-name="ce570" office:value-type="string" calcext:value-type="string" table:number-columns-spanned="3" table:number-rows-spanned="1">
            <text:p>DESTINO</text:p>
          </table:table-cell>
          <table:covered-table-cell table:number-columns-repeated="2" table:style-name="ce559"/>
          <table:table-cell table:style-name="ce570" office:value-type="string" calcext:value-type="string" table:number-columns-spanned="1" table:number-rows-spanned="2">
            <text:p>ENQUADRAMENTO</text:p>
          </table:table-cell>
          <table:table-cell table:number-columns-repeated="1017"/>
        </table:table-row>
        <table:table-row table:style-name="ro92">
          <table:table-cell/>
          <table:covered-table-cell table:style-name="ce529"/>
          <table:covered-table-cell table:style-name="ce559"/>
          <table:table-cell table:style-name="ce571" office:value-type="string" calcext:value-type="string">
            <text:p>Capitais, inclusive Belo Horizonte </text:p>
          </table:table-cell>
          <table:table-cell table:style-name="ce581" office:value-type="string" calcext:value-type="string">
            <text:p><text:span text:style-name="T21"> Municípios Especiais e Municípios de outros Estados que não sejam capitais </text:span></text:p>
            <text:p/>
          </table:table-cell>
          <table:table-cell table:style-name="ce581" office:value-type="string" calcext:value-type="string">
            <text:p><text:span text:style-name="T21">Demais Municípios </text:span></text:p>
            <text:p/>
          </table:table-cell>
          <table:covered-table-cell table:style-name="ce586"/>
          <table:table-cell table:number-columns-repeated="1017"/>
        </table:table-row>
        <table:table-row table:style-name="ro42">
          <table:table-cell table:number-columns-repeated="3"/>
          <table:table-cell table:style-name="ce572"/>
          <table:table-cell table:style-name="ce582" table:number-columns-repeated="2"/>
          <table:table-cell table:number-columns-repeated="1018"/>
        </table:table-row>
        <table:table-row table:style-name="ro49">
          <table:table-cell/>
          <table:table-cell table:style-name="ce530" office:value-type="string" calcext:value-type="string" table:number-columns-spanned="1" table:number-rows-spanned="3">
            <text:p>FAIXA I</text:p>
          </table:table-cell>
          <table:table-cell table:style-name="ce237" office:value-type="string" calcext:value-type="string">
            <text:p>INTEGRAL</text:p>
          </table:table-cell>
          <table:table-cell table:style-name="ce573" office:value-type="currency" office:currency="BRL" office:value="273" calcext:value-type="currency">
            <text:p>R$ 273,00</text:p>
          </table:table-cell>
          <table:table-cell table:style-name="ce573" office:value-type="currency" office:currency="BRL" office:value="210" calcext:value-type="currency">
            <text:p>R$ 210,00</text:p>
          </table:table-cell>
          <table:table-cell table:style-name="ce573" office:value-type="currency" office:currency="BRL" office:value="150" calcext:value-type="currency">
            <text:p>R$ 150,00</text:p>
          </table:table-cell>
          <table:table-cell table:style-name="ce587" office:value-type="string" calcext:value-type="string" table:number-columns-spanned="1" table:number-rows-spanned="3">
            <text:p><text:span text:style-name="T22">Faixa I:</text:span><text:span text:style-name="T23">  </text:span><text:span text:style-name="T24">Empregado enquadrado no </text:span><text:span text:style-name="T25">NÍVEL MÉDIO ou NÍVEL SUPERIOR</text:span></text:p>
          </table:table-cell>
          <table:table-cell table:number-columns-repeated="1017"/>
        </table:table-row>
        <table:table-row table:style-name="ro13">
          <table:table-cell/>
          <table:covered-table-cell table:style-name="ce25"/>
          <table:table-cell table:style-name="ce560" office:value-type="percentage" office:value="0.5" calcext:value-type="percentage">
            <text:p>50%</text:p>
          </table:table-cell>
          <table:table-cell table:style-name="ce574" table:formula="of:=[.D10]*[.$C$11]" office:value-type="currency" office:currency="BRL" office:value="136.5" calcext:value-type="currency">
            <text:p>R$ 136,50</text:p>
          </table:table-cell>
          <table:table-cell table:style-name="ce574" table:formula="of:=[.E10]*[.$C$11]" office:value-type="currency" office:currency="BRL" office:value="105" calcext:value-type="currency">
            <text:p>R$ 105,00</text:p>
          </table:table-cell>
          <table:table-cell table:style-name="ce574" table:formula="of:=[.F10]*[.$C$11]" office:value-type="currency" office:currency="BRL" office:value="75" calcext:value-type="currency">
            <text:p>R$ 75,00</text:p>
          </table:table-cell>
          <table:covered-table-cell/>
          <table:table-cell table:number-columns-repeated="1017"/>
        </table:table-row>
        <table:table-row table:style-name="ro23">
          <table:table-cell/>
          <table:covered-table-cell table:style-name="ce25"/>
          <table:table-cell table:style-name="ce560" office:value-type="percentage" office:value="0.35" calcext:value-type="percentage">
            <text:p>35%</text:p>
          </table:table-cell>
          <table:table-cell table:style-name="ce574" table:formula="of:=[.D10]*[.$C$12]" office:value-type="currency" office:currency="BRL" office:value="95.55" calcext:value-type="currency">
            <text:p>R$ 95,55</text:p>
          </table:table-cell>
          <table:table-cell table:style-name="ce574" table:formula="of:=[.E10]*[.$C$12]" office:value-type="currency" office:currency="BRL" office:value="73.5" calcext:value-type="currency">
            <text:p>R$ 73,50</text:p>
          </table:table-cell>
          <table:table-cell table:style-name="ce574" table:formula="of:=[.F10]*[.$C$12]" office:value-type="currency" office:currency="BRL" office:value="52.5" calcext:value-type="currency">
            <text:p>R$ 52,50</text:p>
          </table:table-cell>
          <table:covered-table-cell/>
          <table:table-cell table:number-columns-repeated="1017"/>
        </table:table-row>
        <table:table-row table:style-name="ro42">
          <table:table-cell/>
          <table:table-cell table:style-name="ce531"/>
          <table:table-cell table:style-name="ce561"/>
          <table:table-cell table:style-name="ce575" table:number-columns-repeated="3"/>
          <table:table-cell table:number-columns-repeated="1018"/>
        </table:table-row>
        <table:table-row table:style-name="ro13">
          <table:table-cell/>
          <table:table-cell table:style-name="ce532" office:value-type="string" calcext:value-type="string" table:number-columns-spanned="1" table:number-rows-spanned="3">
            <text:p>FAXA II</text:p>
          </table:table-cell>
          <table:table-cell table:style-name="ce562" office:value-type="string" calcext:value-type="string">
            <text:p>INTEGRAL</text:p>
          </table:table-cell>
          <table:table-cell table:style-name="ce573" office:value-type="currency" office:currency="BRL" office:value="386" calcext:value-type="currency">
            <text:p>R$ 386,00</text:p>
          </table:table-cell>
          <table:table-cell table:style-name="ce573" office:value-type="currency" office:currency="BRL" office:value="353" calcext:value-type="currency">
            <text:p>R$ 353,00</text:p>
          </table:table-cell>
          <table:table-cell table:style-name="ce573" office:value-type="currency" office:currency="BRL" office:value="206" calcext:value-type="currency">
            <text:p>R$ 206,00</text:p>
          </table:table-cell>
          <table:table-cell table:style-name="ce588" office:value-type="string" calcext:value-type="string" table:number-columns-spanned="1" table:number-rows-spanned="3">
            <text:p><text:span text:style-name="T26">Faixa II: </text:span><text:span text:style-name="T27"> </text:span><text:span text:style-name="T28">PRESIDENTE </text:span></text:p>
          </table:table-cell>
          <table:table-cell table:number-columns-repeated="1017"/>
        </table:table-row>
        <table:table-row table:style-name="ro71">
          <table:table-cell/>
          <table:covered-table-cell table:style-name="ce533"/>
          <table:table-cell table:style-name="ce563" office:value-type="percentage" office:value="0.5" calcext:value-type="percentage">
            <text:p>50%</text:p>
          </table:table-cell>
          <table:table-cell table:style-name="ce576" table:formula="of:=[.D14]*[.$C$15]" office:value-type="currency" office:currency="BRL" office:value="193" calcext:value-type="currency">
            <text:p>R$ 193,00</text:p>
          </table:table-cell>
          <table:table-cell table:style-name="ce576" table:formula="of:=[.E14]*[.$C$15]" office:value-type="currency" office:currency="BRL" office:value="176.5" calcext:value-type="currency">
            <text:p>R$ 176,50</text:p>
          </table:table-cell>
          <table:table-cell table:style-name="ce576" table:formula="of:=[.F14]*[.$C$15]" office:value-type="currency" office:currency="BRL" office:value="103" calcext:value-type="currency">
            <text:p>R$ 103,00</text:p>
          </table:table-cell>
          <table:covered-table-cell/>
          <table:table-cell table:number-columns-repeated="1017"/>
        </table:table-row>
        <table:table-row table:style-name="ro71">
          <table:table-cell/>
          <table:covered-table-cell table:style-name="ce533"/>
          <table:table-cell table:style-name="ce564" office:value-type="percentage" office:value="0.35" calcext:value-type="percentage">
            <text:p>35%</text:p>
          </table:table-cell>
          <table:table-cell table:style-name="ce576" table:formula="of:=[.D14]*[.$C$16]" office:value-type="currency" office:currency="BRL" office:value="135.1" calcext:value-type="currency">
            <text:p>R$ 135,10</text:p>
          </table:table-cell>
          <table:table-cell table:style-name="ce576" table:formula="of:=[.E14]*[.$C$16]" office:value-type="currency" office:currency="BRL" office:value="123.55" calcext:value-type="currency">
            <text:p>R$ 123,55</text:p>
          </table:table-cell>
          <table:table-cell table:style-name="ce576" table:formula="of:=[.F14]*[.$C$16]" office:value-type="currency" office:currency="BRL" office:value="72.1" calcext:value-type="currency">
            <text:p>R$ 72,10</text:p>
          </table:table-cell>
          <table:covered-table-cell/>
          <table:table-cell table:number-columns-repeated="1017"/>
        </table:table-row>
        <table:table-row table:style-name="ro22">
          <table:table-cell/>
          <table:table-cell table:style-name="ce531"/>
          <table:table-cell table:style-name="ce561"/>
          <table:table-cell table:style-name="ce575" table:number-columns-repeated="3"/>
          <table:table-cell table:number-columns-repeated="1018"/>
        </table:table-row>
        <table:table-row table:style-name="ro93" table:visibility="collapse">
          <table:table-cell/>
          <table:table-cell table:style-name="ce534" office:value-type="string" calcext:value-type="string" table:number-columns-spanned="1" table:number-rows-spanned="3">
            <text:p>FAXA III</text:p>
          </table:table-cell>
          <table:table-cell table:style-name="ce565" office:value-type="string" calcext:value-type="string">
            <text:p>INTEGRAL</text:p>
          </table:table-cell>
          <table:table-cell table:style-name="ce573" office:value-type="currency" office:currency="BRL" office:value="386" calcext:value-type="currency">
            <text:p>R$ 386,00</text:p>
          </table:table-cell>
          <table:table-cell table:style-name="ce573" office:value-type="currency" office:currency="BRL" office:value="353" calcext:value-type="currency">
            <text:p>R$ 353,00</text:p>
          </table:table-cell>
          <table:table-cell table:style-name="ce573" office:value-type="currency" office:currency="BRL" office:value="206" calcext:value-type="currency">
            <text:p>R$ 206,00</text:p>
          </table:table-cell>
          <table:table-cell table:style-name="ce589" office:value-type="string" calcext:value-type="string" table:number-columns-spanned="1" table:number-rows-spanned="3">
            <text:p><text:span text:style-name="T29">Faixa III:  </text:span><text:span text:style-name="T30">PRESIDENTE e VICE-PRESIDENTE</text:span></text:p>
          </table:table-cell>
          <table:table-cell table:number-columns-repeated="1017"/>
        </table:table-row>
        <table:table-row table:style-name="ro94" table:visibility="collapse">
          <table:table-cell/>
          <table:covered-table-cell table:style-name="ce535"/>
          <table:table-cell table:style-name="ce566" office:value-type="percentage" office:value="0.5" calcext:value-type="percentage">
            <text:p>50%</text:p>
          </table:table-cell>
          <table:table-cell table:style-name="ce535" table:formula="of:=[.D18]*[.$C$19]" office:value-type="float" office:value="193" calcext:value-type="float">
            <text:p>193</text:p>
          </table:table-cell>
          <table:table-cell table:style-name="ce535" table:formula="of:=[.E18]*[.$C$19]" office:value-type="float" office:value="176.5" calcext:value-type="float">
            <text:p>176,5</text:p>
          </table:table-cell>
          <table:table-cell table:style-name="ce535" table:formula="of:=[.F18]*[.$C$19]" office:value-type="float" office:value="103" calcext:value-type="float">
            <text:p>103</text:p>
          </table:table-cell>
          <table:covered-table-cell/>
          <table:table-cell table:number-columns-repeated="1017"/>
        </table:table-row>
        <table:table-row table:style-name="ro62" table:visibility="collapse">
          <table:table-cell/>
          <table:covered-table-cell table:style-name="ce535"/>
          <table:table-cell table:style-name="ce566" office:value-type="percentage" office:value="0.35" calcext:value-type="percentage">
            <text:p>35%</text:p>
          </table:table-cell>
          <table:table-cell table:style-name="ce535" table:formula="of:=[.D18]*[.$C$20]" office:value-type="float" office:value="135.1" calcext:value-type="float">
            <text:p>135,1</text:p>
          </table:table-cell>
          <table:table-cell table:style-name="ce535" table:formula="of:=[.E18]*[.$C$20]" office:value-type="float" office:value="123.55" calcext:value-type="float">
            <text:p>123,55</text:p>
          </table:table-cell>
          <table:table-cell table:style-name="ce535" table:formula="of:=[.F18]*[.$C$20]" office:value-type="float" office:value="72.1" calcext:value-type="float">
            <text:p>72,1</text:p>
          </table:table-cell>
          <table:covered-table-cell/>
          <table:table-cell table:number-columns-repeated="1017"/>
        </table:table-row>
        <table:table-row table:style-name="ro64" table:number-rows-repeated="2">
          <table:table-cell table:number-columns-repeated="1024"/>
        </table:table-row>
        <table:table-row table:style-name="ro27">
          <table:table-cell/>
          <table:table-cell table:style-name="ce536" office:value-type="string" calcext:value-type="string">
            <text:p>OBERVAÇÃO:</text:p>
          </table:table-cell>
          <table:table-cell table:number-columns-repeated="1022"/>
        </table:table-row>
        <table:table-row table:style-name="ro95">
          <table:table-cell/>
          <table:table-cell table:style-name="ce537" office:value-type="string" calcext:value-type="string">
            <text:p><text:span text:style-name="T13">DE 12 A 24 HORAS com  ( Alimentação</text:span><text:span text:style-name="T18"> +</text:span><text:span text:style-name="T13"> Pousada </text:span><text:span text:style-name="T17">COM COMPROVAÇÃO )</text:span> =  <text:span text:style-name="T12"> 100% DIÁRIA </text:span></text:p>
          </table:table-cell>
          <table:table-cell table:number-columns-repeated="1022"/>
        </table:table-row>
        <table:table-row table:style-name="ro95">
          <table:table-cell/>
          <table:table-cell table:style-name="ce537" office:value-type="string" calcext:value-type="string">
            <text:p><text:span text:style-name="T13">DE 12 A 24 HORAS com  ( Alimentação</text:span><text:span text:style-name="T18"> +</text:span><text:span text:style-name="T13"> Pousada </text:span><text:span text:style-name="T17">SEM COMPROVAÇÃO )</text:span> =  <text:span text:style-name="T12"> 50% DIÁRIA </text:span></text:p>
          </table:table-cell>
          <table:table-cell table:number-columns-repeated="1022"/>
        </table:table-row>
        <table:table-row table:style-name="ro95">
          <table:table-cell/>
          <table:table-cell table:style-name="ce537" office:value-type="string" calcext:value-type="string">
            <text:p><text:span text:style-name="T13">DE 12 A 24 HORAS com  ( Alimentação</text:span><text:span text:style-name="T18"> +</text:span><text:span text:style-name="T13"> Pousada</text:span><text:span text:style-name="T17"> GRATUITA )</text:span> =  <text:span text:style-name="T12"> </text:span><text:span text:style-name="T19"> 50% DE 50% DA DIÁRIA</text:span></text:p>
          </table:table-cell>
          <table:table-cell table:number-columns-repeated="1022"/>
        </table:table-row>
        <table:table-row table:style-name="ro95">
          <table:table-cell/>
          <table:table-cell table:style-name="ce537" office:value-type="string" calcext:value-type="string">
            <text:p><text:span text:style-name="T13">DE 12 A 24 HORAS com  ( Alimentação</text:span><text:span text:style-name="T18"> </text:span><text:span text:style-name="T20">GRATUITA</text:span><text:span text:style-name="T18"> +</text:span><text:span text:style-name="T13"> Pousada</text:span><text:span text:style-name="T17"> GRATUITA )</text:span> =  <text:span text:style-name="T12">0% DIÁRIA </text:span></text:p>
          </table:table-cell>
          <table:table-cell table:number-columns-repeated="1022"/>
        </table:table-row>
        <table:table-row table:style-name="ro95">
          <table:table-cell/>
          <table:table-cell table:style-name="ce537" office:value-type="string" calcext:value-type="string">
            <text:p><text:span text:style-name="T13">DE 12 A 24 HORAS com  ( Alimentação</text:span><text:span text:style-name="T18"> </text:span><text:span text:style-name="T20">GRATUITA</text:span><text:span text:style-name="T18"> +</text:span><text:span text:style-name="T13">  Pousada </text:span><text:span text:style-name="T17">SEM COMPROVAÇÃO )</text:span> =  <text:span text:style-name="T12">50% DE 50% DA DIÁRIA </text:span></text:p>
          </table:table-cell>
          <table:table-cell table:number-columns-repeated="1022"/>
        </table:table-row>
        <table:table-row table:style-name="ro95">
          <table:table-cell/>
          <table:table-cell table:style-name="ce537" office:value-type="string" calcext:value-type="string">
            <text:p><text:span text:style-name="T13">DE 12 A 24 HORAS com  ( Alimentação</text:span><text:span text:style-name="T18"> </text:span><text:span text:style-name="T20">GRATUITA</text:span><text:span text:style-name="T18"> +</text:span><text:span text:style-name="T13">  Pousada</text:span><text:span text:style-name="T17"> COM  COMPROVAÇÃO )</text:span> =<text:span text:style-name="T12"> 50% DIÁRIA </text:span></text:p>
          </table:table-cell>
          <table:table-cell table:number-columns-repeated="1022"/>
        </table:table-row>
        <table:table-row table:style-name="ro25">
          <table:table-cell/>
          <table:table-cell table:style-name="ce538"/>
          <table:table-cell table:number-columns-repeated="1022"/>
        </table:table-row>
        <table:table-row table:style-name="ro95">
          <table:table-cell/>
          <table:table-cell table:style-name="ce539" office:value-type="string" calcext:value-type="string">
            <text:p>DE 6 A 12 HORAS  com ( <text:span text:style-name="T13"> Alimentação  </text:span><text:span text:style-name="T18">+</text:span><text:span text:style-name="T13"> Pousada ) = </text:span><text:span text:style-name="T12">35% DA DIÁRIA</text:span></text:p>
          </table:table-cell>
          <table:table-cell table:number-columns-repeated="1022"/>
        </table:table-row>
        <table:table-row table:style-name="ro95">
          <table:table-cell/>
          <table:table-cell table:style-name="ce539" office:value-type="string" calcext:value-type="string">
            <text:p>DE 6 A 12 HORAS  com ( <text:span text:style-name="T13"> Alimentação </text:span><text:span text:style-name="T17">GRATUITA</text:span><text:span text:style-name="T13"> </text:span><text:span text:style-name="T18">+</text:span><text:span text:style-name="T20"> </text:span><text:span text:style-name="T13">Pousada ) =</text:span><text:span text:style-name="T12"> 50% DE 35% DA DIÁRIA</text:span></text:p>
          </table:table-cell>
          <table:table-cell table:number-columns-repeated="1022"/>
        </table:table-row>
        <table:table-row table:style-name="ro95">
          <table:table-cell/>
          <table:table-cell table:style-name="ce539" office:value-type="string" calcext:value-type="string">
            <text:p>DE 6 A 12 HORAS  com ( <text:span text:style-name="T13"> Alimentação </text:span><text:span text:style-name="T18"> +</text:span><text:span text:style-name="T13"> Pousada </text:span><text:span text:style-name="T17">GRATUITA</text:span><text:span text:style-name="T13"> ) =</text:span><text:span text:style-name="T12"> 50% DE 35% DA DIÁRIA</text:span></text:p>
          </table:table-cell>
          <table:table-cell table:number-columns-repeated="1022"/>
        </table:table-row>
        <table:table-row table:style-name="ro37">
          <table:table-cell/>
          <table:table-cell table:style-name="ce539" office:value-type="string" calcext:value-type="string">
            <text:p>DE 6 A 12 HORAS  com ( <text:span text:style-name="T13"> Alimentação </text:span><text:span text:style-name="T17">GRATUITA</text:span><text:span text:style-name="T18"> +</text:span><text:span text:style-name="T13"> Pousada </text:span><text:span text:style-name="T17">GRATUITA</text:span><text:span text:style-name="T13"> ) = </text:span><text:span text:style-name="T12">0% DIÁRIA</text:span></text:p>
          </table:table-cell>
          <table:table-cell table:number-columns-repeated="1022"/>
        </table:table-row>
        <table:table-row table:style-name="ro90">
          <table:table-cell/>
          <table:table-cell table:style-name="ce540" office:value-type="string" calcext:value-type="string">
            <text:p>MENOR  QUE 6 HORAS = <text:span text:style-name="T12">0% - NÃO TEM DIREITO A DIÁRIA</text:span></text:p>
          </table:table-cell>
          <table:table-cell table:number-columns-repeated="1022"/>
        </table:table-row>
        <table:table-row table:style-name="ro78" table:visibility="collapse">
          <table:table-cell/>
          <table:table-cell table:style-name="ce536"/>
          <table:table-cell table:number-columns-repeated="1022"/>
        </table:table-row>
        <table:table-row table:style-name="ro25" table:visibility="collapse" table:number-rows-repeated="2">
          <table:table-cell table:number-columns-repeated="1024"/>
        </table:table-row>
        <table:table-row table:style-name="ro25" table:visibility="collapse">
          <table:table-cell/>
          <table:table-cell table:style-name="ce541" table:number-columns-spanned="6" table:number-rows-spanned="1"/>
          <table:covered-table-cell table:number-columns-repeated="5"/>
          <table:table-cell table:number-columns-repeated="1017"/>
        </table:table-row>
        <table:table-row table:style-name="ro25" table:visibility="collapse">
          <table:table-cell/>
          <table:table-cell table:style-name="ce541" table:number-columns-spanned="6" table:number-rows-spanned="1"/>
          <table:covered-table-cell table:number-columns-repeated="5"/>
          <table:table-cell table:number-columns-repeated="1017"/>
        </table:table-row>
        <table:table-row table:style-name="ro25" table:visibility="collapse" table:number-rows-repeated="3">
          <table:table-cell table:number-columns-repeated="1024"/>
        </table:table-row>
        <table:table-row table:style-name="ro37" table:visibility="collapse">
          <table:table-cell/>
          <table:table-cell table:style-name="ce541" table:number-columns-spanned="6" table:number-rows-spanned="1"/>
          <table:covered-table-cell table:number-columns-repeated="5"/>
          <table:table-cell table:number-columns-repeated="1017"/>
        </table:table-row>
        <table:table-row table:style-name="ro66" table:visibility="collapse">
          <table:table-cell/>
          <table:table-cell table:style-name="ce542" table:number-columns-spanned="6" table:number-rows-spanned="1"/>
          <table:covered-table-cell table:number-columns-repeated="5" table:style-name="ce538"/>
          <table:table-cell table:number-columns-repeated="1017"/>
        </table:table-row>
        <table:table-row table:style-name="ro96" table:visibility="collapse">
          <table:table-cell/>
          <table:table-cell table:style-name="ce543" table:number-columns-repeated="3"/>
          <table:table-cell table:style-name="ce538" table:number-columns-repeated="3"/>
          <table:table-cell table:number-columns-repeated="1017"/>
        </table:table-row>
        <table:table-row table:style-name="ro96" table:visibility="collapse">
          <table:table-cell/>
          <table:table-cell table:style-name="ce543" table:number-columns-repeated="3"/>
          <table:table-cell table:style-name="ce583" table:number-columns-spanned="2" table:number-rows-spanned="1"/>
          <table:covered-table-cell table:style-name="ce538"/>
          <table:table-cell table:style-name="ce538"/>
          <table:table-cell table:number-columns-repeated="1017"/>
        </table:table-row>
        <table:table-row table:style-name="ro97" table:visibility="collapse">
          <table:table-cell/>
          <table:table-cell table:style-name="ce544" table:number-columns-repeated="3"/>
          <table:table-cell table:style-name="ce538" table:number-columns-repeated="3"/>
          <table:table-cell table:number-columns-repeated="1017"/>
        </table:table-row>
        <table:table-row table:style-name="ro25">
          <table:table-cell/>
          <table:table-cell table:style-name="ce545" table:number-columns-repeated="3"/>
          <table:table-cell table:number-columns-repeated="1020"/>
        </table:table-row>
        <table:table-row table:style-name="ro26">
          <table:table-cell/>
          <table:table-cell table:style-name="ce546" office:value-type="string" calcext:value-type="string">
            <text:p>Serão considerados como<text:span text:style-name="T13"> Termos Inicial </text:span>e<text:span text:style-name="T13"> Final</text:span> para contagem da diária:</text:p>
          </table:table-cell>
          <table:table-cell table:number-columns-repeated="1022"/>
        </table:table-row>
        <table:table-row table:style-name="ro98">
          <table:table-cell/>
          <table:table-cell table:style-name="ce547" office:value-type="string" calcext:value-type="string">
            <text:p>TIPO DE VIAGEM</text:p>
          </table:table-cell>
          <table:table-cell table:style-name="ce567" office:value-type="string" calcext:value-type="string" table:number-columns-spanned="2" table:number-rows-spanned="1">
            <text:p>TIPO DE TRANSPORTE </text:p>
          </table:table-cell>
          <table:covered-table-cell table:style-name="ce577"/>
          <table:table-cell table:style-name="ce577" office:value-type="string" calcext:value-type="string" table:number-columns-spanned="2" table:number-rows-spanned="1">
            <text:p>TERMO INICIAL </text:p>
          </table:table-cell>
          <table:covered-table-cell table:style-name="ce577"/>
          <table:table-cell table:style-name="ce577" office:value-type="string" calcext:value-type="string">
            <text:p>TERMO FINAL </text:p>
          </table:table-cell>
          <table:table-cell table:number-columns-repeated="1017"/>
        </table:table-row>
        <table:table-row table:style-name="ro99">
          <table:table-cell/>
          <table:table-cell table:style-name="ce548" office:value-type="string" calcext:value-type="string" table:number-columns-spanned="1" table:number-rows-spanned="3">
            <text:p>Nacional</text:p>
          </table:table-cell>
          <table:table-cell table:style-name="ce568" office:value-type="string" calcext:value-type="string" table:number-columns-spanned="2" table:number-rows-spanned="1">
            <text:p>Veículo EMATER-MG</text:p>
          </table:table-cell>
          <table:covered-table-cell table:style-name="ce578"/>
          <table:table-cell table:style-name="ce584" office:value-type="string" calcext:value-type="string" table:number-columns-spanned="2" table:number-rows-spanned="1">
            <text:p>Horário da partida da viagem</text:p>
          </table:table-cell>
          <table:covered-table-cell table:style-name="ce584"/>
          <table:table-cell table:style-name="ce578" office:value-type="string" calcext:value-type="string">
            <text:p>Horário do retorno da viagem</text:p>
          </table:table-cell>
          <table:table-cell table:number-columns-repeated="1017"/>
        </table:table-row>
        <table:table-row table:style-name="ro100">
          <table:table-cell/>
          <table:covered-table-cell table:style-name="ce96"/>
          <table:table-cell table:style-name="ce568" office:value-type="string" calcext:value-type="string" table:number-columns-spanned="2" table:number-rows-spanned="1">
            <text:p>Transporte rodoviário </text:p>
          </table:table-cell>
          <table:covered-table-cell table:style-name="ce579"/>
          <table:table-cell table:style-name="ce584" office:value-type="string" calcext:value-type="string" table:number-columns-spanned="2" table:number-rows-spanned="1">
            <text:p>Horário de embarque no local de origem constante na passagem </text:p>
          </table:table-cell>
          <table:covered-table-cell table:style-name="ce585"/>
          <table:table-cell table:style-name="ce578" office:value-type="string" calcext:value-type="string">
            <text:p>Horário de desembarque no retorno ao local de origem constante na passagem.</text:p>
          </table:table-cell>
          <table:table-cell table:number-columns-repeated="1017"/>
        </table:table-row>
        <table:table-row table:style-name="ro101">
          <table:table-cell/>
          <table:covered-table-cell table:style-name="ce96"/>
          <table:table-cell table:style-name="ce568" office:value-type="string" calcext:value-type="string" table:number-columns-spanned="2" table:number-rows-spanned="1">
            <text:p>Transporte aéreo </text:p>
          </table:table-cell>
          <table:covered-table-cell table:style-name="ce580"/>
          <table:table-cell table:style-name="ce584" office:value-type="string" calcext:value-type="string" table:number-columns-spanned="2" table:number-rows-spanned="1">
            <text:p>Horário de desembarque no local de destino constante na passagem constante no cartão de embarque </text:p>
          </table:table-cell>
          <table:covered-table-cell table:style-name="ce580"/>
          <table:table-cell table:style-name="ce584" office:value-type="string" calcext:value-type="string">
            <text:p>Horário de embarque no retorno ao local de origem constante na passagem constante no cartão de embarque </text:p>
          </table:table-cell>
          <table:table-cell table:number-columns-repeated="1017"/>
        </table:table-row>
        <table:table-row table:style-name="ro25">
          <table:table-cell table:number-columns-repeated="1024"/>
        </table:table-row>
        <table:table-row table:style-name="ro102">
          <table:table-cell/>
          <table:table-cell table:style-name="ce549" office:value-type="string" calcext:value-type="string" table:number-columns-spanned="5" table:number-rows-spanned="1">
            <text:p>São considerados municípios especiais (conforme decreto estadual 45.618) somente:</text:p>
          </table:table-cell>
          <table:covered-table-cell table:number-columns-repeated="4"/>
          <table:table-cell table:number-columns-repeated="1018"/>
        </table:table-row>
        <table:table-row table:style-name="ro32">
          <table:table-cell/>
          <table:table-cell table:style-name="ce550" office:value-type="string" calcext:value-type="string">
            <text:p>Araxá </text:p>
          </table:table-cell>
          <table:table-cell table:number-columns-repeated="1022"/>
        </table:table-row>
        <table:table-row table:style-name="ro32">
          <table:table-cell/>
          <table:table-cell table:style-name="ce550" office:value-type="string" calcext:value-type="string">
            <text:p>Caxambú </text:p>
          </table:table-cell>
          <table:table-cell table:number-columns-repeated="1022"/>
        </table:table-row>
        <table:table-row table:style-name="ro32">
          <table:table-cell/>
          <table:table-cell table:style-name="ce550" office:value-type="string" calcext:value-type="string">
            <text:p>Contagem </text:p>
          </table:table-cell>
          <table:table-cell table:number-columns-repeated="1022"/>
        </table:table-row>
        <table:table-row table:style-name="ro32">
          <table:table-cell/>
          <table:table-cell table:style-name="ce550" office:value-type="string" calcext:value-type="string">
            <text:p>Ipatinga </text:p>
          </table:table-cell>
          <table:table-cell table:number-columns-repeated="1022"/>
        </table:table-row>
        <table:table-row table:style-name="ro32">
          <table:table-cell/>
          <table:table-cell table:style-name="ce550" office:value-type="string" calcext:value-type="string">
            <text:p>Juiz de Fora </text:p>
          </table:table-cell>
          <table:table-cell table:number-columns-repeated="1022"/>
        </table:table-row>
        <table:table-row table:style-name="ro32">
          <table:table-cell/>
          <table:table-cell table:style-name="ce550" office:value-type="string" calcext:value-type="string">
            <text:p>Ouro Preto </text:p>
          </table:table-cell>
          <table:table-cell table:number-columns-repeated="1022"/>
        </table:table-row>
        <table:table-row table:style-name="ro32">
          <table:table-cell/>
          <table:table-cell table:style-name="ce550" office:value-type="string" calcext:value-type="string">
            <text:p>Patos de Minas </text:p>
          </table:table-cell>
          <table:table-cell table:number-columns-repeated="1022"/>
        </table:table-row>
        <table:table-row table:style-name="ro32">
          <table:table-cell/>
          <table:table-cell table:style-name="ce550" office:value-type="string" calcext:value-type="string">
            <text:p>Tiradentes </text:p>
          </table:table-cell>
          <table:table-cell table:number-columns-repeated="1022"/>
        </table:table-row>
        <table:table-row table:style-name="ro32">
          <table:table-cell/>
          <table:table-cell table:style-name="ce550" office:value-type="string" calcext:value-type="string">
            <text:p>Uberlândia </text:p>
          </table:table-cell>
          <table:table-cell table:number-columns-repeated="1022"/>
        </table:table-row>
        <table:table-row table:style-name="ro103">
          <table:table-cell/>
          <table:table-cell table:style-name="ce551" office:value-type="string" calcext:value-type="string" table:number-columns-spanned="6" table:number-rows-spanned="2">
            <text:p>Não serão devidas as Diária no deslocamento entre os municípios da<text:span text:style-name="T12"> REGIÃO METROPOLITANA DE BELO HORIZONTE</text:span>, conforme decreto nº 46.938</text:p>
          </table:table-cell>
          <table:covered-table-cell table:number-columns-repeated="5"/>
          <table:table-cell table:number-columns-repeated="1017"/>
        </table:table-row>
        <table:table-row table:style-name="ro25">
          <table:table-cell/>
          <table:covered-table-cell table:style-name="ce552"/>
          <table:covered-table-cell table:number-columns-repeated="5"/>
          <table:table-cell table:number-columns-repeated="1017"/>
        </table:table-row>
        <table:table-row table:style-name="ro104">
          <table:table-cell/>
          <table:table-cell table:style-name="ce553"/>
          <table:table-cell table:number-columns-repeated="1022"/>
        </table:table-row>
        <table:table-row table:style-name="ro32">
          <table:table-cell/>
          <table:table-cell table:style-name="ce554" office:value-type="string" calcext:value-type="string">
            <text:p>Belo Horizonte</text:p>
          </table:table-cell>
          <table:table-cell table:number-columns-repeated="1022"/>
        </table:table-row>
        <table:table-row table:style-name="ro32">
          <table:table-cell/>
          <table:table-cell table:style-name="ce554" office:value-type="string" calcext:value-type="string">
            <text:p>Betim</text:p>
          </table:table-cell>
          <table:table-cell table:number-columns-repeated="1022"/>
        </table:table-row>
        <table:table-row table:style-name="ro32">
          <table:table-cell/>
          <table:table-cell table:style-name="ce554" office:value-type="string" calcext:value-type="string">
            <text:p>Confins</text:p>
          </table:table-cell>
          <table:table-cell table:number-columns-repeated="1022"/>
        </table:table-row>
        <table:table-row table:style-name="ro32">
          <table:table-cell/>
          <table:table-cell table:style-name="ce554" office:value-type="string" calcext:value-type="string">
            <text:p>Contagem </text:p>
          </table:table-cell>
          <table:table-cell table:number-columns-repeated="1022"/>
        </table:table-row>
        <table:table-row table:style-name="ro32">
          <table:table-cell/>
          <table:table-cell table:style-name="ce554" office:value-type="string" calcext:value-type="string">
            <text:p>Ibirité</text:p>
          </table:table-cell>
          <table:table-cell table:number-columns-repeated="1022"/>
        </table:table-row>
        <table:table-row table:style-name="ro32">
          <table:table-cell/>
          <table:table-cell table:style-name="ce554" office:value-type="string" calcext:value-type="string">
            <text:p>Igarapé</text:p>
          </table:table-cell>
          <table:table-cell table:number-columns-repeated="1022"/>
        </table:table-row>
        <table:table-row table:style-name="ro32">
          <table:table-cell/>
          <table:table-cell table:style-name="ce554" office:value-type="string" calcext:value-type="string">
            <text:p>Lagoa Santa</text:p>
          </table:table-cell>
          <table:table-cell table:number-columns-repeated="1022"/>
        </table:table-row>
        <table:table-row table:style-name="ro32">
          <table:table-cell/>
          <table:table-cell table:style-name="ce554" office:value-type="string" calcext:value-type="string">
            <text:p>Mário Campos</text:p>
          </table:table-cell>
          <table:table-cell table:number-columns-repeated="1022"/>
        </table:table-row>
        <table:table-row table:style-name="ro32">
          <table:table-cell/>
          <table:table-cell table:style-name="ce554" office:value-type="string" calcext:value-type="string">
            <text:p>Matozinhos</text:p>
          </table:table-cell>
          <table:table-cell table:number-columns-repeated="1022"/>
        </table:table-row>
        <table:table-row table:style-name="ro32">
          <table:table-cell/>
          <table:table-cell table:style-name="ce554" office:value-type="string" calcext:value-type="string">
            <text:p>Nova Lima</text:p>
          </table:table-cell>
          <table:table-cell table:number-columns-repeated="1022"/>
        </table:table-row>
        <table:table-row table:style-name="ro32">
          <table:table-cell/>
          <table:table-cell table:style-name="ce554" office:value-type="string" calcext:value-type="string">
            <text:p>Pedro Leopoldo</text:p>
          </table:table-cell>
          <table:table-cell table:number-columns-repeated="1022"/>
        </table:table-row>
        <table:table-row table:style-name="ro32">
          <table:table-cell/>
          <table:table-cell table:style-name="ce554" office:value-type="string" calcext:value-type="string">
            <text:p>Raposos</text:p>
          </table:table-cell>
          <table:table-cell table:number-columns-repeated="1022"/>
        </table:table-row>
        <table:table-row table:style-name="ro32">
          <table:table-cell/>
          <table:table-cell table:style-name="ce554" office:value-type="string" calcext:value-type="string">
            <text:p>Ribeirão das Neves</text:p>
          </table:table-cell>
          <table:table-cell table:number-columns-repeated="1022"/>
        </table:table-row>
        <table:table-row table:style-name="ro32">
          <table:table-cell/>
          <table:table-cell table:style-name="ce554" office:value-type="string" calcext:value-type="string">
            <text:p>Rio Acima</text:p>
          </table:table-cell>
          <table:table-cell table:number-columns-repeated="1022"/>
        </table:table-row>
        <table:table-row table:style-name="ro32">
          <table:table-cell/>
          <table:table-cell table:style-name="ce554" office:value-type="string" calcext:value-type="string">
            <text:p>Sabará</text:p>
          </table:table-cell>
          <table:table-cell table:number-columns-repeated="1022"/>
        </table:table-row>
        <table:table-row table:style-name="ro32">
          <table:table-cell/>
          <table:table-cell table:style-name="ce554" office:value-type="string" calcext:value-type="string">
            <text:p>Santa Luzia</text:p>
          </table:table-cell>
          <table:table-cell table:number-columns-repeated="1022"/>
        </table:table-row>
        <table:table-row table:style-name="ro32">
          <table:table-cell/>
          <table:table-cell table:style-name="ce554" office:value-type="string" calcext:value-type="string">
            <text:p>São Joaquim de Bicas</text:p>
          </table:table-cell>
          <table:table-cell table:number-columns-repeated="1022"/>
        </table:table-row>
        <table:table-row table:style-name="ro32">
          <table:table-cell/>
          <table:table-cell table:style-name="ce554" office:value-type="string" calcext:value-type="string">
            <text:p>São José da Lapa</text:p>
          </table:table-cell>
          <table:table-cell table:number-columns-repeated="1022"/>
        </table:table-row>
        <table:table-row table:style-name="ro32">
          <table:table-cell/>
          <table:table-cell table:style-name="ce554" office:value-type="string" calcext:value-type="string">
            <text:p>Sarzedo</text:p>
          </table:table-cell>
          <table:table-cell table:number-columns-repeated="1022"/>
        </table:table-row>
        <table:table-row table:style-name="ro32">
          <table:table-cell/>
          <table:table-cell table:style-name="ce554" office:value-type="string" calcext:value-type="string">
            <text:p>Vespasiano</text:p>
          </table:table-cell>
          <table:table-cell table:number-columns-repeated="1022"/>
        </table:table-row>
        <table:table-row table:style-name="ro25" table:number-rows-repeated="2">
          <table:table-cell table:number-columns-repeated="1024"/>
        </table:table-row>
        <table:table-row table:style-name="ro102">
          <table:table-cell/>
          <table:table-cell table:style-name="ce551" office:value-type="string" calcext:value-type="string" table:number-columns-spanned="6" table:number-rows-spanned="1">
            <text:p>Não serão devidas as Diária no deslocamento entre os municípios da<text:span text:style-name="T12"> REGIÃO METROPOLITANA DO VALE DO AÇO</text:span>, conforme decreto nº 46.938</text:p>
          </table:table-cell>
          <table:covered-table-cell table:number-columns-repeated="5"/>
          <table:table-cell table:number-columns-repeated="1017"/>
        </table:table-row>
        <table:table-row table:style-name="ro25">
          <table:table-cell table:number-columns-repeated="1024"/>
        </table:table-row>
        <table:table-row table:style-name="ro32">
          <table:table-cell/>
          <table:table-cell table:style-name="ce555" office:value-type="string" calcext:value-type="string">
            <text:p>Ipatinga </text:p>
          </table:table-cell>
          <table:table-cell table:number-columns-repeated="1022"/>
        </table:table-row>
        <table:table-row table:style-name="ro32">
          <table:table-cell/>
          <table:table-cell table:style-name="ce555" office:value-type="string" calcext:value-type="string">
            <text:p>Coronel Fabriciano</text:p>
          </table:table-cell>
          <table:table-cell table:number-columns-repeated="1022"/>
        </table:table-row>
        <table:table-row table:style-name="ro32">
          <table:table-cell/>
          <table:table-cell table:style-name="ce555" office:value-type="string" calcext:value-type="string">
            <text:p>Santana Paraíso</text:p>
          </table:table-cell>
          <table:table-cell table:number-columns-repeated="1022"/>
        </table:table-row>
        <table:table-row table:style-name="ro32">
          <table:table-cell/>
          <table:table-cell table:style-name="ce555" office:value-type="string" calcext:value-type="string">
            <text:p>Timóteo</text:p>
          </table:table-cell>
          <table:table-cell table:number-columns-repeated="1022"/>
        </table:table-row>
        <table:table-row table:style-name="ro25" table:number-rows-repeated="1048479">
          <table:table-cell table:number-columns-repeated="1024"/>
        </table:table-row>
        <table:table-row table:style-name="ro2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, 'Times New Roman'" style:font-family-generic="roman"/>
    <style:font-face style:name="Arial1" svg:font-family="Arial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08">
      <number:number number:decimal-places="0" loext:min-decimal-places="0" number:min-integer-digits="0"/>
      <number:text>%</number:text>
    </number:percentage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">
      <number:number number:decimal-places="1" loext:min-decimal-places="1" number:min-integer-digits="1"/>
    </number:number-style>
    <number:number-style style:name="N114P0" style:volatile="true">
      <number:text> R$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 R$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number:text> R$-</number:text>
      <number:number number:decimal-places="0" loext:min-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number:text> -</number:text>
      <number:number number:decimal-places="0" loext:min-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number number:decimal-places="0" loext:min-decimal-places="0" number:min-integer-digits="2"/>
    </number:number-style>
    <number:date-style style:name="N127">
      <number:month number:style="long" number:textual="true"/>
      <number:text>-</number:text>
      <number:year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</number:time-style>
    <number:number-style style:name="N130">
      <number:number number:decimal-places="0" loext:min-decimal-places="0" number:min-integer-digits="4"/>
    </number:number-style>
    <number:number-style style:name="N131">
      <number:number number:decimal-places="0" loext:min-decimal-places="0" number:min-integer-digits="0"/>
    </number:number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  <draw:marker draw:name="msArrowEnd_20_5" draw:display-name="msArrowEnd 5" svg:viewBox="0 0 210 210" svg:d="M105 0l105 210h-210z"/>
  </office:styles>
  <office:automatic-styles>
    <style:page-layout style:name="Mpm1">
      <style:page-layout-properties fo:page-width="210.01mm" fo:page-height="297mm" style:num-format="1" style:print-orientation="portrait" fo:margin-top="14.99mm" fo:margin-bottom="6mm" fo:margin-left="20mm" fo:margin-right="7mm" style:scale-to="7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0/00/0000</text:date>, <text:time style:data-style-name="N2" text:time-value="08:42:29.46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30T10:25:48.30</meta:creation-date>
    <dc:date>2016-05-25T14:37:46.49</dc:date>
    <meta:editing-duration>P19DT19H32M46S</meta:editing-duration>
    <meta:editing-cycles>449</meta:editing-cycles>
    <meta:generator>LibreOffice/5.0.6.3$Windows_x86 LibreOffice_project/490fc03b25318460cfc54456516ea2519c11d1aa</meta:generator>
    <meta:print-date>2015-06-23T15:03:15.89</meta:print-date>
    <meta:document-statistic meta:table-count="4" meta:cell-count="1705" meta:object-count="5"/>
  </office:meta>
</office:document-meta>
</file>